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OURCE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1 Be-Verb. Meet the teachers</text:p>
          </table:table-cell>
          <table:table-cell office:value-type="string" calcext:value-type="string">
            <text:p>https://elllo.org/english/grammar/L1-01-AimeeTodd-Intros-BeVerb.htm</text:p>
          </table:table-cell>
          <table:table-cell office:value-type="string" calcext:value-type="string">
            <text:p>Two teachers make introductions and discuss famiy.</text:p>
          </table:table-cell>
          <table:table-cell/>
          <table:table-cell table:formula="of:=IF([.E1]=&quot;&quot;;&quot;NULL&quot;;CONCATENATE(&quot;'&quot;;[.E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];&quot;,'&quot;;SUBSTITUTE([.B1];&quot;'&quot;;&quot;''&quot;);&quot;','&quot;;SUBSTITUTE([.C1];&quot;'&quot;;&quot;''&quot;);&quot;','&quot;;SUBSTITUTE([.D1];&quot;'&quot;;&quot;''&quot;);&quot;',&quot;;SUBSTITUTE([.F1];&quot;'&quot;;&quot;''&quot;);&quot;,&quot;;[.G1];&quot;,&quot;;[.H1];&quot;);&quot;)" office:value-type="string" office:string-value="INSERT INTO RESOURCE(id_resource, resource, url, resume, comments, id_level, active) VALUES(1,'1.01 Be-Verb. Meet the teachers','https://elllo.org/english/grammar/L1-01-AimeeTodd-Intros-BeVerb.htm','Two teachers make introductions and discuss famiy.',NULL,1,true);" calcext:value-type="string">
            <text:p>INSERT INTO RESOURCE(id_resource, resource, url, resume, comments, id_level, active) VALUES(1,'1.01 Be-Verb. Meet the teachers','https://elllo.org/english/grammar/L1-01-AimeeTodd-Intros-BeVerb.htm','Two teachers make introductions and discuss famiy.',NULL,1,true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2 Likes and Dislikes. Likes and Favorites</text:p>
          </table:table-cell>
          <table:table-cell office:value-type="string" calcext:value-type="string">
            <text:p>https://elllo.org/english/grammar/L1-02-NatTodd-Farorites.htm</text:p>
          </table:table-cell>
          <table:table-cell office:value-type="string" calcext:value-type="string">
            <text:p>Two people talks about thiings they like and dislike.</text:p>
          </table:table-cell>
          <table:table-cell/>
          <table:table-cell table:formula="of:=IF([.E2]=&quot;&quot;;&quot;NULL&quot;;CONCATENATE(&quot;'&quot;;[.E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];&quot;,'&quot;;SUBSTITUTE([.B2];&quot;'&quot;;&quot;''&quot;);&quot;','&quot;;SUBSTITUTE([.C2];&quot;'&quot;;&quot;''&quot;);&quot;','&quot;;SUBSTITUTE([.D2];&quot;'&quot;;&quot;''&quot;);&quot;',&quot;;SUBSTITUTE([.F2];&quot;'&quot;;&quot;''&quot;);&quot;,&quot;;[.G2];&quot;,&quot;;[.H2];&quot;);&quot;)" office:value-type="string" office:string-value="INSERT INTO RESOURCE(id_resource, resource, url, resume, comments, id_level, active) VALUES(2,'1.02 Likes and Dislikes. Likes and Favorites','https://elllo.org/english/grammar/L1-02-NatTodd-Farorites.htm','Two people talks about thiings they like and dislike.',NULL,1,true);" calcext:value-type="string">
            <text:p>INSERT INTO RESOURCE(id_resource, resource, url, resume, comments, id_level, active) VALUES(2,'1.02 Likes and Dislikes. Likes and Favorites','https://elllo.org/english/grammar/L1-02-NatTodd-Farorites.htm','Two people talks about thiings they like and dislike.',NULL,1,true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3 Basic Verbs. My Weekend</text:p>
          </table:table-cell>
          <table:table-cell office:value-type="string" calcext:value-type="string">
            <text:p>https://elllo.org/english/grammar/L1-03-ShantelTodd-Weekend-BasicVerbs.htm</text:p>
          </table:table-cell>
          <table:table-cell office:value-type="string" calcext:value-type="string">
            <text:p>Two people discuss their weekend routines.</text:p>
          </table:table-cell>
          <table:table-cell/>
          <table:table-cell table:formula="of:=IF([.E3]=&quot;&quot;;&quot;NULL&quot;;CONCATENATE(&quot;'&quot;;[.E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];&quot;,'&quot;;SUBSTITUTE([.B3];&quot;'&quot;;&quot;''&quot;);&quot;','&quot;;SUBSTITUTE([.C3];&quot;'&quot;;&quot;''&quot;);&quot;','&quot;;SUBSTITUTE([.D3];&quot;'&quot;;&quot;''&quot;);&quot;',&quot;;SUBSTITUTE([.F3];&quot;'&quot;;&quot;''&quot;);&quot;,&quot;;[.G3];&quot;,&quot;;[.H3];&quot;);&quot;)" office:value-type="string" office:string-value="INSERT INTO RESOURCE(id_resource, resource, url, resume, comments, id_level, active) VALUES(3,'1.03 Basic Verbs. My Weekend','https://elllo.org/english/grammar/L1-03-ShantelTodd-Weekend-BasicVerbs.htm','Two people discuss their weekend routines.',NULL,1,true);" calcext:value-type="string">
            <text:p>INSERT INTO RESOURCE(id_resource, resource, url, resume, comments, id_level, active) VALUES(3,'1.03 Basic Verbs. My Weekend','https://elllo.org/english/grammar/L1-03-ShantelTodd-Weekend-BasicVerbs.htm','Two people discuss their weekend routines.',NULL,1,true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4 Colors</text:p>
          </table:table-cell>
          <table:table-cell office:value-type="string" calcext:value-type="string">
            <text:p>https://elllo.org/english/grammar/L1-04-MegTodd-Colors.htm</text:p>
          </table:table-cell>
          <table:table-cell office:value-type="string" calcext:value-type="string">
            <text:p>Two people discuss colors and things with these colors.</text:p>
          </table:table-cell>
          <table:table-cell/>
          <table:table-cell table:formula="of:=IF([.E4]=&quot;&quot;;&quot;NULL&quot;;CONCATENATE(&quot;'&quot;;[.E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];&quot;,'&quot;;SUBSTITUTE([.B4];&quot;'&quot;;&quot;''&quot;);&quot;','&quot;;SUBSTITUTE([.C4];&quot;'&quot;;&quot;''&quot;);&quot;','&quot;;SUBSTITUTE([.D4];&quot;'&quot;;&quot;''&quot;);&quot;',&quot;;SUBSTITUTE([.F4];&quot;'&quot;;&quot;''&quot;);&quot;,&quot;;[.G4];&quot;,&quot;;[.H4];&quot;);&quot;)" office:value-type="string" office:string-value="INSERT INTO RESOURCE(id_resource, resource, url, resume, comments, id_level, active) VALUES(4,'1.04 Colors','https://elllo.org/english/grammar/L1-04-MegTodd-Colors.htm','Two people discuss colors and things with these colors.',NULL,1,true);" calcext:value-type="string">
            <text:p>INSERT INTO RESOURCE(id_resource, resource, url, resume, comments, id_level, active) VALUES(4,'1.04 Colors','https://elllo.org/english/grammar/L1-04-MegTodd-Colors.htm','Two people discuss colors and things with these colors.',NULL,1,true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5 Adjectives. My Hometown</text:p>
          </table:table-cell>
          <table:table-cell office:value-type="string" calcext:value-type="string">
            <text:p>https://elllo.org/english/grammar/L1-05-MegTodd-Cities-Adjective.htm</text:p>
          </table:table-cell>
          <table:table-cell office:value-type="string" calcext:value-type="string">
            <text:p>Two people discuss their hometowns.</text:p>
          </table:table-cell>
          <table:table-cell/>
          <table:table-cell table:formula="of:=IF([.E5]=&quot;&quot;;&quot;NULL&quot;;CONCATENATE(&quot;'&quot;;[.E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];&quot;,'&quot;;SUBSTITUTE([.B5];&quot;'&quot;;&quot;''&quot;);&quot;','&quot;;SUBSTITUTE([.C5];&quot;'&quot;;&quot;''&quot;);&quot;','&quot;;SUBSTITUTE([.D5];&quot;'&quot;;&quot;''&quot;);&quot;',&quot;;SUBSTITUTE([.F5];&quot;'&quot;;&quot;''&quot;);&quot;,&quot;;[.G5];&quot;,&quot;;[.H5];&quot;);&quot;)" office:value-type="string" office:string-value="INSERT INTO RESOURCE(id_resource, resource, url, resume, comments, id_level, active) VALUES(5,'1.05 Adjectives. My Hometown','https://elllo.org/english/grammar/L1-05-MegTodd-Cities-Adjective.htm','Two people discuss their hometowns.',NULL,1,true);" calcext:value-type="string">
            <text:p>INSERT INTO RESOURCE(id_resource, resource, url, resume, comments, id_level, active) VALUES(5,'1.05 Adjectives. My Hometown','https://elllo.org/english/grammar/L1-05-MegTodd-Cities-Adjective.htm','Two people discuss their hometowns.',NULL,1,true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06 Days of the Week</text:p>
          </table:table-cell>
          <table:table-cell office:value-type="string" calcext:value-type="string">
            <text:p>https://elllo.org/english/grammar/L1-06-MegTodd-Days-of-Week-Busy.htm</text:p>
          </table:table-cell>
          <table:table-cell office:value-type="string" calcext:value-type="string">
            <text:p>Two people talk about what they do during the week.</text:p>
          </table:table-cell>
          <table:table-cell/>
          <table:table-cell table:formula="of:=IF([.E6]=&quot;&quot;;&quot;NULL&quot;;CONCATENATE(&quot;'&quot;;[.E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];&quot;,'&quot;;SUBSTITUTE([.B6];&quot;'&quot;;&quot;''&quot;);&quot;','&quot;;SUBSTITUTE([.C6];&quot;'&quot;;&quot;''&quot;);&quot;','&quot;;SUBSTITUTE([.D6];&quot;'&quot;;&quot;''&quot;);&quot;',&quot;;SUBSTITUTE([.F6];&quot;'&quot;;&quot;''&quot;);&quot;,&quot;;[.G6];&quot;,&quot;;[.H6];&quot;);&quot;)" office:value-type="string" office:string-value="INSERT INTO RESOURCE(id_resource, resource, url, resume, comments, id_level, active) VALUES(6,'1.06 Days of the Week','https://elllo.org/english/grammar/L1-06-MegTodd-Days-of-Week-Busy.htm','Two people talk about what they do during the week.',NULL,1,true);" calcext:value-type="string">
            <text:p>INSERT INTO RESOURCE(id_resource, resource, url, resume, comments, id_level, active) VALUES(6,'1.06 Days of the Week','https://elllo.org/english/grammar/L1-06-MegTodd-Days-of-Week-Busy.htm','Two people talk about what they do during the week.',NULL,1,true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7 Languages. What languages do you speak?</text:p>
          </table:table-cell>
          <table:table-cell office:value-type="string" calcext:value-type="string">
            <text:p>https://elllo.org/english/grammar/L1-07-AbidemiTodd-Languages.htm</text:p>
          </table:table-cell>
          <table:table-cell office:value-type="string" calcext:value-type="string">
            <text:p>Two people discuss languages they speak or want to learn.</text:p>
          </table:table-cell>
          <table:table-cell/>
          <table:table-cell table:formula="of:=IF([.E7]=&quot;&quot;;&quot;NULL&quot;;CONCATENATE(&quot;'&quot;;[.E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];&quot;,'&quot;;SUBSTITUTE([.B7];&quot;'&quot;;&quot;''&quot;);&quot;','&quot;;SUBSTITUTE([.C7];&quot;'&quot;;&quot;''&quot;);&quot;','&quot;;SUBSTITUTE([.D7];&quot;'&quot;;&quot;''&quot;);&quot;',&quot;;SUBSTITUTE([.F7];&quot;'&quot;;&quot;''&quot;);&quot;,&quot;;[.G7];&quot;,&quot;;[.H7];&quot;);&quot;)" office:value-type="string" office:string-value="INSERT INTO RESOURCE(id_resource, resource, url, resume, comments, id_level, active) VALUES(7,'1.07 Languages. What languages do you speak?','https://elllo.org/english/grammar/L1-07-AbidemiTodd-Languages.htm','Two people discuss languages they speak or want to learn.',NULL,1,true);" calcext:value-type="string">
            <text:p>INSERT INTO RESOURCE(id_resource, resource, url, resume, comments, id_level, active) VALUES(7,'1.07 Languages. What languages do you speak?','https://elllo.org/english/grammar/L1-07-AbidemiTodd-Languages.htm','Two people discuss languages they speak or want to learn.',NULL,1,true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08 Sentece Patterns. What is a typical day for you?.</text:p>
          </table:table-cell>
          <table:table-cell office:value-type="string" calcext:value-type="string">
            <text:p>https://elllo.org/english/grammar/L1-08-NatTodd-Sentence-Patterns-Schedule.htm</text:p>
          </table:table-cell>
          <table:table-cell office:value-type="string" calcext:value-type="string">
            <text:p>Two people discuss their daily routines</text:p>
          </table:table-cell>
          <table:table-cell/>
          <table:table-cell table:formula="of:=IF([.E8]=&quot;&quot;;&quot;NULL&quot;;CONCATENATE(&quot;'&quot;;[.E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];&quot;,'&quot;;SUBSTITUTE([.B8];&quot;'&quot;;&quot;''&quot;);&quot;','&quot;;SUBSTITUTE([.C8];&quot;'&quot;;&quot;''&quot;);&quot;','&quot;;SUBSTITUTE([.D8];&quot;'&quot;;&quot;''&quot;);&quot;',&quot;;SUBSTITUTE([.F8];&quot;'&quot;;&quot;''&quot;);&quot;,&quot;;[.G8];&quot;,&quot;;[.H8];&quot;);&quot;)" office:value-type="string" office:string-value="INSERT INTO RESOURCE(id_resource, resource, url, resume, comments, id_level, active) VALUES(8,'1.08 Sentece Patterns. What is a typical day for you?.','https://elllo.org/english/grammar/L1-08-NatTodd-Sentence-Patterns-Schedule.htm','Two people discuss their daily routines',NULL,1,true);" calcext:value-type="string">
            <text:p>INSERT INTO RESOURCE(id_resource, resource, url, resume, comments, id_level, active) VALUES(8,'1.08 Sentece Patterns. What is a typical day for you?.','https://elllo.org/english/grammar/L1-08-NatTodd-Sentence-Patterns-Schedule.htm','Two people discuss their daily routines',NULL,1,true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9 Subject Pronouns</text:p>
          </table:table-cell>
          <table:table-cell office:value-type="string" calcext:value-type="string">
            <text:p>https://elllo.org/english/grammar/L1-09-ShantelTodd-Celebrities-SubjectPronoun.htm</text:p>
          </table:table-cell>
          <table:table-cell office:value-type="string" calcext:value-type="string">
            <text:p>Two people try to guess some famous people.</text:p>
          </table:table-cell>
          <table:table-cell/>
          <table:table-cell table:formula="of:=IF([.E9]=&quot;&quot;;&quot;NULL&quot;;CONCATENATE(&quot;'&quot;;[.E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];&quot;,'&quot;;SUBSTITUTE([.B9];&quot;'&quot;;&quot;''&quot;);&quot;','&quot;;SUBSTITUTE([.C9];&quot;'&quot;;&quot;''&quot;);&quot;','&quot;;SUBSTITUTE([.D9];&quot;'&quot;;&quot;''&quot;);&quot;',&quot;;SUBSTITUTE([.F9];&quot;'&quot;;&quot;''&quot;);&quot;,&quot;;[.G9];&quot;,&quot;;[.H9];&quot;);&quot;)" office:value-type="string" office:string-value="INSERT INTO RESOURCE(id_resource, resource, url, resume, comments, id_level, active) VALUES(9,'1.09 Subject Pronouns','https://elllo.org/english/grammar/L1-09-ShantelTodd-Celebrities-SubjectPronoun.htm','Two people try to guess some famous people.',NULL,1,true);" calcext:value-type="string">
            <text:p>INSERT INTO RESOURCE(id_resource, resource, url, resume, comments, id_level, active) VALUES(9,'1.09 Subject Pronouns','https://elllo.org/english/grammar/L1-09-ShantelTodd-Celebrities-SubjectPronoun.htm','Two people try to guess some famous people.',NULL,1,true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0 Object Pronouns</text:p>
          </table:table-cell>
          <table:table-cell office:value-type="string" calcext:value-type="string">
            <text:p>https://elllo.org/english/grammar/L1-10-ShantelTodd-Family-ObjectPronouns.htm</text:p>
          </table:table-cell>
          <table:table-cell office:value-type="string" calcext:value-type="string">
            <text:p>Two people discuss how often they meet their family.</text:p>
          </table:table-cell>
          <table:table-cell/>
          <table:table-cell table:formula="of:=IF([.E10]=&quot;&quot;;&quot;NULL&quot;;CONCATENATE(&quot;'&quot;;[.E1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];&quot;,'&quot;;SUBSTITUTE([.B10];&quot;'&quot;;&quot;''&quot;);&quot;','&quot;;SUBSTITUTE([.C10];&quot;'&quot;;&quot;''&quot;);&quot;','&quot;;SUBSTITUTE([.D10];&quot;'&quot;;&quot;''&quot;);&quot;',&quot;;SUBSTITUTE([.F10];&quot;'&quot;;&quot;''&quot;);&quot;,&quot;;[.G10];&quot;,&quot;;[.H10];&quot;);&quot;)" office:value-type="string" office:string-value="INSERT INTO RESOURCE(id_resource, resource, url, resume, comments, id_level, active) VALUES(10,'1.10 Object Pronouns','https://elllo.org/english/grammar/L1-10-ShantelTodd-Family-ObjectPronouns.htm','Two people discuss how often they meet their family.',NULL,1,true);" calcext:value-type="string">
            <text:p>INSERT INTO RESOURCE(id_resource, resource, url, resume, comments, id_level, active) VALUES(10,'1.10 Object Pronouns','https://elllo.org/english/grammar/L1-10-ShantelTodd-Family-ObjectPronouns.htm','Two people discuss how often they meet their family.',NULL,1,true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1 This, That, Those, These. I like that and those!</text:p>
          </table:table-cell>
          <table:table-cell office:value-type="string" calcext:value-type="string">
            <text:p>https://elllo.org/english/grammar/L1-11-NatTodd-This-That-3.htm</text:p>
          </table:table-cell>
          <table:table-cell office:value-type="string" calcext:value-type="string">
            <text:p>Two people talk about some clothes and their watches.</text:p>
          </table:table-cell>
          <table:table-cell/>
          <table:table-cell table:formula="of:=IF([.E11]=&quot;&quot;;&quot;NULL&quot;;CONCATENATE(&quot;'&quot;;[.E1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];&quot;,'&quot;;SUBSTITUTE([.B11];&quot;'&quot;;&quot;''&quot;);&quot;','&quot;;SUBSTITUTE([.C11];&quot;'&quot;;&quot;''&quot;);&quot;','&quot;;SUBSTITUTE([.D11];&quot;'&quot;;&quot;''&quot;);&quot;',&quot;;SUBSTITUTE([.F11];&quot;'&quot;;&quot;''&quot;);&quot;,&quot;;[.G11];&quot;,&quot;;[.H11];&quot;);&quot;)" office:value-type="string" office:string-value="INSERT INTO RESOURCE(id_resource, resource, url, resume, comments, id_level, active) VALUES(11,'1.11 This, That, Those, These. I like that and those!','https://elllo.org/english/grammar/L1-11-NatTodd-This-That-3.htm','Two people talk about some clothes and their watches.',NULL,1,true);" calcext:value-type="string">
            <text:p>INSERT INTO RESOURCE(id_resource, resource, url, resume, comments, id_level, active) VALUES(11,'1.11 This, That, Those, These. I like that and those!','https://elllo.org/english/grammar/L1-11-NatTodd-This-That-3.htm','Two people talk about some clothes and their watches.',NULL,1,true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2 Adverbs of Intensity. Japan vs. Thailand</text:p>
          </table:table-cell>
          <table:table-cell office:value-type="string" calcext:value-type="string">
            <text:p>https://elllo.org/english/grammar/L1-12-NatTodd-Adjectives.htm</text:p>
          </table:table-cell>
          <table:table-cell office:value-type="string" calcext:value-type="string">
            <text:p>Todd and Natalie talk about living in Japan and Thailand.</text:p>
          </table:table-cell>
          <table:table-cell/>
          <table:table-cell table:formula="of:=IF([.E12]=&quot;&quot;;&quot;NULL&quot;;CONCATENATE(&quot;'&quot;;[.E1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];&quot;,'&quot;;SUBSTITUTE([.B12];&quot;'&quot;;&quot;''&quot;);&quot;','&quot;;SUBSTITUTE([.C12];&quot;'&quot;;&quot;''&quot;);&quot;','&quot;;SUBSTITUTE([.D12];&quot;'&quot;;&quot;''&quot;);&quot;',&quot;;SUBSTITUTE([.F12];&quot;'&quot;;&quot;''&quot;);&quot;,&quot;;[.G12];&quot;,&quot;;[.H12];&quot;);&quot;)" office:value-type="string" office:string-value="INSERT INTO RESOURCE(id_resource, resource, url, resume, comments, id_level, active) VALUES(12,'1.12 Adverbs of Intensity. Japan vs. Thailand','https://elllo.org/english/grammar/L1-12-NatTodd-Adjectives.htm','Todd and Natalie talk about living in Japan and Thailand.',NULL,1,true);" calcext:value-type="string">
            <text:p>INSERT INTO RESOURCE(id_resource, resource, url, resume, comments, id_level, active) VALUES(12,'1.12 Adverbs of Intensity. Japan vs. Thailand','https://elllo.org/english/grammar/L1-12-NatTodd-Adjectives.htm','Todd and Natalie talk about living in Japan and Thailand.',NULL,1,true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3 Months and Holidays</text:p>
          </table:table-cell>
          <table:table-cell office:value-type="string" calcext:value-type="string">
            <text:p>https://elllo.org/english/grammar/L1-13-MegTodd-Holidays.htm</text:p>
          </table:table-cell>
          <table:table-cell office:value-type="string" calcext:value-type="string">
            <text:p>Meg and Todd talk about American holidays.</text:p>
          </table:table-cell>
          <table:table-cell/>
          <table:table-cell table:formula="of:=IF([.E13]=&quot;&quot;;&quot;NULL&quot;;CONCATENATE(&quot;'&quot;;[.E1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];&quot;,'&quot;;SUBSTITUTE([.B13];&quot;'&quot;;&quot;''&quot;);&quot;','&quot;;SUBSTITUTE([.C13];&quot;'&quot;;&quot;''&quot;);&quot;','&quot;;SUBSTITUTE([.D13];&quot;'&quot;;&quot;''&quot;);&quot;',&quot;;SUBSTITUTE([.F13];&quot;'&quot;;&quot;''&quot;);&quot;,&quot;;[.G13];&quot;,&quot;;[.H13];&quot;);&quot;)" office:value-type="string" office:string-value="INSERT INTO RESOURCE(id_resource, resource, url, resume, comments, id_level, active) VALUES(13,'1.13 Months and Holidays','https://elllo.org/english/grammar/L1-13-MegTodd-Holidays.htm','Meg and Todd talk about American holidays.',NULL,1,true);" calcext:value-type="string">
            <text:p>INSERT INTO RESOURCE(id_resource, resource, url, resume, comments, id_level, active) VALUES(13,'1.13 Months and Holidays','https://elllo.org/english/grammar/L1-13-MegTodd-Holidays.htm','Meg and Todd talk about American holidays.',NULL,1,true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4 Ordinals. Class Schedule</text:p>
          </table:table-cell>
          <table:table-cell office:value-type="string" calcext:value-type="string">
            <text:p>https://elllo.org/english/grammar/L1-14Todd-Nat-Ordinals.htm</text:p>
          </table:table-cell>
          <table:table-cell office:value-type="string" calcext:value-type="string">
            <text:p>Two teachers talk about their school schedule.</text:p>
          </table:table-cell>
          <table:table-cell/>
          <table:table-cell table:formula="of:=IF([.E14]=&quot;&quot;;&quot;NULL&quot;;CONCATENATE(&quot;'&quot;;[.E1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];&quot;,'&quot;;SUBSTITUTE([.B14];&quot;'&quot;;&quot;''&quot;);&quot;','&quot;;SUBSTITUTE([.C14];&quot;'&quot;;&quot;''&quot;);&quot;','&quot;;SUBSTITUTE([.D14];&quot;'&quot;;&quot;''&quot;);&quot;',&quot;;SUBSTITUTE([.F14];&quot;'&quot;;&quot;''&quot;);&quot;,&quot;;[.G14];&quot;,&quot;;[.H14];&quot;);&quot;)" office:value-type="string" office:string-value="INSERT INTO RESOURCE(id_resource, resource, url, resume, comments, id_level, active) VALUES(14,'1.14 Ordinals. Class Schedule','https://elllo.org/english/grammar/L1-14Todd-Nat-Ordinals.htm','Two teachers talk about their school schedule.',NULL,1,true);" calcext:value-type="string">
            <text:p>INSERT INTO RESOURCE(id_resource, resource, url, resume, comments, id_level, active) VALUES(14,'1.14 Ordinals. Class Schedule','https://elllo.org/english/grammar/L1-14Todd-Nat-Ordinals.htm','Two teachers talk about their school schedule.',NULL,1,true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5 Telling Time</text:p>
          </table:table-cell>
          <table:table-cell office:value-type="string" calcext:value-type="string">
            <text:p>http://soundgrammar.com/learn/L1-CEFR-A1/L1-15-telling-time.htm</text:p>
          </table:table-cell>
          <table:table-cell office:value-type="string" calcext:value-type="string">
            <text:p>Four talks about time.</text:p>
          </table:table-cell>
          <table:table-cell/>
          <table:table-cell table:formula="of:=IF([.E15]=&quot;&quot;;&quot;NULL&quot;;CONCATENATE(&quot;'&quot;;[.E1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];&quot;,'&quot;;SUBSTITUTE([.B15];&quot;'&quot;;&quot;''&quot;);&quot;','&quot;;SUBSTITUTE([.C15];&quot;'&quot;;&quot;''&quot;);&quot;','&quot;;SUBSTITUTE([.D15];&quot;'&quot;;&quot;''&quot;);&quot;',&quot;;SUBSTITUTE([.F15];&quot;'&quot;;&quot;''&quot;);&quot;,&quot;;[.G15];&quot;,&quot;;[.H15];&quot;);&quot;)" office:value-type="string" office:string-value="INSERT INTO RESOURCE(id_resource, resource, url, resume, comments, id_level, active) VALUES(15,'1.15 Telling Time','http://soundgrammar.com/learn/L1-CEFR-A1/L1-15-telling-time.htm','Four talks about time.',NULL,1,true);" calcext:value-type="string">
            <text:p>INSERT INTO RESOURCE(id_resource, resource, url, resume, comments, id_level, active) VALUES(15,'1.15 Telling Time','http://soundgrammar.com/learn/L1-CEFR-A1/L1-15-telling-time.htm','Four talks about time.',NULL,1,true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1 Be - Present Simple. Favorites</text:p>
          </table:table-cell>
          <table:table-cell office:value-type="string" calcext:value-type="string">
            <text:p>https://elllo.org/english/grammar/L2-01-AimeeTodd-Intros-BeVerb.htm</text:p>
          </table:table-cell>
          <table:table-cell office:value-type="string" calcext:value-type="string">
            <text:p>Aimee and Todd talk about their favorite things.</text:p>
          </table:table-cell>
          <table:table-cell/>
          <table:table-cell table:formula="of:=IF([.E16]=&quot;&quot;;&quot;NULL&quot;;CONCATENATE(&quot;'&quot;;[.E1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];&quot;,'&quot;;SUBSTITUTE([.B16];&quot;'&quot;;&quot;''&quot;);&quot;','&quot;;SUBSTITUTE([.C16];&quot;'&quot;;&quot;''&quot;);&quot;','&quot;;SUBSTITUTE([.D16];&quot;'&quot;;&quot;''&quot;);&quot;',&quot;;SUBSTITUTE([.F16];&quot;'&quot;;&quot;''&quot;);&quot;,&quot;;[.G16];&quot;,&quot;;[.H16];&quot;);&quot;)" office:value-type="string" office:string-value="INSERT INTO RESOURCE(id_resource, resource, url, resume, comments, id_level, active) VALUES(16,'2.01 Be - Present Simple. Favorites','https://elllo.org/english/grammar/L2-01-AimeeTodd-Intros-BeVerb.htm','Aimee and Todd talk about their favorite things.',NULL,2,true);" calcext:value-type="string">
            <text:p>INSERT INTO RESOURCE(id_resource, resource, url, resume, comments, id_level, active) VALUES(16,'2.01 Be - Present Simple. Favorites','https://elllo.org/english/grammar/L2-01-AimeeTodd-Intros-BeVerb.htm','Aimee and Todd talk about their favorite things.',NULL,2,true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2 Present Simple. Morning Routine</text:p>
          </table:table-cell>
          <table:table-cell office:value-type="string" calcext:value-type="string">
            <text:p>https://elllo.org/english/grammar/L2-02-JohnSarah-PresentSimple-Routine.htm</text:p>
          </table:table-cell>
          <table:table-cell office:value-type="string" calcext:value-type="string">
            <text:p>John and Sarah discuss what they do in the morning.</text:p>
          </table:table-cell>
          <table:table-cell/>
          <table:table-cell table:formula="of:=IF([.E17]=&quot;&quot;;&quot;NULL&quot;;CONCATENATE(&quot;'&quot;;[.E1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];&quot;,'&quot;;SUBSTITUTE([.B17];&quot;'&quot;;&quot;''&quot;);&quot;','&quot;;SUBSTITUTE([.C17];&quot;'&quot;;&quot;''&quot;);&quot;','&quot;;SUBSTITUTE([.D17];&quot;'&quot;;&quot;''&quot;);&quot;',&quot;;SUBSTITUTE([.F17];&quot;'&quot;;&quot;''&quot;);&quot;,&quot;;[.G17];&quot;,&quot;;[.H17];&quot;);&quot;)" office:value-type="string" office:string-value="INSERT INTO RESOURCE(id_resource, resource, url, resume, comments, id_level, active) VALUES(17,'2.02 Present Simple. Morning Routine','https://elllo.org/english/grammar/L2-02-JohnSarah-PresentSimple-Routine.htm','John and Sarah discuss what they do in the morning.',NULL,2,true);" calcext:value-type="string">
            <text:p>INSERT INTO RESOURCE(id_resource, resource, url, resume, comments, id_level, active) VALUES(17,'2.02 Present Simple. Morning Routine','https://elllo.org/english/grammar/L2-02-JohnSarah-PresentSimple-Routine.htm','John and Sarah discuss what they do in the morning.',NULL,2,true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3 Imperatives. Sandwich!</text:p>
          </table:table-cell>
          <table:table-cell office:value-type="string" calcext:value-type="string">
            <text:p>https://elllo.org/english/grammar/L2-03-MegTodd-Sandwich.htm</text:p>
          </table:table-cell>
          <table:table-cell office:value-type="string" calcext:value-type="string">
            <text:p>Meg and Todd share how to make their favorite sandwiches.</text:p>
          </table:table-cell>
          <table:table-cell/>
          <table:table-cell table:formula="of:=IF([.E18]=&quot;&quot;;&quot;NULL&quot;;CONCATENATE(&quot;'&quot;;[.E1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];&quot;,'&quot;;SUBSTITUTE([.B18];&quot;'&quot;;&quot;''&quot;);&quot;','&quot;;SUBSTITUTE([.C18];&quot;'&quot;;&quot;''&quot;);&quot;','&quot;;SUBSTITUTE([.D18];&quot;'&quot;;&quot;''&quot;);&quot;',&quot;;SUBSTITUTE([.F18];&quot;'&quot;;&quot;''&quot;);&quot;,&quot;;[.G18];&quot;,&quot;;[.H18];&quot;);&quot;)" office:value-type="string" office:string-value="INSERT INTO RESOURCE(id_resource, resource, url, resume, comments, id_level, active) VALUES(18,'2.03 Imperatives. Sandwich!','https://elllo.org/english/grammar/L2-03-MegTodd-Sandwich.htm','Meg and Todd share how to make their favorite sandwiches.',NULL,2,true);" calcext:value-type="string">
            <text:p>INSERT INTO RESOURCE(id_resource, resource, url, resume, comments, id_level, active) VALUES(18,'2.03 Imperatives. Sandwich!','https://elllo.org/english/grammar/L2-03-MegTodd-Sandwich.htm','Meg and Todd share how to make their favorite sandwiches.',NULL,2,true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4 Singular / Plural Nouns. House and Things</text:p>
          </table:table-cell>
          <table:table-cell office:value-type="string" calcext:value-type="string">
            <text:p>https://elllo.org/english/grammar/L2-04-AimeeTodd-House-HowMuch-many.htm</text:p>
          </table:table-cell>
          <table:table-cell office:value-type="string" calcext:value-type="string">
            <text:p>Aimee and Todd talk about all the stuff they have in their homes.</text:p>
          </table:table-cell>
          <table:table-cell/>
          <table:table-cell table:formula="of:=IF([.E19]=&quot;&quot;;&quot;NULL&quot;;CONCATENATE(&quot;'&quot;;[.E1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];&quot;,'&quot;;SUBSTITUTE([.B19];&quot;'&quot;;&quot;''&quot;);&quot;','&quot;;SUBSTITUTE([.C19];&quot;'&quot;;&quot;''&quot;);&quot;','&quot;;SUBSTITUTE([.D19];&quot;'&quot;;&quot;''&quot;);&quot;',&quot;;SUBSTITUTE([.F19];&quot;'&quot;;&quot;''&quot;);&quot;,&quot;;[.G19];&quot;,&quot;;[.H19];&quot;);&quot;)" office:value-type="string" office:string-value="INSERT INTO RESOURCE(id_resource, resource, url, resume, comments, id_level, active) VALUES(19,'2.04 Singular / Plural Nouns. House and Things','https://elllo.org/english/grammar/L2-04-AimeeTodd-House-HowMuch-many.htm','Aimee and Todd talk about all the stuff they have in their homes.',NULL,2,true);" calcext:value-type="string">
            <text:p>INSERT INTO RESOURCE(id_resource, resource, url, resume, comments, id_level, active) VALUES(19,'2.04 Singular / Plural Nouns. House and Things','https://elllo.org/english/grammar/L2-04-AimeeTodd-House-HowMuch-many.htm','Aimee and Todd talk about all the stuff they have in their homes.',NULL,2,true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05 Adverbs of Frequency. Eating Habits</text:p>
          </table:table-cell>
          <table:table-cell office:value-type="string" calcext:value-type="string">
            <text:p>https://elllo.org/english/grammar/L2-05-DanielHana-Cooking-Adverbs-Frequency.htm</text:p>
          </table:table-cell>
          <table:table-cell office:value-type="string" calcext:value-type="string">
            <text:p>Daniel and Hana discuss their eating and cooking habits.</text:p>
          </table:table-cell>
          <table:table-cell/>
          <table:table-cell table:formula="of:=IF([.E20]=&quot;&quot;;&quot;NULL&quot;;CONCATENATE(&quot;'&quot;;[.E2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];&quot;,'&quot;;SUBSTITUTE([.B20];&quot;'&quot;;&quot;''&quot;);&quot;','&quot;;SUBSTITUTE([.C20];&quot;'&quot;;&quot;''&quot;);&quot;','&quot;;SUBSTITUTE([.D20];&quot;'&quot;;&quot;''&quot;);&quot;',&quot;;SUBSTITUTE([.F20];&quot;'&quot;;&quot;''&quot;);&quot;,&quot;;[.G20];&quot;,&quot;;[.H20];&quot;);&quot;)" office:value-type="string" office:string-value="INSERT INTO RESOURCE(id_resource, resource, url, resume, comments, id_level, active) VALUES(20,'2.05 Adverbs of Frequency. Eating Habits','https://elllo.org/english/grammar/L2-05-DanielHana-Cooking-Adverbs-Frequency.htm','Daniel and Hana discuss their eating and cooking habits.',NULL,2,true);" calcext:value-type="string">
            <text:p>INSERT INTO RESOURCE(id_resource, resource, url, resume, comments, id_level, active) VALUES(20,'2.05 Adverbs of Frequency. Eating Habits','https://elllo.org/english/grammar/L2-05-DanielHana-Cooking-Adverbs-Frequency.htm','Daniel and Hana discuss their eating and cooking habits.',NULL,2,true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06 Can - Abilities. My Abilities</text:p>
          </table:table-cell>
          <table:table-cell office:value-type="string" calcext:value-type="string">
            <text:p>https://elllo.org/english/grammar/L2-06-Abidemi-Ability.htm</text:p>
          </table:table-cell>
          <table:table-cell office:value-type="string" calcext:value-type="string">
            <text:p>Abidemi talks about things she can and cannot do.</text:p>
          </table:table-cell>
          <table:table-cell/>
          <table:table-cell table:formula="of:=IF([.E21]=&quot;&quot;;&quot;NULL&quot;;CONCATENATE(&quot;'&quot;;[.E21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];&quot;,'&quot;;SUBSTITUTE([.B21];&quot;'&quot;;&quot;''&quot;);&quot;','&quot;;SUBSTITUTE([.C21];&quot;'&quot;;&quot;''&quot;);&quot;','&quot;;SUBSTITUTE([.D21];&quot;'&quot;;&quot;''&quot;);&quot;',&quot;;SUBSTITUTE([.F21];&quot;'&quot;;&quot;''&quot;);&quot;,&quot;;[.G21];&quot;,&quot;;[.H21];&quot;);&quot;)" office:value-type="string" office:string-value="INSERT INTO RESOURCE(id_resource, resource, url, resume, comments, id_level, active) VALUES(21,'2.06 Can - Abilities. My Abilities','https://elllo.org/english/grammar/L2-06-Abidemi-Ability.htm','Abidemi talks about things she can and cannot do.',NULL,2,true);" calcext:value-type="string">
            <text:p>INSERT INTO RESOURCE(id_resource, resource, url, resume, comments, id_level, active) VALUES(21,'2.06 Can - Abilities. My Abilities','https://elllo.org/english/grammar/L2-06-Abidemi-Ability.htm','Abidemi talks about things she can and cannot do.',NULL,2,true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07 Be - Was / Were. Life History</text:p>
          </table:table-cell>
          <table:table-cell office:value-type="string" calcext:value-type="string">
            <text:p>https://elllo.org/english/grammar/L2-07-Meg-Was-Were.htm</text:p>
          </table:table-cell>
          <table:table-cell office:value-type="string" calcext:value-type="string">
            <text:p>Meg and Todd talk about times in their lives.</text:p>
          </table:table-cell>
          <table:table-cell/>
          <table:table-cell table:formula="of:=IF([.E22]=&quot;&quot;;&quot;NULL&quot;;CONCATENATE(&quot;'&quot;;[.E22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];&quot;,'&quot;;SUBSTITUTE([.B22];&quot;'&quot;;&quot;''&quot;);&quot;','&quot;;SUBSTITUTE([.C22];&quot;'&quot;;&quot;''&quot;);&quot;','&quot;;SUBSTITUTE([.D22];&quot;'&quot;;&quot;''&quot;);&quot;',&quot;;SUBSTITUTE([.F22];&quot;'&quot;;&quot;''&quot;);&quot;,&quot;;[.G22];&quot;,&quot;;[.H22];&quot;);&quot;)" office:value-type="string" office:string-value="INSERT INTO RESOURCE(id_resource, resource, url, resume, comments, id_level, active) VALUES(22,'2.07 Be - Was / Were. Life History','https://elllo.org/english/grammar/L2-07-Meg-Was-Were.htm','Meg and Todd talk about times in their lives.',NULL,2,true);" calcext:value-type="string">
            <text:p>INSERT INTO RESOURCE(id_resource, resource, url, resume, comments, id_level, active) VALUES(22,'2.07 Be - Was / Were. Life History','https://elllo.org/english/grammar/L2-07-Meg-Was-Were.htm','Meg and Todd talk about times in their lives.',NULL,2,true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08 Transitive Verbs. Fruity Fans</text:p>
          </table:table-cell>
          <table:table-cell office:value-type="string" calcext:value-type="string">
            <text:p>https://elllo.org/english/grammar/L2-08-Transitive-Verbs.htm</text:p>
          </table:table-cell>
          <table:table-cell office:value-type="string" calcext:value-type="string">
            <text:p>Meg talks about eating right and the foods she loves to eat.</text:p>
          </table:table-cell>
          <table:table-cell/>
          <table:table-cell table:formula="of:=IF([.E23]=&quot;&quot;;&quot;NULL&quot;;CONCATENATE(&quot;'&quot;;[.E23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];&quot;,'&quot;;SUBSTITUTE([.B23];&quot;'&quot;;&quot;''&quot;);&quot;','&quot;;SUBSTITUTE([.C23];&quot;'&quot;;&quot;''&quot;);&quot;','&quot;;SUBSTITUTE([.D23];&quot;'&quot;;&quot;''&quot;);&quot;',&quot;;SUBSTITUTE([.F23];&quot;'&quot;;&quot;''&quot;);&quot;,&quot;;[.G23];&quot;,&quot;;[.H23];&quot;);&quot;)" office:value-type="string" office:string-value="INSERT INTO RESOURCE(id_resource, resource, url, resume, comments, id_level, active) VALUES(23,'2.08 Transitive Verbs. Fruity Fans','https://elllo.org/english/grammar/L2-08-Transitive-Verbs.htm','Meg talks about eating right and the foods she loves to eat.',NULL,2,true);" calcext:value-type="string">
            <text:p>INSERT INTO RESOURCE(id_resource, resource, url, resume, comments, id_level, active) VALUES(23,'2.08 Transitive Verbs. Fruity Fans','https://elllo.org/english/grammar/L2-08-Transitive-Verbs.htm','Meg talks about eating right and the foods she loves to eat.',NULL,2,true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09 Stative Verbs. What looks good? What tastes goods?</text:p>
          </table:table-cell>
          <table:table-cell office:value-type="string" calcext:value-type="string">
            <text:p>https://elllo.org/english/grammar/L2-09-Stative-Verbs.htm</text:p>
          </table:table-cell>
          <table:table-cell office:value-type="string" calcext:value-type="string">
            <text:p>Two people talk about things they like using stative verbs.</text:p>
          </table:table-cell>
          <table:table-cell/>
          <table:table-cell table:formula="of:=IF([.E24]=&quot;&quot;;&quot;NULL&quot;;CONCATENATE(&quot;'&quot;;[.E24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];&quot;,'&quot;;SUBSTITUTE([.B24];&quot;'&quot;;&quot;''&quot;);&quot;','&quot;;SUBSTITUTE([.C24];&quot;'&quot;;&quot;''&quot;);&quot;','&quot;;SUBSTITUTE([.D24];&quot;'&quot;;&quot;''&quot;);&quot;',&quot;;SUBSTITUTE([.F24];&quot;'&quot;;&quot;''&quot;);&quot;,&quot;;[.G24];&quot;,&quot;;[.H24];&quot;);&quot;)" office:value-type="string" office:string-value="INSERT INTO RESOURCE(id_resource, resource, url, resume, comments, id_level, active) VALUES(24,'2.09 Stative Verbs. What looks good? What tastes goods?','https://elllo.org/english/grammar/L2-09-Stative-Verbs.htm','Two people talk about things they like using stative verbs.',NULL,2,true);" calcext:value-type="string">
            <text:p>INSERT INTO RESOURCE(id_resource, resource, url, resume, comments, id_level, active) VALUES(24,'2.09 Stative Verbs. What looks good? What tastes goods?','https://elllo.org/english/grammar/L2-09-Stative-Verbs.htm','Two people talk about things they like using stative verbs.',NULL,2,true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0 There is / There are. My Hometown</text:p>
          </table:table-cell>
          <table:table-cell office:value-type="string" calcext:value-type="string">
            <text:p>https://elllo.org/english/grammar/L2-10-SarahJohn-Towns-There-is-are.htm</text:p>
          </table:table-cell>
          <table:table-cell office:value-type="string" calcext:value-type="string">
            <text:p>Sarah and John talk about their hometowns in America.</text:p>
          </table:table-cell>
          <table:table-cell/>
          <table:table-cell table:formula="of:=IF([.E25]=&quot;&quot;;&quot;NULL&quot;;CONCATENATE(&quot;'&quot;;[.E25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];&quot;,'&quot;;SUBSTITUTE([.B25];&quot;'&quot;;&quot;''&quot;);&quot;','&quot;;SUBSTITUTE([.C25];&quot;'&quot;;&quot;''&quot;);&quot;','&quot;;SUBSTITUTE([.D25];&quot;'&quot;;&quot;''&quot;);&quot;',&quot;;SUBSTITUTE([.F25];&quot;'&quot;;&quot;''&quot;);&quot;,&quot;;[.G25];&quot;,&quot;;[.H25];&quot;);&quot;)" office:value-type="string" office:string-value="INSERT INTO RESOURCE(id_resource, resource, url, resume, comments, id_level, active) VALUES(25,'2.10 There is / There are. My Hometown','https://elllo.org/english/grammar/L2-10-SarahJohn-Towns-There-is-are.htm','Sarah and John talk about their hometowns in America.',NULL,2,true);" calcext:value-type="string">
            <text:p>INSERT INTO RESOURCE(id_resource, resource, url, resume, comments, id_level, active) VALUES(25,'2.10 There is / There are. My Hometown','https://elllo.org/english/grammar/L2-10-SarahJohn-Towns-There-is-are.htm','Sarah and John talk about their hometowns in America.',NULL,2,true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11 Past Tense. Weekend Talk</text:p>
          </table:table-cell>
          <table:table-cell office:value-type="string" calcext:value-type="string">
            <text:p>https://elllo.org/english/grammar/L2-11-KatieTodd-Weekend-PastTense.htm</text:p>
          </table:table-cell>
          <table:table-cell office:value-type="string" calcext:value-type="string">
            <text:p>Katie talks about what she did over the weekend.</text:p>
          </table:table-cell>
          <table:table-cell/>
          <table:table-cell table:formula="of:=IF([.E26]=&quot;&quot;;&quot;NULL&quot;;CONCATENATE(&quot;'&quot;;[.E2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];&quot;,'&quot;;SUBSTITUTE([.B26];&quot;'&quot;;&quot;''&quot;);&quot;','&quot;;SUBSTITUTE([.C26];&quot;'&quot;;&quot;''&quot;);&quot;','&quot;;SUBSTITUTE([.D26];&quot;'&quot;;&quot;''&quot;);&quot;',&quot;;SUBSTITUTE([.F26];&quot;'&quot;;&quot;''&quot;);&quot;,&quot;;[.G26];&quot;,&quot;;[.H26];&quot;);&quot;)" office:value-type="string" office:string-value="INSERT INTO RESOURCE(id_resource, resource, url, resume, comments, id_level, active) VALUES(26,'2.11 Past Tense. Weekend Talk','https://elllo.org/english/grammar/L2-11-KatieTodd-Weekend-PastTense.htm','Katie talks about what she did over the weekend.',NULL,2,true);" calcext:value-type="string">
            <text:p>INSERT INTO RESOURCE(id_resource, resource, url, resume, comments, id_level, active) VALUES(26,'2.11 Past Tense. Weekend Talk','https://elllo.org/english/grammar/L2-11-KatieTodd-Weekend-PastTense.htm','Katie talks about what she did over the weekend.',NULL,2,true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12 3rd Person Singular. Family Habits</text:p>
          </table:table-cell>
          <table:table-cell office:value-type="string" calcext:value-type="string">
            <text:p>https://elllo.org/english/grammar/L2-12-KatieTodd-Habits-Family.htm</text:p>
          </table:table-cell>
          <table:table-cell office:value-type="string" calcext:value-type="string">
            <text:p>Katies talks about her family and what they often do.</text:p>
          </table:table-cell>
          <table:table-cell/>
          <table:table-cell table:formula="of:=IF([.E27]=&quot;&quot;;&quot;NULL&quot;;CONCATENATE(&quot;'&quot;;[.E2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7];&quot;,'&quot;;SUBSTITUTE([.B27];&quot;'&quot;;&quot;''&quot;);&quot;','&quot;;SUBSTITUTE([.C27];&quot;'&quot;;&quot;''&quot;);&quot;','&quot;;SUBSTITUTE([.D27];&quot;'&quot;;&quot;''&quot;);&quot;',&quot;;SUBSTITUTE([.F27];&quot;'&quot;;&quot;''&quot;);&quot;,&quot;;[.G27];&quot;,&quot;;[.H27];&quot;);&quot;)" office:value-type="string" office:string-value="INSERT INTO RESOURCE(id_resource, resource, url, resume, comments, id_level, active) VALUES(27,'2.12 3rd Person Singular. Family Habits','https://elllo.org/english/grammar/L2-12-KatieTodd-Habits-Family.htm','Katies talks about her family and what they often do.',NULL,2,true);" calcext:value-type="string">
            <text:p>INSERT INTO RESOURCE(id_resource, resource, url, resume, comments, id_level, active) VALUES(27,'2.12 3rd Person Singular. Family Habits','https://elllo.org/english/grammar/L2-12-KatieTodd-Habits-Family.htm','Katies talks about her family and what they often do.',NULL,2,true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 Any / Some / Enough. Making Breakfast</text:p>
          </table:table-cell>
          <table:table-cell office:value-type="string" calcext:value-type="string">
            <text:p>https://elllo.org/english/grammar/L2-13-KatieTodd-Breakfast-Any-Some.htm</text:p>
          </table:table-cell>
          <table:table-cell office:value-type="string" calcext:value-type="string">
            <text:p>Katie and Todd discuss what they need to make breakfast.</text:p>
          </table:table-cell>
          <table:table-cell/>
          <table:table-cell table:formula="of:=IF([.E28]=&quot;&quot;;&quot;NULL&quot;;CONCATENATE(&quot;'&quot;;[.E2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8];&quot;,'&quot;;SUBSTITUTE([.B28];&quot;'&quot;;&quot;''&quot;);&quot;','&quot;;SUBSTITUTE([.C28];&quot;'&quot;;&quot;''&quot;);&quot;','&quot;;SUBSTITUTE([.D28];&quot;'&quot;;&quot;''&quot;);&quot;',&quot;;SUBSTITUTE([.F28];&quot;'&quot;;&quot;''&quot;);&quot;,&quot;;[.G28];&quot;,&quot;;[.H28];&quot;);&quot;)" office:value-type="string" office:string-value="INSERT INTO RESOURCE(id_resource, resource, url, resume, comments, id_level, active) VALUES(28,'2.13 Any / Some / Enough. Making Breakfast','https://elllo.org/english/grammar/L2-13-KatieTodd-Breakfast-Any-Some.htm','Katie and Todd discuss what they need to make breakfast.',NULL,2,true);" calcext:value-type="string">
            <text:p>INSERT INTO RESOURCE(id_resource, resource, url, resume, comments, id_level, active) VALUES(28,'2.13 Any / Some / Enough. Making Breakfast','https://elllo.org/english/grammar/L2-13-KatieTodd-Breakfast-Any-Some.htm','Katie and Todd discuss what they need to make breakfast.',NULL,2,true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14 Can - Requests</text:p>
          </table:table-cell>
          <table:table-cell office:value-type="string" calcext:value-type="string">
            <text:p>http://soundgrammar.com/learn/L2-CEFR-A1/L2-14-Can-Requests.htm</text:p>
          </table:table-cell>
          <table:table-cell office:value-type="string" calcext:value-type="string">
            <text:p>Katie asks Todd about staying at his house.</text:p>
          </table:table-cell>
          <table:table-cell/>
          <table:table-cell table:formula="of:=IF([.E29]=&quot;&quot;;&quot;NULL&quot;;CONCATENATE(&quot;'&quot;;[.E2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9];&quot;,'&quot;;SUBSTITUTE([.B29];&quot;'&quot;;&quot;''&quot;);&quot;','&quot;;SUBSTITUTE([.C29];&quot;'&quot;;&quot;''&quot;);&quot;','&quot;;SUBSTITUTE([.D29];&quot;'&quot;;&quot;''&quot;);&quot;',&quot;;SUBSTITUTE([.F29];&quot;'&quot;;&quot;''&quot;);&quot;,&quot;;[.G29];&quot;,&quot;;[.H29];&quot;);&quot;)" office:value-type="string" office:string-value="INSERT INTO RESOURCE(id_resource, resource, url, resume, comments, id_level, active) VALUES(29,'2.14 Can - Requests','http://soundgrammar.com/learn/L2-CEFR-A1/L2-14-Can-Requests.htm','Katie asks Todd about staying at his house.',NULL,2,true);" calcext:value-type="string">
            <text:p>INSERT INTO RESOURCE(id_resource, resource, url, resume, comments, id_level, active) VALUES(29,'2.14 Can - Requests','http://soundgrammar.com/learn/L2-CEFR-A1/L2-14-Can-Requests.htm','Katie asks Todd about staying at his house.',NULL,2,true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15 Would Like - Ordering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Akane orders dinner at a restaurant.</text:p>
          </table:table-cell>
          <table:table-cell/>
          <table:table-cell table:formula="of:=IF([.E30]=&quot;&quot;;&quot;NULL&quot;;CONCATENATE(&quot;'&quot;;[.E3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0];&quot;,'&quot;;SUBSTITUTE([.B30];&quot;'&quot;;&quot;''&quot;);&quot;','&quot;;SUBSTITUTE([.C30];&quot;'&quot;;&quot;''&quot;);&quot;','&quot;;SUBSTITUTE([.D30];&quot;'&quot;;&quot;''&quot;);&quot;',&quot;;SUBSTITUTE([.F30];&quot;'&quot;;&quot;''&quot;);&quot;,&quot;;[.G30];&quot;,&quot;;[.H30];&quot;);&quot;)" office:value-type="string" office:string-value="INSERT INTO RESOURCE(id_resource, resource, url, resume, comments, id_level, active) VALUES(30,'2.15 Would Like - Ordering','http://soundgrammar.com/learn/L2-CEFR-A1/L2-15-Adverbs-Frequency.htm','Akane orders dinner at a restaurant.',NULL,2,true);" calcext:value-type="string">
            <text:p>INSERT INTO RESOURCE(id_resource, resource, url, resume, comments, id_level, active) VALUES(30,'2.15 Would Like - Ordering','http://soundgrammar.com/learn/L2-CEFR-A1/L2-15-Adverbs-Frequency.htm','Akane orders dinner at a restaurant.',NULL,2,true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01 Present Simple. Saving Money</text:p>
          </table:table-cell>
          <table:table-cell office:value-type="string" calcext:value-type="string">
            <text:p>https://elllo.org/english/grammar/L3-01-present-simple.htm</text:p>
          </table:table-cell>
          <table:table-cell office:value-type="string" calcext:value-type="string">
            <text:p>Two people talk about their spending habits.</text:p>
          </table:table-cell>
          <table:table-cell/>
          <table:table-cell table:formula="of:=IF([.E31]=&quot;&quot;;&quot;NULL&quot;;CONCATENATE(&quot;'&quot;;[.E3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1];&quot;,'&quot;;SUBSTITUTE([.B31];&quot;'&quot;;&quot;''&quot;);&quot;','&quot;;SUBSTITUTE([.C31];&quot;'&quot;;&quot;''&quot;);&quot;','&quot;;SUBSTITUTE([.D31];&quot;'&quot;;&quot;''&quot;);&quot;',&quot;;SUBSTITUTE([.F31];&quot;'&quot;;&quot;''&quot;);&quot;,&quot;;[.G31];&quot;,&quot;;[.H31];&quot;);&quot;)" office:value-type="string" office:string-value="INSERT INTO RESOURCE(id_resource, resource, url, resume, comments, id_level, active) VALUES(31,'3.01 Present Simple. Saving Money','https://elllo.org/english/grammar/L3-01-present-simple.htm','Two people talk about their spending habits.',NULL,3,true);" calcext:value-type="string">
            <text:p>INSERT INTO RESOURCE(id_resource, resource, url, resume, comments, id_level, active) VALUES(31,'3.01 Present Simple. Saving Money','https://elllo.org/english/grammar/L3-01-present-simple.htm','Two people talk about their spending habits.',NULL,3,true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02 3rd Person Singular. Fit Girlfriend</text:p>
          </table:table-cell>
          <table:table-cell office:value-type="string" calcext:value-type="string">
            <text:p>https://elllo.org/english/grammar/L3-02-third-person-singular.htm</text:p>
          </table:table-cell>
          <table:table-cell office:value-type="string" calcext:value-type="string">
            <text:p>Listen about a man talk about how his girlfriend is very fit.</text:p>
          </table:table-cell>
          <table:table-cell/>
          <table:table-cell table:formula="of:=IF([.E32]=&quot;&quot;;&quot;NULL&quot;;CONCATENATE(&quot;'&quot;;[.E3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2];&quot;,'&quot;;SUBSTITUTE([.B32];&quot;'&quot;;&quot;''&quot;);&quot;','&quot;;SUBSTITUTE([.C32];&quot;'&quot;;&quot;''&quot;);&quot;','&quot;;SUBSTITUTE([.D32];&quot;'&quot;;&quot;''&quot;);&quot;',&quot;;SUBSTITUTE([.F32];&quot;'&quot;;&quot;''&quot;);&quot;,&quot;;[.G32];&quot;,&quot;;[.H32];&quot;);&quot;)" office:value-type="string" office:string-value="INSERT INTO RESOURCE(id_resource, resource, url, resume, comments, id_level, active) VALUES(32,'3.02 3rd Person Singular. Fit Girlfriend','https://elllo.org/english/grammar/L3-02-third-person-singular.htm','Listen about a man talk about how his girlfriend is very fit.',NULL,3,true);" calcext:value-type="string">
            <text:p>INSERT INTO RESOURCE(id_resource, resource, url, resume, comments, id_level, active) VALUES(32,'3.02 3rd Person Singular. Fit Girlfriend','https://elllo.org/english/grammar/L3-02-third-person-singular.htm','Listen about a man talk about how his girlfriend is very fit.',NULL,3,true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03 Present Continuous. Where is everyone?</text:p>
          </table:table-cell>
          <table:table-cell office:value-type="string" calcext:value-type="string">
            <text:p>https://elllo.org/english/grammar/L3-03-present-continuous.htm</text:p>
          </table:table-cell>
          <table:table-cell office:value-type="string" calcext:value-type="string">
            <text:p>Two people discuss what their family is doing at the moment.</text:p>
          </table:table-cell>
          <table:table-cell/>
          <table:table-cell table:formula="of:=IF([.E33]=&quot;&quot;;&quot;NULL&quot;;CONCATENATE(&quot;'&quot;;[.E3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3];&quot;,'&quot;;SUBSTITUTE([.B33];&quot;'&quot;;&quot;''&quot;);&quot;','&quot;;SUBSTITUTE([.C33];&quot;'&quot;;&quot;''&quot;);&quot;','&quot;;SUBSTITUTE([.D33];&quot;'&quot;;&quot;''&quot;);&quot;',&quot;;SUBSTITUTE([.F33];&quot;'&quot;;&quot;''&quot;);&quot;,&quot;;[.G33];&quot;,&quot;;[.H33];&quot;);&quot;)" office:value-type="string" office:string-value="INSERT INTO RESOURCE(id_resource, resource, url, resume, comments, id_level, active) VALUES(33,'3.03 Present Continuous. Where is everyone?','https://elllo.org/english/grammar/L3-03-present-continuous.htm','Two people discuss what their family is doing at the moment.',NULL,3,true);" calcext:value-type="string">
            <text:p>INSERT INTO RESOURCE(id_resource, resource, url, resume, comments, id_level, active) VALUES(33,'3.03 Present Continuous. Where is everyone?','https://elllo.org/english/grammar/L3-03-present-continuous.htm','Two people discuss what their family is doing at the moment.',NULL,3,true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04 Will - Future Tense. Holiday Plans</text:p>
          </table:table-cell>
          <table:table-cell office:value-type="string" calcext:value-type="string">
            <text:p>https://elllo.org/english/grammar/L3-04-Future-Will.htm</text:p>
          </table:table-cell>
          <table:table-cell office:value-type="string" calcext:value-type="string">
            <text:p>Sarah and Todd share plans for the holiday break.</text:p>
          </table:table-cell>
          <table:table-cell/>
          <table:table-cell table:formula="of:=IF([.E34]=&quot;&quot;;&quot;NULL&quot;;CONCATENATE(&quot;'&quot;;[.E3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4];&quot;,'&quot;;SUBSTITUTE([.B34];&quot;'&quot;;&quot;''&quot;);&quot;','&quot;;SUBSTITUTE([.C34];&quot;'&quot;;&quot;''&quot;);&quot;','&quot;;SUBSTITUTE([.D34];&quot;'&quot;;&quot;''&quot;);&quot;',&quot;;SUBSTITUTE([.F34];&quot;'&quot;;&quot;''&quot;);&quot;,&quot;;[.G34];&quot;,&quot;;[.H34];&quot;);&quot;)" office:value-type="string" office:string-value="INSERT INTO RESOURCE(id_resource, resource, url, resume, comments, id_level, active) VALUES(34,'3.04 Will - Future Tense. Holiday Plans','https://elllo.org/english/grammar/L3-04-Future-Will.htm','Sarah and Todd share plans for the holiday break.',NULL,3,true);" calcext:value-type="string">
            <text:p>INSERT INTO RESOURCE(id_resource, resource, url, resume, comments, id_level, active) VALUES(34,'3.04 Will - Future Tense. Holiday Plans','https://elllo.org/english/grammar/L3-04-Future-Will.htm','Sarah and Todd share plans for the holiday break.',NULL,3,true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05 Going to. Plans for the Weekend</text:p>
          </table:table-cell>
          <table:table-cell office:value-type="string" calcext:value-type="string">
            <text:p>https://elllo.org/english/grammar/L3-05-GoingTo-Spain.htm</text:p>
          </table:table-cell>
          <table:table-cell office:value-type="string" calcext:value-type="string">
            <text:p>Two people talk about their plans for the weekend.</text:p>
          </table:table-cell>
          <table:table-cell/>
          <table:table-cell table:formula="of:=IF([.E35]=&quot;&quot;;&quot;NULL&quot;;CONCATENATE(&quot;'&quot;;[.E3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5];&quot;,'&quot;;SUBSTITUTE([.B35];&quot;'&quot;;&quot;''&quot;);&quot;','&quot;;SUBSTITUTE([.C35];&quot;'&quot;;&quot;''&quot;);&quot;','&quot;;SUBSTITUTE([.D35];&quot;'&quot;;&quot;''&quot;);&quot;',&quot;;SUBSTITUTE([.F35];&quot;'&quot;;&quot;''&quot;);&quot;,&quot;;[.G35];&quot;,&quot;;[.H35];&quot;);&quot;)" office:value-type="string" office:string-value="INSERT INTO RESOURCE(id_resource, resource, url, resume, comments, id_level, active) VALUES(35,'3.05 Going to. Plans for the Weekend','https://elllo.org/english/grammar/L3-05-GoingTo-Spain.htm','Two people talk about their plans for the weekend.',NULL,3,true);" calcext:value-type="string">
            <text:p>INSERT INTO RESOURCE(id_resource, resource, url, resume, comments, id_level, active) VALUES(35,'3.05 Going to. Plans for the Weekend','https://elllo.org/english/grammar/L3-05-GoingTo-Spain.htm','Two people talk about their plans for the weekend.',NULL,3,true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06 Simple Past Tense</text:p>
          </table:table-cell>
          <table:table-cell office:value-type="string" calcext:value-type="string">
            <text:p>http://soundgrammar.com/learn/L3-CEFR-A2/L3-06-PastTense.htm</text:p>
          </table:table-cell>
          <table:table-cell office:value-type="string" calcext:value-type="string">
            <text:p>Katie talks about what she did on her day off. This lesson looks at the past tense.</text:p>
          </table:table-cell>
          <table:table-cell/>
          <table:table-cell table:formula="of:=IF([.E36]=&quot;&quot;;&quot;NULL&quot;;CONCATENATE(&quot;'&quot;;[.E3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6];&quot;,'&quot;;SUBSTITUTE([.B36];&quot;'&quot;;&quot;''&quot;);&quot;','&quot;;SUBSTITUTE([.C36];&quot;'&quot;;&quot;''&quot;);&quot;','&quot;;SUBSTITUTE([.D36];&quot;'&quot;;&quot;''&quot;);&quot;',&quot;;SUBSTITUTE([.F36];&quot;'&quot;;&quot;''&quot;);&quot;,&quot;;[.G36];&quot;,&quot;;[.H36];&quot;);&quot;)" office:value-type="string" office:string-value="INSERT INTO RESOURCE(id_resource, resource, url, resume, comments, id_level, active) VALUES(36,'3.06 Simple Past Tense','http://soundgrammar.com/learn/L3-CEFR-A2/L3-06-PastTense.htm','Katie talks about what she did on her day off. This lesson looks at the past tense.',NULL,3,true);" calcext:value-type="string">
            <text:p>INSERT INTO RESOURCE(id_resource, resource, url, resume, comments, id_level, active) VALUES(36,'3.06 Simple Past Tense','http://soundgrammar.com/learn/L3-CEFR-A2/L3-06-PastTense.htm','Katie talks about what she did on her day off. This lesson looks at the past tense.',NULL,3,true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07 Past Tense - Irregular. Winter Vacation</text:p>
          </table:table-cell>
          <table:table-cell office:value-type="string" calcext:value-type="string">
            <text:p>https://elllo.org/english/grammar/L3-07-Past-Tense-.htm</text:p>
          </table:table-cell>
          <table:table-cell office:value-type="string" calcext:value-type="string">
            <text:p>Listen to two people talk about their vacation.</text:p>
          </table:table-cell>
          <table:table-cell/>
          <table:table-cell table:formula="of:=IF([.E37]=&quot;&quot;;&quot;NULL&quot;;CONCATENATE(&quot;'&quot;;[.E3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7];&quot;,'&quot;;SUBSTITUTE([.B37];&quot;'&quot;;&quot;''&quot;);&quot;','&quot;;SUBSTITUTE([.C37];&quot;'&quot;;&quot;''&quot;);&quot;','&quot;;SUBSTITUTE([.D37];&quot;'&quot;;&quot;''&quot;);&quot;',&quot;;SUBSTITUTE([.F37];&quot;'&quot;;&quot;''&quot;);&quot;,&quot;;[.G37];&quot;,&quot;;[.H37];&quot;);&quot;)" office:value-type="string" office:string-value="INSERT INTO RESOURCE(id_resource, resource, url, resume, comments, id_level, active) VALUES(37,'3.07 Past Tense - Irregular. Winter Vacation','https://elllo.org/english/grammar/L3-07-Past-Tense-.htm','Listen to two people talk about their vacation.',NULL,3,true);" calcext:value-type="string">
            <text:p>INSERT INTO RESOURCE(id_resource, resource, url, resume, comments, id_level, active) VALUES(37,'3.07 Past Tense - Irregular. Winter Vacation','https://elllo.org/english/grammar/L3-07-Past-Tense-.htm','Listen to two people talk about their vacation.',NULL,3,true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08 Adjectives</text:p>
          </table:table-cell>
          <table:table-cell office:value-type="string" calcext:value-type="string">
            <text:p>https://elllo.org/english/grammar/L3-08-Adjectives.htm</text:p>
          </table:table-cell>
          <table:table-cell office:value-type="string" calcext:value-type="string">
            <text:p>Abidemi and Todd play a word association game.</text:p>
          </table:table-cell>
          <table:table-cell/>
          <table:table-cell table:formula="of:=IF([.E38]=&quot;&quot;;&quot;NULL&quot;;CONCATENATE(&quot;'&quot;;[.E3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8];&quot;,'&quot;;SUBSTITUTE([.B38];&quot;'&quot;;&quot;''&quot;);&quot;','&quot;;SUBSTITUTE([.C38];&quot;'&quot;;&quot;''&quot;);&quot;','&quot;;SUBSTITUTE([.D38];&quot;'&quot;;&quot;''&quot;);&quot;',&quot;;SUBSTITUTE([.F38];&quot;'&quot;;&quot;''&quot;);&quot;,&quot;;[.G38];&quot;,&quot;;[.H38];&quot;);&quot;)" office:value-type="string" office:string-value="INSERT INTO RESOURCE(id_resource, resource, url, resume, comments, id_level, active) VALUES(38,'3.08 Adjectives','https://elllo.org/english/grammar/L3-08-Adjectives.htm','Abidemi and Todd play a word association game.',NULL,3,true);" calcext:value-type="string">
            <text:p>INSERT INTO RESOURCE(id_resource, resource, url, resume, comments, id_level, active) VALUES(38,'3.08 Adjectives','https://elllo.org/english/grammar/L3-08-Adjectives.htm','Abidemi and Todd play a word association game.',NULL,3,true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09 Comparatives</text:p>
          </table:table-cell>
          <table:table-cell office:value-type="string" calcext:value-type="string">
            <text:p>https://elllo.org/english/grammar/L3-09-Comparatives.htm</text:p>
          </table:table-cell>
          <table:table-cell office:value-type="string" calcext:value-type="string">
            <text:p>Listen to someone compare two famous cities in California.</text:p>
          </table:table-cell>
          <table:table-cell/>
          <table:table-cell table:formula="of:=IF([.E39]=&quot;&quot;;&quot;NULL&quot;;CONCATENATE(&quot;'&quot;;[.E3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39];&quot;,'&quot;;SUBSTITUTE([.B39];&quot;'&quot;;&quot;''&quot;);&quot;','&quot;;SUBSTITUTE([.C39];&quot;'&quot;;&quot;''&quot;);&quot;','&quot;;SUBSTITUTE([.D39];&quot;'&quot;;&quot;''&quot;);&quot;',&quot;;SUBSTITUTE([.F39];&quot;'&quot;;&quot;''&quot;);&quot;,&quot;;[.G39];&quot;,&quot;;[.H39];&quot;);&quot;)" office:value-type="string" office:string-value="INSERT INTO RESOURCE(id_resource, resource, url, resume, comments, id_level, active) VALUES(39,'3.09 Comparatives','https://elllo.org/english/grammar/L3-09-Comparatives.htm','Listen to someone compare two famous cities in California.',NULL,3,true);" calcext:value-type="string">
            <text:p>INSERT INTO RESOURCE(id_resource, resource, url, resume, comments, id_level, active) VALUES(39,'3.09 Comparatives','https://elllo.org/english/grammar/L3-09-Comparatives.htm','Listen to someone compare two famous cities in California.',NULL,3,true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10 Superlatives</text:p>
          </table:table-cell>
          <table:table-cell office:value-type="string" calcext:value-type="string">
            <text:p>https://elllo.org/english/grammar/L3-10-Superlatives.htm</text:p>
          </table:table-cell>
          <table:table-cell office:value-type="string" calcext:value-type="string">
            <text:p>Todd talks about the best and worst of his hometown.</text:p>
          </table:table-cell>
          <table:table-cell/>
          <table:table-cell table:formula="of:=IF([.E40]=&quot;&quot;;&quot;NULL&quot;;CONCATENATE(&quot;'&quot;;[.E4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0];&quot;,'&quot;;SUBSTITUTE([.B40];&quot;'&quot;;&quot;''&quot;);&quot;','&quot;;SUBSTITUTE([.C40];&quot;'&quot;;&quot;''&quot;);&quot;','&quot;;SUBSTITUTE([.D40];&quot;'&quot;;&quot;''&quot;);&quot;',&quot;;SUBSTITUTE([.F40];&quot;'&quot;;&quot;''&quot;);&quot;,&quot;;[.G40];&quot;,&quot;;[.H40];&quot;);&quot;)" office:value-type="string" office:string-value="INSERT INTO RESOURCE(id_resource, resource, url, resume, comments, id_level, active) VALUES(40,'3.10 Superlatives','https://elllo.org/english/grammar/L3-10-Superlatives.htm','Todd talks about the best and worst of his hometown.',NULL,3,true);" calcext:value-type="string">
            <text:p>INSERT INTO RESOURCE(id_resource, resource, url, resume, comments, id_level, active) VALUES(40,'3.10 Superlatives','https://elllo.org/english/grammar/L3-10-Superlatives.htm','Todd talks about the best and worst of his hometown.',NULL,3,true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.11 Pronouns. Family portrait</text:p>
          </table:table-cell>
          <table:table-cell office:value-type="string" calcext:value-type="string">
            <text:p>https://elllo.org/english/grammar/L3-11-JohnSarah-Family-Pronouns.htm</text:p>
          </table:table-cell>
          <table:table-cell office:value-type="string" calcext:value-type="string">
            <text:p>John talks about his family and how they are unique.</text:p>
          </table:table-cell>
          <table:table-cell/>
          <table:table-cell table:formula="of:=IF([.E41]=&quot;&quot;;&quot;NULL&quot;;CONCATENATE(&quot;'&quot;;[.E4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1];&quot;,'&quot;;SUBSTITUTE([.B41];&quot;'&quot;;&quot;''&quot;);&quot;','&quot;;SUBSTITUTE([.C41];&quot;'&quot;;&quot;''&quot;);&quot;','&quot;;SUBSTITUTE([.D41];&quot;'&quot;;&quot;''&quot;);&quot;',&quot;;SUBSTITUTE([.F41];&quot;'&quot;;&quot;''&quot;);&quot;,&quot;;[.G41];&quot;,&quot;;[.H41];&quot;);&quot;)" office:value-type="string" office:string-value="INSERT INTO RESOURCE(id_resource, resource, url, resume, comments, id_level, active) VALUES(41,'3.11 Pronouns. Family portrait','https://elllo.org/english/grammar/L3-11-JohnSarah-Family-Pronouns.htm','John talks about his family and how they are unique.',NULL,3,true);" calcext:value-type="string">
            <text:p>INSERT INTO RESOURCE(id_resource, resource, url, resume, comments, id_level, active) VALUES(41,'3.11 Pronouns. Family portrait','https://elllo.org/english/grammar/L3-11-JohnSarah-Family-Pronouns.htm','John talks about his family and how they are unique.',NULL,3,true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.12 Can for Permission. House Guest</text:p>
          </table:table-cell>
          <table:table-cell office:value-type="string" calcext:value-type="string">
            <text:p>https://elllo.org/english/grammar/L3-12-KatieTodd-RentHouse-Permission.htm</text:p>
          </table:table-cell>
          <table:table-cell office:value-type="string" calcext:value-type="string">
            <text:p>Listen to two people use the grammar in natural conversation.</text:p>
          </table:table-cell>
          <table:table-cell/>
          <table:table-cell table:formula="of:=IF([.E42]=&quot;&quot;;&quot;NULL&quot;;CONCATENATE(&quot;'&quot;;[.E4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2];&quot;,'&quot;;SUBSTITUTE([.B42];&quot;'&quot;;&quot;''&quot;);&quot;','&quot;;SUBSTITUTE([.C42];&quot;'&quot;;&quot;''&quot;);&quot;','&quot;;SUBSTITUTE([.D42];&quot;'&quot;;&quot;''&quot;);&quot;',&quot;;SUBSTITUTE([.F42];&quot;'&quot;;&quot;''&quot;);&quot;,&quot;;[.G42];&quot;,&quot;;[.H42];&quot;);&quot;)" office:value-type="string" office:string-value="INSERT INTO RESOURCE(id_resource, resource, url, resume, comments, id_level, active) VALUES(42,'3.12 Can for Permission. House Guest','https://elllo.org/english/grammar/L3-12-KatieTodd-RentHouse-Permission.htm','Listen to two people use the grammar in natural conversation.',NULL,3,true);" calcext:value-type="string">
            <text:p>INSERT INTO RESOURCE(id_resource, resource, url, resume, comments, id_level, active) VALUES(42,'3.12 Can for Permission. House Guest','https://elllo.org/english/grammar/L3-12-KatieTodd-RentHouse-Permission.htm','Listen to two people use the grammar in natural conversation.',NULL,3,true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.13 Connectors. Clothes by Season</text:p>
          </table:table-cell>
          <table:table-cell office:value-type="string" calcext:value-type="string">
            <text:p>https://elllo.org/english/grammar/L3-13-Connectors.htm</text:p>
          </table:table-cell>
          <table:table-cell office:value-type="string" calcext:value-type="string">
            <text:p>Meg talks about her clothes that she wears each season.</text:p>
          </table:table-cell>
          <table:table-cell/>
          <table:table-cell table:formula="of:=IF([.E43]=&quot;&quot;;&quot;NULL&quot;;CONCATENATE(&quot;'&quot;;[.E4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3];&quot;,'&quot;;SUBSTITUTE([.B43];&quot;'&quot;;&quot;''&quot;);&quot;','&quot;;SUBSTITUTE([.C43];&quot;'&quot;;&quot;''&quot;);&quot;','&quot;;SUBSTITUTE([.D43];&quot;'&quot;;&quot;''&quot;);&quot;',&quot;;SUBSTITUTE([.F43];&quot;'&quot;;&quot;''&quot;);&quot;,&quot;;[.G43];&quot;,&quot;;[.H43];&quot;);&quot;)" office:value-type="string" office:string-value="INSERT INTO RESOURCE(id_resource, resource, url, resume, comments, id_level, active) VALUES(43,'3.13 Connectors. Clothes by Season','https://elllo.org/english/grammar/L3-13-Connectors.htm','Meg talks about her clothes that she wears each season.',NULL,3,true);" calcext:value-type="string">
            <text:p>INSERT INTO RESOURCE(id_resource, resource, url, resume, comments, id_level, active) VALUES(43,'3.13 Connectors. Clothes by Season','https://elllo.org/english/grammar/L3-13-Connectors.htm','Meg talks about her clothes that she wears each season.',NULL,3,true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.14 Present Continuous. Plans for the Weekend</text:p>
          </table:table-cell>
          <table:table-cell office:value-type="string" calcext:value-type="string">
            <text:p>https://elllo.org/english/grammar/L3-14-Present-Continuous-Future.htm</text:p>
          </table:table-cell>
          <table:table-cell office:value-type="string" calcext:value-type="string">
            <text:p>Two people discuss their plans for Saturday and Sunday.</text:p>
          </table:table-cell>
          <table:table-cell/>
          <table:table-cell table:formula="of:=IF([.E44]=&quot;&quot;;&quot;NULL&quot;;CONCATENATE(&quot;'&quot;;[.E4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4];&quot;,'&quot;;SUBSTITUTE([.B44];&quot;'&quot;;&quot;''&quot;);&quot;','&quot;;SUBSTITUTE([.C44];&quot;'&quot;;&quot;''&quot;);&quot;','&quot;;SUBSTITUTE([.D44];&quot;'&quot;;&quot;''&quot;);&quot;',&quot;;SUBSTITUTE([.F44];&quot;'&quot;;&quot;''&quot;);&quot;,&quot;;[.G44];&quot;,&quot;;[.H44];&quot;);&quot;)" office:value-type="string" office:string-value="INSERT INTO RESOURCE(id_resource, resource, url, resume, comments, id_level, active) VALUES(44,'3.14 Present Continuous. Plans for the Weekend','https://elllo.org/english/grammar/L3-14-Present-Continuous-Future.htm','Two people discuss their plans for Saturday and Sunday.',NULL,3,true);" calcext:value-type="string">
            <text:p>INSERT INTO RESOURCE(id_resource, resource, url, resume, comments, id_level, active) VALUES(44,'3.14 Present Continuous. Plans for the Weekend','https://elllo.org/english/grammar/L3-14-Present-Continuous-Future.htm','Two people discuss their plans for Saturday and Sunday.',NULL,3,true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.15 Much / Many. Adverbs of Frequency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Meg and Todd discuss if they are pack rats</text:p>
          </table:table-cell>
          <table:table-cell/>
          <table:table-cell table:formula="of:=IF([.E45]=&quot;&quot;;&quot;NULL&quot;;CONCATENATE(&quot;'&quot;;[.E4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5];&quot;,'&quot;;SUBSTITUTE([.B45];&quot;'&quot;;&quot;''&quot;);&quot;','&quot;;SUBSTITUTE([.C45];&quot;'&quot;;&quot;''&quot;);&quot;','&quot;;SUBSTITUTE([.D45];&quot;'&quot;;&quot;''&quot;);&quot;',&quot;;SUBSTITUTE([.F45];&quot;'&quot;;&quot;''&quot;);&quot;,&quot;;[.G45];&quot;,&quot;;[.H45];&quot;);&quot;)" office:value-type="string" office:string-value="INSERT INTO RESOURCE(id_resource, resource, url, resume, comments, id_level, active) VALUES(45,'3.15 Much / Many. Adverbs of Frequency','http://soundgrammar.com/learn/L2-CEFR-A1/L2-15-Adverbs-Frequency.htm','Meg and Todd discuss if they are pack rats',NULL,3,true);" calcext:value-type="string">
            <text:p>INSERT INTO RESOURCE(id_resource, resource, url, resume, comments, id_level, active) VALUES(45,'3.15 Much / Many. Adverbs of Frequency','http://soundgrammar.com/learn/L2-CEFR-A1/L2-15-Adverbs-Frequency.htm','Meg and Todd discuss if they are pack rats',NULL,3,true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03 Saving Money</text:p>
          </table:table-cell>
          <table:table-cell office:value-type="string" calcext:value-type="string">
            <text:p>https://elllo.org/english/1501/1503-Abidemi-SavingMoney.htm</text:p>
          </table:table-cell>
          <table:table-cell office:value-type="string" calcext:value-type="string">
            <text:p>Abidemi and Todd discuss spending and money.</text:p>
          </table:table-cell>
          <table:table-cell/>
          <table:table-cell table:formula="of:=IF([.E46]=&quot;&quot;;&quot;NULL&quot;;CONCATENATE(&quot;'&quot;;[.E4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6];&quot;,'&quot;;SUBSTITUTE([.B46];&quot;'&quot;;&quot;''&quot;);&quot;','&quot;;SUBSTITUTE([.C46];&quot;'&quot;;&quot;''&quot;);&quot;','&quot;;SUBSTITUTE([.D46];&quot;'&quot;;&quot;''&quot;);&quot;',&quot;;SUBSTITUTE([.F46];&quot;'&quot;;&quot;''&quot;);&quot;,&quot;;[.G46];&quot;,&quot;;[.H46];&quot;);&quot;)" office:value-type="string" office:string-value="INSERT INTO RESOURCE(id_resource, resource, url, resume, comments, id_level, active) VALUES(46,'1503 Saving Money','https://elllo.org/english/1501/1503-Abidemi-SavingMoney.htm','Abidemi and Todd discuss spending and money.',NULL,3,true);" calcext:value-type="string">
            <text:p>INSERT INTO RESOURCE(id_resource, resource, url, resume, comments, id_level, active) VALUES(46,'1503 Saving Money','https://elllo.org/english/1501/1503-Abidemi-SavingMoney.htm','Abidemi and Todd discuss spending and money.',NULL,3,true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68 My English Town</text:p>
          </table:table-cell>
          <table:table-cell office:value-type="string" calcext:value-type="string">
            <text:p>https://elllo.org/english/1451/1468-Katie-Torquay.htm</text:p>
          </table:table-cell>
          <table:table-cell office:value-type="string" calcext:value-type="string">
            <text:p>Katie talks about her town in England.</text:p>
          </table:table-cell>
          <table:table-cell/>
          <table:table-cell table:formula="of:=IF([.E47]=&quot;&quot;;&quot;NULL&quot;;CONCATENATE(&quot;'&quot;;[.E4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7];&quot;,'&quot;;SUBSTITUTE([.B47];&quot;'&quot;;&quot;''&quot;);&quot;','&quot;;SUBSTITUTE([.C47];&quot;'&quot;;&quot;''&quot;);&quot;','&quot;;SUBSTITUTE([.D47];&quot;'&quot;;&quot;''&quot;);&quot;',&quot;;SUBSTITUTE([.F47];&quot;'&quot;;&quot;''&quot;);&quot;,&quot;;[.G47];&quot;,&quot;;[.H47];&quot;);&quot;)" office:value-type="string" office:string-value="INSERT INTO RESOURCE(id_resource, resource, url, resume, comments, id_level, active) VALUES(47,'1468 My English Town','https://elllo.org/english/1451/1468-Katie-Torquay.htm','Katie talks about her town in England.',NULL,3,true);" calcext:value-type="string">
            <text:p>INSERT INTO RESOURCE(id_resource, resource, url, resume, comments, id_level, active) VALUES(47,'1468 My English Town','https://elllo.org/english/1451/1468-Katie-Torquay.htm','Katie talks about her town in England.',NULL,3,true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67 My English Family</text:p>
          </table:table-cell>
          <table:table-cell office:value-type="string" calcext:value-type="string">
            <text:p>https://elllo.org/english/1451/1467-Katie-Family.htm</text:p>
          </table:table-cell>
          <table:table-cell office:value-type="string" calcext:value-type="string">
            <text:p>Katie talks about her family.</text:p>
          </table:table-cell>
          <table:table-cell/>
          <table:table-cell table:formula="of:=IF([.E48]=&quot;&quot;;&quot;NULL&quot;;CONCATENATE(&quot;'&quot;;[.E4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8];&quot;,'&quot;;SUBSTITUTE([.B48];&quot;'&quot;;&quot;''&quot;);&quot;','&quot;;SUBSTITUTE([.C48];&quot;'&quot;;&quot;''&quot;);&quot;','&quot;;SUBSTITUTE([.D48];&quot;'&quot;;&quot;''&quot;);&quot;',&quot;;SUBSTITUTE([.F48];&quot;'&quot;;&quot;''&quot;);&quot;,&quot;;[.G48];&quot;,&quot;;[.H48];&quot;);&quot;)" office:value-type="string" office:string-value="INSERT INTO RESOURCE(id_resource, resource, url, resume, comments, id_level, active) VALUES(48,'1467 My English Family','https://elllo.org/english/1451/1467-Katie-Family.htm','Katie talks about her family.',NULL,3,true);" calcext:value-type="string">
            <text:p>INSERT INTO RESOURCE(id_resource, resource, url, resume, comments, id_level, active) VALUES(48,'1467 My English Family','https://elllo.org/english/1451/1467-Katie-Family.htm','Katie talks about her family.',NULL,3,true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504 Love it / Hate it</text:p>
          </table:table-cell>
          <table:table-cell office:value-type="string" calcext:value-type="string">
            <text:p>https://elllo.org/english/1501/1504-MegTodd-FreeTime-Gerunds.htm</text:p>
          </table:table-cell>
          <table:table-cell office:value-type="string" calcext:value-type="string">
            <text:p>Meg and Todd talk about things they like doing.</text:p>
          </table:table-cell>
          <table:table-cell/>
          <table:table-cell table:formula="of:=IF([.E49]=&quot;&quot;;&quot;NULL&quot;;CONCATENATE(&quot;'&quot;;[.E4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49];&quot;,'&quot;;SUBSTITUTE([.B49];&quot;'&quot;;&quot;''&quot;);&quot;','&quot;;SUBSTITUTE([.C49];&quot;'&quot;;&quot;''&quot;);&quot;','&quot;;SUBSTITUTE([.D49];&quot;'&quot;;&quot;''&quot;);&quot;',&quot;;SUBSTITUTE([.F49];&quot;'&quot;;&quot;''&quot;);&quot;,&quot;;[.G49];&quot;,&quot;;[.H49];&quot;);&quot;)" office:value-type="string" office:string-value="INSERT INTO RESOURCE(id_resource, resource, url, resume, comments, id_level, active) VALUES(49,'1504 Love it / Hate it','https://elllo.org/english/1501/1504-MegTodd-FreeTime-Gerunds.htm','Meg and Todd talk about things they like doing.',NULL,3,true);" calcext:value-type="string">
            <text:p>INSERT INTO RESOURCE(id_resource, resource, url, resume, comments, id_level, active) VALUES(49,'1504 Love it / Hate it','https://elllo.org/english/1501/1504-MegTodd-FreeTime-Gerunds.htm','Meg and Todd talk about things they like doing.',NULL,3,true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02 Pack Rat</text:p>
          </table:table-cell>
          <table:table-cell office:value-type="string" calcext:value-type="string">
            <text:p>https://elllo.org/english/1501/1502-Meg-PackRat-Many-Much.htm</text:p>
          </table:table-cell>
          <table:table-cell office:value-type="string" calcext:value-type="string">
            <text:p>Keeping and throwing away things.</text:p>
          </table:table-cell>
          <table:table-cell/>
          <table:table-cell table:formula="of:=IF([.E50]=&quot;&quot;;&quot;NULL&quot;;CONCATENATE(&quot;'&quot;;[.E5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0];&quot;,'&quot;;SUBSTITUTE([.B50];&quot;'&quot;;&quot;''&quot;);&quot;','&quot;;SUBSTITUTE([.C50];&quot;'&quot;;&quot;''&quot;);&quot;','&quot;;SUBSTITUTE([.D50];&quot;'&quot;;&quot;''&quot;);&quot;',&quot;;SUBSTITUTE([.F50];&quot;'&quot;;&quot;''&quot;);&quot;,&quot;;[.G50];&quot;,&quot;;[.H50];&quot;);&quot;)" office:value-type="string" office:string-value="INSERT INTO RESOURCE(id_resource, resource, url, resume, comments, id_level, active) VALUES(50,'1502 Pack Rat','https://elllo.org/english/1501/1502-Meg-PackRat-Many-Much.htm','Keeping and throwing away things.',NULL,3,true);" calcext:value-type="string">
            <text:p>INSERT INTO RESOURCE(id_resource, resource, url, resume, comments, id_level, active) VALUES(50,'1502 Pack Rat','https://elllo.org/english/1501/1502-Meg-PackRat-Many-Much.htm','Keeping and throwing away things.',NULL,3,true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01 At the Mall</text:p>
          </table:table-cell>
          <table:table-cell office:value-type="string" calcext:value-type="string">
            <text:p>https://elllo.org/english/1501/1501-KatieTodd-MallShops-Places.htm</text:p>
          </table:table-cell>
          <table:table-cell office:value-type="string" calcext:value-type="string">
            <text:p>Katie talks about things at the mall.</text:p>
          </table:table-cell>
          <table:table-cell/>
          <table:table-cell table:formula="of:=IF([.E51]=&quot;&quot;;&quot;NULL&quot;;CONCATENATE(&quot;'&quot;;[.E5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1];&quot;,'&quot;;SUBSTITUTE([.B51];&quot;'&quot;;&quot;''&quot;);&quot;','&quot;;SUBSTITUTE([.C51];&quot;'&quot;;&quot;''&quot;);&quot;','&quot;;SUBSTITUTE([.D51];&quot;'&quot;;&quot;''&quot;);&quot;',&quot;;SUBSTITUTE([.F51];&quot;'&quot;;&quot;''&quot;);&quot;,&quot;;[.G51];&quot;,&quot;;[.H51];&quot;);&quot;)" office:value-type="string" office:string-value="INSERT INTO RESOURCE(id_resource, resource, url, resume, comments, id_level, active) VALUES(51,'1501 At the Mall','https://elllo.org/english/1501/1501-KatieTodd-MallShops-Places.htm','Katie talks about things at the mall.',NULL,3,true);" calcext:value-type="string">
            <text:p>INSERT INTO RESOURCE(id_resource, resource, url, resume, comments, id_level, active) VALUES(51,'1501 At the Mall','https://elllo.org/english/1501/1501-KatieTodd-MallShops-Places.htm','Katie talks about things at the mall.',NULL,3,true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64 Vietnam / Myranmar</text:p>
          </table:table-cell>
          <table:table-cell office:value-type="string" calcext:value-type="string">
            <text:p>https://elllo.org/english/1451/1464-AbidemiTodd-SEA2.htm</text:p>
          </table:table-cell>
          <table:table-cell office:value-type="string" calcext:value-type="string">
            <text:p>Abidemi talks about her summer break.</text:p>
          </table:table-cell>
          <table:table-cell/>
          <table:table-cell table:formula="of:=IF([.E52]=&quot;&quot;;&quot;NULL&quot;;CONCATENATE(&quot;'&quot;;[.E5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2];&quot;,'&quot;;SUBSTITUTE([.B52];&quot;'&quot;;&quot;''&quot;);&quot;','&quot;;SUBSTITUTE([.C52];&quot;'&quot;;&quot;''&quot;);&quot;','&quot;;SUBSTITUTE([.D52];&quot;'&quot;;&quot;''&quot;);&quot;',&quot;;SUBSTITUTE([.F52];&quot;'&quot;;&quot;''&quot;);&quot;,&quot;;[.G52];&quot;,&quot;;[.H52];&quot;);&quot;)" office:value-type="string" office:string-value="INSERT INTO RESOURCE(id_resource, resource, url, resume, comments, id_level, active) VALUES(52,'1464 Vietnam / Myranmar','https://elllo.org/english/1451/1464-AbidemiTodd-SEA2.htm','Abidemi talks about her summer break.',NULL,3,true);" calcext:value-type="string">
            <text:p>INSERT INTO RESOURCE(id_resource, resource, url, resume, comments, id_level, active) VALUES(52,'1464 Vietnam / Myranmar','https://elllo.org/english/1451/1464-AbidemiTodd-SEA2.htm','Abidemi talks about her summer break.',NULL,3,true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63 Thailand / Laos</text:p>
          </table:table-cell>
          <table:table-cell office:value-type="string" calcext:value-type="string">
            <text:p>https://elllo.org/english/1451/1463-Abidemi-Todd-SEA1.htm</text:p>
          </table:table-cell>
          <table:table-cell office:value-type="string" calcext:value-type="string">
            <text:p>Abidemi talks about travels to Southeast Asia.</text:p>
          </table:table-cell>
          <table:table-cell/>
          <table:table-cell table:formula="of:=IF([.E53]=&quot;&quot;;&quot;NULL&quot;;CONCATENATE(&quot;'&quot;;[.E5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3];&quot;,'&quot;;SUBSTITUTE([.B53];&quot;'&quot;;&quot;''&quot;);&quot;','&quot;;SUBSTITUTE([.C53];&quot;'&quot;;&quot;''&quot;);&quot;','&quot;;SUBSTITUTE([.D53];&quot;'&quot;;&quot;''&quot;);&quot;',&quot;;SUBSTITUTE([.F53];&quot;'&quot;;&quot;''&quot;);&quot;,&quot;;[.G53];&quot;,&quot;;[.H53];&quot;);&quot;)" office:value-type="string" office:string-value="INSERT INTO RESOURCE(id_resource, resource, url, resume, comments, id_level, active) VALUES(53,'1463 Thailand / Laos','https://elllo.org/english/1451/1463-Abidemi-Todd-SEA1.htm','Abidemi talks about travels to Southeast Asia.',NULL,3,true);" calcext:value-type="string">
            <text:p>INSERT INTO RESOURCE(id_resource, resource, url, resume, comments, id_level, active) VALUES(53,'1463 Thailand / Laos','https://elllo.org/english/1451/1463-Abidemi-Todd-SEA1.htm','Abidemi talks about travels to Southeast Asia.',NULL,3,true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60 House on Loan</text:p>
          </table:table-cell>
          <table:table-cell office:value-type="string" calcext:value-type="string">
            <text:p>https://elllo.org/english/1451/1460-Katie-RentHouse.htm</text:p>
          </table:table-cell>
          <table:table-cell office:value-type="string" calcext:value-type="string">
            <text:p>Katie asks to stay at Todd's house.</text:p>
          </table:table-cell>
          <table:table-cell/>
          <table:table-cell table:formula="of:=IF([.E54]=&quot;&quot;;&quot;NULL&quot;;CONCATENATE(&quot;'&quot;;[.E5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4];&quot;,'&quot;;SUBSTITUTE([.B54];&quot;'&quot;;&quot;''&quot;);&quot;','&quot;;SUBSTITUTE([.C54];&quot;'&quot;;&quot;''&quot;);&quot;','&quot;;SUBSTITUTE([.D54];&quot;'&quot;;&quot;''&quot;);&quot;',&quot;;SUBSTITUTE([.F54];&quot;'&quot;;&quot;''&quot;);&quot;,&quot;;[.G54];&quot;,&quot;;[.H54];&quot;);&quot;)" office:value-type="string" office:string-value="INSERT INTO RESOURCE(id_resource, resource, url, resume, comments, id_level, active) VALUES(54,'1460 House on Loan','https://elllo.org/english/1451/1460-Katie-RentHouse.htm','Katie asks to stay at Todd''s house.',NULL,3,true);" calcext:value-type="string">
            <text:p>INSERT INTO RESOURCE(id_resource, resource, url, resume, comments, id_level, active) VALUES(54,'1460 House on Loan','https://elllo.org/english/1451/1460-Katie-RentHouse.htm','Katie asks to stay at Todd''s house.',NULL,3,true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459 Have to Move</text:p>
          </table:table-cell>
          <table:table-cell office:value-type="string" calcext:value-type="string">
            <text:p>https://elllo.org/english/1451/1459-MegTodd-HaveToMove.htm</text:p>
          </table:table-cell>
          <table:table-cell office:value-type="string" calcext:value-type="string">
            <text:p>Meg talks about moving.</text:p>
          </table:table-cell>
          <table:table-cell/>
          <table:table-cell table:formula="of:=IF([.E55]=&quot;&quot;;&quot;NULL&quot;;CONCATENATE(&quot;'&quot;;[.E5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5];&quot;,'&quot;;SUBSTITUTE([.B55];&quot;'&quot;;&quot;''&quot;);&quot;','&quot;;SUBSTITUTE([.C55];&quot;'&quot;;&quot;''&quot;);&quot;','&quot;;SUBSTITUTE([.D55];&quot;'&quot;;&quot;''&quot;);&quot;',&quot;;SUBSTITUTE([.F55];&quot;'&quot;;&quot;''&quot;);&quot;,&quot;;[.G55];&quot;,&quot;;[.H55];&quot;);&quot;)" office:value-type="string" office:string-value="INSERT INTO RESOURCE(id_resource, resource, url, resume, comments, id_level, active) VALUES(55,'1459 Have to Move','https://elllo.org/english/1451/1459-MegTodd-HaveToMove.htm','Meg talks about moving.',NULL,3,true);" calcext:value-type="string">
            <text:p>INSERT INTO RESOURCE(id_resource, resource, url, resume, comments, id_level, active) VALUES(55,'1459 Have to Move','https://elllo.org/english/1451/1459-MegTodd-HaveToMove.htm','Meg talks about moving.',NULL,3,true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457 International Test</text:p>
          </table:table-cell>
          <table:table-cell office:value-type="string" calcext:value-type="string">
            <text:p>https://elllo.org/english/1451/1457-KatieTodd-InternationalTest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56]=&quot;&quot;;&quot;NULL&quot;;CONCATENATE(&quot;'&quot;;[.E5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6];&quot;,'&quot;;SUBSTITUTE([.B56];&quot;'&quot;;&quot;''&quot;);&quot;','&quot;;SUBSTITUTE([.C56];&quot;'&quot;;&quot;''&quot;);&quot;','&quot;;SUBSTITUTE([.D56];&quot;'&quot;;&quot;''&quot;);&quot;',&quot;;SUBSTITUTE([.F56];&quot;'&quot;;&quot;''&quot;);&quot;,&quot;;[.G56];&quot;,&quot;;[.H56];&quot;);&quot;)" office:value-type="string" office:string-value="INSERT INTO RESOURCE(id_resource, resource, url, resume, comments, id_level, active) VALUES(56,'1457 International Test','https://elllo.org/english/1451/1457-KatieTodd-InternationalTest.htm','Katie takes a culture test.',NULL,3,true);" calcext:value-type="string">
            <text:p>INSERT INTO RESOURCE(id_resource, resource, url, resume, comments, id_level, active) VALUES(56,'1457 International Test','https://elllo.org/english/1451/1457-KatieTodd-InternationalTest.htm','Katie takes a culture test.',NULL,3,true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46 Eating Healthy</text:p>
          </table:table-cell>
          <table:table-cell office:value-type="string" calcext:value-type="string">
            <text:p>https://elllo.org/english/1401/1446-MegTodd-Health-Vegetables.htm</text:p>
          </table:table-cell>
          <table:table-cell office:value-type="string" calcext:value-type="string">
            <text:p>What fruits and veggies does Todd like?</text:p>
          </table:table-cell>
          <table:table-cell/>
          <table:table-cell table:formula="of:=IF([.E57]=&quot;&quot;;&quot;NULL&quot;;CONCATENATE(&quot;'&quot;;[.E5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7];&quot;,'&quot;;SUBSTITUTE([.B57];&quot;'&quot;;&quot;''&quot;);&quot;','&quot;;SUBSTITUTE([.C57];&quot;'&quot;;&quot;''&quot;);&quot;','&quot;;SUBSTITUTE([.D57];&quot;'&quot;;&quot;''&quot;);&quot;',&quot;;SUBSTITUTE([.F57];&quot;'&quot;;&quot;''&quot;);&quot;,&quot;;[.G57];&quot;,&quot;;[.H57];&quot;);&quot;)" office:value-type="string" office:string-value="INSERT INTO RESOURCE(id_resource, resource, url, resume, comments, id_level, active) VALUES(57,'1446 Eating Healthy','https://elllo.org/english/1401/1446-MegTodd-Health-Vegetables.htm','What fruits and veggies does Todd like?',NULL,3,true);" calcext:value-type="string">
            <text:p>INSERT INTO RESOURCE(id_resource, resource, url, resume, comments, id_level, active) VALUES(57,'1446 Eating Healthy','https://elllo.org/english/1401/1446-MegTodd-Health-Vegetables.htm','What fruits and veggies does Todd like?',NULL,3,true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45 Fruits and Veggies</text:p>
          </table:table-cell>
          <table:table-cell office:value-type="string" calcext:value-type="string">
            <text:p>https://elllo.org/english/1401/1445-MegTodd-Health-Fruits.htm</text:p>
          </table:table-cell>
          <table:table-cell office:value-type="string" calcext:value-type="string">
            <text:p>What healthy foods does Meg like?</text:p>
          </table:table-cell>
          <table:table-cell/>
          <table:table-cell table:formula="of:=IF([.E58]=&quot;&quot;;&quot;NULL&quot;;CONCATENATE(&quot;'&quot;;[.E5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8];&quot;,'&quot;;SUBSTITUTE([.B58];&quot;'&quot;;&quot;''&quot;);&quot;','&quot;;SUBSTITUTE([.C58];&quot;'&quot;;&quot;''&quot;);&quot;','&quot;;SUBSTITUTE([.D58];&quot;'&quot;;&quot;''&quot;);&quot;',&quot;;SUBSTITUTE([.F58];&quot;'&quot;;&quot;''&quot;);&quot;,&quot;;[.G58];&quot;,&quot;;[.H58];&quot;);&quot;)" office:value-type="string" office:string-value="INSERT INTO RESOURCE(id_resource, resource, url, resume, comments, id_level, active) VALUES(58,'1445 Fruits and Veggies','https://elllo.org/english/1401/1445-MegTodd-Health-Fruits.htm','What healthy foods does Meg like?',NULL,3,true);" calcext:value-type="string">
            <text:p>INSERT INTO RESOURCE(id_resource, resource, url, resume, comments, id_level, active) VALUES(58,'1445 Fruits and Veggies','https://elllo.org/english/1401/1445-MegTodd-Health-Fruits.htm','What healthy foods does Meg like?',NULL,3,true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426 Animals in the Zoo</text:p>
          </table:table-cell>
          <table:table-cell office:value-type="string" calcext:value-type="string">
            <text:p>https://elllo.org/english/1401/1426-MegTodd-Animals-Zoo.htm</text:p>
          </table:table-cell>
          <table:table-cell office:value-type="string" calcext:value-type="string">
            <text:p>Animals we love and fear.</text:p>
          </table:table-cell>
          <table:table-cell/>
          <table:table-cell table:formula="of:=IF([.E59]=&quot;&quot;;&quot;NULL&quot;;CONCATENATE(&quot;'&quot;;[.E5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59];&quot;,'&quot;;SUBSTITUTE([.B59];&quot;'&quot;;&quot;''&quot;);&quot;','&quot;;SUBSTITUTE([.C59];&quot;'&quot;;&quot;''&quot;);&quot;','&quot;;SUBSTITUTE([.D59];&quot;'&quot;;&quot;''&quot;);&quot;',&quot;;SUBSTITUTE([.F59];&quot;'&quot;;&quot;''&quot;);&quot;,&quot;;[.G59];&quot;,&quot;;[.H59];&quot;);&quot;)" office:value-type="string" office:string-value="INSERT INTO RESOURCE(id_resource, resource, url, resume, comments, id_level, active) VALUES(59,'1426 Animals in the Zoo','https://elllo.org/english/1401/1426-MegTodd-Animals-Zoo.htm','Animals we love and fear.',NULL,3,true);" calcext:value-type="string">
            <text:p>INSERT INTO RESOURCE(id_resource, resource, url, resume, comments, id_level, active) VALUES(59,'1426 Animals in the Zoo','https://elllo.org/english/1401/1426-MegTodd-Animals-Zoo.htm','Animals we love and fear.',NULL,3,true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25 Animals on the Farm</text:p>
          </table:table-cell>
          <table:table-cell office:value-type="string" calcext:value-type="string">
            <text:p>https://elllo.org/english/1401/1425-MegTodd-Animals-Farm.htm</text:p>
          </table:table-cell>
          <table:table-cell office:value-type="string" calcext:value-type="string">
            <text:p>Learn how some animals are friendly.</text:p>
          </table:table-cell>
          <table:table-cell/>
          <table:table-cell table:formula="of:=IF([.E60]=&quot;&quot;;&quot;NULL&quot;;CONCATENATE(&quot;'&quot;;[.E6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0];&quot;,'&quot;;SUBSTITUTE([.B60];&quot;'&quot;;&quot;''&quot;);&quot;','&quot;;SUBSTITUTE([.C60];&quot;'&quot;;&quot;''&quot;);&quot;','&quot;;SUBSTITUTE([.D60];&quot;'&quot;;&quot;''&quot;);&quot;',&quot;;SUBSTITUTE([.F60];&quot;'&quot;;&quot;''&quot;);&quot;,&quot;;[.G60];&quot;,&quot;;[.H60];&quot;);&quot;)" office:value-type="string" office:string-value="INSERT INTO RESOURCE(id_resource, resource, url, resume, comments, id_level, active) VALUES(60,'1425 Animals on the Farm','https://elllo.org/english/1401/1425-MegTodd-Animals-Farm.htm','Learn how some animals are friendly.',NULL,3,true);" calcext:value-type="string">
            <text:p>INSERT INTO RESOURCE(id_resource, resource, url, resume, comments, id_level, active) VALUES(60,'1425 Animals on the Farm','https://elllo.org/english/1401/1425-MegTodd-Animals-Farm.htm','Learn how some animals are friendly.',NULL,3,true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20 The Home of ELLLO</text:p>
          </table:table-cell>
          <table:table-cell office:value-type="string" calcext:value-type="string">
            <text:p>https://elllo.org/english/1401/1420-MegTodd-Places-Apartment.htm</text:p>
          </table:table-cell>
          <table:table-cell office:value-type="string" calcext:value-type="string">
            <text:p>Learn the Todd's house in Japan.</text:p>
          </table:table-cell>
          <table:table-cell/>
          <table:table-cell table:formula="of:=IF([.E61]=&quot;&quot;;&quot;NULL&quot;;CONCATENATE(&quot;'&quot;;[.E6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1];&quot;,'&quot;;SUBSTITUTE([.B61];&quot;'&quot;;&quot;''&quot;);&quot;','&quot;;SUBSTITUTE([.C61];&quot;'&quot;;&quot;''&quot;);&quot;','&quot;;SUBSTITUTE([.D61];&quot;'&quot;;&quot;''&quot;);&quot;',&quot;;SUBSTITUTE([.F61];&quot;'&quot;;&quot;''&quot;);&quot;,&quot;;[.G61];&quot;,&quot;;[.H61];&quot;);&quot;)" office:value-type="string" office:string-value="INSERT INTO RESOURCE(id_resource, resource, url, resume, comments, id_level, active) VALUES(61,'1420 The Home of ELLLO','https://elllo.org/english/1401/1420-MegTodd-Places-Apartment.htm','Learn the Todd''s house in Japan.',NULL,3,true);" calcext:value-type="string">
            <text:p>INSERT INTO RESOURCE(id_resource, resource, url, resume, comments, id_level, active) VALUES(61,'1420 The Home of ELLLO','https://elllo.org/english/1401/1420-MegTodd-Places-Apartment.htm','Learn the Todd''s house in Japan.',NULL,3,true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﻿1419 Meg's Place</text:p>
          </table:table-cell>
          <table:table-cell office:value-type="string" calcext:value-type="string">
            <text:p>https://elllo.org/english/1401/1419-MegTodd-Places-House.htm</text:p>
          </table:table-cell>
          <table:table-cell office:value-type="string" calcext:value-type="string">
            <text:p>Learn the Meg's Apartment.</text:p>
          </table:table-cell>
          <table:table-cell/>
          <table:table-cell table:formula="of:=IF([.E62]=&quot;&quot;;&quot;NULL&quot;;CONCATENATE(&quot;'&quot;;[.E6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2];&quot;,'&quot;;SUBSTITUTE([.B62];&quot;'&quot;;&quot;''&quot;);&quot;','&quot;;SUBSTITUTE([.C62];&quot;'&quot;;&quot;''&quot;);&quot;','&quot;;SUBSTITUTE([.D62];&quot;'&quot;;&quot;''&quot;);&quot;',&quot;;SUBSTITUTE([.F62];&quot;'&quot;;&quot;''&quot;);&quot;,&quot;;[.G62];&quot;,&quot;;[.H62];&quot;);&quot;)" office:value-type="string" office:string-value="INSERT INTO RESOURCE(id_resource, resource, url, resume, comments, id_level, active) VALUES(62,'﻿1419 Meg''s Place','https://elllo.org/english/1401/1419-MegTodd-Places-House.htm','Learn the Meg''s Apartment.',NULL,3,true);" calcext:value-type="string">
            <text:p>INSERT INTO RESOURCE(id_resource, resource, url, resume, comments, id_level, active) VALUES(62,'﻿1419 Meg''s Place','https://elllo.org/english/1401/1419-MegTodd-Places-House.htm','Learn the Meg''s Apartment.',NULL,3,true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06 20 Years Abroad</text:p>
          </table:table-cell>
          <table:table-cell office:value-type="string" calcext:value-type="string">
            <text:p>https://elllo.org/english/1401/1406-MegTodd-Travel-Thailand.htm</text:p>
          </table:table-cell>
          <table:table-cell office:value-type="string" calcext:value-type="string">
            <text:p>Todd talks about living overseas.</text:p>
          </table:table-cell>
          <table:table-cell/>
          <table:table-cell table:formula="of:=IF([.E63]=&quot;&quot;;&quot;NULL&quot;;CONCATENATE(&quot;'&quot;;[.E6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3];&quot;,'&quot;;SUBSTITUTE([.B63];&quot;'&quot;;&quot;''&quot;);&quot;','&quot;;SUBSTITUTE([.C63];&quot;'&quot;;&quot;''&quot;);&quot;','&quot;;SUBSTITUTE([.D63];&quot;'&quot;;&quot;''&quot;);&quot;',&quot;;SUBSTITUTE([.F63];&quot;'&quot;;&quot;''&quot;);&quot;,&quot;;[.G63];&quot;,&quot;;[.H63];&quot;);&quot;)" office:value-type="string" office:string-value="INSERT INTO RESOURCE(id_resource, resource, url, resume, comments, id_level, active) VALUES(63,'1406 20 Years Abroad','https://elllo.org/english/1401/1406-MegTodd-Travel-Thailand.htm','Todd talks about living overseas.',NULL,3,true);" calcext:value-type="string">
            <text:p>INSERT INTO RESOURCE(id_resource, resource, url, resume, comments, id_level, active) VALUES(63,'1406 20 Years Abroad','https://elllo.org/english/1401/1406-MegTodd-Travel-Thailand.htm','Todd talks about living overseas.',NULL,3,true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405 Meg's Travels</text:p>
          </table:table-cell>
          <table:table-cell office:value-type="string" calcext:value-type="string">
            <text:p>https://elllo.org/english/1401/1405-MegTodd-Travel-Spain.htm</text:p>
          </table:table-cell>
          <table:table-cell office:value-type="string" calcext:value-type="string">
            <text:p>Living in three continents.</text:p>
          </table:table-cell>
          <table:table-cell/>
          <table:table-cell table:formula="of:=IF([.E64]=&quot;&quot;;&quot;NULL&quot;;CONCATENATE(&quot;'&quot;;[.E6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4];&quot;,'&quot;;SUBSTITUTE([.B64];&quot;'&quot;;&quot;''&quot;);&quot;','&quot;;SUBSTITUTE([.C64];&quot;'&quot;;&quot;''&quot;);&quot;','&quot;;SUBSTITUTE([.D64];&quot;'&quot;;&quot;''&quot;);&quot;',&quot;;SUBSTITUTE([.F64];&quot;'&quot;;&quot;''&quot;);&quot;,&quot;;[.G64];&quot;,&quot;;[.H64];&quot;);&quot;)" office:value-type="string" office:string-value="INSERT INTO RESOURCE(id_resource, resource, url, resume, comments, id_level, active) VALUES(64,'1405 Meg''s Travels','https://elllo.org/english/1401/1405-MegTodd-Travel-Spain.htm','Living in three continents.',NULL,3,true);" calcext:value-type="string">
            <text:p>INSERT INTO RESOURCE(id_resource, resource, url, resume, comments, id_level, active) VALUES(64,'1405 Meg''s Travels','https://elllo.org/english/1401/1405-MegTodd-Travel-Spain.htm','Living in three continents.',NULL,3,true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402 Disc Golf</text:p>
          </table:table-cell>
          <table:table-cell office:value-type="string" calcext:value-type="string">
            <text:p>https://elllo.org/english/1401/1402-John-Golf.htm</text:p>
          </table:table-cell>
          <table:table-cell office:value-type="string" calcext:value-type="string">
            <text:p>John explains his sport.</text:p>
          </table:table-cell>
          <table:table-cell/>
          <table:table-cell table:formula="of:=IF([.E65]=&quot;&quot;;&quot;NULL&quot;;CONCATENATE(&quot;'&quot;;[.E6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5];&quot;,'&quot;;SUBSTITUTE([.B65];&quot;'&quot;;&quot;''&quot;);&quot;','&quot;;SUBSTITUTE([.C65];&quot;'&quot;;&quot;''&quot;);&quot;','&quot;;SUBSTITUTE([.D65];&quot;'&quot;;&quot;''&quot;);&quot;',&quot;;SUBSTITUTE([.F65];&quot;'&quot;;&quot;''&quot;);&quot;,&quot;;[.G65];&quot;,&quot;;[.H65];&quot;);&quot;)" office:value-type="string" office:string-value="INSERT INTO RESOURCE(id_resource, resource, url, resume, comments, id_level, active) VALUES(65,'1402 Disc Golf','https://elllo.org/english/1401/1402-John-Golf.htm','John explains his sport.',NULL,3,true);" calcext:value-type="string">
            <text:p>INSERT INTO RESOURCE(id_resource, resource, url, resume, comments, id_level, active) VALUES(65,'1402 Disc Golf','https://elllo.org/english/1401/1402-John-Golf.htm','John explains his sport.',NULL,3,true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54 Soup for Supper</text:p>
          </table:table-cell>
          <table:table-cell office:value-type="string" calcext:value-type="string">
            <text:p>https://elllo.org/english/1351/T1354-TS-Soup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66]=&quot;&quot;;&quot;NULL&quot;;CONCATENATE(&quot;'&quot;;[.E6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6];&quot;,'&quot;;SUBSTITUTE([.B66];&quot;'&quot;;&quot;''&quot;);&quot;','&quot;;SUBSTITUTE([.C66];&quot;'&quot;;&quot;''&quot;);&quot;','&quot;;SUBSTITUTE([.D66];&quot;'&quot;;&quot;''&quot;);&quot;',&quot;;SUBSTITUTE([.F66];&quot;'&quot;;&quot;''&quot;);&quot;,&quot;;[.G66];&quot;,&quot;;[.H66];&quot;);&quot;)" office:value-type="string" office:string-value="INSERT INTO RESOURCE(id_resource, resource, url, resume, comments, id_level, active) VALUES(66,'1354 Soup for Supper','https://elllo.org/english/1351/T1354-TS-Soup.htm','Sarah talks about making soup.',NULL,3,true);" calcext:value-type="string">
            <text:p>INSERT INTO RESOURCE(id_resource, resource, url, resume, comments, id_level, active) VALUES(66,'1354 Soup for Supper','https://elllo.org/english/1351/T1354-TS-Soup.htm','Sarah talks about making soup.',NULL,3,true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53 Super City. City superlatives</text:p>
          </table:table-cell>
          <table:table-cell office:value-type="string" calcext:value-type="string">
            <text:p>https://elllo.org/english/1351/T1353-TS-SanFranciscoSuperlatives.htm</text:p>
          </table:table-cell>
          <table:table-cell office:value-type="string" calcext:value-type="string">
            <text:p>The best and worst of SF.</text:p>
          </table:table-cell>
          <table:table-cell/>
          <table:table-cell table:formula="of:=IF([.E67]=&quot;&quot;;&quot;NULL&quot;;CONCATENATE(&quot;'&quot;;[.E6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7];&quot;,'&quot;;SUBSTITUTE([.B67];&quot;'&quot;;&quot;''&quot;);&quot;','&quot;;SUBSTITUTE([.C67];&quot;'&quot;;&quot;''&quot;);&quot;','&quot;;SUBSTITUTE([.D67];&quot;'&quot;;&quot;''&quot;);&quot;',&quot;;SUBSTITUTE([.F67];&quot;'&quot;;&quot;''&quot;);&quot;,&quot;;[.G67];&quot;,&quot;;[.H67];&quot;);&quot;)" office:value-type="string" office:string-value="INSERT INTO RESOURCE(id_resource, resource, url, resume, comments, id_level, active) VALUES(67,'1353 Super City. City superlatives','https://elllo.org/english/1351/T1353-TS-SanFranciscoSuperlatives.htm','The best and worst of SF.',NULL,3,true);" calcext:value-type="string">
            <text:p>INSERT INTO RESOURCE(id_resource, resource, url, resume, comments, id_level, active) VALUES(67,'1353 Super City. City superlatives','https://elllo.org/english/1351/T1353-TS-SanFranciscoSuperlatives.htm','The best and worst of SF.',NULL,3,true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46 City Down Under. Living in Melbourne</text:p>
          </table:table-cell>
          <table:table-cell office:value-type="string" calcext:value-type="string">
            <text:p>https://elllo.org/english/1301/T1346-Shirley-Melbourne.htm</text:p>
          </table:table-cell>
          <table:table-cell office:value-type="string" calcext:value-type="string">
            <text:p>Shirley talks about Melbourne.</text:p>
          </table:table-cell>
          <table:table-cell/>
          <table:table-cell table:formula="of:=IF([.E68]=&quot;&quot;;&quot;NULL&quot;;CONCATENATE(&quot;'&quot;;[.E6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8];&quot;,'&quot;;SUBSTITUTE([.B68];&quot;'&quot;;&quot;''&quot;);&quot;','&quot;;SUBSTITUTE([.C68];&quot;'&quot;;&quot;''&quot;);&quot;','&quot;;SUBSTITUTE([.D68];&quot;'&quot;;&quot;''&quot;);&quot;',&quot;;SUBSTITUTE([.F68];&quot;'&quot;;&quot;''&quot;);&quot;,&quot;;[.G68];&quot;,&quot;;[.H68];&quot;);&quot;)" office:value-type="string" office:string-value="INSERT INTO RESOURCE(id_resource, resource, url, resume, comments, id_level, active) VALUES(68,'1346 City Down Under. Living in Melbourne','https://elllo.org/english/1301/T1346-Shirley-Melbourne.htm','Shirley talks about Melbourne.',NULL,3,true);" calcext:value-type="string">
            <text:p>INSERT INTO RESOURCE(id_resource, resource, url, resume, comments, id_level, active) VALUES(68,'1346 City Down Under. Living in Melbourne','https://elllo.org/english/1301/T1346-Shirley-Melbourne.htm','Shirley talks about Melbourne.',NULL,3,true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45 The Weekend.Weekend Work, Wildlife, and Art</text:p>
          </table:table-cell>
          <table:table-cell office:value-type="string" calcext:value-type="string">
            <text:p>https://elllo.org/english/1301/T1345-Shirley-Weekend.htm</text:p>
          </table:table-cell>
          <table:table-cell office:value-type="string" calcext:value-type="string">
            <text:p>Shirley talks about her weekend.</text:p>
          </table:table-cell>
          <table:table-cell/>
          <table:table-cell table:formula="of:=IF([.E69]=&quot;&quot;;&quot;NULL&quot;;CONCATENATE(&quot;'&quot;;[.E6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69];&quot;,'&quot;;SUBSTITUTE([.B69];&quot;'&quot;;&quot;''&quot;);&quot;','&quot;;SUBSTITUTE([.C69];&quot;'&quot;;&quot;''&quot;);&quot;','&quot;;SUBSTITUTE([.D69];&quot;'&quot;;&quot;''&quot;);&quot;',&quot;;SUBSTITUTE([.F69];&quot;'&quot;;&quot;''&quot;);&quot;,&quot;;[.G69];&quot;,&quot;;[.H69];&quot;);&quot;)" office:value-type="string" office:string-value="INSERT INTO RESOURCE(id_resource, resource, url, resume, comments, id_level, active) VALUES(69,'1345 The Weekend.Weekend Work, Wildlife, and Art','https://elllo.org/english/1301/T1345-Shirley-Weekend.htm','Shirley talks about her weekend.',NULL,3,true);" calcext:value-type="string">
            <text:p>INSERT INTO RESOURCE(id_resource, resource, url, resume, comments, id_level, active) VALUES(69,'1345 The Weekend.Weekend Work, Wildlife, and Art','https://elllo.org/english/1301/T1345-Shirley-Weekend.htm','Shirley talks about her weekend.',NULL,3,true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04 When in Portugal. Travel Tips For Portugal</text:p>
          </table:table-cell>
          <table:table-cell office:value-type="string" calcext:value-type="string">
            <text:p>https://elllo.org/english/1301/T1304-Ana-PortugalTips.htm</text:p>
          </table:table-cell>
          <table:table-cell office:value-type="string" calcext:value-type="string">
            <text:p>Things to do in Portugal.</text:p>
          </table:table-cell>
          <table:table-cell/>
          <table:table-cell table:formula="of:=IF([.E70]=&quot;&quot;;&quot;NULL&quot;;CONCATENATE(&quot;'&quot;;[.E7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0];&quot;,'&quot;;SUBSTITUTE([.B70];&quot;'&quot;;&quot;''&quot;);&quot;','&quot;;SUBSTITUTE([.C70];&quot;'&quot;;&quot;''&quot;);&quot;','&quot;;SUBSTITUTE([.D70];&quot;'&quot;;&quot;''&quot;);&quot;',&quot;;SUBSTITUTE([.F70];&quot;'&quot;;&quot;''&quot;);&quot;,&quot;;[.G70];&quot;,&quot;;[.H70];&quot;);&quot;)" office:value-type="string" office:string-value="INSERT INTO RESOURCE(id_resource, resource, url, resume, comments, id_level, active) VALUES(70,'1304 When in Portugal. Travel Tips For Portugal','https://elllo.org/english/1301/T1304-Ana-PortugalTips.htm','Things to do in Portugal.',NULL,3,true);" calcext:value-type="string">
            <text:p>INSERT INTO RESOURCE(id_resource, resource, url, resume, comments, id_level, active) VALUES(70,'1304 When in Portugal. Travel Tips For Portugal','https://elllo.org/english/1301/T1304-Ana-PortugalTips.htm','Things to do in Portugal.',NULL,3,true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03 Life in Portugal</text:p>
          </table:table-cell>
          <table:table-cell office:value-type="string" calcext:value-type="string">
            <text:p>https://elllo.org/english/1301/T1303-Ana-Portugal.htm</text:p>
          </table:table-cell>
          <table:table-cell office:value-type="string" calcext:value-type="string">
            <text:p>Food, life and weather.</text:p>
          </table:table-cell>
          <table:table-cell/>
          <table:table-cell table:formula="of:=IF([.E71]=&quot;&quot;;&quot;NULL&quot;;CONCATENATE(&quot;'&quot;;[.E7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1];&quot;,'&quot;;SUBSTITUTE([.B71];&quot;'&quot;;&quot;''&quot;);&quot;','&quot;;SUBSTITUTE([.C71];&quot;'&quot;;&quot;''&quot;);&quot;','&quot;;SUBSTITUTE([.D71];&quot;'&quot;;&quot;''&quot;);&quot;',&quot;;SUBSTITUTE([.F71];&quot;'&quot;;&quot;''&quot;);&quot;,&quot;;[.G71];&quot;,&quot;;[.H71];&quot;);&quot;)" office:value-type="string" office:string-value="INSERT INTO RESOURCE(id_resource, resource, url, resume, comments, id_level, active) VALUES(71,'1303 Life in Portugal','https://elllo.org/english/1301/T1303-Ana-Portugal.htm','Food, life and weather.',NULL,3,true);" calcext:value-type="string">
            <text:p>INSERT INTO RESOURCE(id_resource, resource, url, resume, comments, id_level, active) VALUES(71,'1303 Life in Portugal','https://elllo.org/english/1301/T1303-Ana-Portugal.htm','Food, life and weather.',NULL,3,true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19 Hawaii</text:p>
          </table:table-cell>
          <table:table-cell office:value-type="string" calcext:value-type="string">
            <text:p>https://elllo.org/english/1001/1019-Ron-Hawaii.htm</text:p>
          </table:table-cell>
          <table:table-cell office:value-type="string" calcext:value-type="string">
            <text:p>What makes Hawaii so special.</text:p>
          </table:table-cell>
          <table:table-cell/>
          <table:table-cell table:formula="of:=IF([.E72]=&quot;&quot;;&quot;NULL&quot;;CONCATENATE(&quot;'&quot;;[.E7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2];&quot;,'&quot;;SUBSTITUTE([.B72];&quot;'&quot;;&quot;''&quot;);&quot;','&quot;;SUBSTITUTE([.C72];&quot;'&quot;;&quot;''&quot;);&quot;','&quot;;SUBSTITUTE([.D72];&quot;'&quot;;&quot;''&quot;);&quot;',&quot;;SUBSTITUTE([.F72];&quot;'&quot;;&quot;''&quot;);&quot;,&quot;;[.G72];&quot;,&quot;;[.H72];&quot;);&quot;)" office:value-type="string" office:string-value="INSERT INTO RESOURCE(id_resource, resource, url, resume, comments, id_level, active) VALUES(72,'1019 Hawaii','https://elllo.org/english/1001/1019-Ron-Hawaii.htm','What makes Hawaii so special.',NULL,3,true);" calcext:value-type="string">
            <text:p>INSERT INTO RESOURCE(id_resource, resource, url, resume, comments, id_level, active) VALUES(72,'1019 Hawaii','https://elllo.org/english/1001/1019-Ron-Hawaii.htm','What makes Hawaii so special.',NULL,3,true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40 Ron's Favorites Foods</text:p>
          </table:table-cell>
          <table:table-cell office:value-type="string" calcext:value-type="string">
            <text:p>https://elllo.org/english/0901/T940-Ron-Food.htm</text:p>
          </table:table-cell>
          <table:table-cell office:value-type="string" calcext:value-type="string">
            <text:p>Foods Ron loves to eat.</text:p>
          </table:table-cell>
          <table:table-cell/>
          <table:table-cell table:formula="of:=IF([.E73]=&quot;&quot;;&quot;NULL&quot;;CONCATENATE(&quot;'&quot;;[.E7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3];&quot;,'&quot;;SUBSTITUTE([.B73];&quot;'&quot;;&quot;''&quot;);&quot;','&quot;;SUBSTITUTE([.C73];&quot;'&quot;;&quot;''&quot;);&quot;','&quot;;SUBSTITUTE([.D73];&quot;'&quot;;&quot;''&quot;);&quot;',&quot;;SUBSTITUTE([.F73];&quot;'&quot;;&quot;''&quot;);&quot;,&quot;;[.G73];&quot;,&quot;;[.H73];&quot;);&quot;)" office:value-type="string" office:string-value="INSERT INTO RESOURCE(id_resource, resource, url, resume, comments, id_level, active) VALUES(73,'940 Ron''s Favorites Foods','https://elllo.org/english/0901/T940-Ron-Food.htm','Foods Ron loves to eat.',NULL,3,true);" calcext:value-type="string">
            <text:p>INSERT INTO RESOURCE(id_resource, resource, url, resume, comments, id_level, active) VALUES(73,'940 Ron''s Favorites Foods','https://elllo.org/english/0901/T940-Ron-Food.htm','Foods Ron loves to eat.',NULL,3,true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39 Mari's Favorite Foods</text:p>
          </table:table-cell>
          <table:table-cell office:value-type="string" calcext:value-type="string">
            <text:p>https://elllo.org/english/0901/T939-Mari-Food.htm</text:p>
          </table:table-cell>
          <table:table-cell office:value-type="string" calcext:value-type="string">
            <text:p>Foods Mari loves to eat.</text:p>
          </table:table-cell>
          <table:table-cell/>
          <table:table-cell table:formula="of:=IF([.E74]=&quot;&quot;;&quot;NULL&quot;;CONCATENATE(&quot;'&quot;;[.E7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4];&quot;,'&quot;;SUBSTITUTE([.B74];&quot;'&quot;;&quot;''&quot;);&quot;','&quot;;SUBSTITUTE([.C74];&quot;'&quot;;&quot;''&quot;);&quot;','&quot;;SUBSTITUTE([.D74];&quot;'&quot;;&quot;''&quot;);&quot;',&quot;;SUBSTITUTE([.F74];&quot;'&quot;;&quot;''&quot;);&quot;,&quot;;[.G74];&quot;,&quot;;[.H74];&quot;);&quot;)" office:value-type="string" office:string-value="INSERT INTO RESOURCE(id_resource, resource, url, resume, comments, id_level, active) VALUES(74,'939 Mari''s Favorite Foods','https://elllo.org/english/0901/T939-Mari-Food.htm','Foods Mari loves to eat.',NULL,3,true);" calcext:value-type="string">
            <text:p>INSERT INTO RESOURCE(id_resource, resource, url, resume, comments, id_level, active) VALUES(74,'939 Mari''s Favorite Foods','https://elllo.org/english/0901/T939-Mari-Food.htm','Foods Mari loves to eat.',NULL,3,true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31 Middle School</text:p>
          </table:table-cell>
          <table:table-cell office:value-type="string" calcext:value-type="string">
            <text:p>https://elllo.org/english/0901/T931-Naomi-School.htm</text:p>
          </table:table-cell>
          <table:table-cell office:value-type="string" calcext:value-type="string">
            <text:p>Daily life in middle school.</text:p>
          </table:table-cell>
          <table:table-cell/>
          <table:table-cell table:formula="of:=IF([.E75]=&quot;&quot;;&quot;NULL&quot;;CONCATENATE(&quot;'&quot;;[.E7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5];&quot;,'&quot;;SUBSTITUTE([.B75];&quot;'&quot;;&quot;''&quot;);&quot;','&quot;;SUBSTITUTE([.C75];&quot;'&quot;;&quot;''&quot;);&quot;','&quot;;SUBSTITUTE([.D75];&quot;'&quot;;&quot;''&quot;);&quot;',&quot;;SUBSTITUTE([.F75];&quot;'&quot;;&quot;''&quot;);&quot;,&quot;;[.G75];&quot;,&quot;;[.H75];&quot;);&quot;)" office:value-type="string" office:string-value="INSERT INTO RESOURCE(id_resource, resource, url, resume, comments, id_level, active) VALUES(75,'931 Middle School','https://elllo.org/english/0901/T931-Naomi-School.htm','Daily life in middle school.',NULL,3,true);" calcext:value-type="string">
            <text:p>INSERT INTO RESOURCE(id_resource, resource, url, resume, comments, id_level, active) VALUES(75,'931 Middle School','https://elllo.org/english/0901/T931-Naomi-School.htm','Daily life in middle school.',NULL,3,true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28 Free Time</text:p>
          </table:table-cell>
          <table:table-cell office:value-type="string" calcext:value-type="string">
            <text:p>https://elllo.org/english/0901/T928-Naomi-FreeTime.htm</text:p>
          </table:table-cell>
          <table:table-cell office:value-type="string" calcext:value-type="string">
            <text:p>Naomi's ree time activities.</text:p>
          </table:table-cell>
          <table:table-cell/>
          <table:table-cell table:formula="of:=IF([.E76]=&quot;&quot;;&quot;NULL&quot;;CONCATENATE(&quot;'&quot;;[.E7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6];&quot;,'&quot;;SUBSTITUTE([.B76];&quot;'&quot;;&quot;''&quot;);&quot;','&quot;;SUBSTITUTE([.C76];&quot;'&quot;;&quot;''&quot;);&quot;','&quot;;SUBSTITUTE([.D76];&quot;'&quot;;&quot;''&quot;);&quot;',&quot;;SUBSTITUTE([.F76];&quot;'&quot;;&quot;''&quot;);&quot;,&quot;;[.G76];&quot;,&quot;;[.H76];&quot;);&quot;)" office:value-type="string" office:string-value="INSERT INTO RESOURCE(id_resource, resource, url, resume, comments, id_level, active) VALUES(76,'928 Free Time','https://elllo.org/english/0901/T928-Naomi-FreeTime.htm','Naomi''s ree time activities.',NULL,3,true);" calcext:value-type="string">
            <text:p>INSERT INTO RESOURCE(id_resource, resource, url, resume, comments, id_level, active) VALUES(76,'928 Free Time','https://elllo.org/english/0901/T928-Naomi-FreeTime.htm','Naomi''s ree time activities.',NULL,3,true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27 Net Ball</text:p>
          </table:table-cell>
          <table:table-cell office:value-type="string" calcext:value-type="string">
            <text:p>https://elllo.org/english/0901/T927-Naomi-Netball.htm</text:p>
          </table:table-cell>
          <table:table-cell office:value-type="string" calcext:value-type="string">
            <text:p>Naomi talks about sport.</text:p>
          </table:table-cell>
          <table:table-cell/>
          <table:table-cell table:formula="of:=IF([.E77]=&quot;&quot;;&quot;NULL&quot;;CONCATENATE(&quot;'&quot;;[.E7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7];&quot;,'&quot;;SUBSTITUTE([.B77];&quot;'&quot;;&quot;''&quot;);&quot;','&quot;;SUBSTITUTE([.C77];&quot;'&quot;;&quot;''&quot;);&quot;','&quot;;SUBSTITUTE([.D77];&quot;'&quot;;&quot;''&quot;);&quot;',&quot;;SUBSTITUTE([.F77];&quot;'&quot;;&quot;''&quot;);&quot;,&quot;;[.G77];&quot;,&quot;;[.H77];&quot;);&quot;)" office:value-type="string" office:string-value="INSERT INTO RESOURCE(id_resource, resource, url, resume, comments, id_level, active) VALUES(77,'927 Net Ball','https://elllo.org/english/0901/T927-Naomi-Netball.htm','Naomi talks about sport.',NULL,3,true);" calcext:value-type="string">
            <text:p>INSERT INTO RESOURCE(id_resource, resource, url, resume, comments, id_level, active) VALUES(77,'927 Net Ball','https://elllo.org/english/0901/T927-Naomi-Netball.htm','Naomi talks about sport.',NULL,3,true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18 Mari's Media Choices</text:p>
          </table:table-cell>
          <table:table-cell office:value-type="string" calcext:value-type="string">
            <text:p>https://elllo.org/english/0901/T918-Mari-Media.htm</text:p>
          </table:table-cell>
          <table:table-cell office:value-type="string" calcext:value-type="string">
            <text:p>Mari's talks about media.</text:p>
          </table:table-cell>
          <table:table-cell/>
          <table:table-cell table:formula="of:=IF([.E78]=&quot;&quot;;&quot;NULL&quot;;CONCATENATE(&quot;'&quot;;[.E7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8];&quot;,'&quot;;SUBSTITUTE([.B78];&quot;'&quot;;&quot;''&quot;);&quot;','&quot;;SUBSTITUTE([.C78];&quot;'&quot;;&quot;''&quot;);&quot;','&quot;;SUBSTITUTE([.D78];&quot;'&quot;;&quot;''&quot;);&quot;',&quot;;SUBSTITUTE([.F78];&quot;'&quot;;&quot;''&quot;);&quot;,&quot;;[.G78];&quot;,&quot;;[.H78];&quot;);&quot;)" office:value-type="string" office:string-value="INSERT INTO RESOURCE(id_resource, resource, url, resume, comments, id_level, active) VALUES(78,'918 Mari''s Media Choices','https://elllo.org/english/0901/T918-Mari-Media.htm','Mari''s talks about media.',NULL,3,true);" calcext:value-type="string">
            <text:p>INSERT INTO RESOURCE(id_resource, resource, url, resume, comments, id_level, active) VALUES(78,'918 Mari''s Media Choices','https://elllo.org/english/0901/T918-Mari-Media.htm','Mari''s talks about media.',NULL,3,true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17 Ron's Media Choices</text:p>
          </table:table-cell>
          <table:table-cell office:value-type="string" calcext:value-type="string">
            <text:p>https://elllo.org/english/0901/T917-Ron-Media.htm</text:p>
          </table:table-cell>
          <table:table-cell office:value-type="string" calcext:value-type="string">
            <text:p>Ron talks about media.</text:p>
          </table:table-cell>
          <table:table-cell/>
          <table:table-cell table:formula="of:=IF([.E79]=&quot;&quot;;&quot;NULL&quot;;CONCATENATE(&quot;'&quot;;[.E7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79];&quot;,'&quot;;SUBSTITUTE([.B79];&quot;'&quot;;&quot;''&quot;);&quot;','&quot;;SUBSTITUTE([.C79];&quot;'&quot;;&quot;''&quot;);&quot;','&quot;;SUBSTITUTE([.D79];&quot;'&quot;;&quot;''&quot;);&quot;',&quot;;SUBSTITUTE([.F79];&quot;'&quot;;&quot;''&quot;);&quot;,&quot;;[.G79];&quot;,&quot;;[.H79];&quot;);&quot;)" office:value-type="string" office:string-value="INSERT INTO RESOURCE(id_resource, resource, url, resume, comments, id_level, active) VALUES(79,'917 Ron''s Media Choices','https://elllo.org/english/0901/T917-Ron-Media.htm','Ron talks about media.',NULL,3,true);" calcext:value-type="string">
            <text:p>INSERT INTO RESOURCE(id_resource, resource, url, resume, comments, id_level, active) VALUES(79,'917 Ron''s Media Choices','https://elllo.org/english/0901/T917-Ron-Media.htm','Ron talks about media.',NULL,3,true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16 Mari's Abilities</text:p>
          </table:table-cell>
          <table:table-cell office:value-type="string" calcext:value-type="string">
            <text:p>https://elllo.org/english/0901/T916-Mari-Ability.htm</text:p>
          </table:table-cell>
          <table:table-cell office:value-type="string" calcext:value-type="string">
            <text:p>Mari talks about her abilities.</text:p>
          </table:table-cell>
          <table:table-cell/>
          <table:table-cell table:formula="of:=IF([.E80]=&quot;&quot;;&quot;NULL&quot;;CONCATENATE(&quot;'&quot;;[.E8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0];&quot;,'&quot;;SUBSTITUTE([.B80];&quot;'&quot;;&quot;''&quot;);&quot;','&quot;;SUBSTITUTE([.C80];&quot;'&quot;;&quot;''&quot;);&quot;','&quot;;SUBSTITUTE([.D80];&quot;'&quot;;&quot;''&quot;);&quot;',&quot;;SUBSTITUTE([.F80];&quot;'&quot;;&quot;''&quot;);&quot;,&quot;;[.G80];&quot;,&quot;;[.H80];&quot;);&quot;)" office:value-type="string" office:string-value="INSERT INTO RESOURCE(id_resource, resource, url, resume, comments, id_level, active) VALUES(80,'916 Mari''s Abilities','https://elllo.org/english/0901/T916-Mari-Ability.htm','Mari talks about her abilities.',NULL,3,true);" calcext:value-type="string">
            <text:p>INSERT INTO RESOURCE(id_resource, resource, url, resume, comments, id_level, active) VALUES(80,'916 Mari''s Abilities','https://elllo.org/english/0901/T916-Mari-Ability.htm','Mari talks about her abilities.',NULL,3,true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15 Ron's Abilities</text:p>
          </table:table-cell>
          <table:table-cell office:value-type="string" calcext:value-type="string">
            <text:p>https://elllo.org/english/0901/T915-Ron-Ability.htm</text:p>
          </table:table-cell>
          <table:table-cell office:value-type="string" calcext:value-type="string">
            <text:p>Ron talks about abilities.</text:p>
          </table:table-cell>
          <table:table-cell/>
          <table:table-cell table:formula="of:=IF([.E81]=&quot;&quot;;&quot;NULL&quot;;CONCATENATE(&quot;'&quot;;[.E8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1];&quot;,'&quot;;SUBSTITUTE([.B81];&quot;'&quot;;&quot;''&quot;);&quot;','&quot;;SUBSTITUTE([.C81];&quot;'&quot;;&quot;''&quot;);&quot;','&quot;;SUBSTITUTE([.D81];&quot;'&quot;;&quot;''&quot;);&quot;',&quot;;SUBSTITUTE([.F81];&quot;'&quot;;&quot;''&quot;);&quot;,&quot;;[.G81];&quot;,&quot;;[.H81];&quot;);&quot;)" office:value-type="string" office:string-value="INSERT INTO RESOURCE(id_resource, resource, url, resume, comments, id_level, active) VALUES(81,'915 Ron''s Abilities','https://elllo.org/english/0901/T915-Ron-Ability.htm','Ron talks about abilities.',NULL,3,true);" calcext:value-type="string">
            <text:p>INSERT INTO RESOURCE(id_resource, resource, url, resume, comments, id_level, active) VALUES(81,'915 Ron''s Abilities','https://elllo.org/english/0901/T915-Ron-Ability.htm','Ron talks about abilities.',NULL,3,true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01 Do for emphasis. I do speak Spanish!</text:p>
          </table:table-cell>
          <table:table-cell office:value-type="string" calcext:value-type="string">
            <text:p>https://elllo.org/english/grammar/L4-01-Do-Emphasis.htm</text:p>
          </table:table-cell>
          <table:table-cell office:value-type="string" calcext:value-type="string">
            <text:p>Two people share langaues they do and don't speak.</text:p>
          </table:table-cell>
          <table:table-cell/>
          <table:table-cell table:formula="of:=IF([.E82]=&quot;&quot;;&quot;NULL&quot;;CONCATENATE(&quot;'&quot;;[.E8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2];&quot;,'&quot;;SUBSTITUTE([.B82];&quot;'&quot;;&quot;''&quot;);&quot;','&quot;;SUBSTITUTE([.C82];&quot;'&quot;;&quot;''&quot;);&quot;','&quot;;SUBSTITUTE([.D82];&quot;'&quot;;&quot;''&quot;);&quot;',&quot;;SUBSTITUTE([.F82];&quot;'&quot;;&quot;''&quot;);&quot;,&quot;;[.G82];&quot;,&quot;;[.H82];&quot;);&quot;)" office:value-type="string" office:string-value="INSERT INTO RESOURCE(id_resource, resource, url, resume, comments, id_level, active) VALUES(82,'4.01 Do for emphasis. I do speak Spanish!','https://elllo.org/english/grammar/L4-01-Do-Emphasis.htm','Two people share langaues they do and don''t speak.',NULL,4,true);" calcext:value-type="string">
            <text:p>INSERT INTO RESOURCE(id_resource, resource, url, resume, comments, id_level, active) VALUES(82,'4.01 Do for emphasis. I do speak Spanish!','https://elllo.org/english/grammar/L4-01-Do-Emphasis.htm','Two people share langaues they do and don''t speak.',NULL,4,true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.02 Causative Verbs. Job Duties</text:p>
          </table:table-cell>
          <table:table-cell office:value-type="string" calcext:value-type="string">
            <text:p>https://elllo.org/english/grammar/L4-02-Causative-Verb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3]=&quot;&quot;;&quot;NULL&quot;;CONCATENATE(&quot;'&quot;;[.E8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3];&quot;,'&quot;;SUBSTITUTE([.B83];&quot;'&quot;;&quot;''&quot;);&quot;','&quot;;SUBSTITUTE([.C83];&quot;'&quot;;&quot;''&quot;);&quot;','&quot;;SUBSTITUTE([.D83];&quot;'&quot;;&quot;''&quot;);&quot;',&quot;;SUBSTITUTE([.F83];&quot;'&quot;;&quot;''&quot;);&quot;,&quot;;[.G83];&quot;,&quot;;[.H83];&quot;);&quot;)" office:value-type="string" office:string-value="INSERT INTO RESOURCE(id_resource, resource, url, resume, comments, id_level, active) VALUES(83,'4.02 Causative Verbs. Job Duties','https://elllo.org/english/grammar/L4-02-Causative-Verbs.htm','Sarah gives job tips for working for the U.S. State Department.',NULL,4,true);" calcext:value-type="string">
            <text:p>INSERT INTO RESOURCE(id_resource, resource, url, resume, comments, id_level, active) VALUES(83,'4.02 Causative Verbs. Job Duties','https://elllo.org/english/grammar/L4-02-Causative-Verbs.htm','Sarah gives job tips for working for the U.S. State Department.',NULL,4,true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.03 Used to. Life Way Back When</text:p>
          </table:table-cell>
          <table:table-cell office:value-type="string" calcext:value-type="string">
            <text:p>https://elllo.org/english/grammar/L4-03-Used-To.htm</text:p>
          </table:table-cell>
          <table:table-cell office:value-type="string" calcext:value-type="string">
            <text:p>Two people talk about how life was different not long ago.</text:p>
          </table:table-cell>
          <table:table-cell/>
          <table:table-cell table:formula="of:=IF([.E84]=&quot;&quot;;&quot;NULL&quot;;CONCATENATE(&quot;'&quot;;[.E8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4];&quot;,'&quot;;SUBSTITUTE([.B84];&quot;'&quot;;&quot;''&quot;);&quot;','&quot;;SUBSTITUTE([.C84];&quot;'&quot;;&quot;''&quot;);&quot;','&quot;;SUBSTITUTE([.D84];&quot;'&quot;;&quot;''&quot;);&quot;',&quot;;SUBSTITUTE([.F84];&quot;'&quot;;&quot;''&quot;);&quot;,&quot;;[.G84];&quot;,&quot;;[.H84];&quot;);&quot;)" office:value-type="string" office:string-value="INSERT INTO RESOURCE(id_resource, resource, url, resume, comments, id_level, active) VALUES(84,'4.03 Used to. Life Way Back When','https://elllo.org/english/grammar/L4-03-Used-To.htm','Two people talk about how life was different not long ago.',NULL,4,true);" calcext:value-type="string">
            <text:p>INSERT INTO RESOURCE(id_resource, resource, url, resume, comments, id_level, active) VALUES(84,'4.03 Used to. Life Way Back When','https://elllo.org/english/grammar/L4-03-Used-To.htm','Two people talk about how life was different not long ago.',NULL,4,true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.04 Would - Past Tense. Valentine's Day Memories</text:p>
          </table:table-cell>
          <table:table-cell office:value-type="string" calcext:value-type="string">
            <text:p>https://elllo.org/english/grammar/L4-04-Would-Past.htm</text:p>
          </table:table-cell>
          <table:table-cell office:value-type="string" calcext:value-type="string">
            <text:p>Mel and Doron disucss a romantic holiday for kids.</text:p>
          </table:table-cell>
          <table:table-cell/>
          <table:table-cell table:formula="of:=IF([.E85]=&quot;&quot;;&quot;NULL&quot;;CONCATENATE(&quot;'&quot;;[.E8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5];&quot;,'&quot;;SUBSTITUTE([.B85];&quot;'&quot;;&quot;''&quot;);&quot;','&quot;;SUBSTITUTE([.C85];&quot;'&quot;;&quot;''&quot;);&quot;','&quot;;SUBSTITUTE([.D85];&quot;'&quot;;&quot;''&quot;);&quot;',&quot;;SUBSTITUTE([.F85];&quot;'&quot;;&quot;''&quot;);&quot;,&quot;;[.G85];&quot;,&quot;;[.H85];&quot;);&quot;)" office:value-type="string" office:string-value="INSERT INTO RESOURCE(id_resource, resource, url, resume, comments, id_level, active) VALUES(85,'4.04 Would - Past Tense. Valentine''s Day Memories','https://elllo.org/english/grammar/L4-04-Would-Past.htm','Mel and Doron disucss a romantic holiday for kids.',NULL,4,true);" calcext:value-type="string">
            <text:p>INSERT INTO RESOURCE(id_resource, resource, url, resume, comments, id_level, active) VALUES(85,'4.04 Would - Past Tense. Valentine''s Day Memories','https://elllo.org/english/grammar/L4-04-Would-Past.htm','Mel and Doron disucss a romantic holiday for kids.',NULL,4,true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.05 Should - Suggestions. Getting a Job with Uncle Sam</text:p>
          </table:table-cell>
          <table:table-cell office:value-type="string" calcext:value-type="string">
            <text:p>https://elllo.org/english/grammar/L4-05-Should-Suggestion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6]=&quot;&quot;;&quot;NULL&quot;;CONCATENATE(&quot;'&quot;;[.E8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6];&quot;,'&quot;;SUBSTITUTE([.B86];&quot;'&quot;;&quot;''&quot;);&quot;','&quot;;SUBSTITUTE([.C86];&quot;'&quot;;&quot;''&quot;);&quot;','&quot;;SUBSTITUTE([.D86];&quot;'&quot;;&quot;''&quot;);&quot;',&quot;;SUBSTITUTE([.F86];&quot;'&quot;;&quot;''&quot;);&quot;,&quot;;[.G86];&quot;,&quot;;[.H86];&quot;);&quot;)" office:value-type="string" office:string-value="INSERT INTO RESOURCE(id_resource, resource, url, resume, comments, id_level, active) VALUES(86,'4.05 Should - Suggestions. Getting a Job with Uncle Sam','https://elllo.org/english/grammar/L4-05-Should-Suggestions.htm','Sarah gives job tips for working for the U.S. State Department.',NULL,4,true);" calcext:value-type="string">
            <text:p>INSERT INTO RESOURCE(id_resource, resource, url, resume, comments, id_level, active) VALUES(86,'4.05 Should - Suggestions. Getting a Job with Uncle Sam','https://elllo.org/english/grammar/L4-05-Should-Suggestions.htm','Sarah gives job tips for working for the U.S. State Department.',NULL,4,true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.06 Would like / Want to. What would you like to do?</text:p>
          </table:table-cell>
          <table:table-cell office:value-type="string" calcext:value-type="string">
            <text:p>https://elllo.org/english/grammar/L4-06-Would-like-Want.htm</text:p>
          </table:table-cell>
          <table:table-cell office:value-type="string" calcext:value-type="string">
            <text:p>Two people share what they would like to do in their life.</text:p>
          </table:table-cell>
          <table:table-cell/>
          <table:table-cell table:formula="of:=IF([.E87]=&quot;&quot;;&quot;NULL&quot;;CONCATENATE(&quot;'&quot;;[.E8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7];&quot;,'&quot;;SUBSTITUTE([.B87];&quot;'&quot;;&quot;''&quot;);&quot;','&quot;;SUBSTITUTE([.C87];&quot;'&quot;;&quot;''&quot;);&quot;','&quot;;SUBSTITUTE([.D87];&quot;'&quot;;&quot;''&quot;);&quot;',&quot;;SUBSTITUTE([.F87];&quot;'&quot;;&quot;''&quot;);&quot;,&quot;;[.G87];&quot;,&quot;;[.H87];&quot;);&quot;)" office:value-type="string" office:string-value="INSERT INTO RESOURCE(id_resource, resource, url, resume, comments, id_level, active) VALUES(87,'4.06 Would like / Want to. What would you like to do?','https://elllo.org/english/grammar/L4-06-Would-like-Want.htm','Two people share what they would like to do in their life.',NULL,4,true);" calcext:value-type="string">
            <text:p>INSERT INTO RESOURCE(id_resource, resource, url, resume, comments, id_level, active) VALUES(87,'4.06 Would like / Want to. What would you like to do?','https://elllo.org/english/grammar/L4-06-Would-like-Want.htm','Two people share what they would like to do in their life.',NULL,4,true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.07 Present Perfect. How International are you?</text:p>
          </table:table-cell>
          <table:table-cell office:value-type="string" calcext:value-type="string">
            <text:p>https://elllo.org/english/grammar/L4-07-Present-Perfect-Experiences.htm</text:p>
          </table:table-cell>
          <table:table-cell office:value-type="string" calcext:value-type="string">
            <text:p>Expereinces with people, food and cultures, movies and more.</text:p>
          </table:table-cell>
          <table:table-cell/>
          <table:table-cell table:formula="of:=IF([.E88]=&quot;&quot;;&quot;NULL&quot;;CONCATENATE(&quot;'&quot;;[.E8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8];&quot;,'&quot;;SUBSTITUTE([.B88];&quot;'&quot;;&quot;''&quot;);&quot;','&quot;;SUBSTITUTE([.C88];&quot;'&quot;;&quot;''&quot;);&quot;','&quot;;SUBSTITUTE([.D88];&quot;'&quot;;&quot;''&quot;);&quot;',&quot;;SUBSTITUTE([.F88];&quot;'&quot;;&quot;''&quot;);&quot;,&quot;;[.G88];&quot;,&quot;;[.H88];&quot;);&quot;)" office:value-type="string" office:string-value="INSERT INTO RESOURCE(id_resource, resource, url, resume, comments, id_level, active) VALUES(88,'4.07 Present Perfect. How International are you?','https://elllo.org/english/grammar/L4-07-Present-Perfect-Experiences.htm','Expereinces with people, food and cultures, movies and more.',NULL,4,true);" calcext:value-type="string">
            <text:p>INSERT INTO RESOURCE(id_resource, resource, url, resume, comments, id_level, active) VALUES(88,'4.07 Present Perfect. How International are you?','https://elllo.org/english/grammar/L4-07-Present-Perfect-Experiences.htm','Expereinces with people, food and cultures, movies and more.',NULL,4,true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.08 Must, Have to, Need to. Meg has to move</text:p>
          </table:table-cell>
          <table:table-cell office:value-type="string" calcext:value-type="string">
            <text:p>https://elllo.org/english/grammar/L4-08-Modals-Obligation.htm</text:p>
          </table:table-cell>
          <table:table-cell office:value-type="string" calcext:value-type="string">
            <text:p>Meg is moving and talks about all the things she needs to do.</text:p>
          </table:table-cell>
          <table:table-cell/>
          <table:table-cell table:formula="of:=IF([.E89]=&quot;&quot;;&quot;NULL&quot;;CONCATENATE(&quot;'&quot;;[.E8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89];&quot;,'&quot;;SUBSTITUTE([.B89];&quot;'&quot;;&quot;''&quot;);&quot;','&quot;;SUBSTITUTE([.C89];&quot;'&quot;;&quot;''&quot;);&quot;','&quot;;SUBSTITUTE([.D89];&quot;'&quot;;&quot;''&quot;);&quot;',&quot;;SUBSTITUTE([.F89];&quot;'&quot;;&quot;''&quot;);&quot;,&quot;;[.G89];&quot;,&quot;;[.H89];&quot;);&quot;)" office:value-type="string" office:string-value="INSERT INTO RESOURCE(id_resource, resource, url, resume, comments, id_level, active) VALUES(89,'4.08 Must, Have to, Need to. Meg has to move','https://elllo.org/english/grammar/L4-08-Modals-Obligation.htm','Meg is moving and talks about all the things she needs to do.',NULL,4,true);" calcext:value-type="string">
            <text:p>INSERT INTO RESOURCE(id_resource, resource, url, resume, comments, id_level, active) VALUES(89,'4.08 Must, Have to, Need to. Meg has to move','https://elllo.org/english/grammar/L4-08-Modals-Obligation.htm','Meg is moving and talks about all the things she needs to do.',NULL,4,true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.09 Zero Conditional. What to do when and if ...</text:p>
          </table:table-cell>
          <table:table-cell office:value-type="string" calcext:value-type="string">
            <text:p>https://elllo.org/english/grammar/L4-09-Zero-Conditionals.htm</text:p>
          </table:table-cell>
          <table:table-cell office:value-type="string" calcext:value-type="string">
            <text:p>Sarah and Todd share what they do in certain situations.</text:p>
          </table:table-cell>
          <table:table-cell/>
          <table:table-cell table:formula="of:=IF([.E90]=&quot;&quot;;&quot;NULL&quot;;CONCATENATE(&quot;'&quot;;[.E9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0];&quot;,'&quot;;SUBSTITUTE([.B90];&quot;'&quot;;&quot;''&quot;);&quot;','&quot;;SUBSTITUTE([.C90];&quot;'&quot;;&quot;''&quot;);&quot;','&quot;;SUBSTITUTE([.D90];&quot;'&quot;;&quot;''&quot;);&quot;',&quot;;SUBSTITUTE([.F90];&quot;'&quot;;&quot;''&quot;);&quot;,&quot;;[.G90];&quot;,&quot;;[.H90];&quot;);&quot;)" office:value-type="string" office:string-value="INSERT INTO RESOURCE(id_resource, resource, url, resume, comments, id_level, active) VALUES(90,'4.09 Zero Conditional. What to do when and if ...','https://elllo.org/english/grammar/L4-09-Zero-Conditionals.htm','Sarah and Todd share what they do in certain situations.',NULL,4,true);" calcext:value-type="string">
            <text:p>INSERT INTO RESOURCE(id_resource, resource, url, resume, comments, id_level, active) VALUES(90,'4.09 Zero Conditional. What to do when and if ...','https://elllo.org/english/grammar/L4-09-Zero-Conditionals.htm','Sarah and Todd share what they do in certain situations.',NULL,4,true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10 First Conditional. Class President</text:p>
          </table:table-cell>
          <table:table-cell office:value-type="string" calcext:value-type="string">
            <text:p>https://elllo.org/english/grammar/L4-10-First-Conditional.htm</text:p>
          </table:table-cell>
          <table:table-cell office:value-type="string" calcext:value-type="string">
            <text:p>Six students share what they will do if they are class president.</text:p>
          </table:table-cell>
          <table:table-cell/>
          <table:table-cell table:formula="of:=IF([.E91]=&quot;&quot;;&quot;NULL&quot;;CONCATENATE(&quot;'&quot;;[.E9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1];&quot;,'&quot;;SUBSTITUTE([.B91];&quot;'&quot;;&quot;''&quot;);&quot;','&quot;;SUBSTITUTE([.C91];&quot;'&quot;;&quot;''&quot;);&quot;','&quot;;SUBSTITUTE([.D91];&quot;'&quot;;&quot;''&quot;);&quot;',&quot;;SUBSTITUTE([.F91];&quot;'&quot;;&quot;''&quot;);&quot;,&quot;;[.G91];&quot;,&quot;;[.H91];&quot;);&quot;)" office:value-type="string" office:string-value="INSERT INTO RESOURCE(id_resource, resource, url, resume, comments, id_level, active) VALUES(91,'4.10 First Conditional. Class President','https://elllo.org/english/grammar/L4-10-First-Conditional.htm','Six students share what they will do if they are class president.',NULL,4,true);" calcext:value-type="string">
            <text:p>INSERT INTO RESOURCE(id_resource, resource, url, resume, comments, id_level, active) VALUES(91,'4.10 First Conditional. Class President','https://elllo.org/english/grammar/L4-10-First-Conditional.htm','Six students share what they will do if they are class president.',NULL,4,true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470 Media - Then and Now</text:p>
          </table:table-cell>
          <table:table-cell office:value-type="string" calcext:value-type="string">
            <text:p>https://elllo.org/english/1451/1470-MegTodd-CompareMedia.htm</text:p>
          </table:table-cell>
          <table:table-cell office:value-type="string" calcext:value-type="string">
            <text:p>Comparing movies and news eras.</text:p>
          </table:table-cell>
          <table:table-cell/>
          <table:table-cell table:formula="of:=IF([.E92]=&quot;&quot;;&quot;NULL&quot;;CONCATENATE(&quot;'&quot;;[.E9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2];&quot;,'&quot;;SUBSTITUTE([.B92];&quot;'&quot;;&quot;''&quot;);&quot;','&quot;;SUBSTITUTE([.C92];&quot;'&quot;;&quot;''&quot;);&quot;','&quot;;SUBSTITUTE([.D92];&quot;'&quot;;&quot;''&quot;);&quot;',&quot;;SUBSTITUTE([.F92];&quot;'&quot;;&quot;''&quot;);&quot;,&quot;;[.G92];&quot;,&quot;;[.H92];&quot;);&quot;)" office:value-type="string" office:string-value="INSERT INTO RESOURCE(id_resource, resource, url, resume, comments, id_level, active) VALUES(92,'1470 Media - Then and Now','https://elllo.org/english/1451/1470-MegTodd-CompareMedia.htm','Comparing movies and news eras.',NULL,4,true);" calcext:value-type="string">
            <text:p>INSERT INTO RESOURCE(id_resource, resource, url, resume, comments, id_level, active) VALUES(92,'1470 Media - Then and Now','https://elllo.org/english/1451/1470-MegTodd-CompareMedia.htm','Comparing movies and news eras.',NULL,4,true);</text:p>
          </table:table-cell>
        </table:table-row>
        <table:table-row table:style-name="ro2">
          <table:table-cell office:value-type="string" calcext:value-type="string">
            <text:p>﻿93</text:p>
          </table:table-cell>
          <table:table-cell office:value-type="string" calcext:value-type="string">
            <text:p>1462 Nepal Travel Tips</text:p>
          </table:table-cell>
          <table:table-cell office:value-type="string" calcext:value-type="string">
            <text:p>https://elllo.org/english/1451/1462-Jin-Nepal-Tips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93]=&quot;&quot;;&quot;NULL&quot;;CONCATENATE(&quot;'&quot;;[.E9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3];&quot;,'&quot;;SUBSTITUTE([.B93];&quot;'&quot;;&quot;''&quot;);&quot;','&quot;;SUBSTITUTE([.C93];&quot;'&quot;;&quot;''&quot;);&quot;','&quot;;SUBSTITUTE([.D93];&quot;'&quot;;&quot;''&quot;);&quot;',&quot;;SUBSTITUTE([.F93];&quot;'&quot;;&quot;''&quot;);&quot;,&quot;;[.G93];&quot;,&quot;;[.H93];&quot;);&quot;)" office:value-type="string" office:string-value="INSERT INTO RESOURCE(id_resource, resource, url, resume, comments, id_level, active) VALUES(﻿93,'1462 Nepal Travel Tips','https://elllo.org/english/1451/1462-Jin-Nepal-Tips.htm','Katie takes a culture test.',NULL,4,true);" calcext:value-type="string">
            <text:p>INSERT INTO RESOURCE(id_resource, resource, url, resume, comments, id_level, active) VALUES(﻿93,'1462 Nepal Travel Tips','https://elllo.org/english/1451/1462-Jin-Nepal-Tips.htm','Katie takes a culture test.',NULL,4,true);</text:p>
          </table:table-cell>
        </table:table-row>
        <table:table-row table:style-name="ro2">
          <table:table-cell office:value-type="string" calcext:value-type="string">
            <text:p>﻿94</text:p>
          </table:table-cell>
          <table:table-cell office:value-type="string" calcext:value-type="string">
            <text:p>1461 Nepal by Region</text:p>
          </table:table-cell>
          <table:table-cell office:value-type="string" calcext:value-type="string">
            <text:p>https://elllo.org/english/1451/1461-Jin-Nepal.htm</text:p>
          </table:table-cell>
          <table:table-cell office:value-type="string" calcext:value-type="string">
            <text:p>Jin talks about Nepals different areas.</text:p>
          </table:table-cell>
          <table:table-cell/>
          <table:table-cell table:formula="of:=IF([.E94]=&quot;&quot;;&quot;NULL&quot;;CONCATENATE(&quot;'&quot;;[.E9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4];&quot;,'&quot;;SUBSTITUTE([.B94];&quot;'&quot;;&quot;''&quot;);&quot;','&quot;;SUBSTITUTE([.C94];&quot;'&quot;;&quot;''&quot;);&quot;','&quot;;SUBSTITUTE([.D94];&quot;'&quot;;&quot;''&quot;);&quot;',&quot;;SUBSTITUTE([.F94];&quot;'&quot;;&quot;''&quot;);&quot;,&quot;;[.G94];&quot;,&quot;;[.H94];&quot;);&quot;)" office:value-type="string" office:string-value="INSERT INTO RESOURCE(id_resource, resource, url, resume, comments, id_level, active) VALUES(﻿94,'1461 Nepal by Region','https://elllo.org/english/1451/1461-Jin-Nepal.htm','Jin talks about Nepals different areas.',NULL,4,true);" calcext:value-type="string">
            <text:p>INSERT INTO RESOURCE(id_resource, resource, url, resume, comments, id_level, active) VALUES(﻿94,'1461 Nepal by Region','https://elllo.org/english/1451/1461-Jin-Nepal.htm','Jin talks about Nepals different areas.',NULL,4,true);</text:p>
          </table:table-cell>
        </table:table-row>
        <table:table-row table:style-name="ro2">
          <table:table-cell office:value-type="string" calcext:value-type="string">
            <text:p>﻿95</text:p>
          </table:table-cell>
          <table:table-cell office:value-type="string" calcext:value-type="string">
            <text:p>1448 The Right Age</text:p>
          </table:table-cell>
          <table:table-cell office:value-type="string" calcext:value-type="string">
            <text:p>https://elllo.org/english/1401/1448-Katie-Phone.htm</text:p>
          </table:table-cell>
          <table:table-cell office:value-type="string" calcext:value-type="string">
            <text:p>When should kids get phones?</text:p>
          </table:table-cell>
          <table:table-cell/>
          <table:table-cell table:formula="of:=IF([.E95]=&quot;&quot;;&quot;NULL&quot;;CONCATENATE(&quot;'&quot;;[.E9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5];&quot;,'&quot;;SUBSTITUTE([.B95];&quot;'&quot;;&quot;''&quot;);&quot;','&quot;;SUBSTITUTE([.C95];&quot;'&quot;;&quot;''&quot;);&quot;','&quot;;SUBSTITUTE([.D95];&quot;'&quot;;&quot;''&quot;);&quot;',&quot;;SUBSTITUTE([.F95];&quot;'&quot;;&quot;''&quot;);&quot;,&quot;;[.G95];&quot;,&quot;;[.H95];&quot;);&quot;)" office:value-type="string" office:string-value="INSERT INTO RESOURCE(id_resource, resource, url, resume, comments, id_level, active) VALUES(﻿95,'1448 The Right Age','https://elllo.org/english/1401/1448-Katie-Phone.htm','When should kids get phones?',NULL,4,true);" calcext:value-type="string">
            <text:p>INSERT INTO RESOURCE(id_resource, resource, url, resume, comments, id_level, active) VALUES(﻿95,'1448 The Right Age','https://elllo.org/english/1401/1448-Katie-Phone.htm','When should kids get phones?',NULL,4,true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37 Homesickness. Missing Home</text:p>
          </table:table-cell>
          <table:table-cell office:value-type="string" calcext:value-type="string">
            <text:p>https://elllo.org/english/1401/1437-Gilda-Homesick.htm</text:p>
          </table:table-cell>
          <table:table-cell office:value-type="string" calcext:value-type="string">
            <text:p>Missing things from home.</text:p>
          </table:table-cell>
          <table:table-cell/>
          <table:table-cell table:formula="of:=IF([.E96]=&quot;&quot;;&quot;NULL&quot;;CONCATENATE(&quot;'&quot;;[.E9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6];&quot;,'&quot;;SUBSTITUTE([.B96];&quot;'&quot;;&quot;''&quot;);&quot;','&quot;;SUBSTITUTE([.C96];&quot;'&quot;;&quot;''&quot;);&quot;','&quot;;SUBSTITUTE([.D96];&quot;'&quot;;&quot;''&quot;);&quot;',&quot;;SUBSTITUTE([.F96];&quot;'&quot;;&quot;''&quot;);&quot;,&quot;;[.G96];&quot;,&quot;;[.H96];&quot;);&quot;)" office:value-type="string" office:string-value="INSERT INTO RESOURCE(id_resource, resource, url, resume, comments, id_level, active) VALUES(96,'1437 Homesickness. Missing Home','https://elllo.org/english/1401/1437-Gilda-Homesick.htm','Missing things from home.',NULL,4,true);" calcext:value-type="string">
            <text:p>INSERT INTO RESOURCE(id_resource, resource, url, resume, comments, id_level, active) VALUES(96,'1437 Homesickness. Missing Home','https://elllo.org/english/1401/1437-Gilda-Homesick.htm','Missing things from home.',NULL,4,true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32 Going to Mars</text:p>
          </table:table-cell>
          <table:table-cell office:value-type="string" calcext:value-type="string">
            <text:p>https://elllo.org/english/1401/1432-JohnSarah-Mars.htm</text:p>
          </table:table-cell>
          <table:table-cell office:value-type="string" calcext:value-type="string">
            <text:p>Reasons to go or not go to space</text:p>
          </table:table-cell>
          <table:table-cell/>
          <table:table-cell table:formula="of:=IF([.E97]=&quot;&quot;;&quot;NULL&quot;;CONCATENATE(&quot;'&quot;;[.E9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7];&quot;,'&quot;;SUBSTITUTE([.B97];&quot;'&quot;;&quot;''&quot;);&quot;','&quot;;SUBSTITUTE([.C97];&quot;'&quot;;&quot;''&quot;);&quot;','&quot;;SUBSTITUTE([.D97];&quot;'&quot;;&quot;''&quot;);&quot;',&quot;;SUBSTITUTE([.F97];&quot;'&quot;;&quot;''&quot;);&quot;,&quot;;[.G97];&quot;,&quot;;[.H97];&quot;);&quot;)" office:value-type="string" office:string-value="INSERT INTO RESOURCE(id_resource, resource, url, resume, comments, id_level, active) VALUES(97,'1432 Going to Mars','https://elllo.org/english/1401/1432-JohnSarah-Mars.htm','Reasons to go or not go to space',NULL,4,true);" calcext:value-type="string">
            <text:p>INSERT INTO RESOURCE(id_resource, resource, url, resume, comments, id_level, active) VALUES(97,'1432 Going to Mars','https://elllo.org/english/1401/1432-JohnSarah-Mars.htm','Reasons to go or not go to space',NULL,4,true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424 Food We Hate</text:p>
          </table:table-cell>
          <table:table-cell office:value-type="string" calcext:value-type="string">
            <text:p>https://elllo.org/english/1401/1424-KatieGilda-FoodWeHate.htm</text:p>
          </table:table-cell>
          <table:table-cell office:value-type="string" calcext:value-type="string">
            <text:p>Surprising foods people dislike!</text:p>
          </table:table-cell>
          <table:table-cell/>
          <table:table-cell table:formula="of:=IF([.E98]=&quot;&quot;;&quot;NULL&quot;;CONCATENATE(&quot;'&quot;;[.E9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8];&quot;,'&quot;;SUBSTITUTE([.B98];&quot;'&quot;;&quot;''&quot;);&quot;','&quot;;SUBSTITUTE([.C98];&quot;'&quot;;&quot;''&quot;);&quot;','&quot;;SUBSTITUTE([.D98];&quot;'&quot;;&quot;''&quot;);&quot;',&quot;;SUBSTITUTE([.F98];&quot;'&quot;;&quot;''&quot;);&quot;,&quot;;[.G98];&quot;,&quot;;[.H98];&quot;);&quot;)" office:value-type="string" office:string-value="INSERT INTO RESOURCE(id_resource, resource, url, resume, comments, id_level, active) VALUES(98,'1424 Food We Hate','https://elllo.org/english/1401/1424-KatieGilda-FoodWeHate.htm','Surprising foods people dislike!',NULL,4,true);" calcext:value-type="string">
            <text:p>INSERT INTO RESOURCE(id_resource, resource, url, resume, comments, id_level, active) VALUES(98,'1424 Food We Hate','https://elllo.org/english/1401/1424-KatieGilda-FoodWeHate.htm','Surprising foods people dislike!',NULL,4,true);</text:p>
          </table:table-cell>
        </table:table-row>
        <table:table-row table:style-name="ro2">
          <table:table-cell office:value-type="string" calcext:value-type="string">
            <text:p>﻿99</text:p>
          </table:table-cell>
          <table:table-cell office:value-type="string" calcext:value-type="string">
            <text:p>1423 Comfort Food</text:p>
          </table:table-cell>
          <table:table-cell office:value-type="string" calcext:value-type="string">
            <text:p>https://elllo.org/english/1401/1423-KatieWilda-ComfortFood.htm</text:p>
          </table:table-cell>
          <table:table-cell office:value-type="string" calcext:value-type="string">
            <text:p>Food we love!</text:p>
          </table:table-cell>
          <table:table-cell/>
          <table:table-cell table:formula="of:=IF([.E99]=&quot;&quot;;&quot;NULL&quot;;CONCATENATE(&quot;'&quot;;[.E9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99];&quot;,'&quot;;SUBSTITUTE([.B99];&quot;'&quot;;&quot;''&quot;);&quot;','&quot;;SUBSTITUTE([.C99];&quot;'&quot;;&quot;''&quot;);&quot;','&quot;;SUBSTITUTE([.D99];&quot;'&quot;;&quot;''&quot;);&quot;',&quot;;SUBSTITUTE([.F99];&quot;'&quot;;&quot;''&quot;);&quot;,&quot;;[.G99];&quot;,&quot;;[.H99];&quot;);&quot;)" office:value-type="string" office:string-value="INSERT INTO RESOURCE(id_resource, resource, url, resume, comments, id_level, active) VALUES(﻿99,'1423 Comfort Food','https://elllo.org/english/1401/1423-KatieWilda-ComfortFood.htm','Food we love!',NULL,4,true);" calcext:value-type="string">
            <text:p>INSERT INTO RESOURCE(id_resource, resource, url, resume, comments, id_level, active) VALUES(﻿99,'1423 Comfort Food','https://elllo.org/english/1401/1423-KatieWilda-ComfortFood.htm','Food we love!',NULL,4,true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01 The Big Game. Super Party</text:p>
          </table:table-cell>
          <table:table-cell office:value-type="string" calcext:value-type="string">
            <text:p>https://elllo.org/english/1401/1401-Katie-SuperBowlParty.htm</text:p>
          </table:table-cell>
          <table:table-cell office:value-type="string" calcext:value-type="string">
            <text:p>Invite to the Super Bowl.</text:p>
          </table:table-cell>
          <table:table-cell/>
          <table:table-cell table:formula="of:=IF([.E100]=&quot;&quot;;&quot;NULL&quot;;CONCATENATE(&quot;'&quot;;[.E10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0];&quot;,'&quot;;SUBSTITUTE([.B100];&quot;'&quot;;&quot;''&quot;);&quot;','&quot;;SUBSTITUTE([.C100];&quot;'&quot;;&quot;''&quot;);&quot;','&quot;;SUBSTITUTE([.D100];&quot;'&quot;;&quot;''&quot;);&quot;',&quot;;SUBSTITUTE([.F100];&quot;'&quot;;&quot;''&quot;);&quot;,&quot;;[.G100];&quot;,&quot;;[.H100];&quot;);&quot;)" office:value-type="string" office:string-value="INSERT INTO RESOURCE(id_resource, resource, url, resume, comments, id_level, active) VALUES(100,'1401 The Big Game. Super Party','https://elllo.org/english/1401/1401-Katie-SuperBowlParty.htm','Invite to the Super Bowl.',NULL,4,true);" calcext:value-type="string">
            <text:p>INSERT INTO RESOURCE(id_resource, resource, url, resume, comments, id_level, active) VALUES(100,'1401 The Big Game. Super Party','https://elllo.org/english/1401/1401-Katie-SuperBowlParty.htm','Invite to the Super Bowl.',NULL,4,true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84 Stay-at-home Moms</text:p>
          </table:table-cell>
          <table:table-cell office:value-type="string" calcext:value-type="string">
            <text:p>https://elllo.org/english/1351/T1384-MW-02-HeartFonder.htm</text:p>
          </table:table-cell>
          <table:table-cell office:value-type="string" calcext:value-type="string">
            <text:p>Going from work to home.</text:p>
          </table:table-cell>
          <table:table-cell/>
          <table:table-cell table:formula="of:=IF([.E101]=&quot;&quot;;&quot;NULL&quot;;CONCATENATE(&quot;'&quot;;[.E10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1];&quot;,'&quot;;SUBSTITUTE([.B101];&quot;'&quot;;&quot;''&quot;);&quot;','&quot;;SUBSTITUTE([.C101];&quot;'&quot;;&quot;''&quot;);&quot;','&quot;;SUBSTITUTE([.D101];&quot;'&quot;;&quot;''&quot;);&quot;',&quot;;SUBSTITUTE([.F101];&quot;'&quot;;&quot;''&quot;);&quot;,&quot;;[.G101];&quot;,&quot;;[.H101];&quot;);&quot;)" office:value-type="string" office:string-value="INSERT INTO RESOURCE(id_resource, resource, url, resume, comments, id_level, active) VALUES(101,'1384 Stay-at-home Moms','https://elllo.org/english/1351/T1384-MW-02-HeartFonder.htm','Going from work to home.',NULL,4,true);" calcext:value-type="string">
            <text:p>INSERT INTO RESOURCE(id_resource, resource, url, resume, comments, id_level, active) VALUES(101,'1384 Stay-at-home Moms','https://elllo.org/english/1351/T1384-MW-02-HeartFonder.htm','Going from work to home.',NULL,4,true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383 Macho Women</text:p>
          </table:table-cell>
          <table:table-cell office:value-type="string" calcext:value-type="string">
            <text:p>https://elllo.org/english/1351/T1383-MW-01-LoveConcept.htm</text:p>
          </table:table-cell>
          <table:table-cell office:value-type="string" calcext:value-type="string">
            <text:p>Tough gals with tough attitudes.</text:p>
          </table:table-cell>
          <table:table-cell/>
          <table:table-cell table:formula="of:=IF([.E102]=&quot;&quot;;&quot;NULL&quot;;CONCATENATE(&quot;'&quot;;[.E10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2];&quot;,'&quot;;SUBSTITUTE([.B102];&quot;'&quot;;&quot;''&quot;);&quot;','&quot;;SUBSTITUTE([.C102];&quot;'&quot;;&quot;''&quot;);&quot;','&quot;;SUBSTITUTE([.D102];&quot;'&quot;;&quot;''&quot;);&quot;',&quot;;SUBSTITUTE([.F102];&quot;'&quot;;&quot;''&quot;);&quot;,&quot;;[.G102];&quot;,&quot;;[.H102];&quot;);&quot;)" office:value-type="string" office:string-value="INSERT INTO RESOURCE(id_resource, resource, url, resume, comments, id_level, active) VALUES(102,'1383 Macho Women','https://elllo.org/english/1351/T1383-MW-01-LoveConcept.htm','Tough gals with tough attitudes.',NULL,4,true);" calcext:value-type="string">
            <text:p>INSERT INTO RESOURCE(id_resource, resource, url, resume, comments, id_level, active) VALUES(102,'1383 Macho Women','https://elllo.org/english/1351/T1383-MW-01-LoveConcept.htm','Tough gals with tough attitudes.',NULL,4,true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82 On the Trail</text:p>
          </table:table-cell>
          <table:table-cell office:value-type="string" calcext:value-type="string">
            <text:p>https://elllo.org/english/1351/T1382-Sarah-Onthetrail.htm</text:p>
          </table:table-cell>
          <table:table-cell office:value-type="string" calcext:value-type="string">
            <text:p>Working with horses on the trail.</text:p>
          </table:table-cell>
          <table:table-cell/>
          <table:table-cell table:formula="of:=IF([.E103]=&quot;&quot;;&quot;NULL&quot;;CONCATENATE(&quot;'&quot;;[.E10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3];&quot;,'&quot;;SUBSTITUTE([.B103];&quot;'&quot;;&quot;''&quot;);&quot;','&quot;;SUBSTITUTE([.C103];&quot;'&quot;;&quot;''&quot;);&quot;','&quot;;SUBSTITUTE([.D103];&quot;'&quot;;&quot;''&quot;);&quot;',&quot;;SUBSTITUTE([.F103];&quot;'&quot;;&quot;''&quot;);&quot;,&quot;;[.G103];&quot;,&quot;;[.H103];&quot;);&quot;)" office:value-type="string" office:string-value="INSERT INTO RESOURCE(id_resource, resource, url, resume, comments, id_level, active) VALUES(103,'1382 On the Trail','https://elllo.org/english/1351/T1382-Sarah-Onthetrail.htm','Working with horses on the trail.',NULL,4,true);" calcext:value-type="string">
            <text:p>INSERT INTO RESOURCE(id_resource, resource, url, resume, comments, id_level, active) VALUES(103,'1382 On the Trail','https://elllo.org/english/1351/T1382-Sarah-Onthetrail.htm','Working with horses on the trail.',NULL,4,true);</text:p>
          </table:table-cell>
        </table:table-row>
        <table:table-row table:style-name="ro2">
          <table:table-cell office:value-type="string" calcext:value-type="string">
            <text:p>﻿104</text:p>
          </table:table-cell>
          <table:table-cell office:value-type="string" calcext:value-type="string">
            <text:p>1381 Rodeo Rider</text:p>
          </table:table-cell>
          <table:table-cell office:value-type="string" calcext:value-type="string">
            <text:p>https://elllo.org/english/1351/T1381-Sarah-Cowgirl.htm</text:p>
          </table:table-cell>
          <table:table-cell office:value-type="string" calcext:value-type="string">
            <text:p>Being a woman in the rodeo.</text:p>
          </table:table-cell>
          <table:table-cell/>
          <table:table-cell table:formula="of:=IF([.E104]=&quot;&quot;;&quot;NULL&quot;;CONCATENATE(&quot;'&quot;;[.E10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4];&quot;,'&quot;;SUBSTITUTE([.B104];&quot;'&quot;;&quot;''&quot;);&quot;','&quot;;SUBSTITUTE([.C104];&quot;'&quot;;&quot;''&quot;);&quot;','&quot;;SUBSTITUTE([.D104];&quot;'&quot;;&quot;''&quot;);&quot;',&quot;;SUBSTITUTE([.F104];&quot;'&quot;;&quot;''&quot;);&quot;,&quot;;[.G104];&quot;,&quot;;[.H104];&quot;);&quot;)" office:value-type="string" office:string-value="INSERT INTO RESOURCE(id_resource, resource, url, resume, comments, id_level, active) VALUES(﻿104,'1381 Rodeo Rider','https://elllo.org/english/1351/T1381-Sarah-Cowgirl.htm','Being a woman in the rodeo.',NULL,4,true);" calcext:value-type="string">
            <text:p>INSERT INTO RESOURCE(id_resource, resource, url, resume, comments, id_level, active) VALUES(﻿104,'1381 Rodeo Rider','https://elllo.org/english/1351/T1381-Sarah-Cowgirl.htm','Being a woman in the rodeo.',NULL,4,true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35 Hotel for Him</text:p>
          </table:table-cell>
          <table:table-cell office:value-type="string" calcext:value-type="string">
            <text:p>https://elllo.org/english/1201/1235-Mike-Hotel.htm</text:p>
          </table:table-cell>
          <table:table-cell office:value-type="string" calcext:value-type="string">
            <text:p>Mike's ideal hotel when traveling.</text:p>
          </table:table-cell>
          <table:table-cell/>
          <table:table-cell table:formula="of:=IF([.E105]=&quot;&quot;;&quot;NULL&quot;;CONCATENATE(&quot;'&quot;;[.E10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5];&quot;,'&quot;;SUBSTITUTE([.B105];&quot;'&quot;;&quot;''&quot;);&quot;','&quot;;SUBSTITUTE([.C105];&quot;'&quot;;&quot;''&quot;);&quot;','&quot;;SUBSTITUTE([.D105];&quot;'&quot;;&quot;''&quot;);&quot;',&quot;;SUBSTITUTE([.F105];&quot;'&quot;;&quot;''&quot;);&quot;,&quot;;[.G105];&quot;,&quot;;[.H105];&quot;);&quot;)" office:value-type="string" office:string-value="INSERT INTO RESOURCE(id_resource, resource, url, resume, comments, id_level, active) VALUES(105,'1235 Hotel for Him','https://elllo.org/english/1201/1235-Mike-Hotel.htm','Mike''s ideal hotel when traveling.',NULL,4,true);" calcext:value-type="string">
            <text:p>INSERT INTO RESOURCE(id_resource, resource, url, resume, comments, id_level, active) VALUES(105,'1235 Hotel for Him','https://elllo.org/english/1201/1235-Mike-Hotel.htm','Mike''s ideal hotel when traveling.',NULL,4,true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30 New Gym</text:p>
          </table:table-cell>
          <table:table-cell office:value-type="string" calcext:value-type="string">
            <text:p>https://elllo.org/english/1201/1230-Rebecca-Gym.htm</text:p>
          </table:table-cell>
          <table:table-cell office:value-type="string" calcext:value-type="string">
            <text:p>Rebecca gets info about the new gym.</text:p>
          </table:table-cell>
          <table:table-cell/>
          <table:table-cell table:formula="of:=IF([.E106]=&quot;&quot;;&quot;NULL&quot;;CONCATENATE(&quot;'&quot;;[.E10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6];&quot;,'&quot;;SUBSTITUTE([.B106];&quot;'&quot;;&quot;''&quot;);&quot;','&quot;;SUBSTITUTE([.C106];&quot;'&quot;;&quot;''&quot;);&quot;','&quot;;SUBSTITUTE([.D106];&quot;'&quot;;&quot;''&quot;);&quot;',&quot;;SUBSTITUTE([.F106];&quot;'&quot;;&quot;''&quot;);&quot;,&quot;;[.G106];&quot;,&quot;;[.H106];&quot;);&quot;)" office:value-type="string" office:string-value="INSERT INTO RESOURCE(id_resource, resource, url, resume, comments, id_level, active) VALUES(106,'1230 New Gym','https://elllo.org/english/1201/1230-Rebecca-Gym.htm','Rebecca gets info about the new gym.',NULL,4,true);" calcext:value-type="string">
            <text:p>INSERT INTO RESOURCE(id_resource, resource, url, resume, comments, id_level, active) VALUES(106,'1230 New Gym','https://elllo.org/english/1201/1230-Rebecca-Gym.htm','Rebecca gets info about the new gym.',NULL,4,true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122 DJ Host</text:p>
          </table:table-cell>
          <table:table-cell office:value-type="string" calcext:value-type="string">
            <text:p>https://elllo.org/english/1101/1122-Shifani-Host.htm</text:p>
          </table:table-cell>
          <table:table-cell office:value-type="string" calcext:value-type="string">
            <text:p>Shifani talks about being a bilingual DJ.</text:p>
          </table:table-cell>
          <table:table-cell/>
          <table:table-cell table:formula="of:=IF([.E107]=&quot;&quot;;&quot;NULL&quot;;CONCATENATE(&quot;'&quot;;[.E10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7];&quot;,'&quot;;SUBSTITUTE([.B107];&quot;'&quot;;&quot;''&quot;);&quot;','&quot;;SUBSTITUTE([.C107];&quot;'&quot;;&quot;''&quot;);&quot;','&quot;;SUBSTITUTE([.D107];&quot;'&quot;;&quot;''&quot;);&quot;',&quot;;SUBSTITUTE([.F107];&quot;'&quot;;&quot;''&quot;);&quot;,&quot;;[.G107];&quot;,&quot;;[.H107];&quot;);&quot;)" office:value-type="string" office:string-value="INSERT INTO RESOURCE(id_resource, resource, url, resume, comments, id_level, active) VALUES(107,'1122 DJ Host','https://elllo.org/english/1101/1122-Shifani-Host.htm','Shifani talks about being a bilingual DJ.',NULL,4,true);" calcext:value-type="string">
            <text:p>INSERT INTO RESOURCE(id_resource, resource, url, resume, comments, id_level, active) VALUES(107,'1122 DJ Host','https://elllo.org/english/1101/1122-Shifani-Host.htm','Shifani talks about being a bilingual DJ.',NULL,4,true);</text:p>
          </table:table-cell>
        </table:table-row>
        <table:table-row table:style-name="ro2">
          <table:table-cell office:value-type="string" calcext:value-type="string">
            <text:p>﻿108</text:p>
          </table:table-cell>
          <table:table-cell office:value-type="string" calcext:value-type="string">
            <text:p>1121 Teen Host</text:p>
          </table:table-cell>
          <table:table-cell office:value-type="string" calcext:value-type="string">
            <text:p>https://elllo.org/english/1101/1121-Shifani-Radio.htm</text:p>
          </table:table-cell>
          <table:table-cell office:value-type="string" calcext:value-type="string">
            <text:p>Shifani talks about being a child DJ.</text:p>
          </table:table-cell>
          <table:table-cell/>
          <table:table-cell table:formula="of:=IF([.E108]=&quot;&quot;;&quot;NULL&quot;;CONCATENATE(&quot;'&quot;;[.E10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8];&quot;,'&quot;;SUBSTITUTE([.B108];&quot;'&quot;;&quot;''&quot;);&quot;','&quot;;SUBSTITUTE([.C108];&quot;'&quot;;&quot;''&quot;);&quot;','&quot;;SUBSTITUTE([.D108];&quot;'&quot;;&quot;''&quot;);&quot;',&quot;;SUBSTITUTE([.F108];&quot;'&quot;;&quot;''&quot;);&quot;,&quot;;[.G108];&quot;,&quot;;[.H108];&quot;);&quot;)" office:value-type="string" office:string-value="INSERT INTO RESOURCE(id_resource, resource, url, resume, comments, id_level, active) VALUES(﻿108,'1121 Teen Host','https://elllo.org/english/1101/1121-Shifani-Radio.htm','Shifani talks about being a child DJ.',NULL,4,true);" calcext:value-type="string">
            <text:p>INSERT INTO RESOURCE(id_resource, resource, url, resume, comments, id_level, active) VALUES(﻿108,'1121 Teen Host','https://elllo.org/english/1101/1121-Shifani-Radio.htm','Shifani talks about being a child DJ.',NULL,4,true);</text:p>
          </table:table-cell>
        </table:table-row>
        <table:table-row table:style-name="ro2">
          <table:table-cell office:value-type="string" calcext:value-type="string">
            <text:p>﻿109</text:p>
          </table:table-cell>
          <table:table-cell office:value-type="string" calcext:value-type="string">
            <text:p>1118 His Dreams</text:p>
          </table:table-cell>
          <table:table-cell office:value-type="string" calcext:value-type="string">
            <text:p>https://elllo.org/english/1101/1118-Dream-Warren.htm</text:p>
          </table:table-cell>
          <table:table-cell office:value-type="string" calcext:value-type="string">
            <text:p>Warren talks about his hopes and dreams.</text:p>
          </table:table-cell>
          <table:table-cell/>
          <table:table-cell table:formula="of:=IF([.E109]=&quot;&quot;;&quot;NULL&quot;;CONCATENATE(&quot;'&quot;;[.E10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09];&quot;,'&quot;;SUBSTITUTE([.B109];&quot;'&quot;;&quot;''&quot;);&quot;','&quot;;SUBSTITUTE([.C109];&quot;'&quot;;&quot;''&quot;);&quot;','&quot;;SUBSTITUTE([.D109];&quot;'&quot;;&quot;''&quot;);&quot;',&quot;;SUBSTITUTE([.F109];&quot;'&quot;;&quot;''&quot;);&quot;,&quot;;[.G109];&quot;,&quot;;[.H109];&quot;);&quot;)" office:value-type="string" office:string-value="INSERT INTO RESOURCE(id_resource, resource, url, resume, comments, id_level, active) VALUES(﻿109,'1118 His Dreams','https://elllo.org/english/1101/1118-Dream-Warren.htm','Warren talks about his hopes and dreams.',NULL,4,true);" calcext:value-type="string">
            <text:p>INSERT INTO RESOURCE(id_resource, resource, url, resume, comments, id_level, active) VALUES(﻿109,'1118 His Dreams','https://elllo.org/english/1101/1118-Dream-Warren.htm','Warren talks about his hopes and dreams.',NULL,4,true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117 Her Dreams</text:p>
          </table:table-cell>
          <table:table-cell office:value-type="string" calcext:value-type="string">
            <text:p>https://elllo.org/english/1101/1117-Dream-Lindsay.htm</text:p>
          </table:table-cell>
          <table:table-cell office:value-type="string" calcext:value-type="string">
            <text:p>Lindsay talks about what she wanted to be as a child.</text:p>
          </table:table-cell>
          <table:table-cell/>
          <table:table-cell table:formula="of:=IF([.E110]=&quot;&quot;;&quot;NULL&quot;;CONCATENATE(&quot;'&quot;;[.E11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0];&quot;,'&quot;;SUBSTITUTE([.B110];&quot;'&quot;;&quot;''&quot;);&quot;','&quot;;SUBSTITUTE([.C110];&quot;'&quot;;&quot;''&quot;);&quot;','&quot;;SUBSTITUTE([.D110];&quot;'&quot;;&quot;''&quot;);&quot;',&quot;;SUBSTITUTE([.F110];&quot;'&quot;;&quot;''&quot;);&quot;,&quot;;[.G110];&quot;,&quot;;[.H110];&quot;);&quot;)" office:value-type="string" office:string-value="INSERT INTO RESOURCE(id_resource, resource, url, resume, comments, id_level, active) VALUES(110,'1117 Her Dreams','https://elllo.org/english/1101/1117-Dream-Lindsay.htm','Lindsay talks about what she wanted to be as a child.',NULL,4,true);" calcext:value-type="string">
            <text:p>INSERT INTO RESOURCE(id_resource, resource, url, resume, comments, id_level, active) VALUES(110,'1117 Her Dreams','https://elllo.org/english/1101/1117-Dream-Lindsay.htm','Lindsay talks about what she wanted to be as a child.',NULL,4,true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08 Boys Camp</text:p>
          </table:table-cell>
          <table:table-cell office:value-type="string" calcext:value-type="string">
            <text:p>https://elllo.org/english/1101/1108-Camp-Warren.htm</text:p>
          </table:table-cell>
          <table:table-cell office:value-type="string" calcext:value-type="string">
            <text:p>Warren talks about his summer camp memories.</text:p>
          </table:table-cell>
          <table:table-cell/>
          <table:table-cell table:formula="of:=IF([.E111]=&quot;&quot;;&quot;NULL&quot;;CONCATENATE(&quot;'&quot;;[.E11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1];&quot;,'&quot;;SUBSTITUTE([.B111];&quot;'&quot;;&quot;''&quot;);&quot;','&quot;;SUBSTITUTE([.C111];&quot;'&quot;;&quot;''&quot;);&quot;','&quot;;SUBSTITUTE([.D111];&quot;'&quot;;&quot;''&quot;);&quot;',&quot;;SUBSTITUTE([.F111];&quot;'&quot;;&quot;''&quot;);&quot;,&quot;;[.G111];&quot;,&quot;;[.H111];&quot;);&quot;)" office:value-type="string" office:string-value="INSERT INTO RESOURCE(id_resource, resource, url, resume, comments, id_level, active) VALUES(111,'1108 Boys Camp','https://elllo.org/english/1101/1108-Camp-Warren.htm','Warren talks about his summer camp memories.',NULL,4,true);" calcext:value-type="string">
            <text:p>INSERT INTO RESOURCE(id_resource, resource, url, resume, comments, id_level, active) VALUES(111,'1108 Boys Camp','https://elllo.org/english/1101/1108-Camp-Warren.htm','Warren talks about his summer camp memories.',NULL,4,true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07 Girls Camp</text:p>
          </table:table-cell>
          <table:table-cell office:value-type="string" calcext:value-type="string">
            <text:p>https://elllo.org/english/1101/1107-Camp-Lindsay.htm</text:p>
          </table:table-cell>
          <table:table-cell office:value-type="string" calcext:value-type="string">
            <text:p>Lindsay talks about her summer camp memories.</text:p>
          </table:table-cell>
          <table:table-cell/>
          <table:table-cell table:formula="of:=IF([.E112]=&quot;&quot;;&quot;NULL&quot;;CONCATENATE(&quot;'&quot;;[.E11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2];&quot;,'&quot;;SUBSTITUTE([.B112];&quot;'&quot;;&quot;''&quot;);&quot;','&quot;;SUBSTITUTE([.C112];&quot;'&quot;;&quot;''&quot;);&quot;','&quot;;SUBSTITUTE([.D112];&quot;'&quot;;&quot;''&quot;);&quot;',&quot;;SUBSTITUTE([.F112];&quot;'&quot;;&quot;''&quot;);&quot;,&quot;;[.G112];&quot;,&quot;;[.H112];&quot;);&quot;)" office:value-type="string" office:string-value="INSERT INTO RESOURCE(id_resource, resource, url, resume, comments, id_level, active) VALUES(112,'1107 Girls Camp','https://elllo.org/english/1101/1107-Camp-Lindsay.htm','Lindsay talks about her summer camp memories.',NULL,4,true);" calcext:value-type="string">
            <text:p>INSERT INTO RESOURCE(id_resource, resource, url, resume, comments, id_level, active) VALUES(112,'1107 Girls Camp','https://elllo.org/english/1101/1107-Camp-Lindsay.htm','Lindsay talks about her summer camp memories.',NULL,4,true);</text:p>
          </table:table-cell>
        </table:table-row>
        <table:table-row table:style-name="ro2">
          <table:table-cell office:value-type="string" calcext:value-type="string">
            <text:p>﻿113</text:p>
          </table:table-cell>
          <table:table-cell office:value-type="string" calcext:value-type="string">
            <text:p>1017 Paul Bunyan</text:p>
          </table:table-cell>
          <table:table-cell office:value-type="string" calcext:value-type="string">
            <text:p>https://elllo.org/english/1001/1017-Jake-Bunyan.htm</text:p>
          </table:table-cell>
          <table:table-cell office:value-type="string" calcext:value-type="string">
            <text:p>Jakes discusses a popular folk hero.</text:p>
          </table:table-cell>
          <table:table-cell/>
          <table:table-cell table:formula="of:=IF([.E113]=&quot;&quot;;&quot;NULL&quot;;CONCATENATE(&quot;'&quot;;[.E11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3];&quot;,'&quot;;SUBSTITUTE([.B113];&quot;'&quot;;&quot;''&quot;);&quot;','&quot;;SUBSTITUTE([.C113];&quot;'&quot;;&quot;''&quot;);&quot;','&quot;;SUBSTITUTE([.D113];&quot;'&quot;;&quot;''&quot;);&quot;',&quot;;SUBSTITUTE([.F113];&quot;'&quot;;&quot;''&quot;);&quot;,&quot;;[.G113];&quot;,&quot;;[.H113];&quot;);&quot;)" office:value-type="string" office:string-value="INSERT INTO RESOURCE(id_resource, resource, url, resume, comments, id_level, active) VALUES(﻿113,'1017 Paul Bunyan','https://elllo.org/english/1001/1017-Jake-Bunyan.htm','Jakes discusses a popular folk hero.',NULL,4,true);" calcext:value-type="string">
            <text:p>INSERT INTO RESOURCE(id_resource, resource, url, resume, comments, id_level, active) VALUES(﻿113,'1017 Paul Bunyan','https://elllo.org/english/1001/1017-Jake-Bunyan.htm','Jakes discusses a popular folk hero.',NULL,4,true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04 Touchy Feely</text:p>
          </table:table-cell>
          <table:table-cell office:value-type="string" calcext:value-type="string">
            <text:p>https://elllo.org/english/1001/1004-Touch.htm</text:p>
          </table:table-cell>
          <table:table-cell office:value-type="string" calcext:value-type="string">
            <text:p>Cheryl compares touch in Hong Kong, America, and Guam.</text:p>
          </table:table-cell>
          <table:table-cell/>
          <table:table-cell table:formula="of:=IF([.E114]=&quot;&quot;;&quot;NULL&quot;;CONCATENATE(&quot;'&quot;;[.E11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4];&quot;,'&quot;;SUBSTITUTE([.B114];&quot;'&quot;;&quot;''&quot;);&quot;','&quot;;SUBSTITUTE([.C114];&quot;'&quot;;&quot;''&quot;);&quot;','&quot;;SUBSTITUTE([.D114];&quot;'&quot;;&quot;''&quot;);&quot;',&quot;;SUBSTITUTE([.F114];&quot;'&quot;;&quot;''&quot;);&quot;,&quot;;[.G114];&quot;,&quot;;[.H114];&quot;);&quot;)" office:value-type="string" office:string-value="INSERT INTO RESOURCE(id_resource, resource, url, resume, comments, id_level, active) VALUES(114,'1004 Touchy Feely','https://elllo.org/english/1001/1004-Touch.htm','Cheryl compares touch in Hong Kong, America, and Guam.',NULL,4,true);" calcext:value-type="string">
            <text:p>INSERT INTO RESOURCE(id_resource, resource, url, resume, comments, id_level, active) VALUES(114,'1004 Touchy Feely','https://elllo.org/english/1001/1004-Touch.htm','Cheryl compares touch in Hong Kong, America, and Guam.',NULL,4,true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03 Displays of Affection</text:p>
          </table:table-cell>
          <table:table-cell office:value-type="string" calcext:value-type="string">
            <text:p>https://elllo.org/english/1001/1003-Moves.htm</text:p>
          </table:table-cell>
          <table:table-cell office:value-type="string" calcext:value-type="string">
            <text:p>Hugs, kisses and holding hands.</text:p>
          </table:table-cell>
          <table:table-cell/>
          <table:table-cell table:formula="of:=IF([.E115]=&quot;&quot;;&quot;NULL&quot;;CONCATENATE(&quot;'&quot;;[.E11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5];&quot;,'&quot;;SUBSTITUTE([.B115];&quot;'&quot;;&quot;''&quot;);&quot;','&quot;;SUBSTITUTE([.C115];&quot;'&quot;;&quot;''&quot;);&quot;','&quot;;SUBSTITUTE([.D115];&quot;'&quot;;&quot;''&quot;);&quot;',&quot;;SUBSTITUTE([.F115];&quot;'&quot;;&quot;''&quot;);&quot;,&quot;;[.G115];&quot;,&quot;;[.H115];&quot;);&quot;)" office:value-type="string" office:string-value="INSERT INTO RESOURCE(id_resource, resource, url, resume, comments, id_level, active) VALUES(115,'1003 Displays of Affection','https://elllo.org/english/1001/1003-Moves.htm','Hugs, kisses and holding hands.',NULL,4,true);" calcext:value-type="string">
            <text:p>INSERT INTO RESOURCE(id_resource, resource, url, resume, comments, id_level, active) VALUES(115,'1003 Displays of Affection','https://elllo.org/english/1001/1003-Moves.htm','Hugs, kisses and holding hands.',NULL,4,true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97 The Prank</text:p>
          </table:table-cell>
          <table:table-cell office:value-type="string" calcext:value-type="string">
            <text:p>https://elllo.org/english/0951/T997-Shirley-Prank.htm</text:p>
          </table:table-cell>
          <table:table-cell office:value-type="string" calcext:value-type="string">
            <text:p>Shirley talks about a prank she did with her brothers.</text:p>
          </table:table-cell>
          <table:table-cell/>
          <table:table-cell table:formula="of:=IF([.E116]=&quot;&quot;;&quot;NULL&quot;;CONCATENATE(&quot;'&quot;;[.E11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6];&quot;,'&quot;;SUBSTITUTE([.B116];&quot;'&quot;;&quot;''&quot;);&quot;','&quot;;SUBSTITUTE([.C116];&quot;'&quot;;&quot;''&quot;);&quot;','&quot;;SUBSTITUTE([.D116];&quot;'&quot;;&quot;''&quot;);&quot;',&quot;;SUBSTITUTE([.F116];&quot;'&quot;;&quot;''&quot;);&quot;,&quot;;[.G116];&quot;,&quot;;[.H116];&quot;);&quot;)" office:value-type="string" office:string-value="INSERT INTO RESOURCE(id_resource, resource, url, resume, comments, id_level, active) VALUES(116,'997 The Prank','https://elllo.org/english/0951/T997-Shirley-Prank.htm','Shirley talks about a prank she did with her brothers.',NULL,4,true);" calcext:value-type="string">
            <text:p>INSERT INTO RESOURCE(id_resource, resource, url, resume, comments, id_level, active) VALUES(116,'997 The Prank','https://elllo.org/english/0951/T997-Shirley-Prank.htm','Shirley talks about a prank she did with her brothers.',NULL,4,true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94 Farm Life</text:p>
          </table:table-cell>
          <table:table-cell office:value-type="string" calcext:value-type="string">
            <text:p>https://elllo.org/english/0951/T994-Monica-Farm.htm</text:p>
          </table:table-cell>
          <table:table-cell office:value-type="string" calcext:value-type="string">
            <text:p>Todd and Monica discuss life on the farm.</text:p>
          </table:table-cell>
          <table:table-cell/>
          <table:table-cell table:formula="of:=IF([.E117]=&quot;&quot;;&quot;NULL&quot;;CONCATENATE(&quot;'&quot;;[.E11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7];&quot;,'&quot;;SUBSTITUTE([.B117];&quot;'&quot;;&quot;''&quot;);&quot;','&quot;;SUBSTITUTE([.C117];&quot;'&quot;;&quot;''&quot;);&quot;','&quot;;SUBSTITUTE([.D117];&quot;'&quot;;&quot;''&quot;);&quot;',&quot;;SUBSTITUTE([.F117];&quot;'&quot;;&quot;''&quot;);&quot;,&quot;;[.G117];&quot;,&quot;;[.H117];&quot;);&quot;)" office:value-type="string" office:string-value="INSERT INTO RESOURCE(id_resource, resource, url, resume, comments, id_level, active) VALUES(117,'994 Farm Life','https://elllo.org/english/0951/T994-Monica-Farm.htm','Todd and Monica discuss life on the farm.',NULL,4,true);" calcext:value-type="string">
            <text:p>INSERT INTO RESOURCE(id_resource, resource, url, resume, comments, id_level, active) VALUES(117,'994 Farm Life','https://elllo.org/english/0951/T994-Monica-Farm.htm','Todd and Monica discuss life on the farm.',NULL,4,true);</text:p>
          </table:table-cell>
        </table:table-row>
        <table:table-row table:style-name="ro2">
          <table:table-cell office:value-type="string" calcext:value-type="string">
            <text:p>﻿118</text:p>
          </table:table-cell>
          <table:table-cell office:value-type="string" calcext:value-type="string">
            <text:p>993 Kiwi Adventure</text:p>
          </table:table-cell>
          <table:table-cell office:value-type="string" calcext:value-type="string">
            <text:p>https://elllo.org/english/0951/T993-Monica-NZTips.htm</text:p>
          </table:table-cell>
          <table:table-cell office:value-type="string" calcext:value-type="string">
            <text:p>Monica gives some tips about New Zealand.</text:p>
          </table:table-cell>
          <table:table-cell/>
          <table:table-cell table:formula="of:=IF([.E118]=&quot;&quot;;&quot;NULL&quot;;CONCATENATE(&quot;'&quot;;[.E11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8];&quot;,'&quot;;SUBSTITUTE([.B118];&quot;'&quot;;&quot;''&quot;);&quot;','&quot;;SUBSTITUTE([.C118];&quot;'&quot;;&quot;''&quot;);&quot;','&quot;;SUBSTITUTE([.D118];&quot;'&quot;;&quot;''&quot;);&quot;',&quot;;SUBSTITUTE([.F118];&quot;'&quot;;&quot;''&quot;);&quot;,&quot;;[.G118];&quot;,&quot;;[.H118];&quot;);&quot;)" office:value-type="string" office:string-value="INSERT INTO RESOURCE(id_resource, resource, url, resume, comments, id_level, active) VALUES(﻿118,'993 Kiwi Adventure','https://elllo.org/english/0951/T993-Monica-NZTips.htm','Monica gives some tips about New Zealand.',NULL,4,true);" calcext:value-type="string">
            <text:p>INSERT INTO RESOURCE(id_resource, resource, url, resume, comments, id_level, active) VALUES(﻿118,'993 Kiwi Adventure','https://elllo.org/english/0951/T993-Monica-NZTips.htm','Monica gives some tips about New Zealand.',NULL,4,true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92 Long Life</text:p>
          </table:table-cell>
          <table:table-cell office:value-type="string" calcext:value-type="string">
            <text:p>https://elllo.org/english/0951/T992-Monica-LongLife.htm</text:p>
          </table:table-cell>
          <table:table-cell office:value-type="string" calcext:value-type="string">
            <text:p>Monica and Todd discuss the secrets of having a long life.</text:p>
          </table:table-cell>
          <table:table-cell/>
          <table:table-cell table:formula="of:=IF([.E119]=&quot;&quot;;&quot;NULL&quot;;CONCATENATE(&quot;'&quot;;[.E11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19];&quot;,'&quot;;SUBSTITUTE([.B119];&quot;'&quot;;&quot;''&quot;);&quot;','&quot;;SUBSTITUTE([.C119];&quot;'&quot;;&quot;''&quot;);&quot;','&quot;;SUBSTITUTE([.D119];&quot;'&quot;;&quot;''&quot;);&quot;',&quot;;SUBSTITUTE([.F119];&quot;'&quot;;&quot;''&quot;);&quot;,&quot;;[.G119];&quot;,&quot;;[.H119];&quot;);&quot;)" office:value-type="string" office:string-value="INSERT INTO RESOURCE(id_resource, resource, url, resume, comments, id_level, active) VALUES(119,'992 Long Life','https://elllo.org/english/0951/T992-Monica-LongLife.htm','Monica and Todd discuss the secrets of having a long life.',NULL,4,true);" calcext:value-type="string">
            <text:p>INSERT INTO RESOURCE(id_resource, resource, url, resume, comments, id_level, active) VALUES(119,'992 Long Life','https://elllo.org/english/0951/T992-Monica-LongLife.htm','Monica and Todd discuss the secrets of having a long life.',NULL,4,true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91 Tai Chi</text:p>
          </table:table-cell>
          <table:table-cell office:value-type="string" calcext:value-type="string">
            <text:p>https://elllo.org/english/0951/T991-Monica-TaiChi.htm</text:p>
          </table:table-cell>
          <table:table-cell office:value-type="string" calcext:value-type="string">
            <text:p>Monica talks about the popular exercise of Tai Chi.</text:p>
          </table:table-cell>
          <table:table-cell/>
          <table:table-cell table:formula="of:=IF([.E120]=&quot;&quot;;&quot;NULL&quot;;CONCATENATE(&quot;'&quot;;[.E12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0];&quot;,'&quot;;SUBSTITUTE([.B120];&quot;'&quot;;&quot;''&quot;);&quot;','&quot;;SUBSTITUTE([.C120];&quot;'&quot;;&quot;''&quot;);&quot;','&quot;;SUBSTITUTE([.D120];&quot;'&quot;;&quot;''&quot;);&quot;',&quot;;SUBSTITUTE([.F120];&quot;'&quot;;&quot;''&quot;);&quot;,&quot;;[.G120];&quot;,&quot;;[.H120];&quot;);&quot;)" office:value-type="string" office:string-value="INSERT INTO RESOURCE(id_resource, resource, url, resume, comments, id_level, active) VALUES(120,'991 Tai Chi','https://elllo.org/english/0951/T991-Monica-TaiChi.htm','Monica talks about the popular exercise of Tai Chi.',NULL,4,true);" calcext:value-type="string">
            <text:p>INSERT INTO RESOURCE(id_resource, resource, url, resume, comments, id_level, active) VALUES(120,'991 Tai Chi','https://elllo.org/english/0951/T991-Monica-TaiChi.htm','Monica talks about the popular exercise of Tai Chi.',NULL,4,true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454 Life in the Artic</text:p>
          </table:table-cell>
          <table:table-cell office:value-type="string" calcext:value-type="string">
            <text:p>https://elllo.org/english/1451/1454-AbidemiTodd-Innuits.htm</text:p>
          </table:table-cell>
          <table:table-cell office:value-type="string" calcext:value-type="string">
            <text:p>How people live in the Artic!</text:p>
          </table:table-cell>
          <table:table-cell/>
          <table:table-cell table:formula="of:=IF([.E121]=&quot;&quot;;&quot;NULL&quot;;CONCATENATE(&quot;'&quot;;[.E12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1];&quot;,'&quot;;SUBSTITUTE([.B121];&quot;'&quot;;&quot;''&quot;);&quot;','&quot;;SUBSTITUTE([.C121];&quot;'&quot;;&quot;''&quot;);&quot;','&quot;;SUBSTITUTE([.D121];&quot;'&quot;;&quot;''&quot;);&quot;',&quot;;SUBSTITUTE([.F121];&quot;'&quot;;&quot;''&quot;);&quot;,&quot;;[.G121];&quot;,&quot;;[.H121];&quot;);&quot;)" office:value-type="string" office:string-value="INSERT INTO RESOURCE(id_resource, resource, url, resume, comments, id_level, active) VALUES(121,'1454 Life in the Artic','https://elllo.org/english/1451/1454-AbidemiTodd-Innuits.htm','How people live in the Artic!',NULL,4,true);" calcext:value-type="string">
            <text:p>INSERT INTO RESOURCE(id_resource, resource, url, resume, comments, id_level, active) VALUES(121,'1454 Life in the Artic','https://elllo.org/english/1451/1454-AbidemiTodd-Innuits.htm','How people live in the Artic!',NULL,4,true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453 Life Happens Up North</text:p>
          </table:table-cell>
          <table:table-cell office:value-type="string" calcext:value-type="string">
            <text:p>https://elllo.org/english/1451/1453-Abidemi-Todd-Innuits.htm</text:p>
          </table:table-cell>
          <table:table-cell office:value-type="string" calcext:value-type="string">
            <text:p>Working and living in the artic.</text:p>
          </table:table-cell>
          <table:table-cell/>
          <table:table-cell table:formula="of:=IF([.E122]=&quot;&quot;;&quot;NULL&quot;;CONCATENATE(&quot;'&quot;;[.E12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2];&quot;,'&quot;;SUBSTITUTE([.B122];&quot;'&quot;;&quot;''&quot;);&quot;','&quot;;SUBSTITUTE([.C122];&quot;'&quot;;&quot;''&quot;);&quot;','&quot;;SUBSTITUTE([.D122];&quot;'&quot;;&quot;''&quot;);&quot;',&quot;;SUBSTITUTE([.F122];&quot;'&quot;;&quot;''&quot;);&quot;,&quot;;[.G122];&quot;,&quot;;[.H122];&quot;);&quot;)" office:value-type="string" office:string-value="INSERT INTO RESOURCE(id_resource, resource, url, resume, comments, id_level, active) VALUES(122,'1453 Life Happens Up North','https://elllo.org/english/1451/1453-Abidemi-Todd-Innuits.htm','Working and living in the artic.',NULL,4,true);" calcext:value-type="string">
            <text:p>INSERT INTO RESOURCE(id_resource, resource, url, resume, comments, id_level, active) VALUES(122,'1453 Life Happens Up North','https://elllo.org/english/1451/1453-Abidemi-Todd-Innuits.htm','Working and living in the artic.',NULL,4,true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449 Burger Barn</text:p>
          </table:table-cell>
          <table:table-cell office:value-type="string" calcext:value-type="string">
            <text:p>https://elllo.org/english/1401/1449-Todd-BurgerBarn.htm</text:p>
          </table:table-cell>
          <table:table-cell office:value-type="string" calcext:value-type="string">
            <text:p>Can I take your order?</text:p>
          </table:table-cell>
          <table:table-cell/>
          <table:table-cell table:formula="of:=IF([.E123]=&quot;&quot;;&quot;NULL&quot;;CONCATENATE(&quot;'&quot;;[.E12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3];&quot;,'&quot;;SUBSTITUTE([.B123];&quot;'&quot;;&quot;''&quot;);&quot;','&quot;;SUBSTITUTE([.C123];&quot;'&quot;;&quot;''&quot;);&quot;','&quot;;SUBSTITUTE([.D123];&quot;'&quot;;&quot;''&quot;);&quot;',&quot;;SUBSTITUTE([.F123];&quot;'&quot;;&quot;''&quot;);&quot;,&quot;;[.G123];&quot;,&quot;;[.H123];&quot;);&quot;)" office:value-type="string" office:string-value="INSERT INTO RESOURCE(id_resource, resource, url, resume, comments, id_level, active) VALUES(123,'1449 Burger Barn','https://elllo.org/english/1401/1449-Todd-BurgerBarn.htm','Can I take your order?',NULL,4,true);" calcext:value-type="string">
            <text:p>INSERT INTO RESOURCE(id_resource, resource, url, resume, comments, id_level, active) VALUES(123,'1449 Burger Barn','https://elllo.org/english/1401/1449-Todd-BurgerBarn.htm','Can I take your order?',NULL,4,true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36 Hotel for Her</text:p>
          </table:table-cell>
          <table:table-cell office:value-type="string" calcext:value-type="string">
            <text:p>https://elllo.org/english/1201/1236-Erina-Hotel.htm</text:p>
          </table:table-cell>
          <table:table-cell office:value-type="string" calcext:value-type="string">
            <text:p>Erina's ideal hotel when traveling.</text:p>
          </table:table-cell>
          <table:table-cell/>
          <table:table-cell table:formula="of:=IF([.E124]=&quot;&quot;;&quot;NULL&quot;;CONCATENATE(&quot;'&quot;;[.E12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4];&quot;,'&quot;;SUBSTITUTE([.B124];&quot;'&quot;;&quot;''&quot;);&quot;','&quot;;SUBSTITUTE([.C124];&quot;'&quot;;&quot;''&quot;);&quot;','&quot;;SUBSTITUTE([.D124];&quot;'&quot;;&quot;''&quot;);&quot;',&quot;;SUBSTITUTE([.F124];&quot;'&quot;;&quot;''&quot;);&quot;,&quot;;[.G124];&quot;,&quot;;[.H124];&quot;);&quot;)" office:value-type="string" office:string-value="INSERT INTO RESOURCE(id_resource, resource, url, resume, comments, id_level, active) VALUES(124,'1236 Hotel for Her','https://elllo.org/english/1201/1236-Erina-Hotel.htm','Erina''s ideal hotel when traveling.',NULL,4,true);" calcext:value-type="string">
            <text:p>INSERT INTO RESOURCE(id_resource, resource, url, resume, comments, id_level, active) VALUES(124,'1236 Hotel for Her','https://elllo.org/english/1201/1236-Erina-Hotel.htm','Erina''s ideal hotel when traveling.',NULL,4,true);</text:p>
          </table:table-cell>
        </table:table-row>
        <table:table-row table:style-name="ro2">
          <table:table-cell office:value-type="string" calcext:value-type="string">
            <text:p>﻿125</text:p>
          </table:table-cell>
          <table:table-cell office:value-type="string" calcext:value-type="string">
            <text:p>988 The Break Up</text:p>
          </table:table-cell>
          <table:table-cell office:value-type="string" calcext:value-type="string">
            <text:p>https://elllo.org/english/0951/T988-George-BreakUp.htm</text:p>
          </table:table-cell>
          <table:table-cell office:value-type="string" calcext:value-type="string">
            <text:p>Crystal gives advice on how to break up.</text:p>
          </table:table-cell>
          <table:table-cell/>
          <table:table-cell table:formula="of:=IF([.E125]=&quot;&quot;;&quot;NULL&quot;;CONCATENATE(&quot;'&quot;;[.E12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5];&quot;,'&quot;;SUBSTITUTE([.B125];&quot;'&quot;;&quot;''&quot;);&quot;','&quot;;SUBSTITUTE([.C125];&quot;'&quot;;&quot;''&quot;);&quot;','&quot;;SUBSTITUTE([.D125];&quot;'&quot;;&quot;''&quot;);&quot;',&quot;;SUBSTITUTE([.F125];&quot;'&quot;;&quot;''&quot;);&quot;,&quot;;[.G125];&quot;,&quot;;[.H125];&quot;);&quot;)" office:value-type="string" office:string-value="INSERT INTO RESOURCE(id_resource, resource, url, resume, comments, id_level, active) VALUES(﻿125,'988 The Break Up','https://elllo.org/english/0951/T988-George-BreakUp.htm','Crystal gives advice on how to break up.',NULL,4,true);" calcext:value-type="string">
            <text:p>INSERT INTO RESOURCE(id_resource, resource, url, resume, comments, id_level, active) VALUES(﻿125,'988 The Break Up','https://elllo.org/english/0951/T988-George-BreakUp.htm','Crystal gives advice on how to break up.',NULL,4,true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987 Class Crush</text:p>
          </table:table-cell>
          <table:table-cell office:value-type="string" calcext:value-type="string">
            <text:p>https://elllo.org/english/0951/T987-George-Crush.htm</text:p>
          </table:table-cell>
          <table:table-cell office:value-type="string" calcext:value-type="string">
            <text:p>Crystal gives George female advice on women.</text:p>
          </table:table-cell>
          <table:table-cell/>
          <table:table-cell table:formula="of:=IF([.E126]=&quot;&quot;;&quot;NULL&quot;;CONCATENATE(&quot;'&quot;;[.E12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6];&quot;,'&quot;;SUBSTITUTE([.B126];&quot;'&quot;;&quot;''&quot;);&quot;','&quot;;SUBSTITUTE([.C126];&quot;'&quot;;&quot;''&quot;);&quot;','&quot;;SUBSTITUTE([.D126];&quot;'&quot;;&quot;''&quot;);&quot;',&quot;;SUBSTITUTE([.F126];&quot;'&quot;;&quot;''&quot;);&quot;,&quot;;[.G126];&quot;,&quot;;[.H126];&quot;);&quot;)" office:value-type="string" office:string-value="INSERT INTO RESOURCE(id_resource, resource, url, resume, comments, id_level, active) VALUES(126,'987 Class Crush','https://elllo.org/english/0951/T987-George-Crush.htm','Crystal gives George female advice on women.',NULL,4,true);" calcext:value-type="string">
            <text:p>INSERT INTO RESOURCE(id_resource, resource, url, resume, comments, id_level, active) VALUES(126,'987 Class Crush','https://elllo.org/english/0951/T987-George-Crush.htm','Crystal gives George female advice on women.',NULL,4,true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.04 Subordinating Conjunctions - Condition. Party at the Park</text:p>
          </table:table-cell>
          <table:table-cell office:value-type="string" calcext:value-type="string">
            <text:p>https://elllo.org/english/grammar/L5-04-SubCo-Condition.htm</text:p>
          </table:table-cell>
          <table:table-cell office:value-type="string" calcext:value-type="string">
            <text:p>Todd asks Darcy to a party.</text:p>
          </table:table-cell>
          <table:table-cell/>
          <table:table-cell table:formula="of:=IF([.E127]=&quot;&quot;;&quot;NULL&quot;;CONCATENATE(&quot;'&quot;;[.E12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7];&quot;,'&quot;;SUBSTITUTE([.B127];&quot;'&quot;;&quot;''&quot;);&quot;','&quot;;SUBSTITUTE([.C127];&quot;'&quot;;&quot;''&quot;);&quot;','&quot;;SUBSTITUTE([.D127];&quot;'&quot;;&quot;''&quot;);&quot;',&quot;;SUBSTITUTE([.F127];&quot;'&quot;;&quot;''&quot;);&quot;,&quot;;[.G127];&quot;,&quot;;[.H127];&quot;);&quot;)" office:value-type="string" office:string-value="INSERT INTO RESOURCE(id_resource, resource, url, resume, comments, id_level, active) VALUES(127,'5.04 Subordinating Conjunctions - Condition. Party at the Park','https://elllo.org/english/grammar/L5-04-SubCo-Condition.htm','Todd asks Darcy to a party.',NULL,5,true);" calcext:value-type="string">
            <text:p>INSERT INTO RESOURCE(id_resource, resource, url, resume, comments, id_level, active) VALUES(127,'5.04 Subordinating Conjunctions - Condition. Party at the Park','https://elllo.org/english/grammar/L5-04-SubCo-Condition.htm','Todd asks Darcy to a party.',NULL,5,true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05 Second Conditional. Dream On</text:p>
          </table:table-cell>
          <table:table-cell office:value-type="string" calcext:value-type="string">
            <text:p>https://elllo.org/english/grammar/L5-05-Second-Conditional.htm</text:p>
          </table:table-cell>
          <table:table-cell office:value-type="string" calcext:value-type="string">
            <text:p>What would you do if you were rich? Six people share thoughts.</text:p>
          </table:table-cell>
          <table:table-cell/>
          <table:table-cell table:formula="of:=IF([.E128]=&quot;&quot;;&quot;NULL&quot;;CONCATENATE(&quot;'&quot;;[.E12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8];&quot;,'&quot;;SUBSTITUTE([.B128];&quot;'&quot;;&quot;''&quot;);&quot;','&quot;;SUBSTITUTE([.C128];&quot;'&quot;;&quot;''&quot;);&quot;','&quot;;SUBSTITUTE([.D128];&quot;'&quot;;&quot;''&quot;);&quot;',&quot;;SUBSTITUTE([.F128];&quot;'&quot;;&quot;''&quot;);&quot;,&quot;;[.G128];&quot;,&quot;;[.H128];&quot;);&quot;)" office:value-type="string" office:string-value="INSERT INTO RESOURCE(id_resource, resource, url, resume, comments, id_level, active) VALUES(128,'5.05 Second Conditional. Dream On','https://elllo.org/english/grammar/L5-05-Second-Conditional.htm','What would you do if you were rich? Six people share thoughts.',NULL,5,true);" calcext:value-type="string">
            <text:p>INSERT INTO RESOURCE(id_resource, resource, url, resume, comments, id_level, active) VALUES(128,'5.05 Second Conditional. Dream On','https://elllo.org/english/grammar/L5-05-Second-Conditional.htm','What would you do if you were rich? Six people share thoughts.',NULL,5,true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5.06 Adjective Clause. Live Long and Be Heathy</text:p>
          </table:table-cell>
          <table:table-cell office:value-type="string" calcext:value-type="string">
            <text:p>https://elllo.org/english/grammar/L5-06-Adjective-Clause.htm</text:p>
          </table:table-cell>
          <table:table-cell office:value-type="string" calcext:value-type="string">
            <text:p>Monica talks about living a healthy life.</text:p>
          </table:table-cell>
          <table:table-cell/>
          <table:table-cell table:formula="of:=IF([.E129]=&quot;&quot;;&quot;NULL&quot;;CONCATENATE(&quot;'&quot;;[.E12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29];&quot;,'&quot;;SUBSTITUTE([.B129];&quot;'&quot;;&quot;''&quot;);&quot;','&quot;;SUBSTITUTE([.C129];&quot;'&quot;;&quot;''&quot;);&quot;','&quot;;SUBSTITUTE([.D129];&quot;'&quot;;&quot;''&quot;);&quot;',&quot;;SUBSTITUTE([.F129];&quot;'&quot;;&quot;''&quot;);&quot;,&quot;;[.G129];&quot;,&quot;;[.H129];&quot;);&quot;)" office:value-type="string" office:string-value="INSERT INTO RESOURCE(id_resource, resource, url, resume, comments, id_level, active) VALUES(129,'5.06 Adjective Clause. Live Long and Be Heathy','https://elllo.org/english/grammar/L5-06-Adjective-Clause.htm','Monica talks about living a healthy life.',NULL,5,true);" calcext:value-type="string">
            <text:p>INSERT INTO RESOURCE(id_resource, resource, url, resume, comments, id_level, active) VALUES(129,'5.06 Adjective Clause. Live Long and Be Heathy','https://elllo.org/english/grammar/L5-06-Adjective-Clause.htm','Monica talks about living a healthy life.',NULL,5,true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5.07 Noun Clause. It is what it is!</text:p>
          </table:table-cell>
          <table:table-cell office:value-type="string" calcext:value-type="string">
            <text:p>https://elllo.org/english/grammar/L5-07B-Noun-Cllause.htm</text:p>
          </table:table-cell>
          <table:table-cell office:value-type="string" calcext:value-type="string">
            <text:p>Common phrases with a noun clause. It is what it is!</text:p>
          </table:table-cell>
          <table:table-cell/>
          <table:table-cell table:formula="of:=IF([.E130]=&quot;&quot;;&quot;NULL&quot;;CONCATENATE(&quot;'&quot;;[.E13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0];&quot;,'&quot;;SUBSTITUTE([.B130];&quot;'&quot;;&quot;''&quot;);&quot;','&quot;;SUBSTITUTE([.C130];&quot;'&quot;;&quot;''&quot;);&quot;','&quot;;SUBSTITUTE([.D130];&quot;'&quot;;&quot;''&quot;);&quot;',&quot;;SUBSTITUTE([.F130];&quot;'&quot;;&quot;''&quot;);&quot;,&quot;;[.G130];&quot;,&quot;;[.H130];&quot;);&quot;)" office:value-type="string" office:string-value="INSERT INTO RESOURCE(id_resource, resource, url, resume, comments, id_level, active) VALUES(130,'5.07 Noun Clause. It is what it is!','https://elllo.org/english/grammar/L5-07B-Noun-Cllause.htm','Common phrases with a noun clause. It is what it is!',NULL,5,true);" calcext:value-type="string">
            <text:p>INSERT INTO RESOURCE(id_resource, resource, url, resume, comments, id_level, active) VALUES(130,'5.07 Noun Clause. It is what it is!','https://elllo.org/english/grammar/L5-07B-Noun-Cllause.htm','Common phrases with a noun clause. It is what it is!',NULL,5,true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.01 Coordinating Conjunction- Fanboys. Collecting Computers</text:p>
          </table:table-cell>
          <table:table-cell office:value-type="string" calcext:value-type="string">
            <text:p>https://elllo.org/english/grammar/L5-01-Fanboys.htm</text:p>
          </table:table-cell>
          <table:table-cell office:value-type="string" calcext:value-type="string">
            <text:p>Why Todd has many computers.</text:p>
          </table:table-cell>
          <table:table-cell/>
          <table:table-cell table:formula="of:=IF([.E131]=&quot;&quot;;&quot;NULL&quot;;CONCATENATE(&quot;'&quot;;[.E13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1];&quot;,'&quot;;SUBSTITUTE([.B131];&quot;'&quot;;&quot;''&quot;);&quot;','&quot;;SUBSTITUTE([.C131];&quot;'&quot;;&quot;''&quot;);&quot;','&quot;;SUBSTITUTE([.D131];&quot;'&quot;;&quot;''&quot;);&quot;',&quot;;SUBSTITUTE([.F131];&quot;'&quot;;&quot;''&quot;);&quot;,&quot;;[.G131];&quot;,&quot;;[.H131];&quot;);&quot;)" office:value-type="string" office:string-value="INSERT INTO RESOURCE(id_resource, resource, url, resume, comments, id_level, active) VALUES(131,'5.01 Coordinating Conjunction- Fanboys. Collecting Computers','https://elllo.org/english/grammar/L5-01-Fanboys.htm','Why Todd has many computers.',NULL,5,true);" calcext:value-type="string">
            <text:p>INSERT INTO RESOURCE(id_resource, resource, url, resume, comments, id_level, active) VALUES(131,'5.01 Coordinating Conjunction- Fanboys. Collecting Computers','https://elllo.org/english/grammar/L5-01-Fanboys.htm','Why Todd has many computers.',NULL,5,true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.02 Subordinating Conjunctions - Time. Soup for Supper</text:p>
          </table:table-cell>
          <table:table-cell office:value-type="string" calcext:value-type="string">
            <text:p>https://elllo.org/english/grammar/L5-02-SubCo-Time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132]=&quot;&quot;;&quot;NULL&quot;;CONCATENATE(&quot;'&quot;;[.E13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2];&quot;,'&quot;;SUBSTITUTE([.B132];&quot;'&quot;;&quot;''&quot;);&quot;','&quot;;SUBSTITUTE([.C132];&quot;'&quot;;&quot;''&quot;);&quot;','&quot;;SUBSTITUTE([.D132];&quot;'&quot;;&quot;''&quot;);&quot;',&quot;;SUBSTITUTE([.F132];&quot;'&quot;;&quot;''&quot;);&quot;,&quot;;[.G132];&quot;,&quot;;[.H132];&quot;);&quot;)" office:value-type="string" office:string-value="INSERT INTO RESOURCE(id_resource, resource, url, resume, comments, id_level, active) VALUES(132,'5.02 Subordinating Conjunctions - Time. Soup for Supper','https://elllo.org/english/grammar/L5-02-SubCo-Time.htm','Sarah talks about making soup.',NULL,5,true);" calcext:value-type="string">
            <text:p>INSERT INTO RESOURCE(id_resource, resource, url, resume, comments, id_level, active) VALUES(132,'5.02 Subordinating Conjunctions - Time. Soup for Supper','https://elllo.org/english/grammar/L5-02-SubCo-Time.htm','Sarah talks about making soup.',NULL,5,true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.03 Subordinating Conjunctions - Reason. Housing and Transportation</text:p>
          </table:table-cell>
          <table:table-cell office:value-type="string" calcext:value-type="string">
            <text:p>https://elllo.org/english/grammar/L5-03-SubCo-Reason.htm</text:p>
          </table:table-cell>
          <table:table-cell office:value-type="string" calcext:value-type="string">
            <text:p>6 people discuss their housing.</text:p>
          </table:table-cell>
          <table:table-cell/>
          <table:table-cell table:formula="of:=IF([.E133]=&quot;&quot;;&quot;NULL&quot;;CONCATENATE(&quot;'&quot;;[.E13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3];&quot;,'&quot;;SUBSTITUTE([.B133];&quot;'&quot;;&quot;''&quot;);&quot;','&quot;;SUBSTITUTE([.C133];&quot;'&quot;;&quot;''&quot;);&quot;','&quot;;SUBSTITUTE([.D133];&quot;'&quot;;&quot;''&quot;);&quot;',&quot;;SUBSTITUTE([.F133];&quot;'&quot;;&quot;''&quot;);&quot;,&quot;;[.G133];&quot;,&quot;;[.H133];&quot;);&quot;)" office:value-type="string" office:string-value="INSERT INTO RESOURCE(id_resource, resource, url, resume, comments, id_level, active) VALUES(133,'5.03 Subordinating Conjunctions - Reason. Housing and Transportation','https://elllo.org/english/grammar/L5-03-SubCo-Reason.htm','6 people discuss their housing.',NULL,5,true);" calcext:value-type="string">
            <text:p>INSERT INTO RESOURCE(id_resource, resource, url, resume, comments, id_level, active) VALUES(133,'5.03 Subordinating Conjunctions - Reason. Housing and Transportation','https://elllo.org/english/grammar/L5-03-SubCo-Reason.htm','6 people discuss their housing.',NULL,5,true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5.08 Projected Speech. Talent Wish</text:p>
          </table:table-cell>
          <table:table-cell office:value-type="string" calcext:value-type="string">
            <text:p>https://elllo.org/english/grammar/L5-08-Projected-Speech.htm</text:p>
          </table:table-cell>
          <table:table-cell office:value-type="string" calcext:value-type="string">
            <text:p>Two college students share what talents they wish they had.</text:p>
          </table:table-cell>
          <table:table-cell/>
          <table:table-cell table:formula="of:=IF([.E134]=&quot;&quot;;&quot;NULL&quot;;CONCATENATE(&quot;'&quot;;[.E13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4];&quot;,'&quot;;SUBSTITUTE([.B134];&quot;'&quot;;&quot;''&quot;);&quot;','&quot;;SUBSTITUTE([.C134];&quot;'&quot;;&quot;''&quot;);&quot;','&quot;;SUBSTITUTE([.D134];&quot;'&quot;;&quot;''&quot;);&quot;',&quot;;SUBSTITUTE([.F134];&quot;'&quot;;&quot;''&quot;);&quot;,&quot;;[.G134];&quot;,&quot;;[.H134];&quot;);&quot;)" office:value-type="string" office:string-value="INSERT INTO RESOURCE(id_resource, resource, url, resume, comments, id_level, active) VALUES(134,'5.08 Projected Speech. Talent Wish','https://elllo.org/english/grammar/L5-08-Projected-Speech.htm','Two college students share what talents they wish they had.',NULL,5,true);" calcext:value-type="string">
            <text:p>INSERT INTO RESOURCE(id_resource, resource, url, resume, comments, id_level, active) VALUES(134,'5.08 Projected Speech. Talent Wish','https://elllo.org/english/grammar/L5-08-Projected-Speech.htm','Two college students share what talents they wish they had.',NULL,5,true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.09 Present Perfect. Wedding Plans</text:p>
          </table:table-cell>
          <table:table-cell office:value-type="string" calcext:value-type="string">
            <text:p>https://elllo.org/english/grammar/L5-09-Present-Perfect-Recent.htm</text:p>
          </table:table-cell>
          <table:table-cell office:value-type="string" calcext:value-type="string">
            <text:p>Meg talks about what she needs to do for her wedding.</text:p>
          </table:table-cell>
          <table:table-cell/>
          <table:table-cell table:formula="of:=IF([.E135]=&quot;&quot;;&quot;NULL&quot;;CONCATENATE(&quot;'&quot;;[.E13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5];&quot;,'&quot;;SUBSTITUTE([.B135];&quot;'&quot;;&quot;''&quot;);&quot;','&quot;;SUBSTITUTE([.C135];&quot;'&quot;;&quot;''&quot;);&quot;','&quot;;SUBSTITUTE([.D135];&quot;'&quot;;&quot;''&quot;);&quot;',&quot;;SUBSTITUTE([.F135];&quot;'&quot;;&quot;''&quot;);&quot;,&quot;;[.G135];&quot;,&quot;;[.H135];&quot;);&quot;)" office:value-type="string" office:string-value="INSERT INTO RESOURCE(id_resource, resource, url, resume, comments, id_level, active) VALUES(135,'5.09 Present Perfect. Wedding Plans','https://elllo.org/english/grammar/L5-09-Present-Perfect-Recent.htm','Meg talks about what she needs to do for her wedding.',NULL,5,true);" calcext:value-type="string">
            <text:p>INSERT INTO RESOURCE(id_resource, resource, url, resume, comments, id_level, active) VALUES(135,'5.09 Present Perfect. Wedding Plans','https://elllo.org/english/grammar/L5-09-Present-Perfect-Recent.htm','Meg talks about what she needs to do for her wedding.',NULL,5,true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.10 Past Conditional. Do Over</text:p>
          </table:table-cell>
          <table:table-cell office:value-type="string" calcext:value-type="string">
            <text:p>https://elllo.org/english/grammar/L5-10-Past-Conditional.htm</text:p>
          </table:table-cell>
          <table:table-cell office:value-type="string" calcext:value-type="string">
            <text:p>Two people share what they'd like to do over in their life.</text:p>
          </table:table-cell>
          <table:table-cell/>
          <table:table-cell table:formula="of:=IF([.E136]=&quot;&quot;;&quot;NULL&quot;;CONCATENATE(&quot;'&quot;;[.E13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6];&quot;,'&quot;;SUBSTITUTE([.B136];&quot;'&quot;;&quot;''&quot;);&quot;','&quot;;SUBSTITUTE([.C136];&quot;'&quot;;&quot;''&quot;);&quot;','&quot;;SUBSTITUTE([.D136];&quot;'&quot;;&quot;''&quot;);&quot;',&quot;;SUBSTITUTE([.F136];&quot;'&quot;;&quot;''&quot;);&quot;,&quot;;[.G136];&quot;,&quot;;[.H136];&quot;);&quot;)" office:value-type="string" office:string-value="INSERT INTO RESOURCE(id_resource, resource, url, resume, comments, id_level, active) VALUES(136,'5.10 Past Conditional. Do Over','https://elllo.org/english/grammar/L5-10-Past-Conditional.htm','Two people share what they''d like to do over in their life.',NULL,5,true);" calcext:value-type="string">
            <text:p>INSERT INTO RESOURCE(id_resource, resource, url, resume, comments, id_level, active) VALUES(136,'5.10 Past Conditional. Do Over','https://elllo.org/english/grammar/L5-10-Past-Conditional.htm','Two people share what they''d like to do over in their life.',NULL,5,true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520 Bangkok Shopping</text:p>
          </table:table-cell>
          <table:table-cell office:value-type="string" calcext:value-type="string">
            <text:p>https://elllo.org/english/1501/1520-Jerri-Fashion.htm</text:p>
          </table:table-cell>
          <table:table-cell office:value-type="string" calcext:value-type="string">
            <text:p>Jerri shares shopping options in Bangkok.</text:p>
          </table:table-cell>
          <table:table-cell/>
          <table:table-cell table:formula="of:=IF([.E137]=&quot;&quot;;&quot;NULL&quot;;CONCATENATE(&quot;'&quot;;[.E13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7];&quot;,'&quot;;SUBSTITUTE([.B137];&quot;'&quot;;&quot;''&quot;);&quot;','&quot;;SUBSTITUTE([.C137];&quot;'&quot;;&quot;''&quot;);&quot;','&quot;;SUBSTITUTE([.D137];&quot;'&quot;;&quot;''&quot;);&quot;',&quot;;SUBSTITUTE([.F137];&quot;'&quot;;&quot;''&quot;);&quot;,&quot;;[.G137];&quot;,&quot;;[.H137];&quot;);&quot;)" office:value-type="string" office:string-value="INSERT INTO RESOURCE(id_resource, resource, url, resume, comments, id_level, active) VALUES(137,'1520 Bangkok Shopping','https://elllo.org/english/1501/1520-Jerri-Fashion.htm','Jerri shares shopping options in Bangkok.',NULL,5,true);" calcext:value-type="string">
            <text:p>INSERT INTO RESOURCE(id_resource, resource, url, resume, comments, id_level, active) VALUES(137,'1520 Bangkok Shopping','https://elllo.org/english/1501/1520-Jerri-Fashion.htm','Jerri shares shopping options in Bangkok.',NULL,5,true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519 Bangkok Transportation - Part 2</text:p>
          </table:table-cell>
          <table:table-cell office:value-type="string" calcext:value-type="string">
            <text:p>https://elllo.org/english/1501/1519-Jerri-Transportation.htm</text:p>
          </table:table-cell>
          <table:table-cell office:value-type="string" calcext:value-type="string">
            <text:p>More ways to get around in Bangkok.</text:p>
          </table:table-cell>
          <table:table-cell/>
          <table:table-cell table:formula="of:=IF([.E138]=&quot;&quot;;&quot;NULL&quot;;CONCATENATE(&quot;'&quot;;[.E13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8];&quot;,'&quot;;SUBSTITUTE([.B138];&quot;'&quot;;&quot;''&quot;);&quot;','&quot;;SUBSTITUTE([.C138];&quot;'&quot;;&quot;''&quot;);&quot;','&quot;;SUBSTITUTE([.D138];&quot;'&quot;;&quot;''&quot;);&quot;',&quot;;SUBSTITUTE([.F138];&quot;'&quot;;&quot;''&quot;);&quot;,&quot;;[.G138];&quot;,&quot;;[.H138];&quot;);&quot;)" office:value-type="string" office:string-value="INSERT INTO RESOURCE(id_resource, resource, url, resume, comments, id_level, active) VALUES(138,'1519 Bangkok Transportation - Part 2','https://elllo.org/english/1501/1519-Jerri-Transportation.htm','More ways to get around in Bangkok.',NULL,5,true);" calcext:value-type="string">
            <text:p>INSERT INTO RESOURCE(id_resource, resource, url, resume, comments, id_level, active) VALUES(138,'1519 Bangkok Transportation - Part 2','https://elllo.org/english/1501/1519-Jerri-Transportation.htm','More ways to get around in Bangkok.',NULL,5,true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518 Bangkok Transportation - Part 1</text:p>
          </table:table-cell>
          <table:table-cell office:value-type="string" calcext:value-type="string">
            <text:p>https://elllo.org/english/1501/1518-Jerri-Transportation.htm</text:p>
          </table:table-cell>
          <table:table-cell office:value-type="string" calcext:value-type="string">
            <text:p>Getting around in Bangkok.</text:p>
          </table:table-cell>
          <table:table-cell/>
          <table:table-cell table:formula="of:=IF([.E139]=&quot;&quot;;&quot;NULL&quot;;CONCATENATE(&quot;'&quot;;[.E13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39];&quot;,'&quot;;SUBSTITUTE([.B139];&quot;'&quot;;&quot;''&quot;);&quot;','&quot;;SUBSTITUTE([.C139];&quot;'&quot;;&quot;''&quot;);&quot;','&quot;;SUBSTITUTE([.D139];&quot;'&quot;;&quot;''&quot;);&quot;',&quot;;SUBSTITUTE([.F139];&quot;'&quot;;&quot;''&quot;);&quot;,&quot;;[.G139];&quot;,&quot;;[.H139];&quot;);&quot;)" office:value-type="string" office:string-value="INSERT INTO RESOURCE(id_resource, resource, url, resume, comments, id_level, active) VALUES(139,'1518 Bangkok Transportation - Part 1','https://elllo.org/english/1501/1518-Jerri-Transportation.htm','Getting around in Bangkok.',NULL,5,true);" calcext:value-type="string">
            <text:p>INSERT INTO RESOURCE(id_resource, resource, url, resume, comments, id_level, active) VALUES(139,'1518 Bangkok Transportation - Part 1','https://elllo.org/english/1501/1518-Jerri-Transportation.htm','Getting around in Bangkok.',NULL,5,true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517 Island Stress</text:p>
          </table:table-cell>
          <table:table-cell office:value-type="string" calcext:value-type="string">
            <text:p>https://elllo.org/english/1501/1517-Jerri-Island-Stress.htm</text:p>
          </table:table-cell>
          <table:table-cell office:value-type="string" calcext:value-type="string">
            <text:p>Problems facing Thailand's islands.</text:p>
          </table:table-cell>
          <table:table-cell/>
          <table:table-cell table:formula="of:=IF([.E140]=&quot;&quot;;&quot;NULL&quot;;CONCATENATE(&quot;'&quot;;[.E14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0];&quot;,'&quot;;SUBSTITUTE([.B140];&quot;'&quot;;&quot;''&quot;);&quot;','&quot;;SUBSTITUTE([.C140];&quot;'&quot;;&quot;''&quot;);&quot;','&quot;;SUBSTITUTE([.D140];&quot;'&quot;;&quot;''&quot;);&quot;',&quot;;SUBSTITUTE([.F140];&quot;'&quot;;&quot;''&quot;);&quot;,&quot;;[.G140];&quot;,&quot;;[.H140];&quot;);&quot;)" office:value-type="string" office:string-value="INSERT INTO RESOURCE(id_resource, resource, url, resume, comments, id_level, active) VALUES(140,'1517 Island Stress','https://elllo.org/english/1501/1517-Jerri-Island-Stress.htm','Problems facing Thailand''s islands.',NULL,5,true);" calcext:value-type="string">
            <text:p>INSERT INTO RESOURCE(id_resource, resource, url, resume, comments, id_level, active) VALUES(140,'1517 Island Stress','https://elllo.org/english/1501/1517-Jerri-Island-Stress.htm','Problems facing Thailand''s islands.',NULL,5,true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516 Thai Island Life</text:p>
          </table:table-cell>
          <table:table-cell office:value-type="string" calcext:value-type="string">
            <text:p>https://elllo.org/english/1501/1516-Jerri-Islands.htm</text:p>
          </table:table-cell>
          <table:table-cell office:value-type="string" calcext:value-type="string">
            <text:p>The wonderful features of Thailand's islands.</text:p>
          </table:table-cell>
          <table:table-cell/>
          <table:table-cell table:formula="of:=IF([.E141]=&quot;&quot;;&quot;NULL&quot;;CONCATENATE(&quot;'&quot;;[.E14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1];&quot;,'&quot;;SUBSTITUTE([.B141];&quot;'&quot;;&quot;''&quot;);&quot;','&quot;;SUBSTITUTE([.C141];&quot;'&quot;;&quot;''&quot;);&quot;','&quot;;SUBSTITUTE([.D141];&quot;'&quot;;&quot;''&quot;);&quot;',&quot;;SUBSTITUTE([.F141];&quot;'&quot;;&quot;''&quot;);&quot;,&quot;;[.G141];&quot;,&quot;;[.H141];&quot;);&quot;)" office:value-type="string" office:string-value="INSERT INTO RESOURCE(id_resource, resource, url, resume, comments, id_level, active) VALUES(141,'1516 Thai Island Life','https://elllo.org/english/1501/1516-Jerri-Islands.htm','The wonderful features of Thailand''s islands.',NULL,5,true);" calcext:value-type="string">
            <text:p>INSERT INTO RESOURCE(id_resource, resource, url, resume, comments, id_level, active) VALUES(141,'1516 Thai Island Life','https://elllo.org/english/1501/1516-Jerri-Islands.htm','The wonderful features of Thailand''s islands.',NULL,5,true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515 Kids and Boredom</text:p>
          </table:table-cell>
          <table:table-cell office:value-type="string" calcext:value-type="string">
            <text:p>https://elllo.org/english/1501/1515-Angela-Kids-and-Boredom.htm</text:p>
          </table:table-cell>
          <table:table-cell office:value-type="string" calcext:value-type="string">
            <text:p>Is life too fun for kids?</text:p>
          </table:table-cell>
          <table:table-cell/>
          <table:table-cell table:formula="of:=IF([.E142]=&quot;&quot;;&quot;NULL&quot;;CONCATENATE(&quot;'&quot;;[.E14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2];&quot;,'&quot;;SUBSTITUTE([.B142];&quot;'&quot;;&quot;''&quot;);&quot;','&quot;;SUBSTITUTE([.C142];&quot;'&quot;;&quot;''&quot;);&quot;','&quot;;SUBSTITUTE([.D142];&quot;'&quot;;&quot;''&quot;);&quot;',&quot;;SUBSTITUTE([.F142];&quot;'&quot;;&quot;''&quot;);&quot;,&quot;;[.G142];&quot;,&quot;;[.H142];&quot;);&quot;)" office:value-type="string" office:string-value="INSERT INTO RESOURCE(id_resource, resource, url, resume, comments, id_level, active) VALUES(142,'1515 Kids and Boredom','https://elllo.org/english/1501/1515-Angela-Kids-and-Boredom.htm','Is life too fun for kids?',NULL,5,true);" calcext:value-type="string">
            <text:p>INSERT INTO RESOURCE(id_resource, resource, url, resume, comments, id_level, active) VALUES(142,'1515 Kids and Boredom','https://elllo.org/english/1501/1515-Angela-Kids-and-Boredom.htm','Is life too fun for kids?',NULL,5,true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514 Family Money Flow</text:p>
          </table:table-cell>
          <table:table-cell office:value-type="string" calcext:value-type="string">
            <text:p>https://elllo.org/english/1501/1514-Angela-MoneyFlow.htm</text:p>
          </table:table-cell>
          <table:table-cell office:value-type="string" calcext:value-type="string">
            <text:p>How families and money differ worldwide.</text:p>
          </table:table-cell>
          <table:table-cell/>
          <table:table-cell table:formula="of:=IF([.E143]=&quot;&quot;;&quot;NULL&quot;;CONCATENATE(&quot;'&quot;;[.E14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3];&quot;,'&quot;;SUBSTITUTE([.B143];&quot;'&quot;;&quot;''&quot;);&quot;','&quot;;SUBSTITUTE([.C143];&quot;'&quot;;&quot;''&quot;);&quot;','&quot;;SUBSTITUTE([.D143];&quot;'&quot;;&quot;''&quot;);&quot;',&quot;;SUBSTITUTE([.F143];&quot;'&quot;;&quot;''&quot;);&quot;,&quot;;[.G143];&quot;,&quot;;[.H143];&quot;);&quot;)" office:value-type="string" office:string-value="INSERT INTO RESOURCE(id_resource, resource, url, resume, comments, id_level, active) VALUES(143,'1514 Family Money Flow','https://elllo.org/english/1501/1514-Angela-MoneyFlow.htm','How families and money differ worldwide.',NULL,5,true);" calcext:value-type="string">
            <text:p>INSERT INTO RESOURCE(id_resource, resource, url, resume, comments, id_level, active) VALUES(143,'1514 Family Money Flow','https://elllo.org/english/1501/1514-Angela-MoneyFlow.htm','How families and money differ worldwide.',NULL,5,true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513 The Empty Nest</text:p>
          </table:table-cell>
          <table:table-cell office:value-type="string" calcext:value-type="string">
            <text:p>https://elllo.org/english/1501/1513-Angela-Families.htm</text:p>
          </table:table-cell>
          <table:table-cell office:value-type="string" calcext:value-type="string">
            <text:p>Life after the kids grow up.</text:p>
          </table:table-cell>
          <table:table-cell/>
          <table:table-cell table:formula="of:=IF([.E144]=&quot;&quot;;&quot;NULL&quot;;CONCATENATE(&quot;'&quot;;[.E14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4];&quot;,'&quot;;SUBSTITUTE([.B144];&quot;'&quot;;&quot;''&quot;);&quot;','&quot;;SUBSTITUTE([.C144];&quot;'&quot;;&quot;''&quot;);&quot;','&quot;;SUBSTITUTE([.D144];&quot;'&quot;;&quot;''&quot;);&quot;',&quot;;SUBSTITUTE([.F144];&quot;'&quot;;&quot;''&quot;);&quot;,&quot;;[.G144];&quot;,&quot;;[.H144];&quot;);&quot;)" office:value-type="string" office:string-value="INSERT INTO RESOURCE(id_resource, resource, url, resume, comments, id_level, active) VALUES(144,'1513 The Empty Nest','https://elllo.org/english/1501/1513-Angela-Families.htm','Life after the kids grow up.',NULL,5,true);" calcext:value-type="string">
            <text:p>INSERT INTO RESOURCE(id_resource, resource, url, resume, comments, id_level, active) VALUES(144,'1513 The Empty Nest','https://elllo.org/english/1501/1513-Angela-Families.htm','Life after the kids grow up.',NULL,5,true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90 Music and Money. The Music Industry</text:p>
          </table:table-cell>
          <table:table-cell office:value-type="string" calcext:value-type="string">
            <text:p>https://elllo.org/english/1451/1490-Ben-Hanna-Music-Business.htm</text:p>
          </table:table-cell>
          <table:table-cell office:value-type="string" calcext:value-type="string">
            <text:p>Ben and Hanna discuss the music industry.</text:p>
          </table:table-cell>
          <table:table-cell/>
          <table:table-cell table:formula="of:=IF([.E145]=&quot;&quot;;&quot;NULL&quot;;CONCATENATE(&quot;'&quot;;[.E14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5];&quot;,'&quot;;SUBSTITUTE([.B145];&quot;'&quot;;&quot;''&quot;);&quot;','&quot;;SUBSTITUTE([.C145];&quot;'&quot;;&quot;''&quot;);&quot;','&quot;;SUBSTITUTE([.D145];&quot;'&quot;;&quot;''&quot;);&quot;',&quot;;SUBSTITUTE([.F145];&quot;'&quot;;&quot;''&quot;);&quot;,&quot;;[.G145];&quot;,&quot;;[.H145];&quot;);&quot;)" office:value-type="string" office:string-value="INSERT INTO RESOURCE(id_resource, resource, url, resume, comments, id_level, active) VALUES(145,'1490 Music and Money. The Music Industry','https://elllo.org/english/1451/1490-Ben-Hanna-Music-Business.htm','Ben and Hanna discuss the music industry.',NULL,5,true);" calcext:value-type="string">
            <text:p>INSERT INTO RESOURCE(id_resource, resource, url, resume, comments, id_level, active) VALUES(145,'1490 Music and Money. The Music Industry','https://elllo.org/english/1451/1490-Ben-Hanna-Music-Business.htm','Ben and Hanna discuss the music industry.',NULL,5,true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89 High School Band</text:p>
          </table:table-cell>
          <table:table-cell office:value-type="string" calcext:value-type="string">
            <text:p>https://elllo.org/english/1451/1489-Ben-Hanna-HIghSchoolBabd.htm</text:p>
          </table:table-cell>
          <table:table-cell office:value-type="string" calcext:value-type="string">
            <text:p>Ben talks about being a rock band in high school.</text:p>
          </table:table-cell>
          <table:table-cell/>
          <table:table-cell table:formula="of:=IF([.E146]=&quot;&quot;;&quot;NULL&quot;;CONCATENATE(&quot;'&quot;;[.E14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6];&quot;,'&quot;;SUBSTITUTE([.B146];&quot;'&quot;;&quot;''&quot;);&quot;','&quot;;SUBSTITUTE([.C146];&quot;'&quot;;&quot;''&quot;);&quot;','&quot;;SUBSTITUTE([.D146];&quot;'&quot;;&quot;''&quot;);&quot;',&quot;;SUBSTITUTE([.F146];&quot;'&quot;;&quot;''&quot;);&quot;,&quot;;[.G146];&quot;,&quot;;[.H146];&quot;);&quot;)" office:value-type="string" office:string-value="INSERT INTO RESOURCE(id_resource, resource, url, resume, comments, id_level, active) VALUES(146,'1489 High School Band','https://elllo.org/english/1451/1489-Ben-Hanna-HIghSchoolBabd.htm','Ben talks about being a rock band in high school.',NULL,5,true);" calcext:value-type="string">
            <text:p>INSERT INTO RESOURCE(id_resource, resource, url, resume, comments, id_level, active) VALUES(146,'1489 High School Band','https://elllo.org/english/1451/1489-Ben-Hanna-HIghSchoolBabd.htm','Ben talks about being a rock band in high school.',NULL,5,true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88 Super Hero Skills</text:p>
          </table:table-cell>
          <table:table-cell office:value-type="string" calcext:value-type="string">
            <text:p>https://elllo.org/english/1451/1488-Gyri-Viyasan-Superhero-Abilities.htm</text:p>
          </table:table-cell>
          <table:table-cell office:value-type="string" calcext:value-type="string">
            <text:p>What skill would you like to have?</text:p>
          </table:table-cell>
          <table:table-cell/>
          <table:table-cell table:formula="of:=IF([.E147]=&quot;&quot;;&quot;NULL&quot;;CONCATENATE(&quot;'&quot;;[.E14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7];&quot;,'&quot;;SUBSTITUTE([.B147];&quot;'&quot;;&quot;''&quot;);&quot;','&quot;;SUBSTITUTE([.C147];&quot;'&quot;;&quot;''&quot;);&quot;','&quot;;SUBSTITUTE([.D147];&quot;'&quot;;&quot;''&quot;);&quot;',&quot;;SUBSTITUTE([.F147];&quot;'&quot;;&quot;''&quot;);&quot;,&quot;;[.G147];&quot;,&quot;;[.H147];&quot;);&quot;)" office:value-type="string" office:string-value="INSERT INTO RESOURCE(id_resource, resource, url, resume, comments, id_level, active) VALUES(147,'1488 Super Hero Skills','https://elllo.org/english/1451/1488-Gyri-Viyasan-Superhero-Abilities.htm','What skill would you like to have?',NULL,5,true);" calcext:value-type="string">
            <text:p>INSERT INTO RESOURCE(id_resource, resource, url, resume, comments, id_level, active) VALUES(147,'1488 Super Hero Skills','https://elllo.org/english/1451/1488-Gyri-Viyasan-Superhero-Abilities.htm','What skill would you like to have?',NULL,5,true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87 Hard Work vs Talent.</text:p>
          </table:table-cell>
          <table:table-cell office:value-type="string" calcext:value-type="string">
            <text:p>https://elllo.org/english/1451/1487-Gyri-Viyasan-HardWork-Talent.htm</text:p>
          </table:table-cell>
          <table:table-cell office:value-type="string" calcext:value-type="string">
            <text:p>What trait is more important to success?</text:p>
          </table:table-cell>
          <table:table-cell/>
          <table:table-cell table:formula="of:=IF([.E148]=&quot;&quot;;&quot;NULL&quot;;CONCATENATE(&quot;'&quot;;[.E14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8];&quot;,'&quot;;SUBSTITUTE([.B148];&quot;'&quot;;&quot;''&quot;);&quot;','&quot;;SUBSTITUTE([.C148];&quot;'&quot;;&quot;''&quot;);&quot;','&quot;;SUBSTITUTE([.D148];&quot;'&quot;;&quot;''&quot;);&quot;',&quot;;SUBSTITUTE([.F148];&quot;'&quot;;&quot;''&quot;);&quot;,&quot;;[.G148];&quot;,&quot;;[.H148];&quot;);&quot;)" office:value-type="string" office:string-value="INSERT INTO RESOURCE(id_resource, resource, url, resume, comments, id_level, active) VALUES(148,'1487 Hard Work vs Talent.','https://elllo.org/english/1451/1487-Gyri-Viyasan-HardWork-Talent.htm','What trait is more important to success?',NULL,5,true);" calcext:value-type="string">
            <text:p>INSERT INTO RESOURCE(id_resource, resource, url, resume, comments, id_level, active) VALUES(148,'1487 Hard Work vs Talent.','https://elllo.org/english/1451/1487-Gyri-Viyasan-HardWork-Talent.htm','What trait is more important to success?',NULL,5,true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82 Phone Addictions</text:p>
          </table:table-cell>
          <table:table-cell office:value-type="string" calcext:value-type="string">
            <text:p>https://elllo.org/english/1451/1482-Jen-SocialMedia.htm</text:p>
          </table:table-cell>
          <table:table-cell office:value-type="string" calcext:value-type="string">
            <text:p>Can you live without your phone?</text:p>
          </table:table-cell>
          <table:table-cell/>
          <table:table-cell table:formula="of:=IF([.E149]=&quot;&quot;;&quot;NULL&quot;;CONCATENATE(&quot;'&quot;;[.E14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49];&quot;,'&quot;;SUBSTITUTE([.B149];&quot;'&quot;;&quot;''&quot;);&quot;','&quot;;SUBSTITUTE([.C149];&quot;'&quot;;&quot;''&quot;);&quot;','&quot;;SUBSTITUTE([.D149];&quot;'&quot;;&quot;''&quot;);&quot;',&quot;;SUBSTITUTE([.F149];&quot;'&quot;;&quot;''&quot;);&quot;,&quot;;[.G149];&quot;,&quot;;[.H149];&quot;);&quot;)" office:value-type="string" office:string-value="INSERT INTO RESOURCE(id_resource, resource, url, resume, comments, id_level, active) VALUES(149,'1482 Phone Addictions','https://elllo.org/english/1451/1482-Jen-SocialMedia.htm','Can you live without your phone?',NULL,5,true);" calcext:value-type="string">
            <text:p>INSERT INTO RESOURCE(id_resource, resource, url, resume, comments, id_level, active) VALUES(149,'1482 Phone Addictions','https://elllo.org/english/1451/1482-Jen-SocialMedia.htm','Can you live without your phone?',NULL,5,true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78 Burgers and Baseball</text:p>
          </table:table-cell>
          <table:table-cell office:value-type="string" calcext:value-type="string">
            <text:p>https://elllo.org/english/1451/1478-Shantel-Burgers.htm</text:p>
          </table:table-cell>
          <table:table-cell office:value-type="string" calcext:value-type="string">
            <text:p>Food and sport stereotypes.</text:p>
          </table:table-cell>
          <table:table-cell/>
          <table:table-cell table:formula="of:=IF([.E150]=&quot;&quot;;&quot;NULL&quot;;CONCATENATE(&quot;'&quot;;[.E15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0];&quot;,'&quot;;SUBSTITUTE([.B150];&quot;'&quot;;&quot;''&quot;);&quot;','&quot;;SUBSTITUTE([.C150];&quot;'&quot;;&quot;''&quot;);&quot;','&quot;;SUBSTITUTE([.D150];&quot;'&quot;;&quot;''&quot;);&quot;',&quot;;SUBSTITUTE([.F150];&quot;'&quot;;&quot;''&quot;);&quot;,&quot;;[.G150];&quot;,&quot;;[.H150];&quot;);&quot;)" office:value-type="string" office:string-value="INSERT INTO RESOURCE(id_resource, resource, url, resume, comments, id_level, active) VALUES(150,'1478 Burgers and Baseball','https://elllo.org/english/1451/1478-Shantel-Burgers.htm','Food and sport stereotypes.',NULL,5,true);" calcext:value-type="string">
            <text:p>INSERT INTO RESOURCE(id_resource, resource, url, resume, comments, id_level, active) VALUES(150,'1478 Burgers and Baseball','https://elllo.org/english/1451/1478-Shantel-Burgers.htm','Food and sport stereotypes.',NULL,5,true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380 Truffle Time</text:p>
          </table:table-cell>
          <table:table-cell office:value-type="string" calcext:value-type="string">
            <text:p>https://elllo.org/english/1351/T1380-Meg-04-Truffle.htm</text:p>
          </table:table-cell>
          <table:table-cell office:value-type="string" calcext:value-type="string">
            <text:p>How to make these chocolate goodies.</text:p>
          </table:table-cell>
          <table:table-cell/>
          <table:table-cell table:formula="of:=IF([.E151]=&quot;&quot;;&quot;NULL&quot;;CONCATENATE(&quot;'&quot;;[.E15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1];&quot;,'&quot;;SUBSTITUTE([.B151];&quot;'&quot;;&quot;''&quot;);&quot;','&quot;;SUBSTITUTE([.C151];&quot;'&quot;;&quot;''&quot;);&quot;','&quot;;SUBSTITUTE([.D151];&quot;'&quot;;&quot;''&quot;);&quot;',&quot;;SUBSTITUTE([.F151];&quot;'&quot;;&quot;''&quot;);&quot;,&quot;;[.G151];&quot;,&quot;;[.H151];&quot;);&quot;)" office:value-type="string" office:string-value="INSERT INTO RESOURCE(id_resource, resource, url, resume, comments, id_level, active) VALUES(151,'1380 Truffle Time','https://elllo.org/english/1351/T1380-Meg-04-Truffle.htm','How to make these chocolate goodies.',NULL,5,true);" calcext:value-type="string">
            <text:p>INSERT INTO RESOURCE(id_resource, resource, url, resume, comments, id_level, active) VALUES(151,'1380 Truffle Time','https://elllo.org/english/1351/T1380-Meg-04-Truffle.htm','How to make these chocolate goodies.',NULL,5,true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79 Baking Cake Pops</text:p>
          </table:table-cell>
          <table:table-cell office:value-type="string" calcext:value-type="string">
            <text:p>https://elllo.org/english/1351/T1379-Meg-03-Baking.htm</text:p>
          </table:table-cell>
          <table:table-cell office:value-type="string" calcext:value-type="string">
            <text:p>New trends in baking.</text:p>
          </table:table-cell>
          <table:table-cell/>
          <table:table-cell table:formula="of:=IF([.E152]=&quot;&quot;;&quot;NULL&quot;;CONCATENATE(&quot;'&quot;;[.E15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2];&quot;,'&quot;;SUBSTITUTE([.B152];&quot;'&quot;;&quot;''&quot;);&quot;','&quot;;SUBSTITUTE([.C152];&quot;'&quot;;&quot;''&quot;);&quot;','&quot;;SUBSTITUTE([.D152];&quot;'&quot;;&quot;''&quot;);&quot;',&quot;;SUBSTITUTE([.F152];&quot;'&quot;;&quot;''&quot;);&quot;,&quot;;[.G152];&quot;,&quot;;[.H152];&quot;);&quot;)" office:value-type="string" office:string-value="INSERT INTO RESOURCE(id_resource, resource, url, resume, comments, id_level, active) VALUES(152,'1379 Baking Cake Pops','https://elllo.org/english/1351/T1379-Meg-03-Baking.htm','New trends in baking.',NULL,5,true);" calcext:value-type="string">
            <text:p>INSERT INTO RESOURCE(id_resource, resource, url, resume, comments, id_level, active) VALUES(152,'1379 Baking Cake Pops','https://elllo.org/english/1351/T1379-Meg-03-Baking.htm','New trends in baking.',NULL,5,true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28 Ocean Encounters</text:p>
          </table:table-cell>
          <table:table-cell office:value-type="string" calcext:value-type="string">
            <text:p>https://elllo.org/english/1301/T1328-Sorie-FishStory.htm</text:p>
          </table:table-cell>
          <table:table-cell office:value-type="string" calcext:value-type="string">
            <text:p>Sorie and Mark talk about meeting sealife.</text:p>
          </table:table-cell>
          <table:table-cell/>
          <table:table-cell table:formula="of:=IF([.E153]=&quot;&quot;;&quot;NULL&quot;;CONCATENATE(&quot;'&quot;;[.E15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3];&quot;,'&quot;;SUBSTITUTE([.B153];&quot;'&quot;;&quot;''&quot;);&quot;','&quot;;SUBSTITUTE([.C153];&quot;'&quot;;&quot;''&quot;);&quot;','&quot;;SUBSTITUTE([.D153];&quot;'&quot;;&quot;''&quot;);&quot;',&quot;;SUBSTITUTE([.F153];&quot;'&quot;;&quot;''&quot;);&quot;,&quot;;[.G153];&quot;,&quot;;[.H153];&quot;);&quot;)" office:value-type="string" office:string-value="INSERT INTO RESOURCE(id_resource, resource, url, resume, comments, id_level, active) VALUES(153,'1328 Ocean Encounters','https://elllo.org/english/1301/T1328-Sorie-FishStory.htm','Sorie and Mark talk about meeting sealife.',NULL,5,true);" calcext:value-type="string">
            <text:p>INSERT INTO RESOURCE(id_resource, resource, url, resume, comments, id_level, active) VALUES(153,'1328 Ocean Encounters','https://elllo.org/english/1301/T1328-Sorie-FishStory.htm','Sorie and Mark talk about meeting sealife.',NULL,5,true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37 Freaks and Animals</text:p>
          </table:table-cell>
          <table:table-cell office:value-type="string" calcext:value-type="string">
            <text:p>https://elllo.org/english/1201/1237-Julia-Types.htm</text:p>
          </table:table-cell>
          <table:table-cell office:value-type="string" calcext:value-type="string">
            <text:p>Julia and Todd discuss certain lifestyles.</text:p>
          </table:table-cell>
          <table:table-cell/>
          <table:table-cell table:formula="of:=IF([.E154]=&quot;&quot;;&quot;NULL&quot;;CONCATENATE(&quot;'&quot;;[.E15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4];&quot;,'&quot;;SUBSTITUTE([.B154];&quot;'&quot;;&quot;''&quot;);&quot;','&quot;;SUBSTITUTE([.C154];&quot;'&quot;;&quot;''&quot;);&quot;','&quot;;SUBSTITUTE([.D154];&quot;'&quot;;&quot;''&quot;);&quot;',&quot;;SUBSTITUTE([.F154];&quot;'&quot;;&quot;''&quot;);&quot;,&quot;;[.G154];&quot;,&quot;;[.H154];&quot;);&quot;)" office:value-type="string" office:string-value="INSERT INTO RESOURCE(id_resource, resource, url, resume, comments, id_level, active) VALUES(154,'1237 Freaks and Animals','https://elllo.org/english/1201/1237-Julia-Types.htm','Julia and Todd discuss certain lifestyles.',NULL,5,true);" calcext:value-type="string">
            <text:p>INSERT INTO RESOURCE(id_resource, resource, url, resume, comments, id_level, active) VALUES(154,'1237 Freaks and Animals','https://elllo.org/english/1201/1237-Julia-Types.htm','Julia and Todd discuss certain lifestyles.',NULL,5,true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24 More Moms</text:p>
          </table:table-cell>
          <table:table-cell office:value-type="string" calcext:value-type="string">
            <text:p>https://elllo.org/english/1201/1224-Todd-Tigermom.htm</text:p>
          </table:table-cell>
          <table:table-cell office:value-type="string" calcext:value-type="string">
            <text:p>Tiger Moms and Helicopter Parents.</text:p>
          </table:table-cell>
          <table:table-cell/>
          <table:table-cell table:formula="of:=IF([.E155]=&quot;&quot;;&quot;NULL&quot;;CONCATENATE(&quot;'&quot;;[.E15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5];&quot;,'&quot;;SUBSTITUTE([.B155];&quot;'&quot;;&quot;''&quot;);&quot;','&quot;;SUBSTITUTE([.C155];&quot;'&quot;;&quot;''&quot;);&quot;','&quot;;SUBSTITUTE([.D155];&quot;'&quot;;&quot;''&quot;);&quot;',&quot;;SUBSTITUTE([.F155];&quot;'&quot;;&quot;''&quot;);&quot;,&quot;;[.G155];&quot;,&quot;;[.H155];&quot;);&quot;)" office:value-type="string" office:string-value="INSERT INTO RESOURCE(id_resource, resource, url, resume, comments, id_level, active) VALUES(155,'1224 More Moms','https://elllo.org/english/1201/1224-Todd-Tigermom.htm','Tiger Moms and Helicopter Parents.',NULL,5,true);" calcext:value-type="string">
            <text:p>INSERT INTO RESOURCE(id_resource, resource, url, resume, comments, id_level, active) VALUES(155,'1224 More Moms','https://elllo.org/english/1201/1224-Todd-Tigermom.htm','Tiger Moms and Helicopter Parents.',NULL,5,true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23 Soccer Moms</text:p>
          </table:table-cell>
          <table:table-cell office:value-type="string" calcext:value-type="string">
            <text:p>https://elllo.org/english/1201/1223-Todd-SoccerMom.htm</text:p>
          </table:table-cell>
          <table:table-cell office:value-type="string" calcext:value-type="string">
            <text:p>Soccer Moms and Nascar Dads.</text:p>
          </table:table-cell>
          <table:table-cell/>
          <table:table-cell table:formula="of:=IF([.E156]=&quot;&quot;;&quot;NULL&quot;;CONCATENATE(&quot;'&quot;;[.E15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6];&quot;,'&quot;;SUBSTITUTE([.B156];&quot;'&quot;;&quot;''&quot;);&quot;','&quot;;SUBSTITUTE([.C156];&quot;'&quot;;&quot;''&quot;);&quot;','&quot;;SUBSTITUTE([.D156];&quot;'&quot;;&quot;''&quot;);&quot;',&quot;;SUBSTITUTE([.F156];&quot;'&quot;;&quot;''&quot;);&quot;,&quot;;[.G156];&quot;,&quot;;[.H156];&quot;);&quot;)" office:value-type="string" office:string-value="INSERT INTO RESOURCE(id_resource, resource, url, resume, comments, id_level, active) VALUES(156,'1223 Soccer Moms','https://elllo.org/english/1201/1223-Todd-SoccerMom.htm','Soccer Moms and Nascar Dads.',NULL,5,true);" calcext:value-type="string">
            <text:p>INSERT INTO RESOURCE(id_resource, resource, url, resume, comments, id_level, active) VALUES(156,'1223 Soccer Moms','https://elllo.org/english/1201/1223-Todd-SoccerMom.htm','Soccer Moms and Nascar Dads.',NULL,5,true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00 Born to Run</text:p>
          </table:table-cell>
          <table:table-cell office:value-type="string" calcext:value-type="string">
            <text:p>https://elllo.org/english/1151/T1200-Julia-Sport.htm</text:p>
          </table:table-cell>
          <table:table-cell office:value-type="string" calcext:value-type="string">
            <text:p>Julia talks about people who run long distances.</text:p>
          </table:table-cell>
          <table:table-cell/>
          <table:table-cell table:formula="of:=IF([.E157]=&quot;&quot;;&quot;NULL&quot;;CONCATENATE(&quot;'&quot;;[.E15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7];&quot;,'&quot;;SUBSTITUTE([.B157];&quot;'&quot;;&quot;''&quot;);&quot;','&quot;;SUBSTITUTE([.C157];&quot;'&quot;;&quot;''&quot;);&quot;','&quot;;SUBSTITUTE([.D157];&quot;'&quot;;&quot;''&quot;);&quot;',&quot;;SUBSTITUTE([.F157];&quot;'&quot;;&quot;''&quot;);&quot;,&quot;;[.G157];&quot;,&quot;;[.H157];&quot;);&quot;)" office:value-type="string" office:string-value="INSERT INTO RESOURCE(id_resource, resource, url, resume, comments, id_level, active) VALUES(157,'1200 Born to Run','https://elllo.org/english/1151/T1200-Julia-Sport.htm','Julia talks about people who run long distances.',NULL,5,true);" calcext:value-type="string">
            <text:p>INSERT INTO RESOURCE(id_resource, resource, url, resume, comments, id_level, active) VALUES(157,'1200 Born to Run','https://elllo.org/english/1151/T1200-Julia-Sport.htm','Julia talks about people who run long distances.',NULL,5,true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198 Alternative Exercise</text:p>
          </table:table-cell>
          <table:table-cell office:value-type="string" calcext:value-type="string">
            <text:p>https://elllo.org/english/1151/T1198-Julia-Sport.html</text:p>
          </table:table-cell>
          <table:table-cell office:value-type="string" calcext:value-type="string">
            <text:p>New ways people stay in shape.</text:p>
          </table:table-cell>
          <table:table-cell/>
          <table:table-cell table:formula="of:=IF([.E158]=&quot;&quot;;&quot;NULL&quot;;CONCATENATE(&quot;'&quot;;[.E15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8];&quot;,'&quot;;SUBSTITUTE([.B158];&quot;'&quot;;&quot;''&quot;);&quot;','&quot;;SUBSTITUTE([.C158];&quot;'&quot;;&quot;''&quot;);&quot;','&quot;;SUBSTITUTE([.D158];&quot;'&quot;;&quot;''&quot;);&quot;',&quot;;SUBSTITUTE([.F158];&quot;'&quot;;&quot;''&quot;);&quot;,&quot;;[.G158];&quot;,&quot;;[.H158];&quot;);&quot;)" office:value-type="string" office:string-value="INSERT INTO RESOURCE(id_resource, resource, url, resume, comments, id_level, active) VALUES(158,'1198 Alternative Exercise','https://elllo.org/english/1151/T1198-Julia-Sport.html','New ways people stay in shape.',NULL,5,true);" calcext:value-type="string">
            <text:p>INSERT INTO RESOURCE(id_resource, resource, url, resume, comments, id_level, active) VALUES(158,'1198 Alternative Exercise','https://elllo.org/english/1151/T1198-Julia-Sport.html','New ways people stay in shape.',NULL,5,true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184 Character Changes</text:p>
          </table:table-cell>
          <table:table-cell office:value-type="string" calcext:value-type="string">
            <text:p>https://elllo.org/english/1151/T1184-Maria-Peronsality.html</text:p>
          </table:table-cell>
          <table:table-cell office:value-type="string" calcext:value-type="string">
            <text:p>Maria talks about her personality.</text:p>
          </table:table-cell>
          <table:table-cell/>
          <table:table-cell table:formula="of:=IF([.E159]=&quot;&quot;;&quot;NULL&quot;;CONCATENATE(&quot;'&quot;;[.E15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59];&quot;,'&quot;;SUBSTITUTE([.B159];&quot;'&quot;;&quot;''&quot;);&quot;','&quot;;SUBSTITUTE([.C159];&quot;'&quot;;&quot;''&quot;);&quot;','&quot;;SUBSTITUTE([.D159];&quot;'&quot;;&quot;''&quot;);&quot;',&quot;;SUBSTITUTE([.F159];&quot;'&quot;;&quot;''&quot;);&quot;,&quot;;[.G159];&quot;,&quot;;[.H159];&quot;);&quot;)" office:value-type="string" office:string-value="INSERT INTO RESOURCE(id_resource, resource, url, resume, comments, id_level, active) VALUES(159,'1184 Character Changes','https://elllo.org/english/1151/T1184-Maria-Peronsality.html','Maria talks about her personality.',NULL,5,true);" calcext:value-type="string">
            <text:p>INSERT INTO RESOURCE(id_resource, resource, url, resume, comments, id_level, active) VALUES(159,'1184 Character Changes','https://elllo.org/english/1151/T1184-Maria-Peronsality.html','Maria talks about her personality.',NULL,5,true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183 Changes in Appearance</text:p>
          </table:table-cell>
          <table:table-cell office:value-type="string" calcext:value-type="string">
            <text:p>https://elllo.org/english/1151/T1183-Maria-Appearance.html</text:p>
          </table:table-cell>
          <table:table-cell office:value-type="string" calcext:value-type="string">
            <text:p>Maria talks about changing her appearance.</text:p>
          </table:table-cell>
          <table:table-cell/>
          <table:table-cell table:formula="of:=IF([.E160]=&quot;&quot;;&quot;NULL&quot;;CONCATENATE(&quot;'&quot;;[.E16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0];&quot;,'&quot;;SUBSTITUTE([.B160];&quot;'&quot;;&quot;''&quot;);&quot;','&quot;;SUBSTITUTE([.C160];&quot;'&quot;;&quot;''&quot;);&quot;','&quot;;SUBSTITUTE([.D160];&quot;'&quot;;&quot;''&quot;);&quot;',&quot;;SUBSTITUTE([.F160];&quot;'&quot;;&quot;''&quot;);&quot;,&quot;;[.G160];&quot;,&quot;;[.H160];&quot;);&quot;)" office:value-type="string" office:string-value="INSERT INTO RESOURCE(id_resource, resource, url, resume, comments, id_level, active) VALUES(160,'1183 Changes in Appearance','https://elllo.org/english/1151/T1183-Maria-Appearance.html','Maria talks about changing her appearance.',NULL,5,true);" calcext:value-type="string">
            <text:p>INSERT INTO RESOURCE(id_resource, resource, url, resume, comments, id_level, active) VALUES(160,'1183 Changes in Appearance','https://elllo.org/english/1151/T1183-Maria-Appearance.html','Maria talks about changing her appearance.',NULL,5,true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088 Make-up</text:p>
          </table:table-cell>
          <table:table-cell office:value-type="string" calcext:value-type="string">
            <text:p>https://elllo.org/english/1051/1088-Rebecca-Make-up.htm</text:p>
          </table:table-cell>
          <table:table-cell office:value-type="string" calcext:value-type="string">
            <text:p>Rebecca talks about being introduced to make-up.</text:p>
          </table:table-cell>
          <table:table-cell/>
          <table:table-cell table:formula="of:=IF([.E161]=&quot;&quot;;&quot;NULL&quot;;CONCATENATE(&quot;'&quot;;[.E16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1];&quot;,'&quot;;SUBSTITUTE([.B161];&quot;'&quot;;&quot;''&quot;);&quot;','&quot;;SUBSTITUTE([.C161];&quot;'&quot;;&quot;''&quot;);&quot;','&quot;;SUBSTITUTE([.D161];&quot;'&quot;;&quot;''&quot;);&quot;',&quot;;SUBSTITUTE([.F161];&quot;'&quot;;&quot;''&quot;);&quot;,&quot;;[.G161];&quot;,&quot;;[.H161];&quot;);&quot;)" office:value-type="string" office:string-value="INSERT INTO RESOURCE(id_resource, resource, url, resume, comments, id_level, active) VALUES(161,'1088 Make-up','https://elllo.org/english/1051/1088-Rebecca-Make-up.htm','Rebecca talks about being introduced to make-up.',NULL,5,true);" calcext:value-type="string">
            <text:p>INSERT INTO RESOURCE(id_resource, resource, url, resume, comments, id_level, active) VALUES(161,'1088 Make-up','https://elllo.org/english/1051/1088-Rebecca-Make-up.htm','Rebecca talks about being introduced to make-up.',NULL,5,true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87 Tomboy</text:p>
          </table:table-cell>
          <table:table-cell office:value-type="string" calcext:value-type="string">
            <text:p>https://elllo.org/english/1051/1087-Rebecca-Tomboy.htm</text:p>
          </table:table-cell>
          <table:table-cell office:value-type="string" calcext:value-type="string">
            <text:p>Rebecca talks about growing up as a tomboy.</text:p>
          </table:table-cell>
          <table:table-cell/>
          <table:table-cell table:formula="of:=IF([.E162]=&quot;&quot;;&quot;NULL&quot;;CONCATENATE(&quot;'&quot;;[.E16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2];&quot;,'&quot;;SUBSTITUTE([.B162];&quot;'&quot;;&quot;''&quot;);&quot;','&quot;;SUBSTITUTE([.C162];&quot;'&quot;;&quot;''&quot;);&quot;','&quot;;SUBSTITUTE([.D162];&quot;'&quot;;&quot;''&quot;);&quot;',&quot;;SUBSTITUTE([.F162];&quot;'&quot;;&quot;''&quot;);&quot;,&quot;;[.G162];&quot;,&quot;;[.H162];&quot;);&quot;)" office:value-type="string" office:string-value="INSERT INTO RESOURCE(id_resource, resource, url, resume, comments, id_level, active) VALUES(162,'1087 Tomboy','https://elllo.org/english/1051/1087-Rebecca-Tomboy.htm','Rebecca talks about growing up as a tomboy.',NULL,5,true);" calcext:value-type="string">
            <text:p>INSERT INTO RESOURCE(id_resource, resource, url, resume, comments, id_level, active) VALUES(162,'1087 Tomboy','https://elllo.org/english/1051/1087-Rebecca-Tomboy.htm','Rebecca talks about growing up as a tomboy.',NULL,5,true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44 Ginger Snacks</text:p>
          </table:table-cell>
          <table:table-cell office:value-type="string" calcext:value-type="string">
            <text:p>https://elllo.org/english/1001/1044-Ginger-Dip.htm</text:p>
          </table:table-cell>
          <table:table-cell office:value-type="string" calcext:value-type="string">
            <text:p>Ginger can make pumpkin dip and fruit smoothies.</text:p>
          </table:table-cell>
          <table:table-cell/>
          <table:table-cell table:formula="of:=IF([.E163]=&quot;&quot;;&quot;NULL&quot;;CONCATENATE(&quot;'&quot;;[.E16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3];&quot;,'&quot;;SUBSTITUTE([.B163];&quot;'&quot;;&quot;''&quot;);&quot;','&quot;;SUBSTITUTE([.C163];&quot;'&quot;;&quot;''&quot;);&quot;','&quot;;SUBSTITUTE([.D163];&quot;'&quot;;&quot;''&quot;);&quot;',&quot;;SUBSTITUTE([.F163];&quot;'&quot;;&quot;''&quot;);&quot;,&quot;;[.G163];&quot;,&quot;;[.H163];&quot;);&quot;)" office:value-type="string" office:string-value="INSERT INTO RESOURCE(id_resource, resource, url, resume, comments, id_level, active) VALUES(163,'1044 Ginger Snacks','https://elllo.org/english/1001/1044-Ginger-Dip.htm','Ginger can make pumpkin dip and fruit smoothies.',NULL,5,true);" calcext:value-type="string">
            <text:p>INSERT INTO RESOURCE(id_resource, resource, url, resume, comments, id_level, active) VALUES(163,'1044 Ginger Snacks','https://elllo.org/english/1001/1044-Ginger-Dip.htm','Ginger can make pumpkin dip and fruit smoothies.',NULL,5,true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43 Eggplant Curry</text:p>
          </table:table-cell>
          <table:table-cell office:value-type="string" calcext:value-type="string">
            <text:p>https://elllo.org/english/1001/1043-Nabil-Curry.htm</text:p>
          </table:table-cell>
          <table:table-cell office:value-type="string" calcext:value-type="string">
            <text:p>Nabil shares the secret for his eggplant curry.</text:p>
          </table:table-cell>
          <table:table-cell/>
          <table:table-cell table:formula="of:=IF([.E164]=&quot;&quot;;&quot;NULL&quot;;CONCATENATE(&quot;'&quot;;[.E16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4];&quot;,'&quot;;SUBSTITUTE([.B164];&quot;'&quot;;&quot;''&quot;);&quot;','&quot;;SUBSTITUTE([.C164];&quot;'&quot;;&quot;''&quot;);&quot;','&quot;;SUBSTITUTE([.D164];&quot;'&quot;;&quot;''&quot;);&quot;',&quot;;SUBSTITUTE([.F164];&quot;'&quot;;&quot;''&quot;);&quot;,&quot;;[.G164];&quot;,&quot;;[.H164];&quot;);&quot;)" office:value-type="string" office:string-value="INSERT INTO RESOURCE(id_resource, resource, url, resume, comments, id_level, active) VALUES(164,'1043 Eggplant Curry','https://elllo.org/english/1001/1043-Nabil-Curry.htm','Nabil shares the secret for his eggplant curry.',NULL,5,true);" calcext:value-type="string">
            <text:p>INSERT INTO RESOURCE(id_resource, resource, url, resume, comments, id_level, active) VALUES(164,'1043 Eggplant Curry','https://elllo.org/english/1001/1043-Nabil-Curry.htm','Nabil shares the secret for his eggplant curry.',NULL,5,true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42 Nabeel's Place</text:p>
          </table:table-cell>
          <table:table-cell office:value-type="string" calcext:value-type="string">
            <text:p>https://elllo.org/english/1001/1042-Nabil-Apartment.htm</text:p>
          </table:table-cell>
          <table:table-cell office:value-type="string" calcext:value-type="string">
            <text:p>Nabeel talks about his apartment and neighbors.</text:p>
          </table:table-cell>
          <table:table-cell/>
          <table:table-cell table:formula="of:=IF([.E165]=&quot;&quot;;&quot;NULL&quot;;CONCATENATE(&quot;'&quot;;[.E16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5];&quot;,'&quot;;SUBSTITUTE([.B165];&quot;'&quot;;&quot;''&quot;);&quot;','&quot;;SUBSTITUTE([.C165];&quot;'&quot;;&quot;''&quot;);&quot;','&quot;;SUBSTITUTE([.D165];&quot;'&quot;;&quot;''&quot;);&quot;',&quot;;SUBSTITUTE([.F165];&quot;'&quot;;&quot;''&quot;);&quot;,&quot;;[.G165];&quot;,&quot;;[.H165];&quot;);&quot;)" office:value-type="string" office:string-value="INSERT INTO RESOURCE(id_resource, resource, url, resume, comments, id_level, active) VALUES(165,'1042 Nabeel''s Place','https://elllo.org/english/1001/1042-Nabil-Apartment.htm','Nabeel talks about his apartment and neighbors.',NULL,5,true);" calcext:value-type="string">
            <text:p>INSERT INTO RESOURCE(id_resource, resource, url, resume, comments, id_level, active) VALUES(165,'1042 Nabeel''s Place','https://elllo.org/english/1001/1042-Nabil-Apartment.htm','Nabeel talks about his apartment and neighbors.',NULL,5,true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41 Ginger's Place</text:p>
          </table:table-cell>
          <table:table-cell office:value-type="string" calcext:value-type="string">
            <text:p>https://elllo.org/english/1001/1041-Ginger-Apartment.htm</text:p>
          </table:table-cell>
          <table:table-cell office:value-type="string" calcext:value-type="string">
            <text:p>Ginger shares why she lives where she does.</text:p>
          </table:table-cell>
          <table:table-cell/>
          <table:table-cell table:formula="of:=IF([.E166]=&quot;&quot;;&quot;NULL&quot;;CONCATENATE(&quot;'&quot;;[.E16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6];&quot;,'&quot;;SUBSTITUTE([.B166];&quot;'&quot;;&quot;''&quot;);&quot;','&quot;;SUBSTITUTE([.C166];&quot;'&quot;;&quot;''&quot;);&quot;','&quot;;SUBSTITUTE([.D166];&quot;'&quot;;&quot;''&quot;);&quot;',&quot;;SUBSTITUTE([.F166];&quot;'&quot;;&quot;''&quot;);&quot;,&quot;;[.G166];&quot;,&quot;;[.H166];&quot;);&quot;)" office:value-type="string" office:string-value="INSERT INTO RESOURCE(id_resource, resource, url, resume, comments, id_level, active) VALUES(166,'1041 Ginger''s Place','https://elllo.org/english/1001/1041-Ginger-Apartment.htm','Ginger shares why she lives where she does.',NULL,5,true);" calcext:value-type="string">
            <text:p>INSERT INTO RESOURCE(id_resource, resource, url, resume, comments, id_level, active) VALUES(166,'1041 Ginger''s Place','https://elllo.org/english/1001/1041-Ginger-Apartment.htm','Ginger shares why she lives where she does.',NULL,5,true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27 Countries United</text:p>
          </table:table-cell>
          <table:table-cell office:value-type="string" calcext:value-type="string">
            <text:p>https://elllo.org/english/1001/1027-Shirley-UK.htm</text:p>
          </table:table-cell>
          <table:table-cell office:value-type="string" calcext:value-type="string">
            <text:p>Shirley explains the United Kingdom and Great Britain.</text:p>
          </table:table-cell>
          <table:table-cell/>
          <table:table-cell table:formula="of:=IF([.E167]=&quot;&quot;;&quot;NULL&quot;;CONCATENATE(&quot;'&quot;;[.E16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7];&quot;,'&quot;;SUBSTITUTE([.B167];&quot;'&quot;;&quot;''&quot;);&quot;','&quot;;SUBSTITUTE([.C167];&quot;'&quot;;&quot;''&quot;);&quot;','&quot;;SUBSTITUTE([.D167];&quot;'&quot;;&quot;''&quot;);&quot;',&quot;;SUBSTITUTE([.F167];&quot;'&quot;;&quot;''&quot;);&quot;,&quot;;[.G167];&quot;,&quot;;[.H167];&quot;);&quot;)" office:value-type="string" office:string-value="INSERT INTO RESOURCE(id_resource, resource, url, resume, comments, id_level, active) VALUES(167,'1027 Countries United','https://elllo.org/english/1001/1027-Shirley-UK.htm','Shirley explains the United Kingdom and Great Britain.',NULL,5,true);" calcext:value-type="string">
            <text:p>INSERT INTO RESOURCE(id_resource, resource, url, resume, comments, id_level, active) VALUES(167,'1027 Countries United','https://elllo.org/english/1001/1027-Shirley-UK.htm','Shirley explains the United Kingdom and Great Britain.',NULL,5,true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22 Island Invasion</text:p>
          </table:table-cell>
          <table:table-cell office:value-type="string" calcext:value-type="string">
            <text:p>https://elllo.org/english/1001/1022-Cheryl-Danger.htm</text:p>
          </table:table-cell>
          <table:table-cell office:value-type="string" calcext:value-type="string">
            <text:p>Cheryl talks about serious problems on her island.</text:p>
          </table:table-cell>
          <table:table-cell/>
          <table:table-cell table:formula="of:=IF([.E168]=&quot;&quot;;&quot;NULL&quot;;CONCATENATE(&quot;'&quot;;[.E16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8];&quot;,'&quot;;SUBSTITUTE([.B168];&quot;'&quot;;&quot;''&quot;);&quot;','&quot;;SUBSTITUTE([.C168];&quot;'&quot;;&quot;''&quot;);&quot;','&quot;;SUBSTITUTE([.D168];&quot;'&quot;;&quot;''&quot;);&quot;',&quot;;SUBSTITUTE([.F168];&quot;'&quot;;&quot;''&quot;);&quot;,&quot;;[.G168];&quot;,&quot;;[.H168];&quot;);&quot;)" office:value-type="string" office:string-value="INSERT INTO RESOURCE(id_resource, resource, url, resume, comments, id_level, active) VALUES(168,'1022 Island Invasion','https://elllo.org/english/1001/1022-Cheryl-Danger.htm','Cheryl talks about serious problems on her island.',NULL,5,true);" calcext:value-type="string">
            <text:p>INSERT INTO RESOURCE(id_resource, resource, url, resume, comments, id_level, active) VALUES(168,'1022 Island Invasion','https://elllo.org/english/1001/1022-Cheryl-Danger.htm','Cheryl talks about serious problems on her island.',NULL,5,true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21 Island Dangers</text:p>
          </table:table-cell>
          <table:table-cell office:value-type="string" calcext:value-type="string">
            <text:p>https://elllo.org/english/1001/1021-Cheryl-Danger.htm</text:p>
          </table:table-cell>
          <table:table-cell office:value-type="string" calcext:value-type="string">
            <text:p>Cheryl talks about dangerous things on her island.</text:p>
          </table:table-cell>
          <table:table-cell/>
          <table:table-cell table:formula="of:=IF([.E169]=&quot;&quot;;&quot;NULL&quot;;CONCATENATE(&quot;'&quot;;[.E16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69];&quot;,'&quot;;SUBSTITUTE([.B169];&quot;'&quot;;&quot;''&quot;);&quot;','&quot;;SUBSTITUTE([.C169];&quot;'&quot;;&quot;''&quot;);&quot;','&quot;;SUBSTITUTE([.D169];&quot;'&quot;;&quot;''&quot;);&quot;',&quot;;SUBSTITUTE([.F169];&quot;'&quot;;&quot;''&quot;);&quot;,&quot;;[.G169];&quot;,&quot;;[.H169];&quot;);&quot;)" office:value-type="string" office:string-value="INSERT INTO RESOURCE(id_resource, resource, url, resume, comments, id_level, active) VALUES(169,'1021 Island Dangers','https://elllo.org/english/1001/1021-Cheryl-Danger.htm','Cheryl talks about dangerous things on her island.',NULL,5,true);" calcext:value-type="string">
            <text:p>INSERT INTO RESOURCE(id_resource, resource, url, resume, comments, id_level, active) VALUES(169,'1021 Island Dangers','https://elllo.org/english/1001/1021-Cheryl-Danger.htm','Cheryl talks about dangerous things on her island.',NULL,5,true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015 The Big Mix</text:p>
          </table:table-cell>
          <table:table-cell office:value-type="string" calcext:value-type="string">
            <text:p>https://elllo.org/english/1001/1015-MixPop.htm</text:p>
          </table:table-cell>
          <table:table-cell office:value-type="string" calcext:value-type="string">
            <text:p>CleAnn talks about her very multicultural country.</text:p>
          </table:table-cell>
          <table:table-cell/>
          <table:table-cell table:formula="of:=IF([.E170]=&quot;&quot;;&quot;NULL&quot;;CONCATENATE(&quot;'&quot;;[.E17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0];&quot;,'&quot;;SUBSTITUTE([.B170];&quot;'&quot;;&quot;''&quot;);&quot;','&quot;;SUBSTITUTE([.C170];&quot;'&quot;;&quot;''&quot;);&quot;','&quot;;SUBSTITUTE([.D170];&quot;'&quot;;&quot;''&quot;);&quot;',&quot;;SUBSTITUTE([.F170];&quot;'&quot;;&quot;''&quot;);&quot;,&quot;;[.G170];&quot;,&quot;;[.H170];&quot;);&quot;)" office:value-type="string" office:string-value="INSERT INTO RESOURCE(id_resource, resource, url, resume, comments, id_level, active) VALUES(170,'1015 The Big Mix','https://elllo.org/english/1001/1015-MixPop.htm','CleAnn talks about her very multicultural country.',NULL,5,true);" calcext:value-type="string">
            <text:p>INSERT INTO RESOURCE(id_resource, resource, url, resume, comments, id_level, active) VALUES(170,'1015 The Big Mix','https://elllo.org/english/1001/1015-MixPop.htm','CleAnn talks about her very multicultural country.',NULL,5,true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510 Student Life in China Part 2</text:p>
          </table:table-cell>
          <table:table-cell office:value-type="string" calcext:value-type="string">
            <text:p>https://elllo.org/english/1501/1510-Rufei-ChinaStudents.htm</text:p>
          </table:table-cell>
          <table:table-cell office:value-type="string" calcext:value-type="string">
            <text:p>Hear about life for students in China.</text:p>
          </table:table-cell>
          <table:table-cell/>
          <table:table-cell table:formula="of:=IF([.E171]=&quot;&quot;;&quot;NULL&quot;;CONCATENATE(&quot;'&quot;;[.E17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1];&quot;,'&quot;;SUBSTITUTE([.B171];&quot;'&quot;;&quot;''&quot;);&quot;','&quot;;SUBSTITUTE([.C171];&quot;'&quot;;&quot;''&quot;);&quot;','&quot;;SUBSTITUTE([.D171];&quot;'&quot;;&quot;''&quot;);&quot;',&quot;;SUBSTITUTE([.F171];&quot;'&quot;;&quot;''&quot;);&quot;,&quot;;[.G171];&quot;,&quot;;[.H171];&quot;);&quot;)" office:value-type="string" office:string-value="INSERT INTO RESOURCE(id_resource, resource, url, resume, comments, id_level, active) VALUES(171,'1510 Student Life in China Part 2','https://elllo.org/english/1501/1510-Rufei-ChinaStudents.htm','Hear about life for students in China.',NULL,5,true);" calcext:value-type="string">
            <text:p>INSERT INTO RESOURCE(id_resource, resource, url, resume, comments, id_level, active) VALUES(171,'1510 Student Life in China Part 2','https://elllo.org/english/1501/1510-Rufei-ChinaStudents.htm','Hear about life for students in China.',NULL,5,true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09 Student Life in China Part 1</text:p>
          </table:table-cell>
          <table:table-cell office:value-type="string" calcext:value-type="string">
            <text:p>https://elllo.org/english/1501/1509-Rufei-ChinaStudents.htm</text:p>
          </table:table-cell>
          <table:table-cell office:value-type="string" calcext:value-type="string">
            <text:p>Hear how school in China is very competitive.</text:p>
          </table:table-cell>
          <table:table-cell/>
          <table:table-cell table:formula="of:=IF([.E172]=&quot;&quot;;&quot;NULL&quot;;CONCATENATE(&quot;'&quot;;[.E17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2];&quot;,'&quot;;SUBSTITUTE([.B172];&quot;'&quot;;&quot;''&quot;);&quot;','&quot;;SUBSTITUTE([.C172];&quot;'&quot;;&quot;''&quot;);&quot;','&quot;;SUBSTITUTE([.D172];&quot;'&quot;;&quot;''&quot;);&quot;',&quot;;SUBSTITUTE([.F172];&quot;'&quot;;&quot;''&quot;);&quot;,&quot;;[.G172];&quot;,&quot;;[.H172];&quot;);&quot;)" office:value-type="string" office:string-value="INSERT INTO RESOURCE(id_resource, resource, url, resume, comments, id_level, active) VALUES(172,'1509 Student Life in China Part 1','https://elllo.org/english/1501/1509-Rufei-ChinaStudents.htm','Hear how school in China is very competitive.',NULL,5,true);" calcext:value-type="string">
            <text:p>INSERT INTO RESOURCE(id_resource, resource, url, resume, comments, id_level, active) VALUES(172,'1509 Student Life in China Part 1','https://elllo.org/english/1501/1509-Rufei-ChinaStudents.htm','Hear how school in China is very competitive.',NULL,5,true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506 Favorite Celebrities</text:p>
          </table:table-cell>
          <table:table-cell office:value-type="string" calcext:value-type="string">
            <text:p>https://elllo.org/english/1501/1506-Ben-Hanna-Celebrity.htm</text:p>
          </table:table-cell>
          <table:table-cell office:value-type="string" calcext:value-type="string">
            <text:p>Hana and Ben discuss famous people they like.</text:p>
          </table:table-cell>
          <table:table-cell/>
          <table:table-cell table:formula="of:=IF([.E173]=&quot;&quot;;&quot;NULL&quot;;CONCATENATE(&quot;'&quot;;[.E17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3];&quot;,'&quot;;SUBSTITUTE([.B173];&quot;'&quot;;&quot;''&quot;);&quot;','&quot;;SUBSTITUTE([.C173];&quot;'&quot;;&quot;''&quot;);&quot;','&quot;;SUBSTITUTE([.D173];&quot;'&quot;;&quot;''&quot;);&quot;',&quot;;SUBSTITUTE([.F173];&quot;'&quot;;&quot;''&quot;);&quot;,&quot;;[.G173];&quot;,&quot;;[.H173];&quot;);&quot;)" office:value-type="string" office:string-value="INSERT INTO RESOURCE(id_resource, resource, url, resume, comments, id_level, active) VALUES(173,'1506 Favorite Celebrities','https://elllo.org/english/1501/1506-Ben-Hanna-Celebrity.htm','Hana and Ben discuss famous people they like.',NULL,5,true);" calcext:value-type="string">
            <text:p>INSERT INTO RESOURCE(id_resource, resource, url, resume, comments, id_level, active) VALUES(173,'1506 Favorite Celebrities','https://elllo.org/english/1501/1506-Ben-Hanna-Celebrity.htm','Hana and Ben discuss famous people they like.',NULL,5,true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505 Movie Take</text:p>
          </table:table-cell>
          <table:table-cell office:value-type="string" calcext:value-type="string">
            <text:p>https://elllo.org/english/1501/1505-Ben-Hanna-Movie.htm</text:p>
          </table:table-cell>
          <table:table-cell office:value-type="string" calcext:value-type="string">
            <text:p>Ben talks about two movies he saw recently.</text:p>
          </table:table-cell>
          <table:table-cell/>
          <table:table-cell table:formula="of:=IF([.E174]=&quot;&quot;;&quot;NULL&quot;;CONCATENATE(&quot;'&quot;;[.E17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4];&quot;,'&quot;;SUBSTITUTE([.B174];&quot;'&quot;;&quot;''&quot;);&quot;','&quot;;SUBSTITUTE([.C174];&quot;'&quot;;&quot;''&quot;);&quot;','&quot;;SUBSTITUTE([.D174];&quot;'&quot;;&quot;''&quot;);&quot;',&quot;;SUBSTITUTE([.F174];&quot;'&quot;;&quot;''&quot;);&quot;,&quot;;[.G174];&quot;,&quot;;[.H174];&quot;);&quot;)" office:value-type="string" office:string-value="INSERT INTO RESOURCE(id_resource, resource, url, resume, comments, id_level, active) VALUES(174,'1505 Movie Take','https://elllo.org/english/1501/1505-Ben-Hanna-Movie.htm','Ben talks about two movies he saw recently.',NULL,5,true);" calcext:value-type="string">
            <text:p>INSERT INTO RESOURCE(id_resource, resource, url, resume, comments, id_level, active) VALUES(174,'1505 Movie Take','https://elllo.org/english/1501/1505-Ben-Hanna-Movie.htm','Ben talks about two movies he saw recently.',NULL,5,true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00 Learning with TV</text:p>
          </table:table-cell>
          <table:table-cell office:value-type="string" calcext:value-type="string">
            <text:p>https://elllo.org/english/1451/1500-Ben-Hana-TV-Shows.htm</text:p>
          </table:table-cell>
          <table:table-cell office:value-type="string" calcext:value-type="string">
            <text:p>Good shows to learn English.</text:p>
          </table:table-cell>
          <table:table-cell/>
          <table:table-cell table:formula="of:=IF([.E175]=&quot;&quot;;&quot;NULL&quot;;CONCATENATE(&quot;'&quot;;[.E17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5];&quot;,'&quot;;SUBSTITUTE([.B175];&quot;'&quot;;&quot;''&quot;);&quot;','&quot;;SUBSTITUTE([.C175];&quot;'&quot;;&quot;''&quot;);&quot;','&quot;;SUBSTITUTE([.D175];&quot;'&quot;;&quot;''&quot;);&quot;',&quot;;SUBSTITUTE([.F175];&quot;'&quot;;&quot;''&quot;);&quot;,&quot;;[.G175];&quot;,&quot;;[.H175];&quot;);&quot;)" office:value-type="string" office:string-value="INSERT INTO RESOURCE(id_resource, resource, url, resume, comments, id_level, active) VALUES(175,'1500 Learning with TV','https://elllo.org/english/1451/1500-Ben-Hana-TV-Shows.htm','Good shows to learn English.',NULL,5,true);" calcext:value-type="string">
            <text:p>INSERT INTO RESOURCE(id_resource, resource, url, resume, comments, id_level, active) VALUES(175,'1500 Learning with TV','https://elllo.org/english/1451/1500-Ben-Hana-TV-Shows.htm','Good shows to learn English.',NULL,5,true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99 Learning English. Tips for Learning English</text:p>
          </table:table-cell>
          <table:table-cell office:value-type="string" calcext:value-type="string">
            <text:p>https://elllo.org/english/1451/1499-Ben-Hana-English-Tips.htm</text:p>
          </table:table-cell>
          <table:table-cell office:value-type="string" calcext:value-type="string">
            <text:p>Learn tips to learn English.</text:p>
          </table:table-cell>
          <table:table-cell/>
          <table:table-cell table:formula="of:=IF([.E176]=&quot;&quot;;&quot;NULL&quot;;CONCATENATE(&quot;'&quot;;[.E17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6];&quot;,'&quot;;SUBSTITUTE([.B176];&quot;'&quot;;&quot;''&quot;);&quot;','&quot;;SUBSTITUTE([.C176];&quot;'&quot;;&quot;''&quot;);&quot;','&quot;;SUBSTITUTE([.D176];&quot;'&quot;;&quot;''&quot;);&quot;',&quot;;SUBSTITUTE([.F176];&quot;'&quot;;&quot;''&quot;);&quot;,&quot;;[.G176];&quot;,&quot;;[.H176];&quot;);&quot;)" office:value-type="string" office:string-value="INSERT INTO RESOURCE(id_resource, resource, url, resume, comments, id_level, active) VALUES(176,'1499 Learning English. Tips for Learning English','https://elllo.org/english/1451/1499-Ben-Hana-English-Tips.htm','Learn tips to learn English.',NULL,5,true);" calcext:value-type="string">
            <text:p>INSERT INTO RESOURCE(id_resource, resource, url, resume, comments, id_level, active) VALUES(176,'1499 Learning English. Tips for Learning English','https://elllo.org/english/1451/1499-Ben-Hana-English-Tips.htm','Learn tips to learn English.',NULL,5,true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238 More Freaks</text:p>
          </table:table-cell>
          <table:table-cell office:value-type="string" calcext:value-type="string">
            <text:p>https://elllo.org/english/1201/1238-Julia-Types.htm</text:p>
          </table:table-cell>
          <table:table-cell office:value-type="string" calcext:value-type="string">
            <text:p>Julia and Todd discuss certain traits.</text:p>
          </table:table-cell>
          <table:table-cell/>
          <table:table-cell table:formula="of:=IF([.E177]=&quot;&quot;;&quot;NULL&quot;;CONCATENATE(&quot;'&quot;;[.E17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7];&quot;,'&quot;;SUBSTITUTE([.B177];&quot;'&quot;;&quot;''&quot;);&quot;','&quot;;SUBSTITUTE([.C177];&quot;'&quot;;&quot;''&quot;);&quot;','&quot;;SUBSTITUTE([.D177];&quot;'&quot;;&quot;''&quot;);&quot;',&quot;;SUBSTITUTE([.F177];&quot;'&quot;;&quot;''&quot;);&quot;,&quot;;[.G177];&quot;,&quot;;[.H177];&quot;);&quot;)" office:value-type="string" office:string-value="INSERT INTO RESOURCE(id_resource, resource, url, resume, comments, id_level, active) VALUES(177,'1238 More Freaks','https://elllo.org/english/1201/1238-Julia-Types.htm','Julia and Todd discuss certain traits.',NULL,5,true);" calcext:value-type="string">
            <text:p>INSERT INTO RESOURCE(id_resource, resource, url, resume, comments, id_level, active) VALUES(177,'1238 More Freaks','https://elllo.org/english/1201/1238-Julia-Types.htm','Julia and Todd discuss certain traits.',NULL,5,true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28 Sports Divided</text:p>
          </table:table-cell>
          <table:table-cell office:value-type="string" calcext:value-type="string">
            <text:p>https://elllo.org/english/1001/1028-Shirley-UK.htm</text:p>
          </table:table-cell>
          <table:table-cell office:value-type="string" calcext:value-type="string">
            <text:p>Shirley talks about two rival teams in Scotland.</text:p>
          </table:table-cell>
          <table:table-cell/>
          <table:table-cell table:formula="of:=IF([.E178]=&quot;&quot;;&quot;NULL&quot;;CONCATENATE(&quot;'&quot;;[.E17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8];&quot;,'&quot;;SUBSTITUTE([.B178];&quot;'&quot;;&quot;''&quot;);&quot;','&quot;;SUBSTITUTE([.C178];&quot;'&quot;;&quot;''&quot;);&quot;','&quot;;SUBSTITUTE([.D178];&quot;'&quot;;&quot;''&quot;);&quot;',&quot;;SUBSTITUTE([.F178];&quot;'&quot;;&quot;''&quot;);&quot;,&quot;;[.G178];&quot;,&quot;;[.H178];&quot;);&quot;)" office:value-type="string" office:string-value="INSERT INTO RESOURCE(id_resource, resource, url, resume, comments, id_level, active) VALUES(178,'1028 Sports Divided','https://elllo.org/english/1001/1028-Shirley-UK.htm','Shirley talks about two rival teams in Scotland.',NULL,5,true);" calcext:value-type="string">
            <text:p>INSERT INTO RESOURCE(id_resource, resource, url, resume, comments, id_level, active) VALUES(178,'1028 Sports Divided','https://elllo.org/english/1001/1028-Shirley-UK.htm','Shirley talks about two rival teams in Scotland.',NULL,5,true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006 Winning</text:p>
          </table:table-cell>
          <table:table-cell office:value-type="string" calcext:value-type="string">
            <text:p>https://elllo.org/english/1001/1006-Winning.htm</text:p>
          </table:table-cell>
          <table:table-cell office:value-type="string" calcext:value-type="string">
            <text:p>Monica and Todd debate winning and teen sports.</text:p>
          </table:table-cell>
          <table:table-cell/>
          <table:table-cell table:formula="of:=IF([.E179]=&quot;&quot;;&quot;NULL&quot;;CONCATENATE(&quot;'&quot;;[.E17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79];&quot;,'&quot;;SUBSTITUTE([.B179];&quot;'&quot;;&quot;''&quot;);&quot;','&quot;;SUBSTITUTE([.C179];&quot;'&quot;;&quot;''&quot;);&quot;','&quot;;SUBSTITUTE([.D179];&quot;'&quot;;&quot;''&quot;);&quot;',&quot;;SUBSTITUTE([.F179];&quot;'&quot;;&quot;''&quot;);&quot;,&quot;;[.G179];&quot;,&quot;;[.H179];&quot;);&quot;)" office:value-type="string" office:string-value="INSERT INTO RESOURCE(id_resource, resource, url, resume, comments, id_level, active) VALUES(179,'1006 Winning','https://elllo.org/english/1001/1006-Winning.htm','Monica and Todd debate winning and teen sports.',NULL,5,true);" calcext:value-type="string">
            <text:p>INSERT INTO RESOURCE(id_resource, resource, url, resume, comments, id_level, active) VALUES(179,'1006 Winning','https://elllo.org/english/1001/1006-Winning.htm','Monica and Todd debate winning and teen sports.',NULL,5,true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05 Physical Education</text:p>
          </table:table-cell>
          <table:table-cell office:value-type="string" calcext:value-type="string">
            <text:p>https://elllo.org/english/1001/1005-PE.htm</text:p>
          </table:table-cell>
          <table:table-cell office:value-type="string" calcext:value-type="string">
            <text:p>Monica and Todd discuss students taking P.E. classes.</text:p>
          </table:table-cell>
          <table:table-cell/>
          <table:table-cell table:formula="of:=IF([.E180]=&quot;&quot;;&quot;NULL&quot;;CONCATENATE(&quot;'&quot;;[.E18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0];&quot;,'&quot;;SUBSTITUTE([.B180];&quot;'&quot;;&quot;''&quot;);&quot;','&quot;;SUBSTITUTE([.C180];&quot;'&quot;;&quot;''&quot;);&quot;','&quot;;SUBSTITUTE([.D180];&quot;'&quot;;&quot;''&quot;);&quot;',&quot;;SUBSTITUTE([.F180];&quot;'&quot;;&quot;''&quot;);&quot;,&quot;;[.G180];&quot;,&quot;;[.H180];&quot;);&quot;)" office:value-type="string" office:string-value="INSERT INTO RESOURCE(id_resource, resource, url, resume, comments, id_level, active) VALUES(180,'1005 Physical Education','https://elllo.org/english/1001/1005-PE.htm','Monica and Todd discuss students taking P.E. classes.',NULL,5,true);" calcext:value-type="string">
            <text:p>INSERT INTO RESOURCE(id_resource, resource, url, resume, comments, id_level, active) VALUES(180,'1005 Physical Education','https://elllo.org/english/1001/1005-PE.htm','Monica and Todd discuss students taking P.E. classes.',NULL,5,true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512 Bangkok Street Food</text:p>
          </table:table-cell>
          <table:table-cell office:value-type="string" calcext:value-type="string">
            <text:p>https://elllo.org/english/1501/1512-Natalie-StreetFood.htm</text:p>
          </table:table-cell>
          <table:table-cell office:value-type="string" calcext:value-type="string">
            <text:p>Natalie talks about street cuisine.</text:p>
          </table:table-cell>
          <table:table-cell/>
          <table:table-cell table:formula="of:=IF([.E181]=&quot;&quot;;&quot;NULL&quot;;CONCATENATE(&quot;'&quot;;[.E18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1];&quot;,'&quot;;SUBSTITUTE([.B181];&quot;'&quot;;&quot;''&quot;);&quot;','&quot;;SUBSTITUTE([.C181];&quot;'&quot;;&quot;''&quot;);&quot;','&quot;;SUBSTITUTE([.D181];&quot;'&quot;;&quot;''&quot;);&quot;',&quot;;SUBSTITUTE([.F181];&quot;'&quot;;&quot;''&quot;);&quot;,&quot;;[.G181];&quot;,&quot;;[.H181];&quot;);&quot;)" office:value-type="string" office:string-value="INSERT INTO RESOURCE(id_resource, resource, url, resume, comments, id_level, active) VALUES(181,'1512 Bangkok Street Food','https://elllo.org/english/1501/1512-Natalie-StreetFood.htm','Natalie talks about street cuisine.',NULL,6,true);" calcext:value-type="string">
            <text:p>INSERT INTO RESOURCE(id_resource, resource, url, resume, comments, id_level, active) VALUES(181,'1512 Bangkok Street Food','https://elllo.org/english/1501/1512-Natalie-StreetFood.htm','Natalie talks about street cuisine.',NULL,6,true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494 Expiration Dates</text:p>
          </table:table-cell>
          <table:table-cell office:value-type="string" calcext:value-type="string">
            <text:p>https://elllo.org/english/1451/1494-Rachel-Todd-Shelf-Life.htm</text:p>
          </table:table-cell>
          <table:table-cell office:value-type="string" calcext:value-type="string">
            <text:p>Talking about best buy dates.</text:p>
          </table:table-cell>
          <table:table-cell/>
          <table:table-cell table:formula="of:=IF([.E182]=&quot;&quot;;&quot;NULL&quot;;CONCATENATE(&quot;'&quot;;[.E18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2];&quot;,'&quot;;SUBSTITUTE([.B182];&quot;'&quot;;&quot;''&quot;);&quot;','&quot;;SUBSTITUTE([.C182];&quot;'&quot;;&quot;''&quot;);&quot;','&quot;;SUBSTITUTE([.D182];&quot;'&quot;;&quot;''&quot;);&quot;',&quot;;SUBSTITUTE([.F182];&quot;'&quot;;&quot;''&quot;);&quot;,&quot;;[.G182];&quot;,&quot;;[.H182];&quot;);&quot;)" office:value-type="string" office:string-value="INSERT INTO RESOURCE(id_resource, resource, url, resume, comments, id_level, active) VALUES(182,'1494 Expiration Dates','https://elllo.org/english/1451/1494-Rachel-Todd-Shelf-Life.htm','Talking about best buy dates.',NULL,6,true);" calcext:value-type="string">
            <text:p>INSERT INTO RESOURCE(id_resource, resource, url, resume, comments, id_level, active) VALUES(182,'1494 Expiration Dates','https://elllo.org/english/1451/1494-Rachel-Todd-Shelf-Life.htm','Talking about best buy dates.',NULL,6,true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93 Throw it out!</text:p>
          </table:table-cell>
          <table:table-cell office:value-type="string" calcext:value-type="string">
            <text:p>https://elllo.org/english/1451/1493-Rachel-Todd-Expiration.htm</text:p>
          </table:table-cell>
          <table:table-cell office:value-type="string" calcext:value-type="string">
            <text:p>When do people toss away thing?</text:p>
          </table:table-cell>
          <table:table-cell/>
          <table:table-cell table:formula="of:=IF([.E183]=&quot;&quot;;&quot;NULL&quot;;CONCATENATE(&quot;'&quot;;[.E18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3];&quot;,'&quot;;SUBSTITUTE([.B183];&quot;'&quot;;&quot;''&quot;);&quot;','&quot;;SUBSTITUTE([.C183];&quot;'&quot;;&quot;''&quot;);&quot;','&quot;;SUBSTITUTE([.D183];&quot;'&quot;;&quot;''&quot;);&quot;',&quot;;SUBSTITUTE([.F183];&quot;'&quot;;&quot;''&quot;);&quot;,&quot;;[.G183];&quot;,&quot;;[.H183];&quot;);&quot;)" office:value-type="string" office:string-value="INSERT INTO RESOURCE(id_resource, resource, url, resume, comments, id_level, active) VALUES(183,'1493 Throw it out!','https://elllo.org/english/1451/1493-Rachel-Todd-Expiration.htm','When do people toss away thing?',NULL,6,true);" calcext:value-type="string">
            <text:p>INSERT INTO RESOURCE(id_resource, resource, url, resume, comments, id_level, active) VALUES(183,'1493 Throw it out!','https://elllo.org/english/1451/1493-Rachel-Todd-Expiration.htm','When do people toss away thing?',NULL,6,true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485 Birds Don't Fly.</text:p>
          </table:table-cell>
          <table:table-cell office:value-type="string" calcext:value-type="string">
            <text:p>https://elllo.org/english/1451/1485-Rachel-Birds.htm</text:p>
          </table:table-cell>
          <table:table-cell office:value-type="string" calcext:value-type="string">
            <text:p>The birds of New Zealand.</text:p>
          </table:table-cell>
          <table:table-cell/>
          <table:table-cell table:formula="of:=IF([.E184]=&quot;&quot;;&quot;NULL&quot;;CONCATENATE(&quot;'&quot;;[.E18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4];&quot;,'&quot;;SUBSTITUTE([.B184];&quot;'&quot;;&quot;''&quot;);&quot;','&quot;;SUBSTITUTE([.C184];&quot;'&quot;;&quot;''&quot;);&quot;','&quot;;SUBSTITUTE([.D184];&quot;'&quot;;&quot;''&quot;);&quot;',&quot;;SUBSTITUTE([.F184];&quot;'&quot;;&quot;''&quot;);&quot;,&quot;;[.G184];&quot;,&quot;;[.H184];&quot;);&quot;)" office:value-type="string" office:string-value="INSERT INTO RESOURCE(id_resource, resource, url, resume, comments, id_level, active) VALUES(184,'1485 Birds Don''t Fly.','https://elllo.org/english/1451/1485-Rachel-Birds.htm','The birds of New Zealand.',NULL,6,true);" calcext:value-type="string">
            <text:p>INSERT INTO RESOURCE(id_resource, resource, url, resume, comments, id_level, active) VALUES(184,'1485 Birds Don''t Fly.','https://elllo.org/english/1451/1485-Rachel-Birds.htm','The birds of New Zealand.',NULL,6,true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484 Pests and Predators.</text:p>
          </table:table-cell>
          <table:table-cell office:value-type="string" calcext:value-type="string">
            <text:p>https://elllo.org/english/1451/1484-Rachel-Predators.htm</text:p>
          </table:table-cell>
          <table:table-cell office:value-type="string" calcext:value-type="string">
            <text:p>An animal issue in New Zealand.</text:p>
          </table:table-cell>
          <table:table-cell/>
          <table:table-cell table:formula="of:=IF([.E185]=&quot;&quot;;&quot;NULL&quot;;CONCATENATE(&quot;'&quot;;[.E18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5];&quot;,'&quot;;SUBSTITUTE([.B185];&quot;'&quot;;&quot;''&quot;);&quot;','&quot;;SUBSTITUTE([.C185];&quot;'&quot;;&quot;''&quot;);&quot;','&quot;;SUBSTITUTE([.D185];&quot;'&quot;;&quot;''&quot;);&quot;',&quot;;SUBSTITUTE([.F185];&quot;'&quot;;&quot;''&quot;);&quot;,&quot;;[.G185];&quot;,&quot;;[.H185];&quot;);&quot;)" office:value-type="string" office:string-value="INSERT INTO RESOURCE(id_resource, resource, url, resume, comments, id_level, active) VALUES(185,'1484 Pests and Predators.','https://elllo.org/english/1451/1484-Rachel-Predators.htm','An animal issue in New Zealand.',NULL,6,true);" calcext:value-type="string">
            <text:p>INSERT INTO RESOURCE(id_resource, resource, url, resume, comments, id_level, active) VALUES(185,'1484 Pests and Predators.','https://elllo.org/english/1451/1484-Rachel-Predators.htm','An animal issue in New Zealand.',NULL,6,true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472 Giving Gifts</text:p>
          </table:table-cell>
          <table:table-cell office:value-type="string" calcext:value-type="string">
            <text:p>https://elllo.org/english/1451/1472-Aimee-Give-Gifts.htm</text:p>
          </table:table-cell>
          <table:table-cell office:value-type="string" calcext:value-type="string">
            <text:p>The hassle of buying presents.</text:p>
          </table:table-cell>
          <table:table-cell/>
          <table:table-cell table:formula="of:=IF([.E186]=&quot;&quot;;&quot;NULL&quot;;CONCATENATE(&quot;'&quot;;[.E18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6];&quot;,'&quot;;SUBSTITUTE([.B186];&quot;'&quot;;&quot;''&quot;);&quot;','&quot;;SUBSTITUTE([.C186];&quot;'&quot;;&quot;''&quot;);&quot;','&quot;;SUBSTITUTE([.D186];&quot;'&quot;;&quot;''&quot;);&quot;',&quot;;SUBSTITUTE([.F186];&quot;'&quot;;&quot;''&quot;);&quot;,&quot;;[.G186];&quot;,&quot;;[.H186];&quot;);&quot;)" office:value-type="string" office:string-value="INSERT INTO RESOURCE(id_resource, resource, url, resume, comments, id_level, active) VALUES(186,'1472 Giving Gifts','https://elllo.org/english/1451/1472-Aimee-Give-Gifts.htm','The hassle of buying presents.',NULL,6,true);" calcext:value-type="string">
            <text:p>INSERT INTO RESOURCE(id_resource, resource, url, resume, comments, id_level, active) VALUES(186,'1472 Giving Gifts','https://elllo.org/english/1451/1472-Aimee-Give-Gifts.htm','The hassle of buying presents.',NULL,6,true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471 Black Friday.</text:p>
          </table:table-cell>
          <table:table-cell office:value-type="string" calcext:value-type="string">
            <text:p>https://elllo.org/english/1451/1471-Aimee-BlackFriday.htm</text:p>
          </table:table-cell>
          <table:table-cell office:value-type="string" calcext:value-type="string">
            <text:p>Learn about this popular shopping day.</text:p>
          </table:table-cell>
          <table:table-cell/>
          <table:table-cell table:formula="of:=IF([.E187]=&quot;&quot;;&quot;NULL&quot;;CONCATENATE(&quot;'&quot;;[.E18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7];&quot;,'&quot;;SUBSTITUTE([.B187];&quot;'&quot;;&quot;''&quot;);&quot;','&quot;;SUBSTITUTE([.C187];&quot;'&quot;;&quot;''&quot;);&quot;','&quot;;SUBSTITUTE([.D187];&quot;'&quot;;&quot;''&quot;);&quot;',&quot;;SUBSTITUTE([.F187];&quot;'&quot;;&quot;''&quot;);&quot;,&quot;;[.G187];&quot;,&quot;;[.H187];&quot;);&quot;)" office:value-type="string" office:string-value="INSERT INTO RESOURCE(id_resource, resource, url, resume, comments, id_level, active) VALUES(187,'1471 Black Friday.','https://elllo.org/english/1451/1471-Aimee-BlackFriday.htm','Learn about this popular shopping day.',NULL,6,true);" calcext:value-type="string">
            <text:p>INSERT INTO RESOURCE(id_resource, resource, url, resume, comments, id_level, active) VALUES(187,'1471 Black Friday.','https://elllo.org/english/1451/1471-Aimee-BlackFriday.htm','Learn about this popular shopping day.',NULL,6,true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66 Body Idioms Part 2.</text:p>
          </table:table-cell>
          <table:table-cell office:value-type="string" calcext:value-type="string">
            <text:p>https://elllo.org/english/1451/1466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8]=&quot;&quot;;&quot;NULL&quot;;CONCATENATE(&quot;'&quot;;[.E18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8];&quot;,'&quot;;SUBSTITUTE([.B188];&quot;'&quot;;&quot;''&quot;);&quot;','&quot;;SUBSTITUTE([.C188];&quot;'&quot;;&quot;''&quot;);&quot;','&quot;;SUBSTITUTE([.D188];&quot;'&quot;;&quot;''&quot;);&quot;',&quot;;SUBSTITUTE([.F188];&quot;'&quot;;&quot;''&quot;);&quot;,&quot;;[.G188];&quot;,&quot;;[.H188];&quot;);&quot;)" office:value-type="string" office:string-value="INSERT INTO RESOURCE(id_resource, resource, url, resume, comments, id_level, active) VALUES(188,'1466 Body Idioms Part 2.','https://elllo.org/english/1451/1466-MegTodd-BodyIdioms.htm','Meg and Todd discuss common idioms.',NULL,6,true);" calcext:value-type="string">
            <text:p>INSERT INTO RESOURCE(id_resource, resource, url, resume, comments, id_level, active) VALUES(188,'1466 Body Idioms Part 2.','https://elllo.org/english/1451/1466-MegTodd-BodyIdioms.htm','Meg and Todd discuss common idioms.',NULL,6,true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465 Body Idioms Part 1.</text:p>
          </table:table-cell>
          <table:table-cell office:value-type="string" calcext:value-type="string">
            <text:p>https://elllo.org/english/1451/1465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9]=&quot;&quot;;&quot;NULL&quot;;CONCATENATE(&quot;'&quot;;[.E18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89];&quot;,'&quot;;SUBSTITUTE([.B189];&quot;'&quot;;&quot;''&quot;);&quot;','&quot;;SUBSTITUTE([.C189];&quot;'&quot;;&quot;''&quot;);&quot;','&quot;;SUBSTITUTE([.D189];&quot;'&quot;;&quot;''&quot;);&quot;',&quot;;SUBSTITUTE([.F189];&quot;'&quot;;&quot;''&quot;);&quot;,&quot;;[.G189];&quot;,&quot;;[.H189];&quot;);&quot;)" office:value-type="string" office:string-value="INSERT INTO RESOURCE(id_resource, resource, url, resume, comments, id_level, active) VALUES(189,'1465 Body Idioms Part 1.','https://elllo.org/english/1451/1465-MegTodd-BodyIdioms.htm','Meg and Todd discuss common idioms.',NULL,6,true);" calcext:value-type="string">
            <text:p>INSERT INTO RESOURCE(id_resource, resource, url, resume, comments, id_level, active) VALUES(189,'1465 Body Idioms Part 1.','https://elllo.org/english/1451/1465-MegTodd-BodyIdioms.htm','Meg and Todd discuss common idioms.',NULL,6,true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456 Brain Drain.</text:p>
          </table:table-cell>
          <table:table-cell office:value-type="string" calcext:value-type="string">
            <text:p>https://elllo.org/english/1451/1456-Pernais-BrainDrain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0]=&quot;&quot;;&quot;NULL&quot;;CONCATENATE(&quot;'&quot;;[.E19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0];&quot;,'&quot;;SUBSTITUTE([.B190];&quot;'&quot;;&quot;''&quot;);&quot;','&quot;;SUBSTITUTE([.C190];&quot;'&quot;;&quot;''&quot;);&quot;','&quot;;SUBSTITUTE([.D190];&quot;'&quot;;&quot;''&quot;);&quot;',&quot;;SUBSTITUTE([.F190];&quot;'&quot;;&quot;''&quot;);&quot;,&quot;;[.G190];&quot;,&quot;;[.H190];&quot;);&quot;)" office:value-type="string" office:string-value="INSERT INTO RESOURCE(id_resource, resource, url, resume, comments, id_level, active) VALUES(190,'1456 Brain Drain.','https://elllo.org/english/1451/1456-Pernais-BrainDrain.htm','Pernais talks about Jamaica.',NULL,6,true);" calcext:value-type="string">
            <text:p>INSERT INTO RESOURCE(id_resource, resource, url, resume, comments, id_level, active) VALUES(190,'1456 Brain Drain.','https://elllo.org/english/1451/1456-Pernais-BrainDrain.htm','Pernais talks about Jamaica.',NULL,6,true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55 Out of Country.</text:p>
          </table:table-cell>
          <table:table-cell office:value-type="string" calcext:value-type="string">
            <text:p>https://elllo.org/english/1451/1455-Pernais-OutOfCountry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1]=&quot;&quot;;&quot;NULL&quot;;CONCATENATE(&quot;'&quot;;[.E19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1];&quot;,'&quot;;SUBSTITUTE([.B191];&quot;'&quot;;&quot;''&quot;);&quot;','&quot;;SUBSTITUTE([.C191];&quot;'&quot;;&quot;''&quot;);&quot;','&quot;;SUBSTITUTE([.D191];&quot;'&quot;;&quot;''&quot;);&quot;',&quot;;SUBSTITUTE([.F191];&quot;'&quot;;&quot;''&quot;);&quot;,&quot;;[.G191];&quot;,&quot;;[.H191];&quot;);&quot;)" office:value-type="string" office:string-value="INSERT INTO RESOURCE(id_resource, resource, url, resume, comments, id_level, active) VALUES(191,'1455 Out of Country.','https://elllo.org/english/1451/1455-Pernais-OutOfCountry.htm','Pernais talks about Jamaica.',NULL,6,true);" calcext:value-type="string">
            <text:p>INSERT INTO RESOURCE(id_resource, resource, url, resume, comments, id_level, active) VALUES(191,'1455 Out of Country.','https://elllo.org/english/1451/1455-Pernais-OutOfCountry.htm','Pernais talks about Jamaica.',NULL,6,true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400 Brush and Shave.</text:p>
          </table:table-cell>
          <table:table-cell office:value-type="string" calcext:value-type="string">
            <text:p>https://elllo.org/english/1351/T1400-Meg-08-Teeth.htm</text:p>
          </table:table-cell>
          <table:table-cell office:value-type="string" calcext:value-type="string">
            <text:p>Do you brush and shave every day?</text:p>
          </table:table-cell>
          <table:table-cell/>
          <table:table-cell table:formula="of:=IF([.E192]=&quot;&quot;;&quot;NULL&quot;;CONCATENATE(&quot;'&quot;;[.E19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2];&quot;,'&quot;;SUBSTITUTE([.B192];&quot;'&quot;;&quot;''&quot;);&quot;','&quot;;SUBSTITUTE([.C192];&quot;'&quot;;&quot;''&quot;);&quot;','&quot;;SUBSTITUTE([.D192];&quot;'&quot;;&quot;''&quot;);&quot;',&quot;;SUBSTITUTE([.F192];&quot;'&quot;;&quot;''&quot;);&quot;,&quot;;[.G192];&quot;,&quot;;[.H192];&quot;);&quot;)" office:value-type="string" office:string-value="INSERT INTO RESOURCE(id_resource, resource, url, resume, comments, id_level, active) VALUES(192,'1400 Brush and Shave.','https://elllo.org/english/1351/T1400-Meg-08-Teeth.htm','Do you brush and shave every day?',NULL,6,true);" calcext:value-type="string">
            <text:p>INSERT INTO RESOURCE(id_resource, resource, url, resume, comments, id_level, active) VALUES(192,'1400 Brush and Shave.','https://elllo.org/english/1351/T1400-Meg-08-Teeth.htm','Do you brush and shave every day?',NULL,6,true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99 Shower Schedule.</text:p>
          </table:table-cell>
          <table:table-cell office:value-type="string" calcext:value-type="string">
            <text:p>https://elllo.org/english/1351/T1399-Meg-07-Bathing.htm</text:p>
          </table:table-cell>
          <table:table-cell office:value-type="string" calcext:value-type="string">
            <text:p>How often do you shower?</text:p>
          </table:table-cell>
          <table:table-cell/>
          <table:table-cell table:formula="of:=IF([.E193]=&quot;&quot;;&quot;NULL&quot;;CONCATENATE(&quot;'&quot;;[.E19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3];&quot;,'&quot;;SUBSTITUTE([.B193];&quot;'&quot;;&quot;''&quot;);&quot;','&quot;;SUBSTITUTE([.C193];&quot;'&quot;;&quot;''&quot;);&quot;','&quot;;SUBSTITUTE([.D193];&quot;'&quot;;&quot;''&quot;);&quot;',&quot;;SUBSTITUTE([.F193];&quot;'&quot;;&quot;''&quot;);&quot;,&quot;;[.G193];&quot;,&quot;;[.H193];&quot;);&quot;)" office:value-type="string" office:string-value="INSERT INTO RESOURCE(id_resource, resource, url, resume, comments, id_level, active) VALUES(193,'1399 Shower Schedule.','https://elllo.org/english/1351/T1399-Meg-07-Bathing.htm','How often do you shower?',NULL,6,true);" calcext:value-type="string">
            <text:p>INSERT INTO RESOURCE(id_resource, resource, url, resume, comments, id_level, active) VALUES(193,'1399 Shower Schedule.','https://elllo.org/english/1351/T1399-Meg-07-Bathing.htm','How often do you shower?',NULL,6,true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98 Power of Personality.</text:p>
          </table:table-cell>
          <table:table-cell office:value-type="string" calcext:value-type="string">
            <text:p>https://elllo.org/english/1351/T1398-AbidemiRory-02-Personality.htm</text:p>
          </table:table-cell>
          <table:table-cell office:value-type="string" calcext:value-type="string">
            <text:p>What kind of person are you?</text:p>
          </table:table-cell>
          <table:table-cell/>
          <table:table-cell table:formula="of:=IF([.E194]=&quot;&quot;;&quot;NULL&quot;;CONCATENATE(&quot;'&quot;;[.E19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4];&quot;,'&quot;;SUBSTITUTE([.B194];&quot;'&quot;;&quot;''&quot;);&quot;','&quot;;SUBSTITUTE([.C194];&quot;'&quot;;&quot;''&quot;);&quot;','&quot;;SUBSTITUTE([.D194];&quot;'&quot;;&quot;''&quot;);&quot;',&quot;;SUBSTITUTE([.F194];&quot;'&quot;;&quot;''&quot;);&quot;,&quot;;[.G194];&quot;,&quot;;[.H194];&quot;);&quot;)" office:value-type="string" office:string-value="INSERT INTO RESOURCE(id_resource, resource, url, resume, comments, id_level, active) VALUES(194,'1398 Power of Personality.','https://elllo.org/english/1351/T1398-AbidemiRory-02-Personality.htm','What kind of person are you?',NULL,6,true);" calcext:value-type="string">
            <text:p>INSERT INTO RESOURCE(id_resource, resource, url, resume, comments, id_level, active) VALUES(194,'1398 Power of Personality.','https://elllo.org/english/1351/T1398-AbidemiRory-02-Personality.htm','What kind of person are you?',NULL,6,true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97 Introverts and Extroverts.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195]=&quot;&quot;;&quot;NULL&quot;;CONCATENATE(&quot;'&quot;;[.E19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5];&quot;,'&quot;;SUBSTITUTE([.B195];&quot;'&quot;;&quot;''&quot;);&quot;','&quot;;SUBSTITUTE([.C195];&quot;'&quot;;&quot;''&quot;);&quot;','&quot;;SUBSTITUTE([.D195];&quot;'&quot;;&quot;''&quot;);&quot;',&quot;;SUBSTITUTE([.F195];&quot;'&quot;;&quot;''&quot;);&quot;,&quot;;[.G195];&quot;,&quot;;[.H195];&quot;);&quot;)" office:value-type="string" office:string-value="INSERT INTO RESOURCE(id_resource, resource, url, resume, comments, id_level, active) VALUES(195,'1397 Introverts and Extroverts.','https://elllo.org/english/1351/T1397-AbidemiRory-01-Personality.htm','Are you outgoing?',NULL,6,true);" calcext:value-type="string">
            <text:p>INSERT INTO RESOURCE(id_resource, resource, url, resume, comments, id_level, active) VALUES(195,'1397 Introverts and Extroverts.','https://elllo.org/english/1351/T1397-AbidemiRory-01-Personality.htm','Are you outgoing?',NULL,6,true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76 Living for today not tomorrow.</text:p>
          </table:table-cell>
          <table:table-cell office:value-type="string" calcext:value-type="string">
            <text:p>https://elllo.org/english/1351/T1376-AdamSarah-04-BucketList.htm</text:p>
          </table:table-cell>
          <table:table-cell office:value-type="string" calcext:value-type="string">
            <text:p>Life with no regrets.</text:p>
          </table:table-cell>
          <table:table-cell/>
          <table:table-cell table:formula="of:=IF([.E196]=&quot;&quot;;&quot;NULL&quot;;CONCATENATE(&quot;'&quot;;[.E19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6];&quot;,'&quot;;SUBSTITUTE([.B196];&quot;'&quot;;&quot;''&quot;);&quot;','&quot;;SUBSTITUTE([.C196];&quot;'&quot;;&quot;''&quot;);&quot;','&quot;;SUBSTITUTE([.D196];&quot;'&quot;;&quot;''&quot;);&quot;',&quot;;SUBSTITUTE([.F196];&quot;'&quot;;&quot;''&quot;);&quot;,&quot;;[.G196];&quot;,&quot;;[.H196];&quot;);&quot;)" office:value-type="string" office:string-value="INSERT INTO RESOURCE(id_resource, resource, url, resume, comments, id_level, active) VALUES(196,'1376 Living for today not tomorrow.','https://elllo.org/english/1351/T1376-AdamSarah-04-BucketList.htm','Life with no regrets.',NULL,6,true);" calcext:value-type="string">
            <text:p>INSERT INTO RESOURCE(id_resource, resource, url, resume, comments, id_level, active) VALUES(196,'1376 Living for today not tomorrow.','https://elllo.org/english/1351/T1376-AdamSarah-04-BucketList.htm','Life with no regrets.',NULL,6,true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75 Bucket List.</text:p>
          </table:table-cell>
          <table:table-cell office:value-type="string" calcext:value-type="string">
            <text:p>https://elllo.org/english/1351/T1375-AdamSarah-03-BucketList.htm</text:p>
          </table:table-cell>
          <table:table-cell office:value-type="string" calcext:value-type="string">
            <text:p>Thing people would like to do in life.</text:p>
          </table:table-cell>
          <table:table-cell/>
          <table:table-cell table:formula="of:=IF([.E197]=&quot;&quot;;&quot;NULL&quot;;CONCATENATE(&quot;'&quot;;[.E19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7];&quot;,'&quot;;SUBSTITUTE([.B197];&quot;'&quot;;&quot;''&quot;);&quot;','&quot;;SUBSTITUTE([.C197];&quot;'&quot;;&quot;''&quot;);&quot;','&quot;;SUBSTITUTE([.D197];&quot;'&quot;;&quot;''&quot;);&quot;',&quot;;SUBSTITUTE([.F197];&quot;'&quot;;&quot;''&quot;);&quot;,&quot;;[.G197];&quot;,&quot;;[.H197];&quot;);&quot;)" office:value-type="string" office:string-value="INSERT INTO RESOURCE(id_resource, resource, url, resume, comments, id_level, active) VALUES(197,'1375 Bucket List.','https://elllo.org/english/1351/T1375-AdamSarah-03-BucketList.htm','Thing people would like to do in life.',NULL,6,true);" calcext:value-type="string">
            <text:p>INSERT INTO RESOURCE(id_resource, resource, url, resume, comments, id_level, active) VALUES(197,'1375 Bucket List.','https://elllo.org/english/1351/T1375-AdamSarah-03-BucketList.htm','Thing people would like to do in life.',NULL,6,true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74 Dream Time.</text:p>
          </table:table-cell>
          <table:table-cell office:value-type="string" calcext:value-type="string">
            <text:p>https://elllo.org/english/1351/T1374-SarahTodd-02-Dream.htm</text:p>
          </table:table-cell>
          <table:table-cell office:value-type="string" calcext:value-type="string">
            <text:p>Sarah and Todd discuss having dreams.</text:p>
          </table:table-cell>
          <table:table-cell/>
          <table:table-cell table:formula="of:=IF([.E198]=&quot;&quot;;&quot;NULL&quot;;CONCATENATE(&quot;'&quot;;[.E19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8];&quot;,'&quot;;SUBSTITUTE([.B198];&quot;'&quot;;&quot;''&quot;);&quot;','&quot;;SUBSTITUTE([.C198];&quot;'&quot;;&quot;''&quot;);&quot;','&quot;;SUBSTITUTE([.D198];&quot;'&quot;;&quot;''&quot;);&quot;',&quot;;SUBSTITUTE([.F198];&quot;'&quot;;&quot;''&quot;);&quot;,&quot;;[.G198];&quot;,&quot;;[.H198];&quot;);&quot;)" office:value-type="string" office:string-value="INSERT INTO RESOURCE(id_resource, resource, url, resume, comments, id_level, active) VALUES(198,'1374 Dream Time.','https://elllo.org/english/1351/T1374-SarahTodd-02-Dream.htm','Sarah and Todd discuss having dreams.',NULL,6,true);" calcext:value-type="string">
            <text:p>INSERT INTO RESOURCE(id_resource, resource, url, resume, comments, id_level, active) VALUES(198,'1374 Dream Time.','https://elllo.org/english/1351/T1374-SarahTodd-02-Dream.htm','Sarah and Todd discuss having dreams.',NULL,6,true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73 Sleeping Patterns.</text:p>
          </table:table-cell>
          <table:table-cell office:value-type="string" calcext:value-type="string">
            <text:p>https://elllo.org/english/1351/T1373-SarahTodd-01-Sleep.htm</text:p>
          </table:table-cell>
          <table:table-cell office:value-type="string" calcext:value-type="string">
            <text:p>How much sleep do we need?</text:p>
          </table:table-cell>
          <table:table-cell/>
          <table:table-cell table:formula="of:=IF([.E199]=&quot;&quot;;&quot;NULL&quot;;CONCATENATE(&quot;'&quot;;[.E19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199];&quot;,'&quot;;SUBSTITUTE([.B199];&quot;'&quot;;&quot;''&quot;);&quot;','&quot;;SUBSTITUTE([.C199];&quot;'&quot;;&quot;''&quot;);&quot;','&quot;;SUBSTITUTE([.D199];&quot;'&quot;;&quot;''&quot;);&quot;',&quot;;SUBSTITUTE([.F199];&quot;'&quot;;&quot;''&quot;);&quot;,&quot;;[.G199];&quot;,&quot;;[.H199];&quot;);&quot;)" office:value-type="string" office:string-value="INSERT INTO RESOURCE(id_resource, resource, url, resume, comments, id_level, active) VALUES(199,'1373 Sleeping Patterns.','https://elllo.org/english/1351/T1373-SarahTodd-01-Sleep.htm','How much sleep do we need?',NULL,6,true);" calcext:value-type="string">
            <text:p>INSERT INTO RESOURCE(id_resource, resource, url, resume, comments, id_level, active) VALUES(199,'1373 Sleeping Patterns.','https://elllo.org/english/1351/T1373-SarahTodd-01-Sleep.htm','How much sleep do we need?',NULL,6,true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66 Her DoOver.</text:p>
          </table:table-cell>
          <table:table-cell office:value-type="string" calcext:value-type="string">
            <text:p>https://elllo.org/english/1351/T1366-AdamSarah-02-DoOver.htm</text:p>
          </table:table-cell>
          <table:table-cell office:value-type="string" calcext:value-type="string">
            <text:p>What would Sarah do over in her life?</text:p>
          </table:table-cell>
          <table:table-cell/>
          <table:table-cell table:formula="of:=IF([.E200]=&quot;&quot;;&quot;NULL&quot;;CONCATENATE(&quot;'&quot;;[.E20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0];&quot;,'&quot;;SUBSTITUTE([.B200];&quot;'&quot;;&quot;''&quot;);&quot;','&quot;;SUBSTITUTE([.C200];&quot;'&quot;;&quot;''&quot;);&quot;','&quot;;SUBSTITUTE([.D200];&quot;'&quot;;&quot;''&quot;);&quot;',&quot;;SUBSTITUTE([.F200];&quot;'&quot;;&quot;''&quot;);&quot;,&quot;;[.G200];&quot;,&quot;;[.H200];&quot;);&quot;)" office:value-type="string" office:string-value="INSERT INTO RESOURCE(id_resource, resource, url, resume, comments, id_level, active) VALUES(200,'1366 Her DoOver.','https://elllo.org/english/1351/T1366-AdamSarah-02-DoOver.htm','What would Sarah do over in her life?',NULL,6,true);" calcext:value-type="string">
            <text:p>INSERT INTO RESOURCE(id_resource, resource, url, resume, comments, id_level, active) VALUES(200,'1366 Her DoOver.','https://elllo.org/english/1351/T1366-AdamSarah-02-DoOver.htm','What would Sarah do over in her life?',NULL,6,true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65 His DoOver.</text:p>
          </table:table-cell>
          <table:table-cell office:value-type="string" calcext:value-type="string">
            <text:p>https://elllo.org/english/1351/T1365-AdamSarah-01-DoOver.htm</text:p>
          </table:table-cell>
          <table:table-cell office:value-type="string" calcext:value-type="string">
            <text:p>What woudl Adam change about his life?</text:p>
          </table:table-cell>
          <table:table-cell/>
          <table:table-cell table:formula="of:=IF([.E201]=&quot;&quot;;&quot;NULL&quot;;CONCATENATE(&quot;'&quot;;[.E20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1];&quot;,'&quot;;SUBSTITUTE([.B201];&quot;'&quot;;&quot;''&quot;);&quot;','&quot;;SUBSTITUTE([.C201];&quot;'&quot;;&quot;''&quot;);&quot;','&quot;;SUBSTITUTE([.D201];&quot;'&quot;;&quot;''&quot;);&quot;',&quot;;SUBSTITUTE([.F201];&quot;'&quot;;&quot;''&quot;);&quot;,&quot;;[.G201];&quot;,&quot;;[.H201];&quot;);&quot;)" office:value-type="string" office:string-value="INSERT INTO RESOURCE(id_resource, resource, url, resume, comments, id_level, active) VALUES(201,'1365 His DoOver.','https://elllo.org/english/1351/T1365-AdamSarah-01-DoOver.htm','What woudl Adam change about his life?',NULL,6,true);" calcext:value-type="string">
            <text:p>INSERT INTO RESOURCE(id_resource, resource, url, resume, comments, id_level, active) VALUES(201,'1365 His DoOver.','https://elllo.org/english/1351/T1365-AdamSarah-01-DoOver.htm','What woudl Adam change about his life?',NULL,6,true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64 New York Sports.</text:p>
          </table:table-cell>
          <table:table-cell office:value-type="string" calcext:value-type="string">
            <text:p>https://elllo.org/english/1351/T1364-Warren-Sports.htm</text:p>
          </table:table-cell>
          <table:table-cell office:value-type="string" calcext:value-type="string">
            <text:p>Tourist tips for New York.</text:p>
          </table:table-cell>
          <table:table-cell/>
          <table:table-cell table:formula="of:=IF([.E202]=&quot;&quot;;&quot;NULL&quot;;CONCATENATE(&quot;'&quot;;[.E20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2];&quot;,'&quot;;SUBSTITUTE([.B202];&quot;'&quot;;&quot;''&quot;);&quot;','&quot;;SUBSTITUTE([.C202];&quot;'&quot;;&quot;''&quot;);&quot;','&quot;;SUBSTITUTE([.D202];&quot;'&quot;;&quot;''&quot;);&quot;',&quot;;SUBSTITUTE([.F202];&quot;'&quot;;&quot;''&quot;);&quot;,&quot;;[.G202];&quot;,&quot;;[.H202];&quot;);&quot;)" office:value-type="string" office:string-value="INSERT INTO RESOURCE(id_resource, resource, url, resume, comments, id_level, active) VALUES(202,'1364 New York Sports.','https://elllo.org/english/1351/T1364-Warren-Sports.htm','Tourist tips for New York.',NULL,6,true);" calcext:value-type="string">
            <text:p>INSERT INTO RESOURCE(id_resource, resource, url, resume, comments, id_level, active) VALUES(202,'1364 New York Sports.','https://elllo.org/english/1351/T1364-Warren-Sports.htm','Tourist tips for New York.',NULL,6,true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63 New York Tips.</text:p>
          </table:table-cell>
          <table:table-cell office:value-type="string" calcext:value-type="string">
            <text:p>https://elllo.org/english/1351/T1363-Warren-NewYork.htm</text:p>
          </table:table-cell>
          <table:table-cell office:value-type="string" calcext:value-type="string">
            <text:p>Tips for visiting New York.</text:p>
          </table:table-cell>
          <table:table-cell/>
          <table:table-cell table:formula="of:=IF([.E203]=&quot;&quot;;&quot;NULL&quot;;CONCATENATE(&quot;'&quot;;[.E20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3];&quot;,'&quot;;SUBSTITUTE([.B203];&quot;'&quot;;&quot;''&quot;);&quot;','&quot;;SUBSTITUTE([.C203];&quot;'&quot;;&quot;''&quot;);&quot;','&quot;;SUBSTITUTE([.D203];&quot;'&quot;;&quot;''&quot;);&quot;',&quot;;SUBSTITUTE([.F203];&quot;'&quot;;&quot;''&quot;);&quot;,&quot;;[.G203];&quot;,&quot;;[.H203];&quot;);&quot;)" office:value-type="string" office:string-value="INSERT INTO RESOURCE(id_resource, resource, url, resume, comments, id_level, active) VALUES(203,'1363 New York Tips.','https://elllo.org/english/1351/T1363-Warren-NewYork.htm','Tips for visiting New York.',NULL,6,true);" calcext:value-type="string">
            <text:p>INSERT INTO RESOURCE(id_resource, resource, url, resume, comments, id_level, active) VALUES(203,'1363 New York Tips.','https://elllo.org/english/1351/T1363-Warren-NewYork.htm','Tips for visiting New York.',NULL,6,true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60 His Life in Japan.</text:p>
          </table:table-cell>
          <table:table-cell office:value-type="string" calcext:value-type="string">
            <text:p>https://elllo.org/english/1351/T1360-Warren-Choices.htm</text:p>
          </table:table-cell>
          <table:table-cell office:value-type="string" calcext:value-type="string">
            <text:p>Warren talks habits he started in Japan.</text:p>
          </table:table-cell>
          <table:table-cell/>
          <table:table-cell table:formula="of:=IF([.E204]=&quot;&quot;;&quot;NULL&quot;;CONCATENATE(&quot;'&quot;;[.E20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4];&quot;,'&quot;;SUBSTITUTE([.B204];&quot;'&quot;;&quot;''&quot;);&quot;','&quot;;SUBSTITUTE([.C204];&quot;'&quot;;&quot;''&quot;);&quot;','&quot;;SUBSTITUTE([.D204];&quot;'&quot;;&quot;''&quot;);&quot;',&quot;;SUBSTITUTE([.F204];&quot;'&quot;;&quot;''&quot;);&quot;,&quot;;[.G204];&quot;,&quot;;[.H204];&quot;);&quot;)" office:value-type="string" office:string-value="INSERT INTO RESOURCE(id_resource, resource, url, resume, comments, id_level, active) VALUES(204,'1360 His Life in Japan.','https://elllo.org/english/1351/T1360-Warren-Choices.htm','Warren talks habits he started in Japan.',NULL,6,true);" calcext:value-type="string">
            <text:p>INSERT INTO RESOURCE(id_resource, resource, url, resume, comments, id_level, active) VALUES(204,'1360 His Life in Japan.','https://elllo.org/english/1351/T1360-Warren-Choices.htm','Warren talks habits he started in Japan.',NULL,6,true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59 Her Life in Japan.</text:p>
          </table:table-cell>
          <table:table-cell office:value-type="string" calcext:value-type="string">
            <text:p>https://elllo.org/english/1351/T1359-Antoinette-Japan.htm</text:p>
          </table:table-cell>
          <table:table-cell office:value-type="string" calcext:value-type="string">
            <text:p>Antoinette talks about habits in Japan.</text:p>
          </table:table-cell>
          <table:table-cell/>
          <table:table-cell table:formula="of:=IF([.E205]=&quot;&quot;;&quot;NULL&quot;;CONCATENATE(&quot;'&quot;;[.E20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5];&quot;,'&quot;;SUBSTITUTE([.B205];&quot;'&quot;;&quot;''&quot;);&quot;','&quot;;SUBSTITUTE([.C205];&quot;'&quot;;&quot;''&quot;);&quot;','&quot;;SUBSTITUTE([.D205];&quot;'&quot;;&quot;''&quot;);&quot;',&quot;;SUBSTITUTE([.F205];&quot;'&quot;;&quot;''&quot;);&quot;,&quot;;[.G205];&quot;,&quot;;[.H205];&quot;);&quot;)" office:value-type="string" office:string-value="INSERT INTO RESOURCE(id_resource, resource, url, resume, comments, id_level, active) VALUES(205,'1359 Her Life in Japan.','https://elllo.org/english/1351/T1359-Antoinette-Japan.htm','Antoinette talks about habits in Japan.',NULL,6,true);" calcext:value-type="string">
            <text:p>INSERT INTO RESOURCE(id_resource, resource, url, resume, comments, id_level, active) VALUES(205,'1359 Her Life in Japan.','https://elllo.org/english/1351/T1359-Antoinette-Japan.htm','Antoinette talks about habits in Japan.',NULL,6,true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56 Baby on Board.</text:p>
          </table:table-cell>
          <table:table-cell office:value-type="string" calcext:value-type="string">
            <text:p>https://elllo.org/english/1351/T1356-JA-BabyOnBoard.htm</text:p>
          </table:table-cell>
          <table:table-cell office:value-type="string" calcext:value-type="string">
            <text:p>Jeremy talks about handing a baby while flying.</text:p>
          </table:table-cell>
          <table:table-cell/>
          <table:table-cell table:formula="of:=IF([.E206]=&quot;&quot;;&quot;NULL&quot;;CONCATENATE(&quot;'&quot;;[.E20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6];&quot;,'&quot;;SUBSTITUTE([.B206];&quot;'&quot;;&quot;''&quot;);&quot;','&quot;;SUBSTITUTE([.C206];&quot;'&quot;;&quot;''&quot;);&quot;','&quot;;SUBSTITUTE([.D206];&quot;'&quot;;&quot;''&quot;);&quot;',&quot;;SUBSTITUTE([.F206];&quot;'&quot;;&quot;''&quot;);&quot;,&quot;;[.G206];&quot;,&quot;;[.H206];&quot;);&quot;)" office:value-type="string" office:string-value="INSERT INTO RESOURCE(id_resource, resource, url, resume, comments, id_level, active) VALUES(206,'1356 Baby on Board.','https://elllo.org/english/1351/T1356-JA-BabyOnBoard.htm','Jeremy talks about handing a baby while flying.',NULL,6,true);" calcext:value-type="string">
            <text:p>INSERT INTO RESOURCE(id_resource, resource, url, resume, comments, id_level, active) VALUES(206,'1356 Baby on Board.','https://elllo.org/english/1351/T1356-JA-BabyOnBoard.htm','Jeremy talks about handing a baby while flying.',NULL,6,true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55 Proud Papa.</text:p>
          </table:table-cell>
          <table:table-cell office:value-type="string" calcext:value-type="string">
            <text:p>https://elllo.org/english/1351/T1355-JA-NewBorn.htm</text:p>
          </table:table-cell>
          <table:table-cell office:value-type="string" calcext:value-type="string">
            <text:p>Jeremy talks about being a dad for the first time.</text:p>
          </table:table-cell>
          <table:table-cell/>
          <table:table-cell table:formula="of:=IF([.E207]=&quot;&quot;;&quot;NULL&quot;;CONCATENATE(&quot;'&quot;;[.E20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7];&quot;,'&quot;;SUBSTITUTE([.B207];&quot;'&quot;;&quot;''&quot;);&quot;','&quot;;SUBSTITUTE([.C207];&quot;'&quot;;&quot;''&quot;);&quot;','&quot;;SUBSTITUTE([.D207];&quot;'&quot;;&quot;''&quot;);&quot;',&quot;;SUBSTITUTE([.F207];&quot;'&quot;;&quot;''&quot;);&quot;,&quot;;[.G207];&quot;,&quot;;[.H207];&quot;);&quot;)" office:value-type="string" office:string-value="INSERT INTO RESOURCE(id_resource, resource, url, resume, comments, id_level, active) VALUES(207,'1355 Proud Papa.','https://elllo.org/english/1351/T1355-JA-NewBorn.htm','Jeremy talks about being a dad for the first time.',NULL,6,true);" calcext:value-type="string">
            <text:p>INSERT INTO RESOURCE(id_resource, resource, url, resume, comments, id_level, active) VALUES(207,'1355 Proud Papa.','https://elllo.org/english/1351/T1355-JA-NewBorn.htm','Jeremy talks about being a dad for the first time.',NULL,6,true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50 In the Club.</text:p>
          </table:table-cell>
          <table:table-cell office:value-type="string" calcext:value-type="string">
            <text:p>https://elllo.org/english/1301/T1350-amy-money-floor.htm</text:p>
          </table:table-cell>
          <table:table-cell office:value-type="string" calcext:value-type="string">
            <text:p>Aimee talks about working part-time.</text:p>
          </table:table-cell>
          <table:table-cell/>
          <table:table-cell table:formula="of:=IF([.E208]=&quot;&quot;;&quot;NULL&quot;;CONCATENATE(&quot;'&quot;;[.E20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8];&quot;,'&quot;;SUBSTITUTE([.B208];&quot;'&quot;;&quot;''&quot;);&quot;','&quot;;SUBSTITUTE([.C208];&quot;'&quot;;&quot;''&quot;);&quot;','&quot;;SUBSTITUTE([.D208];&quot;'&quot;;&quot;''&quot;);&quot;',&quot;;SUBSTITUTE([.F208];&quot;'&quot;;&quot;''&quot;);&quot;,&quot;;[.G208];&quot;,&quot;;[.H208];&quot;);&quot;)" office:value-type="string" office:string-value="INSERT INTO RESOURCE(id_resource, resource, url, resume, comments, id_level, active) VALUES(208,'1350 In the Club.','https://elllo.org/english/1301/T1350-amy-money-floor.htm','Aimee talks about working part-time.',NULL,6,true);" calcext:value-type="string">
            <text:p>INSERT INTO RESOURCE(id_resource, resource, url, resume, comments, id_level, active) VALUES(208,'1350 In the Club.','https://elllo.org/english/1301/T1350-amy-money-floor.htm','Aimee talks about working part-time.',NULL,6,true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49 In the Tropics.</text:p>
          </table:table-cell>
          <table:table-cell office:value-type="string" calcext:value-type="string">
            <text:p>https://elllo.org/english/1301/T1349-paul-tropics.htm</text:p>
          </table:table-cell>
          <table:table-cell office:value-type="string" calcext:value-type="string">
            <text:p>Paul talks about a job in the rainforest.</text:p>
          </table:table-cell>
          <table:table-cell/>
          <table:table-cell table:formula="of:=IF([.E209]=&quot;&quot;;&quot;NULL&quot;;CONCATENATE(&quot;'&quot;;[.E20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09];&quot;,'&quot;;SUBSTITUTE([.B209];&quot;'&quot;;&quot;''&quot;);&quot;','&quot;;SUBSTITUTE([.C209];&quot;'&quot;;&quot;''&quot;);&quot;','&quot;;SUBSTITUTE([.D209];&quot;'&quot;;&quot;''&quot;);&quot;',&quot;;SUBSTITUTE([.F209];&quot;'&quot;;&quot;''&quot;);&quot;,&quot;;[.G209];&quot;,&quot;;[.H209];&quot;);&quot;)" office:value-type="string" office:string-value="INSERT INTO RESOURCE(id_resource, resource, url, resume, comments, id_level, active) VALUES(209,'1349 In the Tropics.','https://elllo.org/english/1301/T1349-paul-tropics.htm','Paul talks about a job in the rainforest.',NULL,6,true);" calcext:value-type="string">
            <text:p>INSERT INTO RESOURCE(id_resource, resource, url, resume, comments, id_level, active) VALUES(209,'1349 In the Tropics.','https://elllo.org/english/1301/T1349-paul-tropics.htm','Paul talks about a job in the rainforest.',NULL,6,true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47 Commercial Xmas.</text:p>
          </table:table-cell>
          <table:table-cell office:value-type="string" calcext:value-type="string">
            <text:p>https://elllo.org/english/1301/T1347-Rory-Commercial.htm</text:p>
          </table:table-cell>
          <table:table-cell office:value-type="string" calcext:value-type="string">
            <text:p>Are holidays too commercial?</text:p>
          </table:table-cell>
          <table:table-cell/>
          <table:table-cell table:formula="of:=IF([.E210]=&quot;&quot;;&quot;NULL&quot;;CONCATENATE(&quot;'&quot;;[.E21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0];&quot;,'&quot;;SUBSTITUTE([.B210];&quot;'&quot;;&quot;''&quot;);&quot;','&quot;;SUBSTITUTE([.C210];&quot;'&quot;;&quot;''&quot;);&quot;','&quot;;SUBSTITUTE([.D210];&quot;'&quot;;&quot;''&quot;);&quot;',&quot;;SUBSTITUTE([.F210];&quot;'&quot;;&quot;''&quot;);&quot;,&quot;;[.G210];&quot;,&quot;;[.H210];&quot;);&quot;)" office:value-type="string" office:string-value="INSERT INTO RESOURCE(id_resource, resource, url, resume, comments, id_level, active) VALUES(210,'1347 Commercial Xmas.','https://elllo.org/english/1301/T1347-Rory-Commercial.htm','Are holidays too commercial?',NULL,6,true);" calcext:value-type="string">
            <text:p>INSERT INTO RESOURCE(id_resource, resource, url, resume, comments, id_level, active) VALUES(210,'1347 Commercial Xmas.','https://elllo.org/english/1301/T1347-Rory-Commercial.htm','Are holidays too commercial?',NULL,6,true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10 Homegrown Foreigner.</text:p>
          </table:table-cell>
          <table:table-cell office:value-type="string" calcext:value-type="string">
            <text:p>https://elllo.org/english/1301/T1310-Jeremy-GoingHome.htm</text:p>
          </table:table-cell>
          <table:table-cell office:value-type="string" calcext:value-type="string">
            <text:p>Feeling strange at home.</text:p>
          </table:table-cell>
          <table:table-cell/>
          <table:table-cell table:formula="of:=IF([.E211]=&quot;&quot;;&quot;NULL&quot;;CONCATENATE(&quot;'&quot;;[.E21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1];&quot;,'&quot;;SUBSTITUTE([.B211];&quot;'&quot;;&quot;''&quot;);&quot;','&quot;;SUBSTITUTE([.C211];&quot;'&quot;;&quot;''&quot;);&quot;','&quot;;SUBSTITUTE([.D211];&quot;'&quot;;&quot;''&quot;);&quot;',&quot;;SUBSTITUTE([.F211];&quot;'&quot;;&quot;''&quot;);&quot;,&quot;;[.G211];&quot;,&quot;;[.H211];&quot;);&quot;)" office:value-type="string" office:string-value="INSERT INTO RESOURCE(id_resource, resource, url, resume, comments, id_level, active) VALUES(211,'1310 Homegrown Foreigner.','https://elllo.org/english/1301/T1310-Jeremy-GoingHome.htm','Feeling strange at home.',NULL,6,true);" calcext:value-type="string">
            <text:p>INSERT INTO RESOURCE(id_resource, resource, url, resume, comments, id_level, active) VALUES(211,'1310 Homegrown Foreigner.','https://elllo.org/english/1301/T1310-Jeremy-GoingHome.htm','Feeling strange at home.',NULL,6,true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511 Bustling Bangkok</text:p>
          </table:table-cell>
          <table:table-cell office:value-type="string" calcext:value-type="string">
            <text:p>https://elllo.org/english/1501/1511-Natalie-Bangkok.htm</text:p>
          </table:table-cell>
          <table:table-cell office:value-type="string" calcext:value-type="string">
            <text:p>Natalie talks about a great Asian city.</text:p>
          </table:table-cell>
          <table:table-cell/>
          <table:table-cell table:formula="of:=IF([.E212]=&quot;&quot;;&quot;NULL&quot;;CONCATENATE(&quot;'&quot;;[.E21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2];&quot;,'&quot;;SUBSTITUTE([.B212];&quot;'&quot;;&quot;''&quot;);&quot;','&quot;;SUBSTITUTE([.C212];&quot;'&quot;;&quot;''&quot;);&quot;','&quot;;SUBSTITUTE([.D212];&quot;'&quot;;&quot;''&quot;);&quot;',&quot;;SUBSTITUTE([.F212];&quot;'&quot;;&quot;''&quot;);&quot;,&quot;;[.G212];&quot;,&quot;;[.H212];&quot;);&quot;)" office:value-type="string" office:string-value="INSERT INTO RESOURCE(id_resource, resource, url, resume, comments, id_level, active) VALUES(212,'1511 Bustling Bangkok','https://elllo.org/english/1501/1511-Natalie-Bangkok.htm','Natalie talks about a great Asian city.',NULL,6,true);" calcext:value-type="string">
            <text:p>INSERT INTO RESOURCE(id_resource, resource, url, resume, comments, id_level, active) VALUES(212,'1511 Bustling Bangkok','https://elllo.org/english/1501/1511-Natalie-Bangkok.htm','Natalie talks about a great Asian city.',NULL,6,true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370 The Medic.</text:p>
          </table:table-cell>
          <table:table-cell office:value-type="string" calcext:value-type="string">
            <text:p>https://elllo.org/english/1351/T1370-Meg-02-Medic.htm</text:p>
          </table:table-cell>
          <table:table-cell office:value-type="string" calcext:value-type="string">
            <text:p>Being a medic in the military.</text:p>
          </table:table-cell>
          <table:table-cell/>
          <table:table-cell table:formula="of:=IF([.E213]=&quot;&quot;;&quot;NULL&quot;;CONCATENATE(&quot;'&quot;;[.E21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3];&quot;,'&quot;;SUBSTITUTE([.B213];&quot;'&quot;;&quot;''&quot;);&quot;','&quot;;SUBSTITUTE([.C213];&quot;'&quot;;&quot;''&quot;);&quot;','&quot;;SUBSTITUTE([.D213];&quot;'&quot;;&quot;''&quot;);&quot;',&quot;;SUBSTITUTE([.F213];&quot;'&quot;;&quot;''&quot;);&quot;,&quot;;[.G213];&quot;,&quot;;[.H213];&quot;);&quot;)" office:value-type="string" office:string-value="INSERT INTO RESOURCE(id_resource, resource, url, resume, comments, id_level, active) VALUES(213,'1370 The Medic.','https://elllo.org/english/1351/T1370-Meg-02-Medic.htm','Being a medic in the military.',NULL,6,true);" calcext:value-type="string">
            <text:p>INSERT INTO RESOURCE(id_resource, resource, url, resume, comments, id_level, active) VALUES(213,'1370 The Medic.','https://elllo.org/english/1351/T1370-Meg-02-Medic.htm','Being a medic in the military.',NULL,6,true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369 Women in Uniform.</text:p>
          </table:table-cell>
          <table:table-cell office:value-type="string" calcext:value-type="string">
            <text:p>https://elllo.org/english/1351/T1369-Meg-01-Military.htm</text:p>
          </table:table-cell>
          <table:table-cell office:value-type="string" calcext:value-type="string">
            <text:p>Being a woman in the military.</text:p>
          </table:table-cell>
          <table:table-cell/>
          <table:table-cell table:formula="of:=IF([.E214]=&quot;&quot;;&quot;NULL&quot;;CONCATENATE(&quot;'&quot;;[.E21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4];&quot;,'&quot;;SUBSTITUTE([.B214];&quot;'&quot;;&quot;''&quot;);&quot;','&quot;;SUBSTITUTE([.C214];&quot;'&quot;;&quot;''&quot;);&quot;','&quot;;SUBSTITUTE([.D214];&quot;'&quot;;&quot;''&quot;);&quot;',&quot;;SUBSTITUTE([.F214];&quot;'&quot;;&quot;''&quot;);&quot;,&quot;;[.G214];&quot;,&quot;;[.H214];&quot;);&quot;)" office:value-type="string" office:string-value="INSERT INTO RESOURCE(id_resource, resource, url, resume, comments, id_level, active) VALUES(214,'1369 Women in Uniform.','https://elllo.org/english/1351/T1369-Meg-01-Military.htm','Being a woman in the military.',NULL,6,true);" calcext:value-type="string">
            <text:p>INSERT INTO RESOURCE(id_resource, resource, url, resume, comments, id_level, active) VALUES(214,'1369 Women in Uniform.','https://elllo.org/english/1351/T1369-Meg-01-Military.htm','Being a woman in the military.',NULL,6,true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348 Single's Day.</text:p>
          </table:table-cell>
          <table:table-cell office:value-type="string" calcext:value-type="string">
            <text:p>https://elllo.org/english/1301/T1348-Rory-Holidays.htm</text:p>
          </table:table-cell>
          <table:table-cell office:value-type="string" calcext:value-type="string">
            <text:p>Why we celebrate some holidays?</text:p>
          </table:table-cell>
          <table:table-cell/>
          <table:table-cell table:formula="of:=IF([.E215]=&quot;&quot;;&quot;NULL&quot;;CONCATENATE(&quot;'&quot;;[.E21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5];&quot;,'&quot;;SUBSTITUTE([.B215];&quot;'&quot;;&quot;''&quot;);&quot;','&quot;;SUBSTITUTE([.C215];&quot;'&quot;;&quot;''&quot;);&quot;','&quot;;SUBSTITUTE([.D215];&quot;'&quot;;&quot;''&quot;);&quot;',&quot;;SUBSTITUTE([.F215];&quot;'&quot;;&quot;''&quot;);&quot;,&quot;;[.G215];&quot;,&quot;;[.H215];&quot;);&quot;)" office:value-type="string" office:string-value="INSERT INTO RESOURCE(id_resource, resource, url, resume, comments, id_level, active) VALUES(215,'1348 Single''s Day.','https://elllo.org/english/1301/T1348-Rory-Holidays.htm','Why we celebrate some holidays?',NULL,6,true);" calcext:value-type="string">
            <text:p>INSERT INTO RESOURCE(id_resource, resource, url, resume, comments, id_level, active) VALUES(215,'1348 Single''s Day.','https://elllo.org/english/1301/T1348-Rory-Holidays.htm','Why we celebrate some holidays?',NULL,6,true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342 Dialed In vs Unplugged.</text:p>
          </table:table-cell>
          <table:table-cell office:value-type="string" calcext:value-type="string">
            <text:p>https://elllo.org/english/1301/T1342-paul-unplugged.htm</text:p>
          </table:table-cell>
          <table:table-cell office:value-type="string" calcext:value-type="string">
            <text:p>Aimee talks about digital habits.</text:p>
          </table:table-cell>
          <table:table-cell/>
          <table:table-cell table:formula="of:=IF([.E216]=&quot;&quot;;&quot;NULL&quot;;CONCATENATE(&quot;'&quot;;[.E21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6];&quot;,'&quot;;SUBSTITUTE([.B216];&quot;'&quot;;&quot;''&quot;);&quot;','&quot;;SUBSTITUTE([.C216];&quot;'&quot;;&quot;''&quot;);&quot;','&quot;;SUBSTITUTE([.D216];&quot;'&quot;;&quot;''&quot;);&quot;',&quot;;SUBSTITUTE([.F216];&quot;'&quot;;&quot;''&quot;);&quot;,&quot;;[.G216];&quot;,&quot;;[.H216];&quot;);&quot;)" office:value-type="string" office:string-value="INSERT INTO RESOURCE(id_resource, resource, url, resume, comments, id_level, active) VALUES(216,'1342 Dialed In vs Unplugged.','https://elllo.org/english/1301/T1342-paul-unplugged.htm','Aimee talks about digital habits.',NULL,6,true);" calcext:value-type="string">
            <text:p>INSERT INTO RESOURCE(id_resource, resource, url, resume, comments, id_level, active) VALUES(216,'1342 Dialed In vs Unplugged.','https://elllo.org/english/1301/T1342-paul-unplugged.htm','Aimee talks about digital habits.',NULL,6,true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341 E-Mail Overload.</text:p>
          </table:table-cell>
          <table:table-cell office:value-type="string" calcext:value-type="string">
            <text:p>https://elllo.org/english/1301/T1341-amy-email-habits.htm</text:p>
          </table:table-cell>
          <table:table-cell office:value-type="string" calcext:value-type="string">
            <text:p>Paul talks about keeping up with e-mail.</text:p>
          </table:table-cell>
          <table:table-cell/>
          <table:table-cell table:formula="of:=IF([.E217]=&quot;&quot;;&quot;NULL&quot;;CONCATENATE(&quot;'&quot;;[.E21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7];&quot;,'&quot;;SUBSTITUTE([.B217];&quot;'&quot;;&quot;''&quot;);&quot;','&quot;;SUBSTITUTE([.C217];&quot;'&quot;;&quot;''&quot;);&quot;','&quot;;SUBSTITUTE([.D217];&quot;'&quot;;&quot;''&quot;);&quot;',&quot;;SUBSTITUTE([.F217];&quot;'&quot;;&quot;''&quot;);&quot;,&quot;;[.G217];&quot;,&quot;;[.H217];&quot;);&quot;)" office:value-type="string" office:string-value="INSERT INTO RESOURCE(id_resource, resource, url, resume, comments, id_level, active) VALUES(217,'1341 E-Mail Overload.','https://elllo.org/english/1301/T1341-amy-email-habits.htm','Paul talks about keeping up with e-mail.',NULL,6,true);" calcext:value-type="string">
            <text:p>INSERT INTO RESOURCE(id_resource, resource, url, resume, comments, id_level, active) VALUES(217,'1341 E-Mail Overload.','https://elllo.org/english/1301/T1341-amy-email-habits.htm','Paul talks about keeping up with e-mail.',NULL,6,true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340 Life Without Cars.</text:p>
          </table:table-cell>
          <table:table-cell office:value-type="string" calcext:value-type="string">
            <text:p>https://elllo.org/english/1301/T1340-Jeremy-Car.htm</text:p>
          </table:table-cell>
          <table:table-cell office:value-type="string" calcext:value-type="string">
            <text:p>Jeremy compares life without cars.</text:p>
          </table:table-cell>
          <table:table-cell/>
          <table:table-cell table:formula="of:=IF([.E218]=&quot;&quot;;&quot;NULL&quot;;CONCATENATE(&quot;'&quot;;[.E21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8];&quot;,'&quot;;SUBSTITUTE([.B218];&quot;'&quot;;&quot;''&quot;);&quot;','&quot;;SUBSTITUTE([.C218];&quot;'&quot;;&quot;''&quot;);&quot;','&quot;;SUBSTITUTE([.D218];&quot;'&quot;;&quot;''&quot;);&quot;',&quot;;SUBSTITUTE([.F218];&quot;'&quot;;&quot;''&quot;);&quot;,&quot;;[.G218];&quot;,&quot;;[.H218];&quot;);&quot;)" office:value-type="string" office:string-value="INSERT INTO RESOURCE(id_resource, resource, url, resume, comments, id_level, active) VALUES(218,'1340 Life Without Cars.','https://elllo.org/english/1301/T1340-Jeremy-Car.htm','Jeremy compares life without cars.',NULL,6,true);" calcext:value-type="string">
            <text:p>INSERT INTO RESOURCE(id_resource, resource, url, resume, comments, id_level, active) VALUES(218,'1340 Life Without Cars.','https://elllo.org/english/1301/T1340-Jeremy-Car.htm','Jeremy compares life without cars.',NULL,6,true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322 The Recovery.</text:p>
          </table:table-cell>
          <table:table-cell office:value-type="string" calcext:value-type="string">
            <text:p>https://elllo.org/english/1301/T1322-paul-accident.htm</text:p>
          </table:table-cell>
          <table:table-cell office:value-type="string" calcext:value-type="string">
            <text:p>An accident that ruined a special day.</text:p>
          </table:table-cell>
          <table:table-cell/>
          <table:table-cell table:formula="of:=IF([.E219]=&quot;&quot;;&quot;NULL&quot;;CONCATENATE(&quot;'&quot;;[.E21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19];&quot;,'&quot;;SUBSTITUTE([.B219];&quot;'&quot;;&quot;''&quot;);&quot;','&quot;;SUBSTITUTE([.C219];&quot;'&quot;;&quot;''&quot;);&quot;','&quot;;SUBSTITUTE([.D219];&quot;'&quot;;&quot;''&quot;);&quot;',&quot;;SUBSTITUTE([.F219];&quot;'&quot;;&quot;''&quot;);&quot;,&quot;;[.G219];&quot;,&quot;;[.H219];&quot;);&quot;)" office:value-type="string" office:string-value="INSERT INTO RESOURCE(id_resource, resource, url, resume, comments, id_level, active) VALUES(219,'1322 The Recovery.','https://elllo.org/english/1301/T1322-paul-accident.htm','An accident that ruined a special day.',NULL,6,true);" calcext:value-type="string">
            <text:p>INSERT INTO RESOURCE(id_resource, resource, url, resume, comments, id_level, active) VALUES(219,'1322 The Recovery.','https://elllo.org/english/1301/T1322-paul-accident.htm','An accident that ruined a special day.',NULL,6,true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321 Car Smash Ups.</text:p>
          </table:table-cell>
          <table:table-cell office:value-type="string" calcext:value-type="string">
            <text:p>https://elllo.org/english/1301/T1321-amy-accident.htm</text:p>
          </table:table-cell>
          <table:table-cell office:value-type="string" calcext:value-type="string">
            <text:p>Traffic accidents.</text:p>
          </table:table-cell>
          <table:table-cell/>
          <table:table-cell table:formula="of:=IF([.E220]=&quot;&quot;;&quot;NULL&quot;;CONCATENATE(&quot;'&quot;;[.E22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0];&quot;,'&quot;;SUBSTITUTE([.B220];&quot;'&quot;;&quot;''&quot;);&quot;','&quot;;SUBSTITUTE([.C220];&quot;'&quot;;&quot;''&quot;);&quot;','&quot;;SUBSTITUTE([.D220];&quot;'&quot;;&quot;''&quot;);&quot;',&quot;;SUBSTITUTE([.F220];&quot;'&quot;;&quot;''&quot;);&quot;,&quot;;[.G220];&quot;,&quot;;[.H220];&quot;);&quot;)" office:value-type="string" office:string-value="INSERT INTO RESOURCE(id_resource, resource, url, resume, comments, id_level, active) VALUES(220,'1321 Car Smash Ups.','https://elllo.org/english/1301/T1321-amy-accident.htm','Traffic accidents.',NULL,6,true);" calcext:value-type="string">
            <text:p>INSERT INTO RESOURCE(id_resource, resource, url, resume, comments, id_level, active) VALUES(220,'1321 Car Smash Ups.','https://elllo.org/english/1301/T1321-amy-accident.htm','Traffic accidents.',NULL,6,true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20 Being Different.</text:p>
          </table:table-cell>
          <table:table-cell office:value-type="string" calcext:value-type="string">
            <text:p>https://elllo.org/english/1301/T1320-Abidemi-Differences.htm</text:p>
          </table:table-cell>
          <table:table-cell office:value-type="string" calcext:value-type="string">
            <text:p>Thinking differently from others.</text:p>
          </table:table-cell>
          <table:table-cell/>
          <table:table-cell table:formula="of:=IF([.E221]=&quot;&quot;;&quot;NULL&quot;;CONCATENATE(&quot;'&quot;;[.E22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1];&quot;,'&quot;;SUBSTITUTE([.B221];&quot;'&quot;;&quot;''&quot;);&quot;','&quot;;SUBSTITUTE([.C221];&quot;'&quot;;&quot;''&quot;);&quot;','&quot;;SUBSTITUTE([.D221];&quot;'&quot;;&quot;''&quot;);&quot;',&quot;;SUBSTITUTE([.F221];&quot;'&quot;;&quot;''&quot;);&quot;,&quot;;[.G221];&quot;,&quot;;[.H221];&quot;);&quot;)" office:value-type="string" office:string-value="INSERT INTO RESOURCE(id_resource, resource, url, resume, comments, id_level, active) VALUES(221,'1320 Being Different.','https://elllo.org/english/1301/T1320-Abidemi-Differences.htm','Thinking differently from others.',NULL,6,true);" calcext:value-type="string">
            <text:p>INSERT INTO RESOURCE(id_resource, resource, url, resume, comments, id_level, active) VALUES(221,'1320 Being Different.','https://elllo.org/english/1301/T1320-Abidemi-Differences.htm','Thinking differently from others.',NULL,6,true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319 Memories of Canada.</text:p>
          </table:table-cell>
          <table:table-cell office:value-type="string" calcext:value-type="string">
            <text:p>https://elllo.org/english/1301/T1319-Abidemi-Canada.htm</text:p>
          </table:table-cell>
          <table:table-cell office:value-type="string" calcext:value-type="string">
            <text:p>First memories of Canada.</text:p>
          </table:table-cell>
          <table:table-cell/>
          <table:table-cell table:formula="of:=IF([.E222]=&quot;&quot;;&quot;NULL&quot;;CONCATENATE(&quot;'&quot;;[.E22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2];&quot;,'&quot;;SUBSTITUTE([.B222];&quot;'&quot;;&quot;''&quot;);&quot;','&quot;;SUBSTITUTE([.C222];&quot;'&quot;;&quot;''&quot;);&quot;','&quot;;SUBSTITUTE([.D222];&quot;'&quot;;&quot;''&quot;);&quot;',&quot;;SUBSTITUTE([.F222];&quot;'&quot;;&quot;''&quot;);&quot;,&quot;;[.G222];&quot;,&quot;;[.H222];&quot;);&quot;)" office:value-type="string" office:string-value="INSERT INTO RESOURCE(id_resource, resource, url, resume, comments, id_level, active) VALUES(222,'1319 Memories of Canada.','https://elllo.org/english/1301/T1319-Abidemi-Canada.htm','First memories of Canada.',NULL,6,true);" calcext:value-type="string">
            <text:p>INSERT INTO RESOURCE(id_resource, resource, url, resume, comments, id_level, active) VALUES(222,'1319 Memories of Canada.','https://elllo.org/english/1301/T1319-Abidemi-Canada.htm','First memories of Canada.',NULL,6,true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522 Bitcoin Part 2</text:p>
          </table:table-cell>
          <table:table-cell office:value-type="string" calcext:value-type="string">
            <text:p>https://elllo.org/english/1501/1522-Anthony-Bitcoin2.htm</text:p>
          </table:table-cell>
          <table:table-cell office:value-type="string" calcext:value-type="string">
            <text:p>Anthony talks about bitcoin and crypto.</text:p>
          </table:table-cell>
          <table:table-cell/>
          <table:table-cell table:formula="of:=IF([.E223]=&quot;&quot;;&quot;NULL&quot;;CONCATENATE(&quot;'&quot;;[.E22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3];&quot;,'&quot;;SUBSTITUTE([.B223];&quot;'&quot;;&quot;''&quot;);&quot;','&quot;;SUBSTITUTE([.C223];&quot;'&quot;;&quot;''&quot;);&quot;','&quot;;SUBSTITUTE([.D223];&quot;'&quot;;&quot;''&quot;);&quot;',&quot;;SUBSTITUTE([.F223];&quot;'&quot;;&quot;''&quot;);&quot;,&quot;;[.G223];&quot;,&quot;;[.H223];&quot;);&quot;)" office:value-type="string" office:string-value="INSERT INTO RESOURCE(id_resource, resource, url, resume, comments, id_level, active) VALUES(223,'1522 Bitcoin Part 2','https://elllo.org/english/1501/1522-Anthony-Bitcoin2.htm','Anthony talks about bitcoin and crypto.',NULL,7,true);" calcext:value-type="string">
            <text:p>INSERT INTO RESOURCE(id_resource, resource, url, resume, comments, id_level, active) VALUES(223,'1522 Bitcoin Part 2','https://elllo.org/english/1501/1522-Anthony-Bitcoin2.htm','Anthony talks about bitcoin and crypto.',NULL,7,true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521 Bitcoin Part 1</text:p>
          </table:table-cell>
          <table:table-cell office:value-type="string" calcext:value-type="string">
            <text:p>https://elllo.org/english/1501/1521-Anthony-Bitcoin.htm</text:p>
          </table:table-cell>
          <table:table-cell office:value-type="string" calcext:value-type="string">
            <text:p>Anthony talks about bitcoin and its history.</text:p>
          </table:table-cell>
          <table:table-cell/>
          <table:table-cell table:formula="of:=IF([.E224]=&quot;&quot;;&quot;NULL&quot;;CONCATENATE(&quot;'&quot;;[.E22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4];&quot;,'&quot;;SUBSTITUTE([.B224];&quot;'&quot;;&quot;''&quot;);&quot;','&quot;;SUBSTITUTE([.C224];&quot;'&quot;;&quot;''&quot;);&quot;','&quot;;SUBSTITUTE([.D224];&quot;'&quot;;&quot;''&quot;);&quot;',&quot;;SUBSTITUTE([.F224];&quot;'&quot;;&quot;''&quot;);&quot;,&quot;;[.G224];&quot;,&quot;;[.H224];&quot;);&quot;)" office:value-type="string" office:string-value="INSERT INTO RESOURCE(id_resource, resource, url, resume, comments, id_level, active) VALUES(224,'1521 Bitcoin Part 1','https://elllo.org/english/1501/1521-Anthony-Bitcoin.htm','Anthony talks about bitcoin and its history.',NULL,7,true);" calcext:value-type="string">
            <text:p>INSERT INTO RESOURCE(id_resource, resource, url, resume, comments, id_level, active) VALUES(224,'1521 Bitcoin Part 1','https://elllo.org/english/1501/1521-Anthony-Bitcoin.htm','Anthony talks about bitcoin and its history.',NULL,7,true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98 Breaking Bad Habits!</text:p>
          </table:table-cell>
          <table:table-cell office:value-type="string" calcext:value-type="string">
            <text:p>https://elllo.org/english/1451/1498-Olga-Health-4Habits.htm</text:p>
          </table:table-cell>
          <table:table-cell office:value-type="string" calcext:value-type="string">
            <text:p>How to change one's life.</text:p>
          </table:table-cell>
          <table:table-cell/>
          <table:table-cell table:formula="of:=IF([.E225]=&quot;&quot;;&quot;NULL&quot;;CONCATENATE(&quot;'&quot;;[.E22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5];&quot;,'&quot;;SUBSTITUTE([.B225];&quot;'&quot;;&quot;''&quot;);&quot;','&quot;;SUBSTITUTE([.C225];&quot;'&quot;;&quot;''&quot;);&quot;','&quot;;SUBSTITUTE([.D225];&quot;'&quot;;&quot;''&quot;);&quot;',&quot;;SUBSTITUTE([.F225];&quot;'&quot;;&quot;''&quot;);&quot;,&quot;;[.G225];&quot;,&quot;;[.H225];&quot;);&quot;)" office:value-type="string" office:string-value="INSERT INTO RESOURCE(id_resource, resource, url, resume, comments, id_level, active) VALUES(225,'1498 Breaking Bad Habits!','https://elllo.org/english/1451/1498-Olga-Health-4Habits.htm','How to change one''s life.',NULL,7,true);" calcext:value-type="string">
            <text:p>INSERT INTO RESOURCE(id_resource, resource, url, resume, comments, id_level, active) VALUES(225,'1498 Breaking Bad Habits!','https://elllo.org/english/1451/1498-Olga-Health-4Habits.htm','How to change one''s life.',NULL,7,true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97 Health Proverbs</text:p>
          </table:table-cell>
          <table:table-cell office:value-type="string" calcext:value-type="string">
            <text:p>https://elllo.org/english/1451/1497-Olga-Health-Idioms.htm</text:p>
          </table:table-cell>
          <table:table-cell office:value-type="string" calcext:value-type="string">
            <text:p>Proverbs about how to stay healthy.</text:p>
          </table:table-cell>
          <table:table-cell/>
          <table:table-cell table:formula="of:=IF([.E226]=&quot;&quot;;&quot;NULL&quot;;CONCATENATE(&quot;'&quot;;[.E22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6];&quot;,'&quot;;SUBSTITUTE([.B226];&quot;'&quot;;&quot;''&quot;);&quot;','&quot;;SUBSTITUTE([.C226];&quot;'&quot;;&quot;''&quot;);&quot;','&quot;;SUBSTITUTE([.D226];&quot;'&quot;;&quot;''&quot;);&quot;',&quot;;SUBSTITUTE([.F226];&quot;'&quot;;&quot;''&quot;);&quot;,&quot;;[.G226];&quot;,&quot;;[.H226];&quot;);&quot;)" office:value-type="string" office:string-value="INSERT INTO RESOURCE(id_resource, resource, url, resume, comments, id_level, active) VALUES(226,'1497 Health Proverbs','https://elllo.org/english/1451/1497-Olga-Health-Idioms.htm','Proverbs about how to stay healthy.',NULL,7,true);" calcext:value-type="string">
            <text:p>INSERT INTO RESOURCE(id_resource, resource, url, resume, comments, id_level, active) VALUES(226,'1497 Health Proverbs','https://elllo.org/english/1451/1497-Olga-Health-Idioms.htm','Proverbs about how to stay healthy.',NULL,7,true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92 Head, Heart, Hand</text:p>
          </table:table-cell>
          <table:table-cell office:value-type="string" calcext:value-type="string">
            <text:p>https://elllo.org/english/1451/1492-Olga-Health-4Habits.htm</text:p>
          </table:table-cell>
          <table:table-cell office:value-type="string" calcext:value-type="string">
            <text:p>Olga shares a fun way to learn.</text:p>
          </table:table-cell>
          <table:table-cell/>
          <table:table-cell table:formula="of:=IF([.E227]=&quot;&quot;;&quot;NULL&quot;;CONCATENATE(&quot;'&quot;;[.E22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7];&quot;,'&quot;;SUBSTITUTE([.B227];&quot;'&quot;;&quot;''&quot;);&quot;','&quot;;SUBSTITUTE([.C227];&quot;'&quot;;&quot;''&quot;);&quot;','&quot;;SUBSTITUTE([.D227];&quot;'&quot;;&quot;''&quot;);&quot;',&quot;;SUBSTITUTE([.F227];&quot;'&quot;;&quot;''&quot;);&quot;,&quot;;[.G227];&quot;,&quot;;[.H227];&quot;);&quot;)" office:value-type="string" office:string-value="INSERT INTO RESOURCE(id_resource, resource, url, resume, comments, id_level, active) VALUES(227,'1492 Head, Heart, Hand','https://elllo.org/english/1451/1492-Olga-Health-4Habits.htm','Olga shares a fun way to learn.',NULL,7,true);" calcext:value-type="string">
            <text:p>INSERT INTO RESOURCE(id_resource, resource, url, resume, comments, id_level, active) VALUES(227,'1492 Head, Heart, Hand','https://elllo.org/english/1451/1492-Olga-Health-4Habits.htm','Olga shares a fun way to learn.',NULL,7,true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397 Introverts and Extroverts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228]=&quot;&quot;;&quot;NULL&quot;;CONCATENATE(&quot;'&quot;;[.E22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8];&quot;,'&quot;;SUBSTITUTE([.B228];&quot;'&quot;;&quot;''&quot;);&quot;','&quot;;SUBSTITUTE([.C228];&quot;'&quot;;&quot;''&quot;);&quot;','&quot;;SUBSTITUTE([.D228];&quot;'&quot;;&quot;''&quot;);&quot;',&quot;;SUBSTITUTE([.F228];&quot;'&quot;;&quot;''&quot;);&quot;,&quot;;[.G228];&quot;,&quot;;[.H228];&quot;);&quot;)" office:value-type="string" office:string-value="INSERT INTO RESOURCE(id_resource, resource, url, resume, comments, id_level, active) VALUES(228,'1397 Introverts and Extroverts','https://elllo.org/english/1351/T1397-AbidemiRory-01-Personality.htm','Are you outgoing?',NULL,7,true);" calcext:value-type="string">
            <text:p>INSERT INTO RESOURCE(id_resource, resource, url, resume, comments, id_level, active) VALUES(228,'1397 Introverts and Extroverts','https://elllo.org/english/1351/T1397-AbidemiRory-01-Personality.htm','Are you outgoing?',NULL,7,true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372 His Dream House</text:p>
          </table:table-cell>
          <table:table-cell office:value-type="string" calcext:value-type="string">
            <text:p>https://elllo.org/english/1351/T1372-CurtisSpencer-02-HisHouse.htm</text:p>
          </table:table-cell>
          <table:table-cell office:value-type="string" calcext:value-type="string">
            <text:p>Curtis talks about his dream house.</text:p>
          </table:table-cell>
          <table:table-cell/>
          <table:table-cell table:formula="of:=IF([.E229]=&quot;&quot;;&quot;NULL&quot;;CONCATENATE(&quot;'&quot;;[.E22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29];&quot;,'&quot;;SUBSTITUTE([.B229];&quot;'&quot;;&quot;''&quot;);&quot;','&quot;;SUBSTITUTE([.C229];&quot;'&quot;;&quot;''&quot;);&quot;','&quot;;SUBSTITUTE([.D229];&quot;'&quot;;&quot;''&quot;);&quot;',&quot;;SUBSTITUTE([.F229];&quot;'&quot;;&quot;''&quot;);&quot;,&quot;;[.G229];&quot;,&quot;;[.H229];&quot;);&quot;)" office:value-type="string" office:string-value="INSERT INTO RESOURCE(id_resource, resource, url, resume, comments, id_level, active) VALUES(229,'1372 His Dream House','https://elllo.org/english/1351/T1372-CurtisSpencer-02-HisHouse.htm','Curtis talks about his dream house.',NULL,7,true);" calcext:value-type="string">
            <text:p>INSERT INTO RESOURCE(id_resource, resource, url, resume, comments, id_level, active) VALUES(229,'1372 His Dream House','https://elllo.org/english/1351/T1372-CurtisSpencer-02-HisHouse.htm','Curtis talks about his dream house.',NULL,7,true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371 Her Dream House</text:p>
          </table:table-cell>
          <table:table-cell office:value-type="string" calcext:value-type="string">
            <text:p>https://elllo.org/english/1351/T1371-SpencerCurtis-01-HerHome.htm</text:p>
          </table:table-cell>
          <table:table-cell office:value-type="string" calcext:value-type="string">
            <text:p>Spencer talks about her dream house.</text:p>
          </table:table-cell>
          <table:table-cell/>
          <table:table-cell table:formula="of:=IF([.E230]=&quot;&quot;;&quot;NULL&quot;;CONCATENATE(&quot;'&quot;;[.E23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0];&quot;,'&quot;;SUBSTITUTE([.B230];&quot;'&quot;;&quot;''&quot;);&quot;','&quot;;SUBSTITUTE([.C230];&quot;'&quot;;&quot;''&quot;);&quot;','&quot;;SUBSTITUTE([.D230];&quot;'&quot;;&quot;''&quot;);&quot;',&quot;;SUBSTITUTE([.F230];&quot;'&quot;;&quot;''&quot;);&quot;,&quot;;[.G230];&quot;,&quot;;[.H230];&quot;);&quot;)" office:value-type="string" office:string-value="INSERT INTO RESOURCE(id_resource, resource, url, resume, comments, id_level, active) VALUES(230,'1371 Her Dream House','https://elllo.org/english/1351/T1371-SpencerCurtis-01-HerHome.htm','Spencer talks about her dream house.',NULL,7,true);" calcext:value-type="string">
            <text:p>INSERT INTO RESOURCE(id_resource, resource, url, resume, comments, id_level, active) VALUES(230,'1371 Her Dream House','https://elllo.org/english/1351/T1371-SpencerCurtis-01-HerHome.htm','Spencer talks about her dream house.',NULL,7,true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325 Slow Travel</text:p>
          </table:table-cell>
          <table:table-cell office:value-type="string" calcext:value-type="string">
            <text:p>https://elllo.org/english/1301/T1325-Dan-Slowtravel.htm</text:p>
          </table:table-cell>
          <table:table-cell office:value-type="string" calcext:value-type="string">
            <text:p>Travelling vs staying in one place.</text:p>
          </table:table-cell>
          <table:table-cell/>
          <table:table-cell table:formula="of:=IF([.E231]=&quot;&quot;;&quot;NULL&quot;;CONCATENATE(&quot;'&quot;;[.E23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1];&quot;,'&quot;;SUBSTITUTE([.B231];&quot;'&quot;;&quot;''&quot;);&quot;','&quot;;SUBSTITUTE([.C231];&quot;'&quot;;&quot;''&quot;);&quot;','&quot;;SUBSTITUTE([.D231];&quot;'&quot;;&quot;''&quot;);&quot;',&quot;;SUBSTITUTE([.F231];&quot;'&quot;;&quot;''&quot;);&quot;,&quot;;[.G231];&quot;,&quot;;[.H231];&quot;);&quot;)" office:value-type="string" office:string-value="INSERT INTO RESOURCE(id_resource, resource, url, resume, comments, id_level, active) VALUES(231,'1325 Slow Travel','https://elllo.org/english/1301/T1325-Dan-Slowtravel.htm','Travelling vs staying in one place.',NULL,7,true);" calcext:value-type="string">
            <text:p>INSERT INTO RESOURCE(id_resource, resource, url, resume, comments, id_level, active) VALUES(231,'1325 Slow Travel','https://elllo.org/english/1301/T1325-Dan-Slowtravel.htm','Travelling vs staying in one place.',NULL,7,true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324 Where to Work in Asia</text:p>
          </table:table-cell>
          <table:table-cell office:value-type="string" calcext:value-type="string">
            <text:p>https://elllo.org/english/1301/T1324-Dan-Location.htm</text:p>
          </table:table-cell>
          <table:table-cell office:value-type="string" calcext:value-type="string">
            <text:p>Places to work in Asia.</text:p>
          </table:table-cell>
          <table:table-cell/>
          <table:table-cell table:formula="of:=IF([.E232]=&quot;&quot;;&quot;NULL&quot;;CONCATENATE(&quot;'&quot;;[.E23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2];&quot;,'&quot;;SUBSTITUTE([.B232];&quot;'&quot;;&quot;''&quot;);&quot;','&quot;;SUBSTITUTE([.C232];&quot;'&quot;;&quot;''&quot;);&quot;','&quot;;SUBSTITUTE([.D232];&quot;'&quot;;&quot;''&quot;);&quot;',&quot;;SUBSTITUTE([.F232];&quot;'&quot;;&quot;''&quot;);&quot;,&quot;;[.G232];&quot;,&quot;;[.H232];&quot;);&quot;)" office:value-type="string" office:string-value="INSERT INTO RESOURCE(id_resource, resource, url, resume, comments, id_level, active) VALUES(232,'1324 Where to Work in Asia','https://elllo.org/english/1301/T1324-Dan-Location.htm','Places to work in Asia.',NULL,7,true);" calcext:value-type="string">
            <text:p>INSERT INTO RESOURCE(id_resource, resource, url, resume, comments, id_level, active) VALUES(232,'1324 Where to Work in Asia','https://elllo.org/english/1301/T1324-Dan-Location.htm','Places to work in Asia.',NULL,7,true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323 Business in Bali</text:p>
          </table:table-cell>
          <table:table-cell office:value-type="string" calcext:value-type="string">
            <text:p>https://elllo.org/english/1301/T1323-Dan-SEA.htm</text:p>
          </table:table-cell>
          <table:table-cell office:value-type="string" calcext:value-type="string">
            <text:p>Doing business from Bali.</text:p>
          </table:table-cell>
          <table:table-cell/>
          <table:table-cell table:formula="of:=IF([.E233]=&quot;&quot;;&quot;NULL&quot;;CONCATENATE(&quot;'&quot;;[.E23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3];&quot;,'&quot;;SUBSTITUTE([.B233];&quot;'&quot;;&quot;''&quot;);&quot;','&quot;;SUBSTITUTE([.C233];&quot;'&quot;;&quot;''&quot;);&quot;','&quot;;SUBSTITUTE([.D233];&quot;'&quot;;&quot;''&quot;);&quot;',&quot;;SUBSTITUTE([.F233];&quot;'&quot;;&quot;''&quot;);&quot;,&quot;;[.G233];&quot;,&quot;;[.H233];&quot;);&quot;)" office:value-type="string" office:string-value="INSERT INTO RESOURCE(id_resource, resource, url, resume, comments, id_level, active) VALUES(233,'1323 Business in Bali','https://elllo.org/english/1301/T1323-Dan-SEA.htm','Doing business from Bali.',NULL,7,true);" calcext:value-type="string">
            <text:p>INSERT INTO RESOURCE(id_resource, resource, url, resume, comments, id_level, active) VALUES(233,'1323 Business in Bali','https://elllo.org/english/1301/T1323-Dan-SEA.htm','Doing business from Bali.',NULL,7,true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311 Choosing a Climate</text:p>
          </table:table-cell>
          <table:table-cell office:value-type="string" calcext:value-type="string">
            <text:p>https://elllo.org/english/1301/T1311-amy-climate-choice.htm</text:p>
          </table:table-cell>
          <table:table-cell office:value-type="string" calcext:value-type="string">
            <text:p>Aimee and Paul discuss the best place to live.</text:p>
          </table:table-cell>
          <table:table-cell/>
          <table:table-cell table:formula="of:=IF([.E234]=&quot;&quot;;&quot;NULL&quot;;CONCATENATE(&quot;'&quot;;[.E23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4];&quot;,'&quot;;SUBSTITUTE([.B234];&quot;'&quot;;&quot;''&quot;);&quot;','&quot;;SUBSTITUTE([.C234];&quot;'&quot;;&quot;''&quot;);&quot;','&quot;;SUBSTITUTE([.D234];&quot;'&quot;;&quot;''&quot;);&quot;',&quot;;SUBSTITUTE([.F234];&quot;'&quot;;&quot;''&quot;);&quot;,&quot;;[.G234];&quot;,&quot;;[.H234];&quot;);&quot;)" office:value-type="string" office:string-value="INSERT INTO RESOURCE(id_resource, resource, url, resume, comments, id_level, active) VALUES(234,'1311 Choosing a Climate','https://elllo.org/english/1301/T1311-amy-climate-choice.htm','Aimee and Paul discuss the best place to live.',NULL,7,true);" calcext:value-type="string">
            <text:p>INSERT INTO RESOURCE(id_resource, resource, url, resume, comments, id_level, active) VALUES(234,'1311 Choosing a Climate','https://elllo.org/english/1301/T1311-amy-climate-choice.htm','Aimee and Paul discuss the best place to live.',NULL,7,true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302 Change of Climate</text:p>
          </table:table-cell>
          <table:table-cell office:value-type="string" calcext:value-type="string">
            <text:p>https://elllo.org/english/1301/T1302-amy-change-climate.htm</text:p>
          </table:table-cell>
          <table:table-cell office:value-type="string" calcext:value-type="string">
            <text:p>The affects on the climate.</text:p>
          </table:table-cell>
          <table:table-cell/>
          <table:table-cell table:formula="of:=IF([.E235]=&quot;&quot;;&quot;NULL&quot;;CONCATENATE(&quot;'&quot;;[.E23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5];&quot;,'&quot;;SUBSTITUTE([.B235];&quot;'&quot;;&quot;''&quot;);&quot;','&quot;;SUBSTITUTE([.C235];&quot;'&quot;;&quot;''&quot;);&quot;','&quot;;SUBSTITUTE([.D235];&quot;'&quot;;&quot;''&quot;);&quot;',&quot;;SUBSTITUTE([.F235];&quot;'&quot;;&quot;''&quot;);&quot;,&quot;;[.G235];&quot;,&quot;;[.H235];&quot;);&quot;)" office:value-type="string" office:string-value="INSERT INTO RESOURCE(id_resource, resource, url, resume, comments, id_level, active) VALUES(235,'1302 Change of Climate','https://elllo.org/english/1301/T1302-amy-change-climate.htm','The affects on the climate.',NULL,7,true);" calcext:value-type="string">
            <text:p>INSERT INTO RESOURCE(id_resource, resource, url, resume, comments, id_level, active) VALUES(235,'1302 Change of Climate','https://elllo.org/english/1301/T1302-amy-change-climate.htm','The affects on the climate.',NULL,7,true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301 Climate Change</text:p>
          </table:table-cell>
          <table:table-cell office:value-type="string" calcext:value-type="string">
            <text:p>https://elllo.org/english/1301/T1301-amy-climate-change.htm</text:p>
          </table:table-cell>
          <table:table-cell office:value-type="string" calcext:value-type="string">
            <text:p>Recents events with weather.</text:p>
          </table:table-cell>
          <table:table-cell/>
          <table:table-cell table:formula="of:=IF([.E236]=&quot;&quot;;&quot;NULL&quot;;CONCATENATE(&quot;'&quot;;[.E23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6];&quot;,'&quot;;SUBSTITUTE([.B236];&quot;'&quot;;&quot;''&quot;);&quot;','&quot;;SUBSTITUTE([.C236];&quot;'&quot;;&quot;''&quot;);&quot;','&quot;;SUBSTITUTE([.D236];&quot;'&quot;;&quot;''&quot;);&quot;',&quot;;SUBSTITUTE([.F236];&quot;'&quot;;&quot;''&quot;);&quot;,&quot;;[.G236];&quot;,&quot;;[.H236];&quot;);&quot;)" office:value-type="string" office:string-value="INSERT INTO RESOURCE(id_resource, resource, url, resume, comments, id_level, active) VALUES(236,'1301 Climate Change','https://elllo.org/english/1301/T1301-amy-climate-change.htm','Recents events with weather.',NULL,7,true);" calcext:value-type="string">
            <text:p>INSERT INTO RESOURCE(id_resource, resource, url, resume, comments, id_level, active) VALUES(236,'1301 Climate Change','https://elllo.org/english/1301/T1301-amy-climate-change.htm','Recents events with weather.',NULL,7,true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260 Nice Cafe</text:p>
          </table:table-cell>
          <table:table-cell office:value-type="string" calcext:value-type="string">
            <text:p>https://elllo.org/english/1251/1260-Spencer-Curtis-2-GoodCafe.htm</text:p>
          </table:table-cell>
          <table:table-cell office:value-type="string" calcext:value-type="string">
            <text:p>What makes a nice cafe?</text:p>
          </table:table-cell>
          <table:table-cell/>
          <table:table-cell table:formula="of:=IF([.E237]=&quot;&quot;;&quot;NULL&quot;;CONCATENATE(&quot;'&quot;;[.E23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7];&quot;,'&quot;;SUBSTITUTE([.B237];&quot;'&quot;;&quot;''&quot;);&quot;','&quot;;SUBSTITUTE([.C237];&quot;'&quot;;&quot;''&quot;);&quot;','&quot;;SUBSTITUTE([.D237];&quot;'&quot;;&quot;''&quot;);&quot;',&quot;;SUBSTITUTE([.F237];&quot;'&quot;;&quot;''&quot;);&quot;,&quot;;[.G237];&quot;,&quot;;[.H237];&quot;);&quot;)" office:value-type="string" office:string-value="INSERT INTO RESOURCE(id_resource, resource, url, resume, comments, id_level, active) VALUES(237,'1260 Nice Cafe','https://elllo.org/english/1251/1260-Spencer-Curtis-2-GoodCafe.htm','What makes a nice cafe?',NULL,7,true);" calcext:value-type="string">
            <text:p>INSERT INTO RESOURCE(id_resource, resource, url, resume, comments, id_level, active) VALUES(237,'1260 Nice Cafe','https://elllo.org/english/1251/1260-Spencer-Curtis-2-GoodCafe.htm','What makes a nice cafe?',NULL,7,true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259 Good Company</text:p>
          </table:table-cell>
          <table:table-cell office:value-type="string" calcext:value-type="string">
            <text:p>https://elllo.org/english/1251/1259-Spencer-Curtis-1-Company.htm</text:p>
          </table:table-cell>
          <table:table-cell office:value-type="string" calcext:value-type="string">
            <text:p>Curtis and Spencer talk about what companies.</text:p>
          </table:table-cell>
          <table:table-cell/>
          <table:table-cell table:formula="of:=IF([.E238]=&quot;&quot;;&quot;NULL&quot;;CONCATENATE(&quot;'&quot;;[.E23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8];&quot;,'&quot;;SUBSTITUTE([.B238];&quot;'&quot;;&quot;''&quot;);&quot;','&quot;;SUBSTITUTE([.C238];&quot;'&quot;;&quot;''&quot;);&quot;','&quot;;SUBSTITUTE([.D238];&quot;'&quot;;&quot;''&quot;);&quot;',&quot;;SUBSTITUTE([.F238];&quot;'&quot;;&quot;''&quot;);&quot;,&quot;;[.G238];&quot;,&quot;;[.H238];&quot;);&quot;)" office:value-type="string" office:string-value="INSERT INTO RESOURCE(id_resource, resource, url, resume, comments, id_level, active) VALUES(238,'1259 Good Company','https://elllo.org/english/1251/1259-Spencer-Curtis-1-Company.htm','Curtis and Spencer talk about what companies.',NULL,7,true);" calcext:value-type="string">
            <text:p>INSERT INTO RESOURCE(id_resource, resource, url, resume, comments, id_level, active) VALUES(238,'1259 Good Company','https://elllo.org/english/1251/1259-Spencer-Curtis-1-Company.htm','Curtis and Spencer talk about what companies.',NULL,7,true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222 Shipwrecks</text:p>
          </table:table-cell>
          <table:table-cell office:value-type="string" calcext:value-type="string">
            <text:p>https://elllo.org/english/1201/1222-Peter-Ships.htm</text:p>
          </table:table-cell>
          <table:table-cell office:value-type="string" calcext:value-type="string">
            <text:p>Peter talks with Jana about shipwrecks.</text:p>
          </table:table-cell>
          <table:table-cell/>
          <table:table-cell table:formula="of:=IF([.E239]=&quot;&quot;;&quot;NULL&quot;;CONCATENATE(&quot;'&quot;;[.E23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39];&quot;,'&quot;;SUBSTITUTE([.B239];&quot;'&quot;;&quot;''&quot;);&quot;','&quot;;SUBSTITUTE([.C239];&quot;'&quot;;&quot;''&quot;);&quot;','&quot;;SUBSTITUTE([.D239];&quot;'&quot;;&quot;''&quot;);&quot;',&quot;;SUBSTITUTE([.F239];&quot;'&quot;;&quot;''&quot;);&quot;,&quot;;[.G239];&quot;,&quot;;[.H239];&quot;);&quot;)" office:value-type="string" office:string-value="INSERT INTO RESOURCE(id_resource, resource, url, resume, comments, id_level, active) VALUES(239,'1222 Shipwrecks','https://elllo.org/english/1201/1222-Peter-Ships.htm','Peter talks with Jana about shipwrecks.',NULL,7,true);" calcext:value-type="string">
            <text:p>INSERT INTO RESOURCE(id_resource, resource, url, resume, comments, id_level, active) VALUES(239,'1222 Shipwrecks','https://elllo.org/english/1201/1222-Peter-Ships.htm','Peter talks with Jana about shipwrecks.',NULL,7,true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221 Treasure Hunt</text:p>
          </table:table-cell>
          <table:table-cell office:value-type="string" calcext:value-type="string">
            <text:p>https://elllo.org/english/1201/1221-Peter-Treasure.htm</text:p>
          </table:table-cell>
          <table:table-cell office:value-type="string" calcext:value-type="string">
            <text:p>Hunting for treasure in the sea.</text:p>
          </table:table-cell>
          <table:table-cell/>
          <table:table-cell table:formula="of:=IF([.E240]=&quot;&quot;;&quot;NULL&quot;;CONCATENATE(&quot;'&quot;;[.E24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0];&quot;,'&quot;;SUBSTITUTE([.B240];&quot;'&quot;;&quot;''&quot;);&quot;','&quot;;SUBSTITUTE([.C240];&quot;'&quot;;&quot;''&quot;);&quot;','&quot;;SUBSTITUTE([.D240];&quot;'&quot;;&quot;''&quot;);&quot;',&quot;;SUBSTITUTE([.F240];&quot;'&quot;;&quot;''&quot;);&quot;,&quot;;[.G240];&quot;,&quot;;[.H240];&quot;);&quot;)" office:value-type="string" office:string-value="INSERT INTO RESOURCE(id_resource, resource, url, resume, comments, id_level, active) VALUES(240,'1221 Treasure Hunt','https://elllo.org/english/1201/1221-Peter-Treasure.htm','Hunting for treasure in the sea.',NULL,7,true);" calcext:value-type="string">
            <text:p>INSERT INTO RESOURCE(id_resource, resource, url, resume, comments, id_level, active) VALUES(240,'1221 Treasure Hunt','https://elllo.org/english/1201/1221-Peter-Treasure.htm','Hunting for treasure in the sea.',NULL,7,true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72 Road Regulations</text:p>
          </table:table-cell>
          <table:table-cell office:value-type="string" calcext:value-type="string">
            <text:p>https://elllo.org/english/1151/T1172-Nathan-Regulation.html</text:p>
          </table:table-cell>
          <table:table-cell office:value-type="string" calcext:value-type="string">
            <text:p>Nathan talks about road regulations for drivers.</text:p>
          </table:table-cell>
          <table:table-cell/>
          <table:table-cell table:formula="of:=IF([.E241]=&quot;&quot;;&quot;NULL&quot;;CONCATENATE(&quot;'&quot;;[.E24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1];&quot;,'&quot;;SUBSTITUTE([.B241];&quot;'&quot;;&quot;''&quot;);&quot;','&quot;;SUBSTITUTE([.C241];&quot;'&quot;;&quot;''&quot;);&quot;','&quot;;SUBSTITUTE([.D241];&quot;'&quot;;&quot;''&quot;);&quot;',&quot;;SUBSTITUTE([.F241];&quot;'&quot;;&quot;''&quot;);&quot;,&quot;;[.G241];&quot;,&quot;;[.H241];&quot;);&quot;)" office:value-type="string" office:string-value="INSERT INTO RESOURCE(id_resource, resource, url, resume, comments, id_level, active) VALUES(241,'1172 Road Regulations','https://elllo.org/english/1151/T1172-Nathan-Regulation.html','Nathan talks about road regulations for drivers.',NULL,7,true);" calcext:value-type="string">
            <text:p>INSERT INTO RESOURCE(id_resource, resource, url, resume, comments, id_level, active) VALUES(241,'1172 Road Regulations','https://elllo.org/english/1151/T1172-Nathan-Regulation.html','Nathan talks about road regulations for drivers.',NULL,7,true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171 Road Rage</text:p>
          </table:table-cell>
          <table:table-cell office:value-type="string" calcext:value-type="string">
            <text:p>https://elllo.org/english/1151/T1171-Nathan-Rage.html</text:p>
          </table:table-cell>
          <table:table-cell office:value-type="string" calcext:value-type="string">
            <text:p>Nathan talks about dealing with anger on the road.</text:p>
          </table:table-cell>
          <table:table-cell/>
          <table:table-cell table:formula="of:=IF([.E242]=&quot;&quot;;&quot;NULL&quot;;CONCATENATE(&quot;'&quot;;[.E24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2];&quot;,'&quot;;SUBSTITUTE([.B242];&quot;'&quot;;&quot;''&quot;);&quot;','&quot;;SUBSTITUTE([.C242];&quot;'&quot;;&quot;''&quot;);&quot;','&quot;;SUBSTITUTE([.D242];&quot;'&quot;;&quot;''&quot;);&quot;',&quot;;SUBSTITUTE([.F242];&quot;'&quot;;&quot;''&quot;);&quot;,&quot;;[.G242];&quot;,&quot;;[.H242];&quot;);&quot;)" office:value-type="string" office:string-value="INSERT INTO RESOURCE(id_resource, resource, url, resume, comments, id_level, active) VALUES(242,'1171 Road Rage','https://elllo.org/english/1151/T1171-Nathan-Rage.html','Nathan talks about dealing with anger on the road.',NULL,7,true);" calcext:value-type="string">
            <text:p>INSERT INTO RESOURCE(id_resource, resource, url, resume, comments, id_level, active) VALUES(242,'1171 Road Rage','https://elllo.org/english/1151/T1171-Nathan-Rage.html','Nathan talks about dealing with anger on the road.',NULL,7,true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170 Cambodia Road Trip Part 4</text:p>
          </table:table-cell>
          <table:table-cell office:value-type="string" calcext:value-type="string">
            <text:p>https://elllo.org/english/1151/T1170-Julia-Trips4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3]=&quot;&quot;;&quot;NULL&quot;;CONCATENATE(&quot;'&quot;;[.E24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3];&quot;,'&quot;;SUBSTITUTE([.B243];&quot;'&quot;;&quot;''&quot;);&quot;','&quot;;SUBSTITUTE([.C243];&quot;'&quot;;&quot;''&quot;);&quot;','&quot;;SUBSTITUTE([.D243];&quot;'&quot;;&quot;''&quot;);&quot;',&quot;;SUBSTITUTE([.F243];&quot;'&quot;;&quot;''&quot;);&quot;,&quot;;[.G243];&quot;,&quot;;[.H243];&quot;);&quot;)" office:value-type="string" office:string-value="INSERT INTO RESOURCE(id_resource, resource, url, resume, comments, id_level, active) VALUES(243,'1170 Cambodia Road Trip Part 4','https://elllo.org/english/1151/T1170-Julia-Trips4.html','Julia talks about biking across Cambodia.',NULL,7,true);" calcext:value-type="string">
            <text:p>INSERT INTO RESOURCE(id_resource, resource, url, resume, comments, id_level, active) VALUES(243,'1170 Cambodia Road Trip Part 4','https://elllo.org/english/1151/T1170-Julia-Trips4.html','Julia talks about biking across Cambodia.',NULL,7,true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169 Cambodia Road Trip Part 3</text:p>
          </table:table-cell>
          <table:table-cell office:value-type="string" calcext:value-type="string">
            <text:p>https://elllo.org/english/1151/T1169-Julia-Trips3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4]=&quot;&quot;;&quot;NULL&quot;;CONCATENATE(&quot;'&quot;;[.E24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4];&quot;,'&quot;;SUBSTITUTE([.B244];&quot;'&quot;;&quot;''&quot;);&quot;','&quot;;SUBSTITUTE([.C244];&quot;'&quot;;&quot;''&quot;);&quot;','&quot;;SUBSTITUTE([.D244];&quot;'&quot;;&quot;''&quot;);&quot;',&quot;;SUBSTITUTE([.F244];&quot;'&quot;;&quot;''&quot;);&quot;,&quot;;[.G244];&quot;,&quot;;[.H244];&quot;);&quot;)" office:value-type="string" office:string-value="INSERT INTO RESOURCE(id_resource, resource, url, resume, comments, id_level, active) VALUES(244,'1169 Cambodia Road Trip Part 3','https://elllo.org/english/1151/T1169-Julia-Trips3.html','Julia talks about biking across Cambodia.',NULL,7,true);" calcext:value-type="string">
            <text:p>INSERT INTO RESOURCE(id_resource, resource, url, resume, comments, id_level, active) VALUES(244,'1169 Cambodia Road Trip Part 3','https://elllo.org/english/1151/T1169-Julia-Trips3.html','Julia talks about biking across Cambodia.',NULL,7,true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168 Cambodia Road Trip Part 2</text:p>
          </table:table-cell>
          <table:table-cell office:value-type="string" calcext:value-type="string">
            <text:p>https://elllo.org/english/1151/T1168-Julia-Trips2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5]=&quot;&quot;;&quot;NULL&quot;;CONCATENATE(&quot;'&quot;;[.E24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5];&quot;,'&quot;;SUBSTITUTE([.B245];&quot;'&quot;;&quot;''&quot;);&quot;','&quot;;SUBSTITUTE([.C245];&quot;'&quot;;&quot;''&quot;);&quot;','&quot;;SUBSTITUTE([.D245];&quot;'&quot;;&quot;''&quot;);&quot;',&quot;;SUBSTITUTE([.F245];&quot;'&quot;;&quot;''&quot;);&quot;,&quot;;[.G245];&quot;,&quot;;[.H245];&quot;);&quot;)" office:value-type="string" office:string-value="INSERT INTO RESOURCE(id_resource, resource, url, resume, comments, id_level, active) VALUES(245,'1168 Cambodia Road Trip Part 2','https://elllo.org/english/1151/T1168-Julia-Trips2.html','Julia talks about biking across Cambodia.',NULL,7,true);" calcext:value-type="string">
            <text:p>INSERT INTO RESOURCE(id_resource, resource, url, resume, comments, id_level, active) VALUES(245,'1168 Cambodia Road Trip Part 2','https://elllo.org/english/1151/T1168-Julia-Trips2.html','Julia talks about biking across Cambodia.',NULL,7,true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167 Cambodia Road Trip Part 1</text:p>
          </table:table-cell>
          <table:table-cell office:value-type="string" calcext:value-type="string">
            <text:p>https://elllo.org/english/1151/T1167-Julia-Trips1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6]=&quot;&quot;;&quot;NULL&quot;;CONCATENATE(&quot;'&quot;;[.E24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6];&quot;,'&quot;;SUBSTITUTE([.B246];&quot;'&quot;;&quot;''&quot;);&quot;','&quot;;SUBSTITUTE([.C246];&quot;'&quot;;&quot;''&quot;);&quot;','&quot;;SUBSTITUTE([.D246];&quot;'&quot;;&quot;''&quot;);&quot;',&quot;;SUBSTITUTE([.F246];&quot;'&quot;;&quot;''&quot;);&quot;,&quot;;[.G246];&quot;,&quot;;[.H246];&quot;);&quot;)" office:value-type="string" office:string-value="INSERT INTO RESOURCE(id_resource, resource, url, resume, comments, id_level, active) VALUES(246,'1167 Cambodia Road Trip Part 1','https://elllo.org/english/1151/T1167-Julia-Trips1.html','Julia talks about biking across Cambodia.',NULL,7,true);" calcext:value-type="string">
            <text:p>INSERT INTO RESOURCE(id_resource, resource, url, resume, comments, id_level, active) VALUES(246,'1167 Cambodia Road Trip Part 1','https://elllo.org/english/1151/T1167-Julia-Trips1.html','Julia talks about biking across Cambodia.',NULL,7,true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094 Welfare</text:p>
          </table:table-cell>
          <table:table-cell office:value-type="string" calcext:value-type="string">
            <text:p>https://elllo.org/english/1051/1094-Todd-Welfare.htm</text:p>
          </table:table-cell>
          <table:table-cell office:value-type="string" calcext:value-type="string">
            <text:p>Todd talks about welfare in the U.S.</text:p>
          </table:table-cell>
          <table:table-cell/>
          <table:table-cell table:formula="of:=IF([.E247]=&quot;&quot;;&quot;NULL&quot;;CONCATENATE(&quot;'&quot;;[.E24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7];&quot;,'&quot;;SUBSTITUTE([.B247];&quot;'&quot;;&quot;''&quot;);&quot;','&quot;;SUBSTITUTE([.C247];&quot;'&quot;;&quot;''&quot;);&quot;','&quot;;SUBSTITUTE([.D247];&quot;'&quot;;&quot;''&quot;);&quot;',&quot;;SUBSTITUTE([.F247];&quot;'&quot;;&quot;''&quot;);&quot;,&quot;;[.G247];&quot;,&quot;;[.H247];&quot;);&quot;)" office:value-type="string" office:string-value="INSERT INTO RESOURCE(id_resource, resource, url, resume, comments, id_level, active) VALUES(247,'1094 Welfare','https://elllo.org/english/1051/1094-Todd-Welfare.htm','Todd talks about welfare in the U.S.',NULL,7,true);" calcext:value-type="string">
            <text:p>INSERT INTO RESOURCE(id_resource, resource, url, resume, comments, id_level, active) VALUES(247,'1094 Welfare','https://elllo.org/english/1051/1094-Todd-Welfare.htm','Todd talks about welfare in the U.S.',NULL,7,true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93 The Dole</text:p>
          </table:table-cell>
          <table:table-cell office:value-type="string" calcext:value-type="string">
            <text:p>https://elllo.org/english/1051/1093-Rachel-TheDole.htm</text:p>
          </table:table-cell>
          <table:table-cell office:value-type="string" calcext:value-type="string">
            <text:p>Rachel talks with Todd about 'the dole' in the U.K.</text:p>
          </table:table-cell>
          <table:table-cell/>
          <table:table-cell table:formula="of:=IF([.E248]=&quot;&quot;;&quot;NULL&quot;;CONCATENATE(&quot;'&quot;;[.E24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8];&quot;,'&quot;;SUBSTITUTE([.B248];&quot;'&quot;;&quot;''&quot;);&quot;','&quot;;SUBSTITUTE([.C248];&quot;'&quot;;&quot;''&quot;);&quot;','&quot;;SUBSTITUTE([.D248];&quot;'&quot;;&quot;''&quot;);&quot;',&quot;;SUBSTITUTE([.F248];&quot;'&quot;;&quot;''&quot;);&quot;,&quot;;[.G248];&quot;,&quot;;[.H248];&quot;);&quot;)" office:value-type="string" office:string-value="INSERT INTO RESOURCE(id_resource, resource, url, resume, comments, id_level, active) VALUES(248,'1093 The Dole','https://elllo.org/english/1051/1093-Rachel-TheDole.htm','Rachel talks with Todd about ''the dole'' in the U.K.',NULL,7,true);" calcext:value-type="string">
            <text:p>INSERT INTO RESOURCE(id_resource, resource, url, resume, comments, id_level, active) VALUES(248,'1093 The Dole','https://elllo.org/english/1051/1093-Rachel-TheDole.htm','Rachel talks with Todd about ''the dole'' in the U.K.',NULL,7,true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054 Pest Protection</text:p>
          </table:table-cell>
          <table:table-cell office:value-type="string" calcext:value-type="string">
            <text:p>https://elllo.org/english/1051/1054-Ray-CustomPest.htm</text:p>
          </table:table-cell>
          <table:table-cell office:value-type="string" calcext:value-type="string">
            <text:p>Shirley talks about being a custom official.</text:p>
          </table:table-cell>
          <table:table-cell/>
          <table:table-cell table:formula="of:=IF([.E249]=&quot;&quot;;&quot;NULL&quot;;CONCATENATE(&quot;'&quot;;[.E24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49];&quot;,'&quot;;SUBSTITUTE([.B249];&quot;'&quot;;&quot;''&quot;);&quot;','&quot;;SUBSTITUTE([.C249];&quot;'&quot;;&quot;''&quot;);&quot;','&quot;;SUBSTITUTE([.D249];&quot;'&quot;;&quot;''&quot;);&quot;',&quot;;SUBSTITUTE([.F249];&quot;'&quot;;&quot;''&quot;);&quot;,&quot;;[.G249];&quot;,&quot;;[.H249];&quot;);&quot;)" office:value-type="string" office:string-value="INSERT INTO RESOURCE(id_resource, resource, url, resume, comments, id_level, active) VALUES(249,'1054 Pest Protection','https://elllo.org/english/1051/1054-Ray-CustomPest.htm','Shirley talks about being a custom official.',NULL,7,true);" calcext:value-type="string">
            <text:p>INSERT INTO RESOURCE(id_resource, resource, url, resume, comments, id_level, active) VALUES(249,'1054 Pest Protection','https://elllo.org/english/1051/1054-Ray-CustomPest.htm','Shirley talks about being a custom official.',NULL,7,true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53 Banned by Customs</text:p>
          </table:table-cell>
          <table:table-cell office:value-type="string" calcext:value-type="string">
            <text:p>https://elllo.org/english/1051/1053-Ray-CustomBan.htm</text:p>
          </table:table-cell>
          <table:table-cell office:value-type="string" calcext:value-type="string">
            <text:p>Shirley talks about working with Customs.</text:p>
          </table:table-cell>
          <table:table-cell/>
          <table:table-cell table:formula="of:=IF([.E250]=&quot;&quot;;&quot;NULL&quot;;CONCATENATE(&quot;'&quot;;[.E25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0];&quot;,'&quot;;SUBSTITUTE([.B250];&quot;'&quot;;&quot;''&quot;);&quot;','&quot;;SUBSTITUTE([.C250];&quot;'&quot;;&quot;''&quot;);&quot;','&quot;;SUBSTITUTE([.D250];&quot;'&quot;;&quot;''&quot;);&quot;',&quot;;SUBSTITUTE([.F250];&quot;'&quot;;&quot;''&quot;);&quot;,&quot;;[.G250];&quot;,&quot;;[.H250];&quot;);&quot;)" office:value-type="string" office:string-value="INSERT INTO RESOURCE(id_resource, resource, url, resume, comments, id_level, active) VALUES(250,'1053 Banned by Customs','https://elllo.org/english/1051/1053-Ray-CustomBan.htm','Shirley talks about working with Customs.',NULL,7,true);" calcext:value-type="string">
            <text:p>INSERT INTO RESOURCE(id_resource, resource, url, resume, comments, id_level, active) VALUES(250,'1053 Banned by Customs','https://elllo.org/english/1051/1053-Ray-CustomBan.htm','Shirley talks about working with Customs.',NULL,7,true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491 Health Coach</text:p>
          </table:table-cell>
          <table:table-cell office:value-type="string" calcext:value-type="string">
            <text:p>https://elllo.org/english/1451/1491-Olga-Health-3-things.htm</text:p>
          </table:table-cell>
          <table:table-cell office:value-type="string" calcext:value-type="string">
            <text:p>Olga shares tips for living a good life!</text:p>
          </table:table-cell>
          <table:table-cell/>
          <table:table-cell table:formula="of:=IF([.E251]=&quot;&quot;;&quot;NULL&quot;;CONCATENATE(&quot;'&quot;;[.E25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1];&quot;,'&quot;;SUBSTITUTE([.B251];&quot;'&quot;;&quot;''&quot;);&quot;','&quot;;SUBSTITUTE([.C251];&quot;'&quot;;&quot;''&quot;);&quot;','&quot;;SUBSTITUTE([.D251];&quot;'&quot;;&quot;''&quot;);&quot;',&quot;;SUBSTITUTE([.F251];&quot;'&quot;;&quot;''&quot;);&quot;,&quot;;[.G251];&quot;,&quot;;[.H251];&quot;);&quot;)" office:value-type="string" office:string-value="INSERT INTO RESOURCE(id_resource, resource, url, resume, comments, id_level, active) VALUES(251,'1491 Health Coach','https://elllo.org/english/1451/1491-Olga-Health-3-things.htm','Olga shares tips for living a good life!',NULL,7,true);" calcext:value-type="string">
            <text:p>INSERT INTO RESOURCE(id_resource, resource, url, resume, comments, id_level, active) VALUES(251,'1491 Health Coach','https://elllo.org/english/1451/1491-Olga-Health-3-things.htm','Olga shares tips for living a good life!',NULL,7,true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12 Skin Sea and Sun</text:p>
          </table:table-cell>
          <table:table-cell office:value-type="string" calcext:value-type="string">
            <text:p>https://elllo.org/english/1301/T1312-amy-skin-sea-sun.htm</text:p>
          </table:table-cell>
          <table:table-cell office:value-type="string" calcext:value-type="string">
            <text:p>Paul and Amy discuss sunshine and warm and cold climates.</text:p>
          </table:table-cell>
          <table:table-cell/>
          <table:table-cell table:formula="of:=IF([.E252]=&quot;&quot;;&quot;NULL&quot;;CONCATENATE(&quot;'&quot;;[.E25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2];&quot;,'&quot;;SUBSTITUTE([.B252];&quot;'&quot;;&quot;''&quot;);&quot;','&quot;;SUBSTITUTE([.C252];&quot;'&quot;;&quot;''&quot;);&quot;','&quot;;SUBSTITUTE([.D252];&quot;'&quot;;&quot;''&quot;);&quot;',&quot;;SUBSTITUTE([.F252];&quot;'&quot;;&quot;''&quot;);&quot;,&quot;;[.G252];&quot;,&quot;;[.H252];&quot;);&quot;)" office:value-type="string" office:string-value="INSERT INTO RESOURCE(id_resource, resource, url, resume, comments, id_level, active) VALUES(252,'1312 Skin Sea and Sun','https://elllo.org/english/1301/T1312-amy-skin-sea-sun.htm','Paul and Amy discuss sunshine and warm and cold climates.',NULL,7,true);" calcext:value-type="string">
            <text:p>INSERT INTO RESOURCE(id_resource, resource, url, resume, comments, id_level, active) VALUES(252,'1312 Skin Sea and Sun','https://elllo.org/english/1301/T1312-amy-skin-sea-sun.htm','Paul and Amy discuss sunshine and warm and cold climates.',NULL,7,true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300 Shopping for Clothes</text:p>
          </table:table-cell>
          <table:table-cell office:value-type="string" calcext:value-type="string">
            <text:p>https://elllo.org/english/1251/1300-Spencer-Curtis-Clothing-Quirks.htm</text:p>
          </table:table-cell>
          <table:table-cell office:value-type="string" calcext:value-type="string">
            <text:p>Curtis and Spencer talk about the clothes.</text:p>
          </table:table-cell>
          <table:table-cell/>
          <table:table-cell table:formula="of:=IF([.E253]=&quot;&quot;;&quot;NULL&quot;;CONCATENATE(&quot;'&quot;;[.E25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3];&quot;,'&quot;;SUBSTITUTE([.B253];&quot;'&quot;;&quot;''&quot;);&quot;','&quot;;SUBSTITUTE([.C253];&quot;'&quot;;&quot;''&quot;);&quot;','&quot;;SUBSTITUTE([.D253];&quot;'&quot;;&quot;''&quot;);&quot;',&quot;;SUBSTITUTE([.F253];&quot;'&quot;;&quot;''&quot;);&quot;,&quot;;[.G253];&quot;,&quot;;[.H253];&quot;);&quot;)" office:value-type="string" office:string-value="INSERT INTO RESOURCE(id_resource, resource, url, resume, comments, id_level, active) VALUES(253,'1300 Shopping for Clothes','https://elllo.org/english/1251/1300-Spencer-Curtis-Clothing-Quirks.htm','Curtis and Spencer talk about the clothes.',NULL,7,true);" calcext:value-type="string">
            <text:p>INSERT INTO RESOURCE(id_resource, resource, url, resume, comments, id_level, active) VALUES(253,'1300 Shopping for Clothes','https://elllo.org/english/1251/1300-Spencer-Curtis-Clothing-Quirks.htm','Curtis and Spencer talk about the clothes.',NULL,7,true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299 Fashion Sense</text:p>
          </table:table-cell>
          <table:table-cell office:value-type="string" calcext:value-type="string">
            <text:p>https://elllo.org/english/1251/1299-Spencer-Curtis-ComfortClothing.htm</text:p>
          </table:table-cell>
          <table:table-cell office:value-type="string" calcext:value-type="string">
            <text:p>Curtis talks with Spencer about her sense of style.</text:p>
          </table:table-cell>
          <table:table-cell/>
          <table:table-cell table:formula="of:=IF([.E254]=&quot;&quot;;&quot;NULL&quot;;CONCATENATE(&quot;'&quot;;[.E25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4];&quot;,'&quot;;SUBSTITUTE([.B254];&quot;'&quot;;&quot;''&quot;);&quot;','&quot;;SUBSTITUTE([.C254];&quot;'&quot;;&quot;''&quot;);&quot;','&quot;;SUBSTITUTE([.D254];&quot;'&quot;;&quot;''&quot;);&quot;',&quot;;SUBSTITUTE([.F254];&quot;'&quot;;&quot;''&quot;);&quot;,&quot;;[.G254];&quot;,&quot;;[.H254];&quot;);&quot;)" office:value-type="string" office:string-value="INSERT INTO RESOURCE(id_resource, resource, url, resume, comments, id_level, active) VALUES(254,'1299 Fashion Sense','https://elllo.org/english/1251/1299-Spencer-Curtis-ComfortClothing.htm','Curtis talks with Spencer about her sense of style.',NULL,7,true);" calcext:value-type="string">
            <text:p>INSERT INTO RESOURCE(id_resource, resource, url, resume, comments, id_level, active) VALUES(254,'1299 Fashion Sense','https://elllo.org/english/1251/1299-Spencer-Curtis-ComfortClothing.htm','Curtis talks with Spencer about her sense of style.',NULL,7,true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86 Touchy Topics</text:p>
          </table:table-cell>
          <table:table-cell office:value-type="string" calcext:value-type="string">
            <text:p>https://elllo.org/english/0951/T986-Greg-Topics.htm</text:p>
          </table:table-cell>
          <table:table-cell office:value-type="string" calcext:value-type="string">
            <text:p>Greg asks Todd why elllo has so few controversial topics.</text:p>
          </table:table-cell>
          <table:table-cell/>
          <table:table-cell table:formula="of:=IF([.E255]=&quot;&quot;;&quot;NULL&quot;;CONCATENATE(&quot;'&quot;;[.E25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5];&quot;,'&quot;;SUBSTITUTE([.B255];&quot;'&quot;;&quot;''&quot;);&quot;','&quot;;SUBSTITUTE([.C255];&quot;'&quot;;&quot;''&quot;);&quot;','&quot;;SUBSTITUTE([.D255];&quot;'&quot;;&quot;''&quot;);&quot;',&quot;;SUBSTITUTE([.F255];&quot;'&quot;;&quot;''&quot;);&quot;,&quot;;[.G255];&quot;,&quot;;[.H255];&quot;);&quot;)" office:value-type="string" office:string-value="INSERT INTO RESOURCE(id_resource, resource, url, resume, comments, id_level, active) VALUES(255,'986 Touchy Topics','https://elllo.org/english/0951/T986-Greg-Topics.htm','Greg asks Todd why elllo has so few controversial topics.',NULL,7,true);" calcext:value-type="string">
            <text:p>INSERT INTO RESOURCE(id_resource, resource, url, resume, comments, id_level, active) VALUES(255,'986 Touchy Topics','https://elllo.org/english/0951/T986-Greg-Topics.htm','Greg asks Todd why elllo has so few controversial topics.',NULL,7,true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85 Organ Donation</text:p>
          </table:table-cell>
          <table:table-cell office:value-type="string" calcext:value-type="string">
            <text:p>https://elllo.org/english/0951/T985-Greg-Organs.htm</text:p>
          </table:table-cell>
          <table:table-cell office:value-type="string" calcext:value-type="string">
            <text:p>Greg discuss the dilemma yet vital topic of organ donation.</text:p>
          </table:table-cell>
          <table:table-cell/>
          <table:table-cell table:formula="of:=IF([.E256]=&quot;&quot;;&quot;NULL&quot;;CONCATENATE(&quot;'&quot;;[.E25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6];&quot;,'&quot;;SUBSTITUTE([.B256];&quot;'&quot;;&quot;''&quot;);&quot;','&quot;;SUBSTITUTE([.C256];&quot;'&quot;;&quot;''&quot;);&quot;','&quot;;SUBSTITUTE([.D256];&quot;'&quot;;&quot;''&quot;);&quot;',&quot;;SUBSTITUTE([.F256];&quot;'&quot;;&quot;''&quot;);&quot;,&quot;;[.G256];&quot;,&quot;;[.H256];&quot;);&quot;)" office:value-type="string" office:string-value="INSERT INTO RESOURCE(id_resource, resource, url, resume, comments, id_level, active) VALUES(256,'985 Organ Donation','https://elllo.org/english/0951/T985-Greg-Organs.htm','Greg discuss the dilemma yet vital topic of organ donation.',NULL,7,true);" calcext:value-type="string">
            <text:p>INSERT INTO RESOURCE(id_resource, resource, url, resume, comments, id_level, active) VALUES(256,'985 Organ Donation','https://elllo.org/english/0951/T985-Greg-Organs.htm','Greg discuss the dilemma yet vital topic of organ donation.',NULL,7,true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84 Salary Caps</text:p>
          </table:table-cell>
          <table:table-cell office:value-type="string" calcext:value-type="string">
            <text:p>https://elllo.org/english/0951/T984-Greg-Salaries.htm</text:p>
          </table:table-cell>
          <table:table-cell office:value-type="string" calcext:value-type="string">
            <text:p>Greg and Todd debate limits to salaries.</text:p>
          </table:table-cell>
          <table:table-cell/>
          <table:table-cell table:formula="of:=IF([.E257]=&quot;&quot;;&quot;NULL&quot;;CONCATENATE(&quot;'&quot;;[.E25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7];&quot;,'&quot;;SUBSTITUTE([.B257];&quot;'&quot;;&quot;''&quot;);&quot;','&quot;;SUBSTITUTE([.C257];&quot;'&quot;;&quot;''&quot;);&quot;','&quot;;SUBSTITUTE([.D257];&quot;'&quot;;&quot;''&quot;);&quot;',&quot;;SUBSTITUTE([.F257];&quot;'&quot;;&quot;''&quot;);&quot;,&quot;;[.G257];&quot;,&quot;;[.H257];&quot;);&quot;)" office:value-type="string" office:string-value="INSERT INTO RESOURCE(id_resource, resource, url, resume, comments, id_level, active) VALUES(257,'984 Salary Caps','https://elllo.org/english/0951/T984-Greg-Salaries.htm','Greg and Todd debate limits to salaries.',NULL,7,true);" calcext:value-type="string">
            <text:p>INSERT INTO RESOURCE(id_resource, resource, url, resume, comments, id_level, active) VALUES(257,'984 Salary Caps','https://elllo.org/english/0951/T984-Greg-Salaries.htm','Greg and Todd debate limits to salaries.',NULL,7,true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83 Minimum Wage</text:p>
          </table:table-cell>
          <table:table-cell office:value-type="string" calcext:value-type="string">
            <text:p>https://elllo.org/english/0951/T983-Greg-Wages.htm</text:p>
          </table:table-cell>
          <table:table-cell office:value-type="string" calcext:value-type="string">
            <text:p>Greg and Todd debate minimum wages.</text:p>
          </table:table-cell>
          <table:table-cell/>
          <table:table-cell table:formula="of:=IF([.E258]=&quot;&quot;;&quot;NULL&quot;;CONCATENATE(&quot;'&quot;;[.E25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8];&quot;,'&quot;;SUBSTITUTE([.B258];&quot;'&quot;;&quot;''&quot;);&quot;','&quot;;SUBSTITUTE([.C258];&quot;'&quot;;&quot;''&quot;);&quot;','&quot;;SUBSTITUTE([.D258];&quot;'&quot;;&quot;''&quot;);&quot;',&quot;;SUBSTITUTE([.F258];&quot;'&quot;;&quot;''&quot;);&quot;,&quot;;[.G258];&quot;,&quot;;[.H258];&quot;);&quot;)" office:value-type="string" office:string-value="INSERT INTO RESOURCE(id_resource, resource, url, resume, comments, id_level, active) VALUES(258,'983 Minimum Wage','https://elllo.org/english/0951/T983-Greg-Wages.htm','Greg and Todd debate minimum wages.',NULL,7,true);" calcext:value-type="string">
            <text:p>INSERT INTO RESOURCE(id_resource, resource, url, resume, comments, id_level, active) VALUES(258,'983 Minimum Wage','https://elllo.org/english/0951/T983-Greg-Wages.htm','Greg and Todd debate minimum wages.',NULL,7,true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 good night's sleep</text:p>
          </table:table-cell>
          <table:table-cell office:value-type="string" calcext:value-type="string">
            <text:p>https://learnenglishteens.britishcouncil.org/skills/listening/beginner-a1-listening/good-nights-sleep</text:p>
          </table:table-cell>
          <table:table-cell table:number-columns-repeated="2"/>
          <table:table-cell table:formula="of:=IF([.E259]=&quot;&quot;;&quot;NULL&quot;;CONCATENATE(&quot;'&quot;;[.E25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59];&quot;,'&quot;;SUBSTITUTE([.B259];&quot;'&quot;;&quot;''&quot;);&quot;','&quot;;SUBSTITUTE([.C259];&quot;'&quot;;&quot;''&quot;);&quot;','&quot;;SUBSTITUTE([.D259];&quot;'&quot;;&quot;''&quot;);&quot;',&quot;;SUBSTITUTE([.F259];&quot;'&quot;;&quot;''&quot;);&quot;,&quot;;[.G259];&quot;,&quot;;[.H259];&quot;);&quot;)" office:value-type="string" office:string-value="INSERT INTO RESOURCE(id_resource, resource, url, resume, comments, id_level, active) VALUES(259,'A good night''s sleep','https://learnenglishteens.britishcouncil.org/skills/listening/beginner-a1-listening/good-nights-sleep','',NULL,1,true);" calcext:value-type="string">
            <text:p>INSERT INTO RESOURCE(id_resource, resource, url, resume, comments, id_level, active) VALUES(259,'A good night''s sleep','https://learnenglishteens.britishcouncil.org/skills/listening/beginner-a1-listening/good-nights-sleep','',NULL,1,true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t the library - giving personal information</text:p>
          </table:table-cell>
          <table:table-cell office:value-type="string" calcext:value-type="string">
            <text:p>https://learnenglishteens.britishcouncil.org/skills/listening/beginner-a1-listening/library-giving-personal-information</text:p>
          </table:table-cell>
          <table:table-cell table:number-columns-repeated="2"/>
          <table:table-cell table:formula="of:=IF([.E260]=&quot;&quot;;&quot;NULL&quot;;CONCATENATE(&quot;'&quot;;[.E26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0];&quot;,'&quot;;SUBSTITUTE([.B260];&quot;'&quot;;&quot;''&quot;);&quot;','&quot;;SUBSTITUTE([.C260];&quot;'&quot;;&quot;''&quot;);&quot;','&quot;;SUBSTITUTE([.D260];&quot;'&quot;;&quot;''&quot;);&quot;',&quot;;SUBSTITUTE([.F260];&quot;'&quot;;&quot;''&quot;);&quot;,&quot;;[.G260];&quot;,&quot;;[.H260];&quot;);&quot;)" office:value-type="string" office:string-value="INSERT INTO RESOURCE(id_resource, resource, url, resume, comments, id_level, active) VALUES(260,'At the library - giving personal information','https://learnenglishteens.britishcouncil.org/skills/listening/beginner-a1-listening/library-giving-personal-information','',NULL,1,true);" calcext:value-type="string">
            <text:p>INSERT INTO RESOURCE(id_resource, resource, url, resume, comments, id_level, active) VALUES(260,'At the library - giving personal information','https://learnenglishteens.britishcouncil.org/skills/listening/beginner-a1-listening/library-giving-personal-information','',NULL,1,true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and auditions</text:p>
          </table:table-cell>
          <table:table-cell office:value-type="string" calcext:value-type="string">
            <text:p>https://learnenglishteens.britishcouncil.org/skills/listening/beginner-a1-listening/band-auditions</text:p>
          </table:table-cell>
          <table:table-cell table:number-columns-repeated="2"/>
          <table:table-cell table:formula="of:=IF([.E261]=&quot;&quot;;&quot;NULL&quot;;CONCATENATE(&quot;'&quot;;[.E26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1];&quot;,'&quot;;SUBSTITUTE([.B261];&quot;'&quot;;&quot;''&quot;);&quot;','&quot;;SUBSTITUTE([.C261];&quot;'&quot;;&quot;''&quot;);&quot;','&quot;;SUBSTITUTE([.D261];&quot;'&quot;;&quot;''&quot;);&quot;',&quot;;SUBSTITUTE([.F261];&quot;'&quot;;&quot;''&quot;);&quot;,&quot;;[.G261];&quot;,&quot;;[.H261];&quot;);&quot;)" office:value-type="string" office:string-value="INSERT INTO RESOURCE(id_resource, resource, url, resume, comments, id_level, active) VALUES(261,'Band auditions','https://learnenglishteens.britishcouncil.org/skills/listening/beginner-a1-listening/band-auditions','',NULL,1,true);" calcext:value-type="string">
            <text:p>INSERT INTO RESOURCE(id_resource, resource, url, resume, comments, id_level, active) VALUES(261,'Band auditions','https://learnenglishteens.britishcouncil.org/skills/listening/beginner-a1-listening/band-auditions','',NULL,1,true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scribing people</text:p>
          </table:table-cell>
          <table:table-cell office:value-type="string" calcext:value-type="string">
            <text:p>https://learnenglishteens.britishcouncil.org/skills/listening/beginner-a1-listening/describing-people</text:p>
          </table:table-cell>
          <table:table-cell table:number-columns-repeated="2"/>
          <table:table-cell table:formula="of:=IF([.E262]=&quot;&quot;;&quot;NULL&quot;;CONCATENATE(&quot;'&quot;;[.E26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2];&quot;,'&quot;;SUBSTITUTE([.B262];&quot;'&quot;;&quot;''&quot;);&quot;','&quot;;SUBSTITUTE([.C262];&quot;'&quot;;&quot;''&quot;);&quot;','&quot;;SUBSTITUTE([.D262];&quot;'&quot;;&quot;''&quot;);&quot;',&quot;;SUBSTITUTE([.F262];&quot;'&quot;;&quot;''&quot;);&quot;,&quot;;[.G262];&quot;,&quot;;[.H262];&quot;);&quot;)" office:value-type="string" office:string-value="INSERT INTO RESOURCE(id_resource, resource, url, resume, comments, id_level, active) VALUES(262,'Describing people','https://learnenglishteens.britishcouncil.org/skills/listening/beginner-a1-listening/describing-people','',NULL,1,true);" calcext:value-type="string">
            <text:p>INSERT INTO RESOURCE(id_resource, resource, url, resume, comments, id_level, active) VALUES(262,'Describing people','https://learnenglishteens.britishcouncil.org/skills/listening/beginner-a1-listening/describing-people','',NULL,1,true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rst day at school</text:p>
          </table:table-cell>
          <table:table-cell office:value-type="string" calcext:value-type="string">
            <text:p>https://learnenglishteens.britishcouncil.org/skills/listening/beginner-a1-listening/first-day-school</text:p>
          </table:table-cell>
          <table:table-cell table:number-columns-repeated="2"/>
          <table:table-cell table:formula="of:=IF([.E263]=&quot;&quot;;&quot;NULL&quot;;CONCATENATE(&quot;'&quot;;[.E26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3];&quot;,'&quot;;SUBSTITUTE([.B263];&quot;'&quot;;&quot;''&quot;);&quot;','&quot;;SUBSTITUTE([.C263];&quot;'&quot;;&quot;''&quot;);&quot;','&quot;;SUBSTITUTE([.D263];&quot;'&quot;;&quot;''&quot;);&quot;',&quot;;SUBSTITUTE([.F263];&quot;'&quot;;&quot;''&quot;);&quot;,&quot;;[.G263];&quot;,&quot;;[.H263];&quot;);&quot;)" office:value-type="string" office:string-value="INSERT INTO RESOURCE(id_resource, resource, url, resume, comments, id_level, active) VALUES(263,'First day at school','https://learnenglishteens.britishcouncil.org/skills/listening/beginner-a1-listening/first-day-school','',NULL,1,true);" calcext:value-type="string">
            <text:p>INSERT INTO RESOURCE(id_resource, resource, url, resume, comments, id_level, active) VALUES(263,'First day at school','https://learnenglishteens.britishcouncil.org/skills/listening/beginner-a1-listening/first-day-school','',NULL,1,true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etting an ID card</text:p>
          </table:table-cell>
          <table:table-cell office:value-type="string" calcext:value-type="string">
            <text:p>https://learnenglishteens.britishcouncil.org/skills/listening/beginner-a1-listening/getting-id-card</text:p>
          </table:table-cell>
          <table:table-cell table:number-columns-repeated="2"/>
          <table:table-cell table:formula="of:=IF([.E264]=&quot;&quot;;&quot;NULL&quot;;CONCATENATE(&quot;'&quot;;[.E26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4];&quot;,'&quot;;SUBSTITUTE([.B264];&quot;'&quot;;&quot;''&quot;);&quot;','&quot;;SUBSTITUTE([.C264];&quot;'&quot;;&quot;''&quot;);&quot;','&quot;;SUBSTITUTE([.D264];&quot;'&quot;;&quot;''&quot;);&quot;',&quot;;SUBSTITUTE([.F264];&quot;'&quot;;&quot;''&quot;);&quot;,&quot;;[.G264];&quot;,&quot;;[.H264];&quot;);&quot;)" office:value-type="string" office:string-value="INSERT INTO RESOURCE(id_resource, resource, url, resume, comments, id_level, active) VALUES(264,'Getting an ID card','https://learnenglishteens.britishcouncil.org/skills/listening/beginner-a1-listening/getting-id-card','',NULL,1,true);" calcext:value-type="string">
            <text:p>INSERT INTO RESOURCE(id_resource, resource, url, resume, comments, id_level, active) VALUES(264,'Getting an ID card','https://learnenglishteens.britishcouncil.org/skills/listening/beginner-a1-listening/getting-id-card','',NULL,1,true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nterview with a swimmer</text:p>
          </table:table-cell>
          <table:table-cell office:value-type="string" calcext:value-type="string">
            <text:p>https://learnenglishteens.britishcouncil.org/skills/listening/beginner-a1-listening/interview-swimmer</text:p>
          </table:table-cell>
          <table:table-cell table:number-columns-repeated="2"/>
          <table:table-cell table:formula="of:=IF([.E265]=&quot;&quot;;&quot;NULL&quot;;CONCATENATE(&quot;'&quot;;[.E26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5];&quot;,'&quot;;SUBSTITUTE([.B265];&quot;'&quot;;&quot;''&quot;);&quot;','&quot;;SUBSTITUTE([.C265];&quot;'&quot;;&quot;''&quot;);&quot;','&quot;;SUBSTITUTE([.D265];&quot;'&quot;;&quot;''&quot;);&quot;',&quot;;SUBSTITUTE([.F265];&quot;'&quot;;&quot;''&quot;);&quot;,&quot;;[.G265];&quot;,&quot;;[.H265];&quot;);&quot;)" office:value-type="string" office:string-value="INSERT INTO RESOURCE(id_resource, resource, url, resume, comments, id_level, active) VALUES(265,'Interview with a swimmer','https://learnenglishteens.britishcouncil.org/skills/listening/beginner-a1-listening/interview-swimmer','',NULL,1,true);" calcext:value-type="string">
            <text:p>INSERT INTO RESOURCE(id_resource, resource, url, resume, comments, id_level, active) VALUES(265,'Interview with a swimmer','https://learnenglishteens.britishcouncil.org/skills/listening/beginner-a1-listening/interview-swimmer','',NULL,1,true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troducing a friend</text:p>
          </table:table-cell>
          <table:table-cell office:value-type="string" calcext:value-type="string">
            <text:p>https://learnenglishteens.britishcouncil.org/skills/listening/beginner-a1-listening/introducing-friend</text:p>
          </table:table-cell>
          <table:table-cell table:number-columns-repeated="2"/>
          <table:table-cell table:formula="of:=IF([.E266]=&quot;&quot;;&quot;NULL&quot;;CONCATENATE(&quot;'&quot;;[.E26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6];&quot;,'&quot;;SUBSTITUTE([.B266];&quot;'&quot;;&quot;''&quot;);&quot;','&quot;;SUBSTITUTE([.C266];&quot;'&quot;;&quot;''&quot;);&quot;','&quot;;SUBSTITUTE([.D266];&quot;'&quot;;&quot;''&quot;);&quot;',&quot;;SUBSTITUTE([.F266];&quot;'&quot;;&quot;''&quot;);&quot;,&quot;;[.G266];&quot;,&quot;;[.H266];&quot;);&quot;)" office:value-type="string" office:string-value="INSERT INTO RESOURCE(id_resource, resource, url, resume, comments, id_level, active) VALUES(266,'Introducing a friend','https://learnenglishteens.britishcouncil.org/skills/listening/beginner-a1-listening/introducing-friend','',NULL,1,true);" calcext:value-type="string">
            <text:p>INSERT INTO RESOURCE(id_resource, resource, url, resume, comments, id_level, active) VALUES(266,'Introducing a friend','https://learnenglishteens.britishcouncil.org/skills/listening/beginner-a1-listening/introducing-friend','',NULL,1,true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viting someone to the cinema</text:p>
          </table:table-cell>
          <table:table-cell office:value-type="string" calcext:value-type="string">
            <text:p>https://learnenglishteens.britishcouncil.org/skills/listening/beginner-a1-listening/inviting-someone-cinema</text:p>
          </table:table-cell>
          <table:table-cell table:number-columns-repeated="2"/>
          <table:table-cell table:formula="of:=IF([.E267]=&quot;&quot;;&quot;NULL&quot;;CONCATENATE(&quot;'&quot;;[.E26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7];&quot;,'&quot;;SUBSTITUTE([.B267];&quot;'&quot;;&quot;''&quot;);&quot;','&quot;;SUBSTITUTE([.C267];&quot;'&quot;;&quot;''&quot;);&quot;','&quot;;SUBSTITUTE([.D267];&quot;'&quot;;&quot;''&quot;);&quot;',&quot;;SUBSTITUTE([.F267];&quot;'&quot;;&quot;''&quot;);&quot;,&quot;;[.G267];&quot;,&quot;;[.H267];&quot;);&quot;)" office:value-type="string" office:string-value="INSERT INTO RESOURCE(id_resource, resource, url, resume, comments, id_level, active) VALUES(267,'Inviting someone to the cinema','https://learnenglishteens.britishcouncil.org/skills/listening/beginner-a1-listening/inviting-someone-cinema','',NULL,1,true);" calcext:value-type="string">
            <text:p>INSERT INTO RESOURCE(id_resource, resource, url, resume, comments, id_level, active) VALUES(267,'Inviting someone to the cinema','https://learnenglishteens.britishcouncil.org/skills/listening/beginner-a1-listening/inviting-someone-cinema','',NULL,1,true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nline safety conversation</text:p>
          </table:table-cell>
          <table:table-cell office:value-type="string" calcext:value-type="string">
            <text:p>https://learnenglishteens.britishcouncil.org/skills/listening/beginner-a1-listening/online-safety-conversation</text:p>
          </table:table-cell>
          <table:table-cell table:number-columns-repeated="2"/>
          <table:table-cell table:formula="of:=IF([.E268]=&quot;&quot;;&quot;NULL&quot;;CONCATENATE(&quot;'&quot;;[.E26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8];&quot;,'&quot;;SUBSTITUTE([.B268];&quot;'&quot;;&quot;''&quot;);&quot;','&quot;;SUBSTITUTE([.C268];&quot;'&quot;;&quot;''&quot;);&quot;','&quot;;SUBSTITUTE([.D268];&quot;'&quot;;&quot;''&quot;);&quot;',&quot;;SUBSTITUTE([.F268];&quot;'&quot;;&quot;''&quot;);&quot;,&quot;;[.G268];&quot;,&quot;;[.H268];&quot;);&quot;)" office:value-type="string" office:string-value="INSERT INTO RESOURCE(id_resource, resource, url, resume, comments, id_level, active) VALUES(268,'Online safety conversation','https://learnenglishteens.britishcouncil.org/skills/listening/beginner-a1-listening/online-safety-conversation','',NULL,1,true);" calcext:value-type="string">
            <text:p>INSERT INTO RESOURCE(id_resource, resource, url, resume, comments, id_level, active) VALUES(268,'Online safety conversation','https://learnenglishteens.britishcouncil.org/skills/listening/beginner-a1-listening/online-safety-conversation','',NULL,1,true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rdering food in a café</text:p>
          </table:table-cell>
          <table:table-cell office:value-type="string" calcext:value-type="string">
            <text:p>https://learnenglishteens.britishcouncil.org/skills/listening/beginner-a1-listening/ordering-food-cafe</text:p>
          </table:table-cell>
          <table:table-cell table:number-columns-repeated="2"/>
          <table:table-cell table:formula="of:=IF([.E269]=&quot;&quot;;&quot;NULL&quot;;CONCATENATE(&quot;'&quot;;[.E26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69];&quot;,'&quot;;SUBSTITUTE([.B269];&quot;'&quot;;&quot;''&quot;);&quot;','&quot;;SUBSTITUTE([.C269];&quot;'&quot;;&quot;''&quot;);&quot;','&quot;;SUBSTITUTE([.D269];&quot;'&quot;;&quot;''&quot;);&quot;',&quot;;SUBSTITUTE([.F269];&quot;'&quot;;&quot;''&quot;);&quot;,&quot;;[.G269];&quot;,&quot;;[.H269];&quot;);&quot;)" office:value-type="string" office:string-value="INSERT INTO RESOURCE(id_resource, resource, url, resume, comments, id_level, active) VALUES(269,'Ordering food in a café','https://learnenglishteens.britishcouncil.org/skills/listening/beginner-a1-listening/ordering-food-cafe','',NULL,1,true);" calcext:value-type="string">
            <text:p>INSERT INTO RESOURCE(id_resource, resource, url, resume, comments, id_level, active) VALUES(269,'Ordering food in a café','https://learnenglishteens.britishcouncil.org/skills/listening/beginner-a1-listening/ordering-food-cafe','',NULL,1,true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lling colours</text:p>
          </table:table-cell>
          <table:table-cell office:value-type="string" calcext:value-type="string">
            <text:p>Listen to the spelling of the colours and do the exercises. If you don't know the colours in English, do this vocabulary exercise first.</text:p>
          </table:table-cell>
          <table:table-cell table:number-columns-repeated="2"/>
          <table:table-cell table:formula="of:=IF([.E270]=&quot;&quot;;&quot;NULL&quot;;CONCATENATE(&quot;'&quot;;[.E27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70];&quot;,'&quot;;SUBSTITUTE([.B270];&quot;'&quot;;&quot;''&quot;);&quot;','&quot;;SUBSTITUTE([.C270];&quot;'&quot;;&quot;''&quot;);&quot;','&quot;;SUBSTITUTE([.D270];&quot;'&quot;;&quot;''&quot;);&quot;',&quot;;SUBSTITUTE([.F270];&quot;'&quot;;&quot;''&quot;);&quot;,&quot;;[.G270];&quot;,&quot;;[.H270];&quot;);&quot;)" office:value-type="string" office:string-value="INSERT INTO RESOURCE(id_resource, resource, url, resume, comments, id_level, active) VALUES(270,'Spelling colours','Listen to the spelling of the colours and do the exercises. If you don''t know the colours in English, do this vocabulary exercise first.','',NULL,1,true);" calcext:value-type="string">
            <text:p>INSERT INTO RESOURCE(id_resource, resource, url, resume, comments, id_level, active) VALUES(270,'Spelling colours','Listen to the spelling of the colours and do the exercises. If you don''t know the colours in English, do this vocabulary exercise first.','',NULL,1,true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elling names</text:p>
          </table:table-cell>
          <table:table-cell office:value-type="string" calcext:value-type="string">
            <text:p>https://learnenglishteens.britishcouncil.org/skills/listening/beginner-a1-listening/spelling-names</text:p>
          </table:table-cell>
          <table:table-cell table:number-columns-repeated="2"/>
          <table:table-cell table:formula="of:=IF([.E271]=&quot;&quot;;&quot;NULL&quot;;CONCATENATE(&quot;'&quot;;[.E27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71];&quot;,'&quot;;SUBSTITUTE([.B271];&quot;'&quot;;&quot;''&quot;);&quot;','&quot;;SUBSTITUTE([.C271];&quot;'&quot;;&quot;''&quot;);&quot;','&quot;;SUBSTITUTE([.D271];&quot;'&quot;;&quot;''&quot;);&quot;',&quot;;SUBSTITUTE([.F271];&quot;'&quot;;&quot;''&quot;);&quot;,&quot;;[.G271];&quot;,&quot;;[.H271];&quot;);&quot;)" office:value-type="string" office:string-value="INSERT INTO RESOURCE(id_resource, resource, url, resume, comments, id_level, active) VALUES(271,'Spelling names','https://learnenglishteens.britishcouncil.org/skills/listening/beginner-a1-listening/spelling-names','',NULL,1,true);" calcext:value-type="string">
            <text:p>INSERT INTO RESOURCE(id_resource, resource, url, resume, comments, id_level, active) VALUES(271,'Spelling names','https://learnenglishteens.britishcouncil.org/skills/listening/beginner-a1-listening/spelling-names','',NULL,1,true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udy tips</text:p>
          </table:table-cell>
          <table:table-cell office:value-type="string" calcext:value-type="string">
            <text:p>https://learnenglishteens.britishcouncil.org/skills/listening/beginner-a1-listening/study-tips</text:p>
          </table:table-cell>
          <table:table-cell table:number-columns-repeated="2"/>
          <table:table-cell table:formula="of:=IF([.E272]=&quot;&quot;;&quot;NULL&quot;;CONCATENATE(&quot;'&quot;;[.E27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72];&quot;,'&quot;;SUBSTITUTE([.B272];&quot;'&quot;;&quot;''&quot;);&quot;','&quot;;SUBSTITUTE([.C272];&quot;'&quot;;&quot;''&quot;);&quot;','&quot;;SUBSTITUTE([.D272];&quot;'&quot;;&quot;''&quot;);&quot;',&quot;;SUBSTITUTE([.F272];&quot;'&quot;;&quot;''&quot;);&quot;,&quot;;[.G272];&quot;,&quot;;[.H272];&quot;);&quot;)" office:value-type="string" office:string-value="INSERT INTO RESOURCE(id_resource, resource, url, resume, comments, id_level, active) VALUES(272,'Study tips','https://learnenglishteens.britishcouncil.org/skills/listening/beginner-a1-listening/study-tips','',NULL,1,true);" calcext:value-type="string">
            <text:p>INSERT INTO RESOURCE(id_resource, resource, url, resume, comments, id_level, active) VALUES(272,'Study tips','https://learnenglishteens.britishcouncil.org/skills/listening/beginner-a1-listening/study-tips','',NULL,1,true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nderstanding numbers</text:p>
          </table:table-cell>
          <table:table-cell office:value-type="string" calcext:value-type="string">
            <text:p>https://learnenglishteens.britishcouncil.org/skills/listening/beginner-a1-listening/understanding-numbers</text:p>
          </table:table-cell>
          <table:table-cell table:number-columns-repeated="2"/>
          <table:table-cell table:formula="of:=IF([.E273]=&quot;&quot;;&quot;NULL&quot;;CONCATENATE(&quot;'&quot;;[.E27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formula="of:=CONCATENATE(&quot;INSERT INTO RESOURCE(id_resource, resource, url, resume, comments, id_level, active) VALUES(&quot;;[.A273];&quot;,'&quot;;SUBSTITUTE([.B273];&quot;'&quot;;&quot;''&quot;);&quot;','&quot;;SUBSTITUTE([.C273];&quot;'&quot;;&quot;''&quot;);&quot;','&quot;;SUBSTITUTE([.D273];&quot;'&quot;;&quot;''&quot;);&quot;',&quot;;SUBSTITUTE([.F273];&quot;'&quot;;&quot;''&quot;);&quot;,&quot;;[.G273];&quot;,&quot;;[.H273];&quot;);&quot;)" office:value-type="string" office:string-value="INSERT INTO RESOURCE(id_resource, resource, url, resume, comments, id_level, active) VALUES(273,'Understanding numbers','https://learnenglishteens.britishcouncil.org/skills/listening/beginner-a1-listening/understanding-numbers','',NULL,1,true);" calcext:value-type="string">
            <text:p>INSERT INTO RESOURCE(id_resource, resource, url, resume, comments, id_level, active) VALUES(273,'Understanding numbers','https://learnenglishteens.britishcouncil.org/skills/listening/beginner-a1-listening/understanding-numbers','',NULL,1,true);</text:p>
          </table:table-cell>
        </table:table-row>
        <table:table-row table:style-name="ro1" table:number-rows-repeated="10483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IDEO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];&quot;,&quot;;[.B1];&quot;,&quot;;[.C1];&quot;,&quot;;[.D1];&quot;,&quot;;[.E1];&quot;,&quot;;[.F1];&quot;);&quot;)" office:value-type="string" office:string-value="INSERT INTO VIDEO VALUES(1,1,true,true,true,false);" calcext:value-type="string">
            <text:p>INSERT INTO VIDEO VALUES(1,1,true,true,true,false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2];&quot;,&quot;;[.B2];&quot;,&quot;;[.C2];&quot;,&quot;;[.D2];&quot;,&quot;;[.E2];&quot;,&quot;;[.F2];&quot;);&quot;)" office:value-type="string" office:string-value="INSERT INTO VIDEO VALUES(2,2,true,true,true,false);" calcext:value-type="string">
            <text:p>INSERT INTO VIDEO VALUES(2,2,true,true,true,false)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3];&quot;,&quot;;[.B3];&quot;,&quot;;[.C3];&quot;,&quot;;[.D3];&quot;,&quot;;[.E3];&quot;,&quot;;[.F3];&quot;);&quot;)" office:value-type="string" office:string-value="INSERT INTO VIDEO VALUES(3,3,true,true,true,false);" calcext:value-type="string">
            <text:p>INSERT INTO VIDEO VALUES(3,3,true,true,true,false)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4];&quot;,&quot;;[.B4];&quot;,&quot;;[.C4];&quot;,&quot;;[.D4];&quot;,&quot;;[.E4];&quot;,&quot;;[.F4];&quot;);&quot;)" office:value-type="string" office:string-value="INSERT INTO VIDEO VALUES(4,4,true,true,true,false);" calcext:value-type="string">
            <text:p>INSERT INTO VIDEO VALUES(4,4,true,true,true,false)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5];&quot;,&quot;;[.B5];&quot;,&quot;;[.C5];&quot;,&quot;;[.D5];&quot;,&quot;;[.E5];&quot;,&quot;;[.F5];&quot;);&quot;)" office:value-type="string" office:string-value="INSERT INTO VIDEO VALUES(5,5,true,true,true,false);" calcext:value-type="string">
            <text:p>INSERT INTO VIDEO VALUES(5,5,true,true,true,false);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6];&quot;,&quot;;[.B6];&quot;,&quot;;[.C6];&quot;,&quot;;[.D6];&quot;,&quot;;[.E6];&quot;,&quot;;[.F6];&quot;);&quot;)" office:value-type="string" office:string-value="INSERT INTO VIDEO VALUES(6,6,true,true,true,false);" calcext:value-type="string">
            <text:p>INSERT INTO VIDEO VALUES(6,6,true,true,true,false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7];&quot;,&quot;;[.B7];&quot;,&quot;;[.C7];&quot;,&quot;;[.D7];&quot;,&quot;;[.E7];&quot;,&quot;;[.F7];&quot;);&quot;)" office:value-type="string" office:string-value="INSERT INTO VIDEO VALUES(7,11,true,true,true,false);" calcext:value-type="string">
            <text:p>INSERT INTO VIDEO VALUES(7,11,true,true,true,false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8];&quot;,&quot;;[.B8];&quot;,&quot;;[.C8];&quot;,&quot;;[.D8];&quot;,&quot;;[.E8];&quot;,&quot;;[.F8];&quot;);&quot;)" office:value-type="string" office:string-value="INSERT INTO VIDEO VALUES(8,12,true,true,true,false);" calcext:value-type="string">
            <text:p>INSERT INTO VIDEO VALUES(8,12,true,true,true,false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9];&quot;,&quot;;[.B9];&quot;,&quot;;[.C9];&quot;,&quot;;[.D9];&quot;,&quot;;[.E9];&quot;,&quot;;[.F9];&quot;);&quot;)" office:value-type="string" office:string-value="INSERT INTO VIDEO VALUES(9,13,true,true,true,false);" calcext:value-type="string">
            <text:p>INSERT INTO VIDEO VALUES(9,13,true,true,true,false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0];&quot;,&quot;;[.B10];&quot;,&quot;;[.C10];&quot;,&quot;;[.D10];&quot;,&quot;;[.E10];&quot;,&quot;;[.F10];&quot;);&quot;)" office:value-type="string" office:string-value="INSERT INTO VIDEO VALUES(10,14,true,true,true,false);" calcext:value-type="string">
            <text:p>INSERT INTO VIDEO VALUES(10,14,true,true,true,false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1];&quot;,&quot;;[.B11];&quot;,&quot;;[.C11];&quot;,&quot;;[.D11];&quot;,&quot;;[.E11];&quot;,&quot;;[.F11];&quot;);&quot;)" office:value-type="string" office:string-value="INSERT INTO VIDEO VALUES(11,15,true,true,true,false);" calcext:value-type="string">
            <text:p>INSERT INTO VIDEO VALUES(11,15,true,true,true,false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2];&quot;,&quot;;[.B12];&quot;,&quot;;[.C12];&quot;,&quot;;[.D12];&quot;,&quot;;[.E12];&quot;,&quot;;[.F12];&quot;);&quot;)" office:value-type="string" office:string-value="INSERT INTO VIDEO VALUES(12,29,true,true,true,false);" calcext:value-type="string">
            <text:p>INSERT INTO VIDEO VALUES(12,29,true,true,true,false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3];&quot;,&quot;;[.B13];&quot;,&quot;;[.C13];&quot;,&quot;;[.D13];&quot;,&quot;;[.E13];&quot;,&quot;;[.F13];&quot;);&quot;)" office:value-type="string" office:string-value="INSERT INTO VIDEO VALUES(13,30,true,true,true,false);" calcext:value-type="string">
            <text:p>INSERT INTO VIDEO VALUES(13,30,true,true,true,false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4];&quot;,&quot;;[.B14];&quot;,&quot;;[.C14];&quot;,&quot;;[.D14];&quot;,&quot;;[.E14];&quot;,&quot;;[.F14];&quot;);&quot;)" office:value-type="string" office:string-value="INSERT INTO VIDEO VALUES(14,36,true,true,true,false);" calcext:value-type="string">
            <text:p>INSERT INTO VIDEO VALUES(14,36,true,true,true,false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15];&quot;,&quot;;[.B15];&quot;,&quot;;[.C15];&quot;,&quot;;[.D15];&quot;,&quot;;[.E15];&quot;,&quot;;[.F15];&quot;);&quot;)" office:value-type="string" office:string-value="INSERT INTO VIDEO VALUES(15,45,true,true,true,false);" calcext:value-type="string">
            <text:p>INSERT INTO VIDEO VALUES(15,45,true,true,true,false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];&quot;,&quot;;[.B16];&quot;,&quot;;[.C16];&quot;,&quot;;[.D16];&quot;,&quot;;[.E16];&quot;,&quot;;[.F16];&quot;);&quot;)" office:value-type="string" office:string-value="INSERT INTO VIDEO VALUES(16,49,true,false,true,true);" calcext:value-type="string">
            <text:p>INSERT INTO VIDEO VALUES(16,49,true,false,true,true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];&quot;,&quot;;[.B17];&quot;,&quot;;[.C17];&quot;,&quot;;[.D17];&quot;,&quot;;[.E17];&quot;,&quot;;[.F17];&quot;);&quot;)" office:value-type="string" office:string-value="INSERT INTO VIDEO VALUES(17,50,true,false,true,true);" calcext:value-type="string">
            <text:p>INSERT INTO VIDEO VALUES(17,50,true,false,true,true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8];&quot;,&quot;;[.B18];&quot;,&quot;;[.C18];&quot;,&quot;;[.D18];&quot;,&quot;;[.E18];&quot;,&quot;;[.F18];&quot;);&quot;)" office:value-type="string" office:string-value="INSERT INTO VIDEO VALUES(18,51,true,false,true,true);" calcext:value-type="string">
            <text:p>INSERT INTO VIDEO VALUES(18,51,true,false,true,true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9];&quot;,&quot;;[.B19];&quot;,&quot;;[.C19];&quot;,&quot;;[.D19];&quot;,&quot;;[.E19];&quot;,&quot;;[.F19];&quot;);&quot;)" office:value-type="string" office:string-value="INSERT INTO VIDEO VALUES(19,52,true,false,true,true);" calcext:value-type="string">
            <text:p>INSERT INTO VIDEO VALUES(19,52,true,false,true,true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0];&quot;,&quot;;[.B20];&quot;,&quot;;[.C20];&quot;,&quot;;[.D20];&quot;,&quot;;[.E20];&quot;,&quot;;[.F20];&quot;);&quot;)" office:value-type="string" office:string-value="INSERT INTO VIDEO VALUES(20,53,true,false,true,true);" calcext:value-type="string">
            <text:p>INSERT INTO VIDEO VALUES(20,53,true,false,true,true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1];&quot;,&quot;;[.B21];&quot;,&quot;;[.C21];&quot;,&quot;;[.D21];&quot;,&quot;;[.E21];&quot;,&quot;;[.F21];&quot;);&quot;)" office:value-type="string" office:string-value="INSERT INTO VIDEO VALUES(21,54,true,false,true,true);" calcext:value-type="string">
            <text:p>INSERT INTO VIDEO VALUES(21,54,true,false,true,true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2];&quot;,&quot;;[.B22];&quot;,&quot;;[.C22];&quot;,&quot;;[.D22];&quot;,&quot;;[.E22];&quot;,&quot;;[.F22];&quot;);&quot;)" office:value-type="string" office:string-value="INSERT INTO VIDEO VALUES(22,55,true,false,true,true);" calcext:value-type="string">
            <text:p>INSERT INTO VIDEO VALUES(22,55,true,false,true,true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3];&quot;,&quot;;[.B23];&quot;,&quot;;[.C23];&quot;,&quot;;[.D23];&quot;,&quot;;[.E23];&quot;,&quot;;[.F23];&quot;);&quot;)" office:value-type="string" office:string-value="INSERT INTO VIDEO VALUES(23,56,true,false,true,true);" calcext:value-type="string">
            <text:p>INSERT INTO VIDEO VALUES(23,56,true,false,true,true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4];&quot;,&quot;;[.B24];&quot;,&quot;;[.C24];&quot;,&quot;;[.D24];&quot;,&quot;;[.E24];&quot;,&quot;;[.F24];&quot;);&quot;)" office:value-type="string" office:string-value="INSERT INTO VIDEO VALUES(24,57,true,false,true,true);" calcext:value-type="string">
            <text:p>INSERT INTO VIDEO VALUES(24,57,true,false,true,true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5];&quot;,&quot;;[.B25];&quot;,&quot;;[.C25];&quot;,&quot;;[.D25];&quot;,&quot;;[.E25];&quot;,&quot;;[.F25];&quot;);&quot;)" office:value-type="string" office:string-value="INSERT INTO VIDEO VALUES(25,58,true,false,true,true);" calcext:value-type="string">
            <text:p>INSERT INTO VIDEO VALUES(25,58,true,false,true,true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6];&quot;,&quot;;[.B26];&quot;,&quot;;[.C26];&quot;,&quot;;[.D26];&quot;,&quot;;[.E26];&quot;,&quot;;[.F26];&quot;);&quot;)" office:value-type="string" office:string-value="INSERT INTO VIDEO VALUES(26,59,true,false,true,true);" calcext:value-type="string">
            <text:p>INSERT INTO VIDEO VALUES(26,59,true,false,true,true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7];&quot;,&quot;;[.B27];&quot;,&quot;;[.C27];&quot;,&quot;;[.D27];&quot;,&quot;;[.E27];&quot;,&quot;;[.F27];&quot;);&quot;)" office:value-type="string" office:string-value="INSERT INTO VIDEO VALUES(27,60,true,false,true,true);" calcext:value-type="string">
            <text:p>INSERT INTO VIDEO VALUES(27,60,true,false,true,true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8];&quot;,&quot;;[.B28];&quot;,&quot;;[.C28];&quot;,&quot;;[.D28];&quot;,&quot;;[.E28];&quot;,&quot;;[.F28];&quot;);&quot;)" office:value-type="string" office:string-value="INSERT INTO VIDEO VALUES(28,61,true,false,true,true);" calcext:value-type="string">
            <text:p>INSERT INTO VIDEO VALUES(28,61,true,false,true,true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29];&quot;,&quot;;[.B29];&quot;,&quot;;[.C29];&quot;,&quot;;[.D29];&quot;,&quot;;[.E29];&quot;,&quot;;[.F29];&quot;);&quot;)" office:value-type="string" office:string-value="INSERT INTO VIDEO VALUES(29,62,true,false,true,true);" calcext:value-type="string">
            <text:p>INSERT INTO VIDEO VALUES(29,62,true,false,true,true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0];&quot;,&quot;;[.B30];&quot;,&quot;;[.C30];&quot;,&quot;;[.D30];&quot;,&quot;;[.E30];&quot;,&quot;;[.F30];&quot;);&quot;)" office:value-type="string" office:string-value="INSERT INTO VIDEO VALUES(30,63,true,false,true,true);" calcext:value-type="string">
            <text:p>INSERT INTO VIDEO VALUES(30,63,true,false,true,true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1];&quot;,&quot;;[.B31];&quot;,&quot;;[.C31];&quot;,&quot;;[.D31];&quot;,&quot;;[.E31];&quot;,&quot;;[.F31];&quot;);&quot;)" office:value-type="string" office:string-value="INSERT INTO VIDEO VALUES(31,64,true,false,true,true);" calcext:value-type="string">
            <text:p>INSERT INTO VIDEO VALUES(31,64,true,false,true,true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2];&quot;,&quot;;[.B32];&quot;,&quot;;[.C32];&quot;,&quot;;[.D32];&quot;,&quot;;[.E32];&quot;,&quot;;[.F32];&quot;);&quot;)" office:value-type="string" office:string-value="INSERT INTO VIDEO VALUES(32,65,true,false,true,true);" calcext:value-type="string">
            <text:p>INSERT INTO VIDEO VALUES(32,65,true,false,true,true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3];&quot;,&quot;;[.B33];&quot;,&quot;;[.C33];&quot;,&quot;;[.D33];&quot;,&quot;;[.E33];&quot;,&quot;;[.F33];&quot;);&quot;)" office:value-type="string" office:string-value="INSERT INTO VIDEO VALUES(33,66,true,false,true,true);" calcext:value-type="string">
            <text:p>INSERT INTO VIDEO VALUES(33,66,true,false,true,true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4];&quot;,&quot;;[.B34];&quot;,&quot;;[.C34];&quot;,&quot;;[.D34];&quot;,&quot;;[.E34];&quot;,&quot;;[.F34];&quot;);&quot;)" office:value-type="string" office:string-value="INSERT INTO VIDEO VALUES(34,67,true,false,true,true);" calcext:value-type="string">
            <text:p>INSERT INTO VIDEO VALUES(34,67,true,false,true,true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5];&quot;,&quot;;[.B35];&quot;,&quot;;[.C35];&quot;,&quot;;[.D35];&quot;,&quot;;[.E35];&quot;,&quot;;[.F35];&quot;);&quot;)" office:value-type="string" office:string-value="INSERT INTO VIDEO VALUES(35,68,true,false,true,true);" calcext:value-type="string">
            <text:p>INSERT INTO VIDEO VALUES(35,68,true,false,true,true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6];&quot;,&quot;;[.B36];&quot;,&quot;;[.C36];&quot;,&quot;;[.D36];&quot;,&quot;;[.E36];&quot;,&quot;;[.F36];&quot;);&quot;)" office:value-type="string" office:string-value="INSERT INTO VIDEO VALUES(36,69,true,false,true,true);" calcext:value-type="string">
            <text:p>INSERT INTO VIDEO VALUES(36,69,true,false,true,true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7];&quot;,&quot;;[.B37];&quot;,&quot;;[.C37];&quot;,&quot;;[.D37];&quot;,&quot;;[.E37];&quot;,&quot;;[.F37];&quot;);&quot;)" office:value-type="string" office:string-value="INSERT INTO VIDEO VALUES(37,70,true,false,true,true);" calcext:value-type="string">
            <text:p>INSERT INTO VIDEO VALUES(37,70,true,false,true,true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8];&quot;,&quot;;[.B38];&quot;,&quot;;[.C38];&quot;,&quot;;[.D38];&quot;,&quot;;[.E38];&quot;,&quot;;[.F38];&quot;);&quot;)" office:value-type="string" office:string-value="INSERT INTO VIDEO VALUES(38,71,true,false,true,true);" calcext:value-type="string">
            <text:p>INSERT INTO VIDEO VALUES(38,71,true,false,true,true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39];&quot;,&quot;;[.B39];&quot;,&quot;;[.C39];&quot;,&quot;;[.D39];&quot;,&quot;;[.E39];&quot;,&quot;;[.F39];&quot;);&quot;)" office:value-type="string" office:string-value="INSERT INTO VIDEO VALUES(39,72,true,false,true,true);" calcext:value-type="string">
            <text:p>INSERT INTO VIDEO VALUES(39,72,true,false,true,true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0];&quot;,&quot;;[.B40];&quot;,&quot;;[.C40];&quot;,&quot;;[.D40];&quot;,&quot;;[.E40];&quot;,&quot;;[.F40];&quot;);&quot;)" office:value-type="string" office:string-value="INSERT INTO VIDEO VALUES(40,73,true,false,true,true);" calcext:value-type="string">
            <text:p>INSERT INTO VIDEO VALUES(40,73,true,false,true,true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1];&quot;,&quot;;[.B41];&quot;,&quot;;[.C41];&quot;,&quot;;[.D41];&quot;,&quot;;[.E41];&quot;,&quot;;[.F41];&quot;);&quot;)" office:value-type="string" office:string-value="INSERT INTO VIDEO VALUES(41,74,true,false,true,true);" calcext:value-type="string">
            <text:p>INSERT INTO VIDEO VALUES(41,74,true,false,true,true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2];&quot;,&quot;;[.B42];&quot;,&quot;;[.C42];&quot;,&quot;;[.D42];&quot;,&quot;;[.E42];&quot;,&quot;;[.F42];&quot;);&quot;)" office:value-type="string" office:string-value="INSERT INTO VIDEO VALUES(42,75,true,false,true,true);" calcext:value-type="string">
            <text:p>INSERT INTO VIDEO VALUES(42,75,true,false,true,true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3];&quot;,&quot;;[.B43];&quot;,&quot;;[.C43];&quot;,&quot;;[.D43];&quot;,&quot;;[.E43];&quot;,&quot;;[.F43];&quot;);&quot;)" office:value-type="string" office:string-value="INSERT INTO VIDEO VALUES(43,76,true,false,true,true);" calcext:value-type="string">
            <text:p>INSERT INTO VIDEO VALUES(43,76,true,false,true,true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4];&quot;,&quot;;[.B44];&quot;,&quot;;[.C44];&quot;,&quot;;[.D44];&quot;,&quot;;[.E44];&quot;,&quot;;[.F44];&quot;);&quot;)" office:value-type="string" office:string-value="INSERT INTO VIDEO VALUES(44,77,true,false,true,true);" calcext:value-type="string">
            <text:p>INSERT INTO VIDEO VALUES(44,77,true,false,true,true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5];&quot;,&quot;;[.B45];&quot;,&quot;;[.C45];&quot;,&quot;;[.D45];&quot;,&quot;;[.E45];&quot;,&quot;;[.F45];&quot;);&quot;)" office:value-type="string" office:string-value="INSERT INTO VIDEO VALUES(45,78,true,false,true,true);" calcext:value-type="string">
            <text:p>INSERT INTO VIDEO VALUES(45,78,true,false,true,true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6];&quot;,&quot;;[.B46];&quot;,&quot;;[.C46];&quot;,&quot;;[.D46];&quot;,&quot;;[.E46];&quot;,&quot;;[.F46];&quot;);&quot;)" office:value-type="string" office:string-value="INSERT INTO VIDEO VALUES(46,79,true,false,true,true);" calcext:value-type="string">
            <text:p>INSERT INTO VIDEO VALUES(46,79,true,false,true,true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7];&quot;,&quot;;[.B47];&quot;,&quot;;[.C47];&quot;,&quot;;[.D47];&quot;,&quot;;[.E47];&quot;,&quot;;[.F47];&quot;);&quot;)" office:value-type="string" office:string-value="INSERT INTO VIDEO VALUES(47,80,true,false,true,true);" calcext:value-type="string">
            <text:p>INSERT INTO VIDEO VALUES(47,80,true,false,true,true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8];&quot;,&quot;;[.B48];&quot;,&quot;;[.C48];&quot;,&quot;;[.D48];&quot;,&quot;;[.E48];&quot;,&quot;;[.F48];&quot;);&quot;)" office:value-type="string" office:string-value="INSERT INTO VIDEO VALUES(48,81,true,false,true,true);" calcext:value-type="string">
            <text:p>INSERT INTO VIDEO VALUES(48,81,true,false,true,true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49];&quot;,&quot;;[.B49];&quot;,&quot;;[.C49];&quot;,&quot;;[.D49];&quot;,&quot;;[.E49];&quot;,&quot;;[.F49];&quot;);&quot;)" office:value-type="string" office:string-value="INSERT INTO VIDEO VALUES(49,92,true,false,true,true);" calcext:value-type="string">
            <text:p>INSERT INTO VIDEO VALUES(49,92,true,false,true,true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0];&quot;,&quot;;[.B50];&quot;,&quot;;[.C50];&quot;,&quot;;[.D50];&quot;,&quot;;[.E50];&quot;,&quot;;[.F50];&quot;);&quot;)" office:value-type="string" office:string-value="INSERT INTO VIDEO VALUES(50,93,true,false,true,true);" calcext:value-type="string">
            <text:p>INSERT INTO VIDEO VALUES(50,93,true,false,true,true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1];&quot;,&quot;;[.B51];&quot;,&quot;;[.C51];&quot;,&quot;;[.D51];&quot;,&quot;;[.E51];&quot;,&quot;;[.F51];&quot;);&quot;)" office:value-type="string" office:string-value="INSERT INTO VIDEO VALUES(51,94,true,false,true,true);" calcext:value-type="string">
            <text:p>INSERT INTO VIDEO VALUES(51,94,true,false,true,true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2];&quot;,&quot;;[.B52];&quot;,&quot;;[.C52];&quot;,&quot;;[.D52];&quot;,&quot;;[.E52];&quot;,&quot;;[.F52];&quot;);&quot;)" office:value-type="string" office:string-value="INSERT INTO VIDEO VALUES(52,95,true,false,true,true);" calcext:value-type="string">
            <text:p>INSERT INTO VIDEO VALUES(52,95,true,false,true,true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3];&quot;,&quot;;[.B53];&quot;,&quot;;[.C53];&quot;,&quot;;[.D53];&quot;,&quot;;[.E53];&quot;,&quot;;[.F53];&quot;);&quot;)" office:value-type="string" office:string-value="INSERT INTO VIDEO VALUES(53,96,true,false,true,true);" calcext:value-type="string">
            <text:p>INSERT INTO VIDEO VALUES(53,96,true,false,true,true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4];&quot;,&quot;;[.B54];&quot;,&quot;;[.C54];&quot;,&quot;;[.D54];&quot;,&quot;;[.E54];&quot;,&quot;;[.F54];&quot;);&quot;)" office:value-type="string" office:string-value="INSERT INTO VIDEO VALUES(54,97,true,false,true,true);" calcext:value-type="string">
            <text:p>INSERT INTO VIDEO VALUES(54,97,true,false,true,true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5];&quot;,&quot;;[.B55];&quot;,&quot;;[.C55];&quot;,&quot;;[.D55];&quot;,&quot;;[.E55];&quot;,&quot;;[.F55];&quot;);&quot;)" office:value-type="string" office:string-value="INSERT INTO VIDEO VALUES(55,98,true,false,true,true);" calcext:value-type="string">
            <text:p>INSERT INTO VIDEO VALUES(55,98,true,false,true,true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6];&quot;,&quot;;[.B56];&quot;,&quot;;[.C56];&quot;,&quot;;[.D56];&quot;,&quot;;[.E56];&quot;,&quot;;[.F56];&quot;);&quot;)" office:value-type="string" office:string-value="INSERT INTO VIDEO VALUES(56,99,true,false,true,true);" calcext:value-type="string">
            <text:p>INSERT INTO VIDEO VALUES(56,99,true,false,true,true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7];&quot;,&quot;;[.B57];&quot;,&quot;;[.C57];&quot;,&quot;;[.D57];&quot;,&quot;;[.E57];&quot;,&quot;;[.F57];&quot;);&quot;)" office:value-type="string" office:string-value="INSERT INTO VIDEO VALUES(57,100,true,false,true,true);" calcext:value-type="string">
            <text:p>INSERT INTO VIDEO VALUES(57,100,true,false,true,true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8];&quot;,&quot;;[.B58];&quot;,&quot;;[.C58];&quot;,&quot;;[.D58];&quot;,&quot;;[.E58];&quot;,&quot;;[.F58];&quot;);&quot;)" office:value-type="string" office:string-value="INSERT INTO VIDEO VALUES(58,101,true,false,true,true);" calcext:value-type="string">
            <text:p>INSERT INTO VIDEO VALUES(58,101,true,false,true,true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59];&quot;,&quot;;[.B59];&quot;,&quot;;[.C59];&quot;,&quot;;[.D59];&quot;,&quot;;[.E59];&quot;,&quot;;[.F59];&quot;);&quot;)" office:value-type="string" office:string-value="INSERT INTO VIDEO VALUES(59,102,true,false,true,true);" calcext:value-type="string">
            <text:p>INSERT INTO VIDEO VALUES(59,102,true,false,true,true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0];&quot;,&quot;;[.B60];&quot;,&quot;;[.C60];&quot;,&quot;;[.D60];&quot;,&quot;;[.E60];&quot;,&quot;;[.F60];&quot;);&quot;)" office:value-type="string" office:string-value="INSERT INTO VIDEO VALUES(60,103,true,false,true,true);" calcext:value-type="string">
            <text:p>INSERT INTO VIDEO VALUES(60,103,true,false,true,true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1];&quot;,&quot;;[.B61];&quot;,&quot;;[.C61];&quot;,&quot;;[.D61];&quot;,&quot;;[.E61];&quot;,&quot;;[.F61];&quot;);&quot;)" office:value-type="string" office:string-value="INSERT INTO VIDEO VALUES(61,104,true,false,true,true);" calcext:value-type="string">
            <text:p>INSERT INTO VIDEO VALUES(61,104,true,false,true,true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2];&quot;,&quot;;[.B62];&quot;,&quot;;[.C62];&quot;,&quot;;[.D62];&quot;,&quot;;[.E62];&quot;,&quot;;[.F62];&quot;);&quot;)" office:value-type="string" office:string-value="INSERT INTO VIDEO VALUES(62,105,true,false,true,true);" calcext:value-type="string">
            <text:p>INSERT INTO VIDEO VALUES(62,105,true,false,true,true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3];&quot;,&quot;;[.B63];&quot;,&quot;;[.C63];&quot;,&quot;;[.D63];&quot;,&quot;;[.E63];&quot;,&quot;;[.F63];&quot;);&quot;)" office:value-type="string" office:string-value="INSERT INTO VIDEO VALUES(63,106,true,false,true,true);" calcext:value-type="string">
            <text:p>INSERT INTO VIDEO VALUES(63,106,true,false,true,true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4];&quot;,&quot;;[.B64];&quot;,&quot;;[.C64];&quot;,&quot;;[.D64];&quot;,&quot;;[.E64];&quot;,&quot;;[.F64];&quot;);&quot;)" office:value-type="string" office:string-value="INSERT INTO VIDEO VALUES(64,107,true,false,true,true);" calcext:value-type="string">
            <text:p>INSERT INTO VIDEO VALUES(64,107,true,false,true,true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5];&quot;,&quot;;[.B65];&quot;,&quot;;[.C65];&quot;,&quot;;[.D65];&quot;,&quot;;[.E65];&quot;,&quot;;[.F65];&quot;);&quot;)" office:value-type="string" office:string-value="INSERT INTO VIDEO VALUES(65,108,true,false,true,true);" calcext:value-type="string">
            <text:p>INSERT INTO VIDEO VALUES(65,108,true,false,true,true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6];&quot;,&quot;;[.B66];&quot;,&quot;;[.C66];&quot;,&quot;;[.D66];&quot;,&quot;;[.E66];&quot;,&quot;;[.F66];&quot;);&quot;)" office:value-type="string" office:string-value="INSERT INTO VIDEO VALUES(66,109,true,false,true,true);" calcext:value-type="string">
            <text:p>INSERT INTO VIDEO VALUES(66,109,true,false,true,true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7];&quot;,&quot;;[.B67];&quot;,&quot;;[.C67];&quot;,&quot;;[.D67];&quot;,&quot;;[.E67];&quot;,&quot;;[.F67];&quot;);&quot;)" office:value-type="string" office:string-value="INSERT INTO VIDEO VALUES(67,110,true,false,true,true);" calcext:value-type="string">
            <text:p>INSERT INTO VIDEO VALUES(67,110,true,false,true,true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8];&quot;,&quot;;[.B68];&quot;,&quot;;[.C68];&quot;,&quot;;[.D68];&quot;,&quot;;[.E68];&quot;,&quot;;[.F68];&quot;);&quot;)" office:value-type="string" office:string-value="INSERT INTO VIDEO VALUES(68,111,true,false,true,true);" calcext:value-type="string">
            <text:p>INSERT INTO VIDEO VALUES(68,111,true,false,true,true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69];&quot;,&quot;;[.B69];&quot;,&quot;;[.C69];&quot;,&quot;;[.D69];&quot;,&quot;;[.E69];&quot;,&quot;;[.F69];&quot;);&quot;)" office:value-type="string" office:string-value="INSERT INTO VIDEO VALUES(69,112,true,false,true,true);" calcext:value-type="string">
            <text:p>INSERT INTO VIDEO VALUES(69,112,true,false,true,true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0];&quot;,&quot;;[.B70];&quot;,&quot;;[.C70];&quot;,&quot;;[.D70];&quot;,&quot;;[.E70];&quot;,&quot;;[.F70];&quot;);&quot;)" office:value-type="string" office:string-value="INSERT INTO VIDEO VALUES(70,113,true,false,true,true);" calcext:value-type="string">
            <text:p>INSERT INTO VIDEO VALUES(70,113,true,false,true,true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1];&quot;,&quot;;[.B71];&quot;,&quot;;[.C71];&quot;,&quot;;[.D71];&quot;,&quot;;[.E71];&quot;,&quot;;[.F71];&quot;);&quot;)" office:value-type="string" office:string-value="INSERT INTO VIDEO VALUES(71,114,true,false,true,true);" calcext:value-type="string">
            <text:p>INSERT INTO VIDEO VALUES(71,114,true,false,true,true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2];&quot;,&quot;;[.B72];&quot;,&quot;;[.C72];&quot;,&quot;;[.D72];&quot;,&quot;;[.E72];&quot;,&quot;;[.F72];&quot;);&quot;)" office:value-type="string" office:string-value="INSERT INTO VIDEO VALUES(72,115,true,false,true,true);" calcext:value-type="string">
            <text:p>INSERT INTO VIDEO VALUES(72,115,true,false,true,true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3];&quot;,&quot;;[.B73];&quot;,&quot;;[.C73];&quot;,&quot;;[.D73];&quot;,&quot;;[.E73];&quot;,&quot;;[.F73];&quot;);&quot;)" office:value-type="string" office:string-value="INSERT INTO VIDEO VALUES(73,116,true,false,true,true);" calcext:value-type="string">
            <text:p>INSERT INTO VIDEO VALUES(73,116,true,false,true,true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4];&quot;,&quot;;[.B74];&quot;,&quot;;[.C74];&quot;,&quot;;[.D74];&quot;,&quot;;[.E74];&quot;,&quot;;[.F74];&quot;);&quot;)" office:value-type="string" office:string-value="INSERT INTO VIDEO VALUES(74,117,true,false,true,true);" calcext:value-type="string">
            <text:p>INSERT INTO VIDEO VALUES(74,117,true,false,true,true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5];&quot;,&quot;;[.B75];&quot;,&quot;;[.C75];&quot;,&quot;;[.D75];&quot;,&quot;;[.E75];&quot;,&quot;;[.F75];&quot;);&quot;)" office:value-type="string" office:string-value="INSERT INTO VIDEO VALUES(75,118,true,false,true,true);" calcext:value-type="string">
            <text:p>INSERT INTO VIDEO VALUES(75,118,true,false,true,true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6];&quot;,&quot;;[.B76];&quot;,&quot;;[.C76];&quot;,&quot;;[.D76];&quot;,&quot;;[.E76];&quot;,&quot;;[.F76];&quot;);&quot;)" office:value-type="string" office:string-value="INSERT INTO VIDEO VALUES(76,119,true,false,true,true);" calcext:value-type="string">
            <text:p>INSERT INTO VIDEO VALUES(76,119,true,false,true,true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77];&quot;,&quot;;[.B77];&quot;,&quot;;[.C77];&quot;,&quot;;[.D77];&quot;,&quot;;[.E77];&quot;,&quot;;[.F77];&quot;);&quot;)" office:value-type="string" office:string-value="INSERT INTO VIDEO VALUES(77,120,true,false,true,true);" calcext:value-type="string">
            <text:p>INSERT INTO VIDEO VALUES(77,120,true,false,true,true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78];&quot;,&quot;;[.B78];&quot;,&quot;;[.C78];&quot;,&quot;;[.D78];&quot;,&quot;;[.E78];&quot;,&quot;;[.F78];&quot;);&quot;)" office:value-type="string" office:string-value="INSERT INTO VIDEO VALUES(78,131,true,true,true,false);" calcext:value-type="string">
            <text:p>INSERT INTO VIDEO VALUES(78,131,true,true,true,false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79];&quot;,&quot;;[.B79];&quot;,&quot;;[.C79];&quot;,&quot;;[.D79];&quot;,&quot;;[.E79];&quot;,&quot;;[.F79];&quot;);&quot;)" office:value-type="string" office:string-value="INSERT INTO VIDEO VALUES(79,132,true,true,true,false);" calcext:value-type="string">
            <text:p>INSERT INTO VIDEO VALUES(79,132,true,true,true,false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80];&quot;,&quot;;[.B80];&quot;,&quot;;[.C80];&quot;,&quot;;[.D80];&quot;,&quot;;[.E80];&quot;,&quot;;[.F80];&quot;);&quot;)" office:value-type="string" office:string-value="INSERT INTO VIDEO VALUES(80,133,true,true,true,false);" calcext:value-type="string">
            <text:p>INSERT INTO VIDEO VALUES(80,133,true,true,true,false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81];&quot;,&quot;;[.B81];&quot;,&quot;;[.C81];&quot;,&quot;;[.D81];&quot;,&quot;;[.E81];&quot;,&quot;;[.F81];&quot;);&quot;)" office:value-type="string" office:string-value="INSERT INTO VIDEO VALUES(81,134,true,true,true,false);" calcext:value-type="string">
            <text:p>INSERT INTO VIDEO VALUES(81,134,true,true,true,false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82];&quot;,&quot;;[.B82];&quot;,&quot;;[.C82];&quot;,&quot;;[.D82];&quot;,&quot;;[.E82];&quot;,&quot;;[.F82];&quot;);&quot;)" office:value-type="string" office:string-value="INSERT INTO VIDEO VALUES(82,135,true,true,true,false);" calcext:value-type="string">
            <text:p>INSERT INTO VIDEO VALUES(82,135,true,true,true,false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VIDEO VALUES(&quot;;[.A83];&quot;,&quot;;[.B83];&quot;,&quot;;[.C83];&quot;,&quot;;[.D83];&quot;,&quot;;[.E83];&quot;,&quot;;[.F83];&quot;);&quot;)" office:value-type="string" office:string-value="INSERT INTO VIDEO VALUES(83,136,true,true,true,false);" calcext:value-type="string">
            <text:p>INSERT INTO VIDEO VALUES(83,136,true,true,true,false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4];&quot;,&quot;;[.B84];&quot;,&quot;;[.C84];&quot;,&quot;;[.D84];&quot;,&quot;;[.E84];&quot;,&quot;;[.F84];&quot;);&quot;)" office:value-type="string" office:string-value="INSERT INTO VIDEO VALUES(84,137,true,false,true,true);" calcext:value-type="string">
            <text:p>INSERT INTO VIDEO VALUES(84,137,true,false,true,true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5];&quot;,&quot;;[.B85];&quot;,&quot;;[.C85];&quot;,&quot;;[.D85];&quot;,&quot;;[.E85];&quot;,&quot;;[.F85];&quot;);&quot;)" office:value-type="string" office:string-value="INSERT INTO VIDEO VALUES(85,138,true,false,true,true);" calcext:value-type="string">
            <text:p>INSERT INTO VIDEO VALUES(85,138,true,false,true,true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6];&quot;,&quot;;[.B86];&quot;,&quot;;[.C86];&quot;,&quot;;[.D86];&quot;,&quot;;[.E86];&quot;,&quot;;[.F86];&quot;);&quot;)" office:value-type="string" office:string-value="INSERT INTO VIDEO VALUES(86,139,true,false,true,true);" calcext:value-type="string">
            <text:p>INSERT INTO VIDEO VALUES(86,139,true,false,true,true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7];&quot;,&quot;;[.B87];&quot;,&quot;;[.C87];&quot;,&quot;;[.D87];&quot;,&quot;;[.E87];&quot;,&quot;;[.F87];&quot;);&quot;)" office:value-type="string" office:string-value="INSERT INTO VIDEO VALUES(87,140,true,false,true,true);" calcext:value-type="string">
            <text:p>INSERT INTO VIDEO VALUES(87,140,true,false,true,true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8];&quot;,&quot;;[.B88];&quot;,&quot;;[.C88];&quot;,&quot;;[.D88];&quot;,&quot;;[.E88];&quot;,&quot;;[.F88];&quot;);&quot;)" office:value-type="string" office:string-value="INSERT INTO VIDEO VALUES(88,141,true,false,true,true);" calcext:value-type="string">
            <text:p>INSERT INTO VIDEO VALUES(88,141,true,false,true,true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89];&quot;,&quot;;[.B89];&quot;,&quot;;[.C89];&quot;,&quot;;[.D89];&quot;,&quot;;[.E89];&quot;,&quot;;[.F89];&quot;);&quot;)" office:value-type="string" office:string-value="INSERT INTO VIDEO VALUES(89,142,true,false,true,true);" calcext:value-type="string">
            <text:p>INSERT INTO VIDEO VALUES(89,142,true,false,true,true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0];&quot;,&quot;;[.B90];&quot;,&quot;;[.C90];&quot;,&quot;;[.D90];&quot;,&quot;;[.E90];&quot;,&quot;;[.F90];&quot;);&quot;)" office:value-type="string" office:string-value="INSERT INTO VIDEO VALUES(90,143,true,false,true,true);" calcext:value-type="string">
            <text:p>INSERT INTO VIDEO VALUES(90,143,true,false,true,true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1];&quot;,&quot;;[.B91];&quot;,&quot;;[.C91];&quot;,&quot;;[.D91];&quot;,&quot;;[.E91];&quot;,&quot;;[.F91];&quot;);&quot;)" office:value-type="string" office:string-value="INSERT INTO VIDEO VALUES(91,144,true,false,true,true);" calcext:value-type="string">
            <text:p>INSERT INTO VIDEO VALUES(91,144,true,false,true,true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2];&quot;,&quot;;[.B92];&quot;,&quot;;[.C92];&quot;,&quot;;[.D92];&quot;,&quot;;[.E92];&quot;,&quot;;[.F92];&quot;);&quot;)" office:value-type="string" office:string-value="INSERT INTO VIDEO VALUES(92,145,true,false,true,true);" calcext:value-type="string">
            <text:p>INSERT INTO VIDEO VALUES(92,145,true,false,true,true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3];&quot;,&quot;;[.B93];&quot;,&quot;;[.C93];&quot;,&quot;;[.D93];&quot;,&quot;;[.E93];&quot;,&quot;;[.F93];&quot;);&quot;)" office:value-type="string" office:string-value="INSERT INTO VIDEO VALUES(93,146,true,false,true,true);" calcext:value-type="string">
            <text:p>INSERT INTO VIDEO VALUES(93,146,true,false,true,true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4];&quot;,&quot;;[.B94];&quot;,&quot;;[.C94];&quot;,&quot;;[.D94];&quot;,&quot;;[.E94];&quot;,&quot;;[.F94];&quot;);&quot;)" office:value-type="string" office:string-value="INSERT INTO VIDEO VALUES(94,147,true,false,true,true);" calcext:value-type="string">
            <text:p>INSERT INTO VIDEO VALUES(94,147,true,false,true,true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5];&quot;,&quot;;[.B95];&quot;,&quot;;[.C95];&quot;,&quot;;[.D95];&quot;,&quot;;[.E95];&quot;,&quot;;[.F95];&quot;);&quot;)" office:value-type="string" office:string-value="INSERT INTO VIDEO VALUES(95,148,true,false,true,true);" calcext:value-type="string">
            <text:p>INSERT INTO VIDEO VALUES(95,148,true,false,true,true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6];&quot;,&quot;;[.B96];&quot;,&quot;;[.C96];&quot;,&quot;;[.D96];&quot;,&quot;;[.E96];&quot;,&quot;;[.F96];&quot;);&quot;)" office:value-type="string" office:string-value="INSERT INTO VIDEO VALUES(96,149,true,false,true,true);" calcext:value-type="string">
            <text:p>INSERT INTO VIDEO VALUES(96,149,true,false,true,true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7];&quot;,&quot;;[.B97];&quot;,&quot;;[.C97];&quot;,&quot;;[.D97];&quot;,&quot;;[.E97];&quot;,&quot;;[.F97];&quot;);&quot;)" office:value-type="string" office:string-value="INSERT INTO VIDEO VALUES(97,150,true,false,true,true);" calcext:value-type="string">
            <text:p>INSERT INTO VIDEO VALUES(97,150,true,false,true,true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8];&quot;,&quot;;[.B98];&quot;,&quot;;[.C98];&quot;,&quot;;[.D98];&quot;,&quot;;[.E98];&quot;,&quot;;[.F98];&quot;);&quot;)" office:value-type="string" office:string-value="INSERT INTO VIDEO VALUES(98,151,true,false,true,true);" calcext:value-type="string">
            <text:p>INSERT INTO VIDEO VALUES(98,151,true,false,true,true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99];&quot;,&quot;;[.B99];&quot;,&quot;;[.C99];&quot;,&quot;;[.D99];&quot;,&quot;;[.E99];&quot;,&quot;;[.F99];&quot;);&quot;)" office:value-type="string" office:string-value="INSERT INTO VIDEO VALUES(99,152,true,false,true,true);" calcext:value-type="string">
            <text:p>INSERT INTO VIDEO VALUES(99,152,true,false,true,true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0];&quot;,&quot;;[.B100];&quot;,&quot;;[.C100];&quot;,&quot;;[.D100];&quot;,&quot;;[.E100];&quot;,&quot;;[.F100];&quot;);&quot;)" office:value-type="string" office:string-value="INSERT INTO VIDEO VALUES(100,153,true,false,true,true);" calcext:value-type="string">
            <text:p>INSERT INTO VIDEO VALUES(100,153,true,false,true,true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1];&quot;,&quot;;[.B101];&quot;,&quot;;[.C101];&quot;,&quot;;[.D101];&quot;,&quot;;[.E101];&quot;,&quot;;[.F101];&quot;);&quot;)" office:value-type="string" office:string-value="INSERT INTO VIDEO VALUES(101,154,true,false,true,true);" calcext:value-type="string">
            <text:p>INSERT INTO VIDEO VALUES(101,154,true,false,true,true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2];&quot;,&quot;;[.B102];&quot;,&quot;;[.C102];&quot;,&quot;;[.D102];&quot;,&quot;;[.E102];&quot;,&quot;;[.F102];&quot;);&quot;)" office:value-type="string" office:string-value="INSERT INTO VIDEO VALUES(102,155,true,false,true,true);" calcext:value-type="string">
            <text:p>INSERT INTO VIDEO VALUES(102,155,true,false,true,true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3];&quot;,&quot;;[.B103];&quot;,&quot;;[.C103];&quot;,&quot;;[.D103];&quot;,&quot;;[.E103];&quot;,&quot;;[.F103];&quot;);&quot;)" office:value-type="string" office:string-value="INSERT INTO VIDEO VALUES(103,156,true,false,true,true);" calcext:value-type="string">
            <text:p>INSERT INTO VIDEO VALUES(103,156,true,false,true,true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4];&quot;,&quot;;[.B104];&quot;,&quot;;[.C104];&quot;,&quot;;[.D104];&quot;,&quot;;[.E104];&quot;,&quot;;[.F104];&quot;);&quot;)" office:value-type="string" office:string-value="INSERT INTO VIDEO VALUES(104,157,true,false,true,true);" calcext:value-type="string">
            <text:p>INSERT INTO VIDEO VALUES(104,157,true,false,true,true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5];&quot;,&quot;;[.B105];&quot;,&quot;;[.C105];&quot;,&quot;;[.D105];&quot;,&quot;;[.E105];&quot;,&quot;;[.F105];&quot;);&quot;)" office:value-type="string" office:string-value="INSERT INTO VIDEO VALUES(105,158,true,false,true,true);" calcext:value-type="string">
            <text:p>INSERT INTO VIDEO VALUES(105,158,true,false,true,true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6];&quot;,&quot;;[.B106];&quot;,&quot;;[.C106];&quot;,&quot;;[.D106];&quot;,&quot;;[.E106];&quot;,&quot;;[.F106];&quot;);&quot;)" office:value-type="string" office:string-value="INSERT INTO VIDEO VALUES(106,159,true,false,true,true);" calcext:value-type="string">
            <text:p>INSERT INTO VIDEO VALUES(106,159,true,false,true,true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7];&quot;,&quot;;[.B107];&quot;,&quot;;[.C107];&quot;,&quot;;[.D107];&quot;,&quot;;[.E107];&quot;,&quot;;[.F107];&quot;);&quot;)" office:value-type="string" office:string-value="INSERT INTO VIDEO VALUES(107,160,true,false,true,true);" calcext:value-type="string">
            <text:p>INSERT INTO VIDEO VALUES(107,160,true,false,true,true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8];&quot;,&quot;;[.B108];&quot;,&quot;;[.C108];&quot;,&quot;;[.D108];&quot;,&quot;;[.E108];&quot;,&quot;;[.F108];&quot;);&quot;)" office:value-type="string" office:string-value="INSERT INTO VIDEO VALUES(108,161,true,false,true,true);" calcext:value-type="string">
            <text:p>INSERT INTO VIDEO VALUES(108,161,true,false,true,true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09];&quot;,&quot;;[.B109];&quot;,&quot;;[.C109];&quot;,&quot;;[.D109];&quot;,&quot;;[.E109];&quot;,&quot;;[.F109];&quot;);&quot;)" office:value-type="string" office:string-value="INSERT INTO VIDEO VALUES(109,162,true,false,true,true);" calcext:value-type="string">
            <text:p>INSERT INTO VIDEO VALUES(109,162,true,false,true,true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0];&quot;,&quot;;[.B110];&quot;,&quot;;[.C110];&quot;,&quot;;[.D110];&quot;,&quot;;[.E110];&quot;,&quot;;[.F110];&quot;);&quot;)" office:value-type="string" office:string-value="INSERT INTO VIDEO VALUES(110,163,true,false,true,true);" calcext:value-type="string">
            <text:p>INSERT INTO VIDEO VALUES(110,163,true,false,true,true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1];&quot;,&quot;;[.B111];&quot;,&quot;;[.C111];&quot;,&quot;;[.D111];&quot;,&quot;;[.E111];&quot;,&quot;;[.F111];&quot;);&quot;)" office:value-type="string" office:string-value="INSERT INTO VIDEO VALUES(111,164,true,false,true,true);" calcext:value-type="string">
            <text:p>INSERT INTO VIDEO VALUES(111,164,true,false,true,true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2];&quot;,&quot;;[.B112];&quot;,&quot;;[.C112];&quot;,&quot;;[.D112];&quot;,&quot;;[.E112];&quot;,&quot;;[.F112];&quot;);&quot;)" office:value-type="string" office:string-value="INSERT INTO VIDEO VALUES(112,165,true,false,true,true);" calcext:value-type="string">
            <text:p>INSERT INTO VIDEO VALUES(112,165,true,false,true,true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3];&quot;,&quot;;[.B113];&quot;,&quot;;[.C113];&quot;,&quot;;[.D113];&quot;,&quot;;[.E113];&quot;,&quot;;[.F113];&quot;);&quot;)" office:value-type="string" office:string-value="INSERT INTO VIDEO VALUES(113,166,true,false,true,true);" calcext:value-type="string">
            <text:p>INSERT INTO VIDEO VALUES(113,166,true,false,true,true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4];&quot;,&quot;;[.B114];&quot;,&quot;;[.C114];&quot;,&quot;;[.D114];&quot;,&quot;;[.E114];&quot;,&quot;;[.F114];&quot;);&quot;)" office:value-type="string" office:string-value="INSERT INTO VIDEO VALUES(114,167,true,false,true,true);" calcext:value-type="string">
            <text:p>INSERT INTO VIDEO VALUES(114,167,true,false,true,true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5];&quot;,&quot;;[.B115];&quot;,&quot;;[.C115];&quot;,&quot;;[.D115];&quot;,&quot;;[.E115];&quot;,&quot;;[.F115];&quot;);&quot;)" office:value-type="string" office:string-value="INSERT INTO VIDEO VALUES(115,168,true,false,true,true);" calcext:value-type="string">
            <text:p>INSERT INTO VIDEO VALUES(115,168,true,false,true,true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6];&quot;,&quot;;[.B116];&quot;,&quot;;[.C116];&quot;,&quot;;[.D116];&quot;,&quot;;[.E116];&quot;,&quot;;[.F116];&quot;);&quot;)" office:value-type="string" office:string-value="INSERT INTO VIDEO VALUES(116,169,true,false,true,true);" calcext:value-type="string">
            <text:p>INSERT INTO VIDEO VALUES(116,169,true,false,true,true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7];&quot;,&quot;;[.B117];&quot;,&quot;;[.C117];&quot;,&quot;;[.D117];&quot;,&quot;;[.E117];&quot;,&quot;;[.F117];&quot;);&quot;)" office:value-type="string" office:string-value="INSERT INTO VIDEO VALUES(117,170,true,false,true,true);" calcext:value-type="string">
            <text:p>INSERT INTO VIDEO VALUES(117,170,true,false,true,true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8];&quot;,&quot;;[.B118];&quot;,&quot;;[.C118];&quot;,&quot;;[.D118];&quot;,&quot;;[.E118];&quot;,&quot;;[.F118];&quot;);&quot;)" office:value-type="string" office:string-value="INSERT INTO VIDEO VALUES(118,181,true,false,true,true);" calcext:value-type="string">
            <text:p>INSERT INTO VIDEO VALUES(118,181,true,false,true,true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19];&quot;,&quot;;[.B119];&quot;,&quot;;[.C119];&quot;,&quot;;[.D119];&quot;,&quot;;[.E119];&quot;,&quot;;[.F119];&quot;);&quot;)" office:value-type="string" office:string-value="INSERT INTO VIDEO VALUES(119,182,true,false,true,true);" calcext:value-type="string">
            <text:p>INSERT INTO VIDEO VALUES(119,182,true,false,true,true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0];&quot;,&quot;;[.B120];&quot;,&quot;;[.C120];&quot;,&quot;;[.D120];&quot;,&quot;;[.E120];&quot;,&quot;;[.F120];&quot;);&quot;)" office:value-type="string" office:string-value="INSERT INTO VIDEO VALUES(120,183,true,false,true,true);" calcext:value-type="string">
            <text:p>INSERT INTO VIDEO VALUES(120,183,true,false,true,true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1];&quot;,&quot;;[.B121];&quot;,&quot;;[.C121];&quot;,&quot;;[.D121];&quot;,&quot;;[.E121];&quot;,&quot;;[.F121];&quot;);&quot;)" office:value-type="string" office:string-value="INSERT INTO VIDEO VALUES(121,184,true,false,true,true);" calcext:value-type="string">
            <text:p>INSERT INTO VIDEO VALUES(121,184,true,false,true,true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2];&quot;,&quot;;[.B122];&quot;,&quot;;[.C122];&quot;,&quot;;[.D122];&quot;,&quot;;[.E122];&quot;,&quot;;[.F122];&quot;);&quot;)" office:value-type="string" office:string-value="INSERT INTO VIDEO VALUES(122,185,true,false,true,true);" calcext:value-type="string">
            <text:p>INSERT INTO VIDEO VALUES(122,185,true,false,true,true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3];&quot;,&quot;;[.B123];&quot;,&quot;;[.C123];&quot;,&quot;;[.D123];&quot;,&quot;;[.E123];&quot;,&quot;;[.F123];&quot;);&quot;)" office:value-type="string" office:string-value="INSERT INTO VIDEO VALUES(123,186,true,false,true,true);" calcext:value-type="string">
            <text:p>INSERT INTO VIDEO VALUES(123,186,true,false,true,true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4];&quot;,&quot;;[.B124];&quot;,&quot;;[.C124];&quot;,&quot;;[.D124];&quot;,&quot;;[.E124];&quot;,&quot;;[.F124];&quot;);&quot;)" office:value-type="string" office:string-value="INSERT INTO VIDEO VALUES(124,187,true,false,true,true);" calcext:value-type="string">
            <text:p>INSERT INTO VIDEO VALUES(124,187,true,false,true,true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5];&quot;,&quot;;[.B125];&quot;,&quot;;[.C125];&quot;,&quot;;[.D125];&quot;,&quot;;[.E125];&quot;,&quot;;[.F125];&quot;);&quot;)" office:value-type="string" office:string-value="INSERT INTO VIDEO VALUES(125,188,true,false,true,true);" calcext:value-type="string">
            <text:p>INSERT INTO VIDEO VALUES(125,188,true,false,true,true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6];&quot;,&quot;;[.B126];&quot;,&quot;;[.C126];&quot;,&quot;;[.D126];&quot;,&quot;;[.E126];&quot;,&quot;;[.F126];&quot;);&quot;)" office:value-type="string" office:string-value="INSERT INTO VIDEO VALUES(126,189,true,false,true,true);" calcext:value-type="string">
            <text:p>INSERT INTO VIDEO VALUES(126,189,true,false,true,true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7];&quot;,&quot;;[.B127];&quot;,&quot;;[.C127];&quot;,&quot;;[.D127];&quot;,&quot;;[.E127];&quot;,&quot;;[.F127];&quot;);&quot;)" office:value-type="string" office:string-value="INSERT INTO VIDEO VALUES(127,190,true,false,true,true);" calcext:value-type="string">
            <text:p>INSERT INTO VIDEO VALUES(127,190,true,false,true,true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8];&quot;,&quot;;[.B128];&quot;,&quot;;[.C128];&quot;,&quot;;[.D128];&quot;,&quot;;[.E128];&quot;,&quot;;[.F128];&quot;);&quot;)" office:value-type="string" office:string-value="INSERT INTO VIDEO VALUES(128,191,true,false,true,true);" calcext:value-type="string">
            <text:p>INSERT INTO VIDEO VALUES(128,191,true,false,true,true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29];&quot;,&quot;;[.B129];&quot;,&quot;;[.C129];&quot;,&quot;;[.D129];&quot;,&quot;;[.E129];&quot;,&quot;;[.F129];&quot;);&quot;)" office:value-type="string" office:string-value="INSERT INTO VIDEO VALUES(129,192,true,false,true,true);" calcext:value-type="string">
            <text:p>INSERT INTO VIDEO VALUES(129,192,true,false,true,true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0];&quot;,&quot;;[.B130];&quot;,&quot;;[.C130];&quot;,&quot;;[.D130];&quot;,&quot;;[.E130];&quot;,&quot;;[.F130];&quot;);&quot;)" office:value-type="string" office:string-value="INSERT INTO VIDEO VALUES(130,193,true,false,true,true);" calcext:value-type="string">
            <text:p>INSERT INTO VIDEO VALUES(130,193,true,false,true,true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1];&quot;,&quot;;[.B131];&quot;,&quot;;[.C131];&quot;,&quot;;[.D131];&quot;,&quot;;[.E131];&quot;,&quot;;[.F131];&quot;);&quot;)" office:value-type="string" office:string-value="INSERT INTO VIDEO VALUES(131,194,true,false,true,true);" calcext:value-type="string">
            <text:p>INSERT INTO VIDEO VALUES(131,194,true,false,true,true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2];&quot;,&quot;;[.B132];&quot;,&quot;;[.C132];&quot;,&quot;;[.D132];&quot;,&quot;;[.E132];&quot;,&quot;;[.F132];&quot;);&quot;)" office:value-type="string" office:string-value="INSERT INTO VIDEO VALUES(132,195,true,false,true,true);" calcext:value-type="string">
            <text:p>INSERT INTO VIDEO VALUES(132,195,true,false,true,true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3];&quot;,&quot;;[.B133];&quot;,&quot;;[.C133];&quot;,&quot;;[.D133];&quot;,&quot;;[.E133];&quot;,&quot;;[.F133];&quot;);&quot;)" office:value-type="string" office:string-value="INSERT INTO VIDEO VALUES(133,196,true,false,true,true);" calcext:value-type="string">
            <text:p>INSERT INTO VIDEO VALUES(133,196,true,false,true,true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4];&quot;,&quot;;[.B134];&quot;,&quot;;[.C134];&quot;,&quot;;[.D134];&quot;,&quot;;[.E134];&quot;,&quot;;[.F134];&quot;);&quot;)" office:value-type="string" office:string-value="INSERT INTO VIDEO VALUES(134,197,true,false,true,true);" calcext:value-type="string">
            <text:p>INSERT INTO VIDEO VALUES(134,197,true,false,true,true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5];&quot;,&quot;;[.B135];&quot;,&quot;;[.C135];&quot;,&quot;;[.D135];&quot;,&quot;;[.E135];&quot;,&quot;;[.F135];&quot;);&quot;)" office:value-type="string" office:string-value="INSERT INTO VIDEO VALUES(135,198,true,false,true,true);" calcext:value-type="string">
            <text:p>INSERT INTO VIDEO VALUES(135,198,true,false,true,true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6];&quot;,&quot;;[.B136];&quot;,&quot;;[.C136];&quot;,&quot;;[.D136];&quot;,&quot;;[.E136];&quot;,&quot;;[.F136];&quot;);&quot;)" office:value-type="string" office:string-value="INSERT INTO VIDEO VALUES(136,199,true,false,true,true);" calcext:value-type="string">
            <text:p>INSERT INTO VIDEO VALUES(136,199,true,false,true,true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7];&quot;,&quot;;[.B137];&quot;,&quot;;[.C137];&quot;,&quot;;[.D137];&quot;,&quot;;[.E137];&quot;,&quot;;[.F137];&quot;);&quot;)" office:value-type="string" office:string-value="INSERT INTO VIDEO VALUES(137,200,true,false,true,true);" calcext:value-type="string">
            <text:p>INSERT INTO VIDEO VALUES(137,200,true,false,true,true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8];&quot;,&quot;;[.B138];&quot;,&quot;;[.C138];&quot;,&quot;;[.D138];&quot;,&quot;;[.E138];&quot;,&quot;;[.F138];&quot;);&quot;)" office:value-type="string" office:string-value="INSERT INTO VIDEO VALUES(138,201,true,false,true,true);" calcext:value-type="string">
            <text:p>INSERT INTO VIDEO VALUES(138,201,true,false,true,true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39];&quot;,&quot;;[.B139];&quot;,&quot;;[.C139];&quot;,&quot;;[.D139];&quot;,&quot;;[.E139];&quot;,&quot;;[.F139];&quot;);&quot;)" office:value-type="string" office:string-value="INSERT INTO VIDEO VALUES(139,202,true,false,true,true);" calcext:value-type="string">
            <text:p>INSERT INTO VIDEO VALUES(139,202,true,false,true,true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0];&quot;,&quot;;[.B140];&quot;,&quot;;[.C140];&quot;,&quot;;[.D140];&quot;,&quot;;[.E140];&quot;,&quot;;[.F140];&quot;);&quot;)" office:value-type="string" office:string-value="INSERT INTO VIDEO VALUES(140,203,true,false,true,true);" calcext:value-type="string">
            <text:p>INSERT INTO VIDEO VALUES(140,203,true,false,true,true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1];&quot;,&quot;;[.B141];&quot;,&quot;;[.C141];&quot;,&quot;;[.D141];&quot;,&quot;;[.E141];&quot;,&quot;;[.F141];&quot;);&quot;)" office:value-type="string" office:string-value="INSERT INTO VIDEO VALUES(141,204,true,false,true,true);" calcext:value-type="string">
            <text:p>INSERT INTO VIDEO VALUES(141,204,true,false,true,true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2];&quot;,&quot;;[.B142];&quot;,&quot;;[.C142];&quot;,&quot;;[.D142];&quot;,&quot;;[.E142];&quot;,&quot;;[.F142];&quot;);&quot;)" office:value-type="string" office:string-value="INSERT INTO VIDEO VALUES(142,205,true,false,true,true);" calcext:value-type="string">
            <text:p>INSERT INTO VIDEO VALUES(142,205,true,false,true,true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3];&quot;,&quot;;[.B143];&quot;,&quot;;[.C143];&quot;,&quot;;[.D143];&quot;,&quot;;[.E143];&quot;,&quot;;[.F143];&quot;);&quot;)" office:value-type="string" office:string-value="INSERT INTO VIDEO VALUES(143,206,true,false,true,true);" calcext:value-type="string">
            <text:p>INSERT INTO VIDEO VALUES(143,206,true,false,true,true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4];&quot;,&quot;;[.B144];&quot;,&quot;;[.C144];&quot;,&quot;;[.D144];&quot;,&quot;;[.E144];&quot;,&quot;;[.F144];&quot;);&quot;)" office:value-type="string" office:string-value="INSERT INTO VIDEO VALUES(144,207,true,false,true,true);" calcext:value-type="string">
            <text:p>INSERT INTO VIDEO VALUES(144,207,true,false,true,true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5];&quot;,&quot;;[.B145];&quot;,&quot;;[.C145];&quot;,&quot;;[.D145];&quot;,&quot;;[.E145];&quot;,&quot;;[.F145];&quot;);&quot;)" office:value-type="string" office:string-value="INSERT INTO VIDEO VALUES(145,208,true,false,true,true);" calcext:value-type="string">
            <text:p>INSERT INTO VIDEO VALUES(145,208,true,false,true,true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6];&quot;,&quot;;[.B146];&quot;,&quot;;[.C146];&quot;,&quot;;[.D146];&quot;,&quot;;[.E146];&quot;,&quot;;[.F146];&quot;);&quot;)" office:value-type="string" office:string-value="INSERT INTO VIDEO VALUES(146,209,true,false,true,true);" calcext:value-type="string">
            <text:p>INSERT INTO VIDEO VALUES(146,209,true,false,true,true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7];&quot;,&quot;;[.B147];&quot;,&quot;;[.C147];&quot;,&quot;;[.D147];&quot;,&quot;;[.E147];&quot;,&quot;;[.F147];&quot;);&quot;)" office:value-type="string" office:string-value="INSERT INTO VIDEO VALUES(147,210,true,false,true,true);" calcext:value-type="string">
            <text:p>INSERT INTO VIDEO VALUES(147,210,true,false,true,true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8];&quot;,&quot;;[.B148];&quot;,&quot;;[.C148];&quot;,&quot;;[.D148];&quot;,&quot;;[.E148];&quot;,&quot;;[.F148];&quot;);&quot;)" office:value-type="string" office:string-value="INSERT INTO VIDEO VALUES(148,211,true,false,true,true);" calcext:value-type="string">
            <text:p>INSERT INTO VIDEO VALUES(148,211,true,false,true,true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49];&quot;,&quot;;[.B149];&quot;,&quot;;[.C149];&quot;,&quot;;[.D149];&quot;,&quot;;[.E149];&quot;,&quot;;[.F149];&quot;);&quot;)" office:value-type="string" office:string-value="INSERT INTO VIDEO VALUES(149,223,true,false,true,true);" calcext:value-type="string">
            <text:p>INSERT INTO VIDEO VALUES(149,223,true,false,true,true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0];&quot;,&quot;;[.B150];&quot;,&quot;;[.C150];&quot;,&quot;;[.D150];&quot;,&quot;;[.E150];&quot;,&quot;;[.F150];&quot;);&quot;)" office:value-type="string" office:string-value="INSERT INTO VIDEO VALUES(150,224,true,false,true,true);" calcext:value-type="string">
            <text:p>INSERT INTO VIDEO VALUES(150,224,true,false,true,true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1];&quot;,&quot;;[.B151];&quot;,&quot;;[.C151];&quot;,&quot;;[.D151];&quot;,&quot;;[.E151];&quot;,&quot;;[.F151];&quot;);&quot;)" office:value-type="string" office:string-value="INSERT INTO VIDEO VALUES(151,225,true,false,true,true);" calcext:value-type="string">
            <text:p>INSERT INTO VIDEO VALUES(151,225,true,false,true,true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2];&quot;,&quot;;[.B152];&quot;,&quot;;[.C152];&quot;,&quot;;[.D152];&quot;,&quot;;[.E152];&quot;,&quot;;[.F152];&quot;);&quot;)" office:value-type="string" office:string-value="INSERT INTO VIDEO VALUES(152,226,true,false,true,true);" calcext:value-type="string">
            <text:p>INSERT INTO VIDEO VALUES(152,226,true,false,true,true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3];&quot;,&quot;;[.B153];&quot;,&quot;;[.C153];&quot;,&quot;;[.D153];&quot;,&quot;;[.E153];&quot;,&quot;;[.F153];&quot;);&quot;)" office:value-type="string" office:string-value="INSERT INTO VIDEO VALUES(153,227,true,false,true,true);" calcext:value-type="string">
            <text:p>INSERT INTO VIDEO VALUES(153,227,true,false,true,true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4];&quot;,&quot;;[.B154];&quot;,&quot;;[.C154];&quot;,&quot;;[.D154];&quot;,&quot;;[.E154];&quot;,&quot;;[.F154];&quot;);&quot;)" office:value-type="string" office:string-value="INSERT INTO VIDEO VALUES(154,228,true,false,true,true);" calcext:value-type="string">
            <text:p>INSERT INTO VIDEO VALUES(154,228,true,false,true,true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5];&quot;,&quot;;[.B155];&quot;,&quot;;[.C155];&quot;,&quot;;[.D155];&quot;,&quot;;[.E155];&quot;,&quot;;[.F155];&quot;);&quot;)" office:value-type="string" office:string-value="INSERT INTO VIDEO VALUES(155,229,true,false,true,true);" calcext:value-type="string">
            <text:p>INSERT INTO VIDEO VALUES(155,229,true,false,true,true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6];&quot;,&quot;;[.B156];&quot;,&quot;;[.C156];&quot;,&quot;;[.D156];&quot;,&quot;;[.E156];&quot;,&quot;;[.F156];&quot;);&quot;)" office:value-type="string" office:string-value="INSERT INTO VIDEO VALUES(156,230,true,false,true,true);" calcext:value-type="string">
            <text:p>INSERT INTO VIDEO VALUES(156,230,true,false,true,true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7];&quot;,&quot;;[.B157];&quot;,&quot;;[.C157];&quot;,&quot;;[.D157];&quot;,&quot;;[.E157];&quot;,&quot;;[.F157];&quot;);&quot;)" office:value-type="string" office:string-value="INSERT INTO VIDEO VALUES(157,231,true,false,true,true);" calcext:value-type="string">
            <text:p>INSERT INTO VIDEO VALUES(157,231,true,false,true,true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8];&quot;,&quot;;[.B158];&quot;,&quot;;[.C158];&quot;,&quot;;[.D158];&quot;,&quot;;[.E158];&quot;,&quot;;[.F158];&quot;);&quot;)" office:value-type="string" office:string-value="INSERT INTO VIDEO VALUES(158,232,true,false,true,true);" calcext:value-type="string">
            <text:p>INSERT INTO VIDEO VALUES(158,232,true,false,true,true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59];&quot;,&quot;;[.B159];&quot;,&quot;;[.C159];&quot;,&quot;;[.D159];&quot;,&quot;;[.E159];&quot;,&quot;;[.F159];&quot;);&quot;)" office:value-type="string" office:string-value="INSERT INTO VIDEO VALUES(159,233,true,false,true,true);" calcext:value-type="string">
            <text:p>INSERT INTO VIDEO VALUES(159,233,true,false,true,true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0];&quot;,&quot;;[.B160];&quot;,&quot;;[.C160];&quot;,&quot;;[.D160];&quot;,&quot;;[.E160];&quot;,&quot;;[.F160];&quot;);&quot;)" office:value-type="string" office:string-value="INSERT INTO VIDEO VALUES(160,234,true,false,true,true);" calcext:value-type="string">
            <text:p>INSERT INTO VIDEO VALUES(160,234,true,false,true,true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1];&quot;,&quot;;[.B161];&quot;,&quot;;[.C161];&quot;,&quot;;[.D161];&quot;,&quot;;[.E161];&quot;,&quot;;[.F161];&quot;);&quot;)" office:value-type="string" office:string-value="INSERT INTO VIDEO VALUES(161,235,true,false,true,true);" calcext:value-type="string">
            <text:p>INSERT INTO VIDEO VALUES(161,235,true,false,true,true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2];&quot;,&quot;;[.B162];&quot;,&quot;;[.C162];&quot;,&quot;;[.D162];&quot;,&quot;;[.E162];&quot;,&quot;;[.F162];&quot;);&quot;)" office:value-type="string" office:string-value="INSERT INTO VIDEO VALUES(162,236,true,false,true,true);" calcext:value-type="string">
            <text:p>INSERT INTO VIDEO VALUES(162,236,true,false,true,true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3];&quot;,&quot;;[.B163];&quot;,&quot;;[.C163];&quot;,&quot;;[.D163];&quot;,&quot;;[.E163];&quot;,&quot;;[.F163];&quot;);&quot;)" office:value-type="string" office:string-value="INSERT INTO VIDEO VALUES(163,237,true,false,true,true);" calcext:value-type="string">
            <text:p>INSERT INTO VIDEO VALUES(163,237,true,false,true,true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4];&quot;,&quot;;[.B164];&quot;,&quot;;[.C164];&quot;,&quot;;[.D164];&quot;,&quot;;[.E164];&quot;,&quot;;[.F164];&quot;);&quot;)" office:value-type="string" office:string-value="INSERT INTO VIDEO VALUES(164,238,true,false,true,true);" calcext:value-type="string">
            <text:p>INSERT INTO VIDEO VALUES(164,238,true,false,true,true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5];&quot;,&quot;;[.B165];&quot;,&quot;;[.C165];&quot;,&quot;;[.D165];&quot;,&quot;;[.E165];&quot;,&quot;;[.F165];&quot;);&quot;)" office:value-type="string" office:string-value="INSERT INTO VIDEO VALUES(165,239,true,false,true,true);" calcext:value-type="string">
            <text:p>INSERT INTO VIDEO VALUES(165,239,true,false,true,true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6];&quot;,&quot;;[.B166];&quot;,&quot;;[.C166];&quot;,&quot;;[.D166];&quot;,&quot;;[.E166];&quot;,&quot;;[.F166];&quot;);&quot;)" office:value-type="string" office:string-value="INSERT INTO VIDEO VALUES(166,240,true,false,true,true);" calcext:value-type="string">
            <text:p>INSERT INTO VIDEO VALUES(166,240,true,false,true,true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7];&quot;,&quot;;[.B167];&quot;,&quot;;[.C167];&quot;,&quot;;[.D167];&quot;,&quot;;[.E167];&quot;,&quot;;[.F167];&quot;);&quot;)" office:value-type="string" office:string-value="INSERT INTO VIDEO VALUES(167,241,true,false,true,true);" calcext:value-type="string">
            <text:p>INSERT INTO VIDEO VALUES(167,241,true,false,true,true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8];&quot;,&quot;;[.B168];&quot;,&quot;;[.C168];&quot;,&quot;;[.D168];&quot;,&quot;;[.E168];&quot;,&quot;;[.F168];&quot;);&quot;)" office:value-type="string" office:string-value="INSERT INTO VIDEO VALUES(168,242,true,false,true,true);" calcext:value-type="string">
            <text:p>INSERT INTO VIDEO VALUES(168,242,true,false,true,true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69];&quot;,&quot;;[.B169];&quot;,&quot;;[.C169];&quot;,&quot;;[.D169];&quot;,&quot;;[.E169];&quot;,&quot;;[.F169];&quot;);&quot;)" office:value-type="string" office:string-value="INSERT INTO VIDEO VALUES(169,243,true,false,true,true);" calcext:value-type="string">
            <text:p>INSERT INTO VIDEO VALUES(169,243,true,false,true,true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0];&quot;,&quot;;[.B170];&quot;,&quot;;[.C170];&quot;,&quot;;[.D170];&quot;,&quot;;[.E170];&quot;,&quot;;[.F170];&quot;);&quot;)" office:value-type="string" office:string-value="INSERT INTO VIDEO VALUES(170,244,true,false,true,true);" calcext:value-type="string">
            <text:p>INSERT INTO VIDEO VALUES(170,244,true,false,true,true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1];&quot;,&quot;;[.B171];&quot;,&quot;;[.C171];&quot;,&quot;;[.D171];&quot;,&quot;;[.E171];&quot;,&quot;;[.F171];&quot;);&quot;)" office:value-type="string" office:string-value="INSERT INTO VIDEO VALUES(171,245,true,false,true,true);" calcext:value-type="string">
            <text:p>INSERT INTO VIDEO VALUES(171,245,true,false,true,true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2];&quot;,&quot;;[.B172];&quot;,&quot;;[.C172];&quot;,&quot;;[.D172];&quot;,&quot;;[.E172];&quot;,&quot;;[.F172];&quot;);&quot;)" office:value-type="string" office:string-value="INSERT INTO VIDEO VALUES(172,246,true,false,true,true);" calcext:value-type="string">
            <text:p>INSERT INTO VIDEO VALUES(172,246,true,false,true,true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3];&quot;,&quot;;[.B173];&quot;,&quot;;[.C173];&quot;,&quot;;[.D173];&quot;,&quot;;[.E173];&quot;,&quot;;[.F173];&quot;);&quot;)" office:value-type="string" office:string-value="INSERT INTO VIDEO VALUES(173,247,true,false,true,true);" calcext:value-type="string">
            <text:p>INSERT INTO VIDEO VALUES(173,247,true,false,true,true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4];&quot;,&quot;;[.B174];&quot;,&quot;;[.C174];&quot;,&quot;;[.D174];&quot;,&quot;;[.E174];&quot;,&quot;;[.F174];&quot;);&quot;)" office:value-type="string" office:string-value="INSERT INTO VIDEO VALUES(174,248,true,false,true,true);" calcext:value-type="string">
            <text:p>INSERT INTO VIDEO VALUES(174,248,true,false,true,true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5];&quot;,&quot;;[.B175];&quot;,&quot;;[.C175];&quot;,&quot;;[.D175];&quot;,&quot;;[.E175];&quot;,&quot;;[.F175];&quot;);&quot;)" office:value-type="string" office:string-value="INSERT INTO VIDEO VALUES(175,249,true,false,true,true);" calcext:value-type="string">
            <text:p>INSERT INTO VIDEO VALUES(175,249,true,false,true,true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VIDEO VALUES(&quot;;[.A176];&quot;,&quot;;[.B176];&quot;,&quot;;[.C176];&quot;,&quot;;[.D176];&quot;,&quot;;[.E176];&quot;,&quot;;[.F176];&quot;);&quot;)" office:value-type="string" office:string-value="INSERT INTO VIDEO VALUES(176,250,true,false,true,true);" calcext:value-type="string">
            <text:p>INSERT INTO VIDEO VALUES(176,250,true,false,true,true);</text:p>
          </table:table-cell>
        </table:table-row>
      </table:table>
      <table:table table:name="LISTENNING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];&quot;,&quot;;[.B1];&quot;,&quot;;[.C1];&quot;,&quot;;[.D1];&quot;,&quot;;[.E1];&quot;,&quot;;[.F1];&quot;);&quot;)" office:value-type="string" office:string-value="INSERT INTO LISTENNING VALUES(1,7,true,true,true,false);" calcext:value-type="string">
            <text:p>INSERT INTO LISTENNING VALUES(1,7,true,true,true,false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];&quot;,&quot;;[.B2];&quot;,&quot;;[.C2];&quot;,&quot;;[.D2];&quot;,&quot;;[.E2];&quot;,&quot;;[.F2];&quot;);&quot;)" office:value-type="string" office:string-value="INSERT INTO LISTENNING VALUES(2,8,true,true,true,false);" calcext:value-type="string">
            <text:p>INSERT INTO LISTENNING VALUES(2,8,true,true,true,false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];&quot;,&quot;;[.B3];&quot;,&quot;;[.C3];&quot;,&quot;;[.D3];&quot;,&quot;;[.E3];&quot;,&quot;;[.F3];&quot;);&quot;)" office:value-type="string" office:string-value="INSERT INTO LISTENNING VALUES(3,9,true,true,true,false);" calcext:value-type="string">
            <text:p>INSERT INTO LISTENNING VALUES(3,9,true,true,true,false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4];&quot;,&quot;;[.B4];&quot;,&quot;;[.C4];&quot;,&quot;;[.D4];&quot;,&quot;;[.E4];&quot;,&quot;;[.F4];&quot;);&quot;)" office:value-type="string" office:string-value="INSERT INTO LISTENNING VALUES(4,10,true,true,true,false);" calcext:value-type="string">
            <text:p>INSERT INTO LISTENNING VALUES(4,10,true,true,true,false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5];&quot;,&quot;;[.B5];&quot;,&quot;;[.C5];&quot;,&quot;;[.D5];&quot;,&quot;;[.E5];&quot;,&quot;;[.F5];&quot;);&quot;)" office:value-type="string" office:string-value="INSERT INTO LISTENNING VALUES(5,16,true,true,true,false);" calcext:value-type="string">
            <text:p>INSERT INTO LISTENNING VALUES(5,16,true,true,true,false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6];&quot;,&quot;;[.B6];&quot;,&quot;;[.C6];&quot;,&quot;;[.D6];&quot;,&quot;;[.E6];&quot;,&quot;;[.F6];&quot;);&quot;)" office:value-type="string" office:string-value="INSERT INTO LISTENNING VALUES(6,17,true,true,true,false);" calcext:value-type="string">
            <text:p>INSERT INTO LISTENNING VALUES(6,17,true,true,true,false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7];&quot;,&quot;;[.B7];&quot;,&quot;;[.C7];&quot;,&quot;;[.D7];&quot;,&quot;;[.E7];&quot;,&quot;;[.F7];&quot;);&quot;)" office:value-type="string" office:string-value="INSERT INTO LISTENNING VALUES(7,18,true,true,true,false);" calcext:value-type="string">
            <text:p>INSERT INTO LISTENNING VALUES(7,18,true,true,true,false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8];&quot;,&quot;;[.B8];&quot;,&quot;;[.C8];&quot;,&quot;;[.D8];&quot;,&quot;;[.E8];&quot;,&quot;;[.F8];&quot;);&quot;)" office:value-type="string" office:string-value="INSERT INTO LISTENNING VALUES(8,19,true,true,true,false);" calcext:value-type="string">
            <text:p>INSERT INTO LISTENNING VALUES(8,19,true,true,true,false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9];&quot;,&quot;;[.B9];&quot;,&quot;;[.C9];&quot;,&quot;;[.D9];&quot;,&quot;;[.E9];&quot;,&quot;;[.F9];&quot;);&quot;)" office:value-type="string" office:string-value="INSERT INTO LISTENNING VALUES(9,20,true,true,true,false);" calcext:value-type="string">
            <text:p>INSERT INTO LISTENNING VALUES(9,20,true,true,true,false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0];&quot;,&quot;;[.B10];&quot;,&quot;;[.C10];&quot;,&quot;;[.D10];&quot;,&quot;;[.E10];&quot;,&quot;;[.F10];&quot;);&quot;)" office:value-type="string" office:string-value="INSERT INTO LISTENNING VALUES(10,21,true,true,true,false);" calcext:value-type="string">
            <text:p>INSERT INTO LISTENNING VALUES(10,21,true,true,true,false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1];&quot;,&quot;;[.B11];&quot;,&quot;;[.C11];&quot;,&quot;;[.D11];&quot;,&quot;;[.E11];&quot;,&quot;;[.F11];&quot;);&quot;)" office:value-type="string" office:string-value="INSERT INTO LISTENNING VALUES(11,22,true,true,true,false);" calcext:value-type="string">
            <text:p>INSERT INTO LISTENNING VALUES(11,22,true,true,true,false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2];&quot;,&quot;;[.B12];&quot;,&quot;;[.C12];&quot;,&quot;;[.D12];&quot;,&quot;;[.E12];&quot;,&quot;;[.F12];&quot;);&quot;)" office:value-type="string" office:string-value="INSERT INTO LISTENNING VALUES(12,23,true,true,true,false);" calcext:value-type="string">
            <text:p>INSERT INTO LISTENNING VALUES(12,23,true,true,true,false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3];&quot;,&quot;;[.B13];&quot;,&quot;;[.C13];&quot;,&quot;;[.D13];&quot;,&quot;;[.E13];&quot;,&quot;;[.F13];&quot;);&quot;)" office:value-type="string" office:string-value="INSERT INTO LISTENNING VALUES(13,24,true,true,true,false);" calcext:value-type="string">
            <text:p>INSERT INTO LISTENNING VALUES(13,24,true,true,true,false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4];&quot;,&quot;;[.B14];&quot;,&quot;;[.C14];&quot;,&quot;;[.D14];&quot;,&quot;;[.E14];&quot;,&quot;;[.F14];&quot;);&quot;)" office:value-type="string" office:string-value="INSERT INTO LISTENNING VALUES(14,25,true,true,true,false);" calcext:value-type="string">
            <text:p>INSERT INTO LISTENNING VALUES(14,25,true,true,true,false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5];&quot;,&quot;;[.B15];&quot;,&quot;;[.C15];&quot;,&quot;;[.D15];&quot;,&quot;;[.E15];&quot;,&quot;;[.F15];&quot;);&quot;)" office:value-type="string" office:string-value="INSERT INTO LISTENNING VALUES(15,26,true,true,true,false);" calcext:value-type="string">
            <text:p>INSERT INTO LISTENNING VALUES(15,26,true,true,true,false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6];&quot;,&quot;;[.B16];&quot;,&quot;;[.C16];&quot;,&quot;;[.D16];&quot;,&quot;;[.E16];&quot;,&quot;;[.F16];&quot;);&quot;)" office:value-type="string" office:string-value="INSERT INTO LISTENNING VALUES(16,27,true,true,true,false);" calcext:value-type="string">
            <text:p>INSERT INTO LISTENNING VALUES(16,27,true,true,true,false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7];&quot;,&quot;;[.B17];&quot;,&quot;;[.C17];&quot;,&quot;;[.D17];&quot;,&quot;;[.E17];&quot;,&quot;;[.F17];&quot;);&quot;)" office:value-type="string" office:string-value="INSERT INTO LISTENNING VALUES(17,28,true,true,true,false);" calcext:value-type="string">
            <text:p>INSERT INTO LISTENNING VALUES(17,28,true,true,true,false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8];&quot;,&quot;;[.B18];&quot;,&quot;;[.C18];&quot;,&quot;;[.D18];&quot;,&quot;;[.E18];&quot;,&quot;;[.F18];&quot;);&quot;)" office:value-type="string" office:string-value="INSERT INTO LISTENNING VALUES(18,31,true,true,true,false);" calcext:value-type="string">
            <text:p>INSERT INTO LISTENNING VALUES(18,31,true,true,true,false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19];&quot;,&quot;;[.B19];&quot;,&quot;;[.C19];&quot;,&quot;;[.D19];&quot;,&quot;;[.E19];&quot;,&quot;;[.F19];&quot;);&quot;)" office:value-type="string" office:string-value="INSERT INTO LISTENNING VALUES(19,32,true,true,true,false);" calcext:value-type="string">
            <text:p>INSERT INTO LISTENNING VALUES(19,32,true,true,true,false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0];&quot;,&quot;;[.B20];&quot;,&quot;;[.C20];&quot;,&quot;;[.D20];&quot;,&quot;;[.E20];&quot;,&quot;;[.F20];&quot;);&quot;)" office:value-type="string" office:string-value="INSERT INTO LISTENNING VALUES(20,33,true,true,true,false);" calcext:value-type="string">
            <text:p>INSERT INTO LISTENNING VALUES(20,33,true,true,true,false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1];&quot;,&quot;;[.B21];&quot;,&quot;;[.C21];&quot;,&quot;;[.D21];&quot;,&quot;;[.E21];&quot;,&quot;;[.F21];&quot;);&quot;)" office:value-type="string" office:string-value="INSERT INTO LISTENNING VALUES(21,34,true,true,true,false);" calcext:value-type="string">
            <text:p>INSERT INTO LISTENNING VALUES(21,34,true,true,true,false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2];&quot;,&quot;;[.B22];&quot;,&quot;;[.C22];&quot;,&quot;;[.D22];&quot;,&quot;;[.E22];&quot;,&quot;;[.F22];&quot;);&quot;)" office:value-type="string" office:string-value="INSERT INTO LISTENNING VALUES(22,35,true,true,true,false);" calcext:value-type="string">
            <text:p>INSERT INTO LISTENNING VALUES(22,35,true,true,true,false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3];&quot;,&quot;;[.B23];&quot;,&quot;;[.C23];&quot;,&quot;;[.D23];&quot;,&quot;;[.E23];&quot;,&quot;;[.F23];&quot;);&quot;)" office:value-type="string" office:string-value="INSERT INTO LISTENNING VALUES(23,37,true,true,true,false);" calcext:value-type="string">
            <text:p>INSERT INTO LISTENNING VALUES(23,37,true,true,true,false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4];&quot;,&quot;;[.B24];&quot;,&quot;;[.C24];&quot;,&quot;;[.D24];&quot;,&quot;;[.E24];&quot;,&quot;;[.F24];&quot;);&quot;)" office:value-type="string" office:string-value="INSERT INTO LISTENNING VALUES(24,38,true,true,true,false);" calcext:value-type="string">
            <text:p>INSERT INTO LISTENNING VALUES(24,38,true,true,true,false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5];&quot;,&quot;;[.B25];&quot;,&quot;;[.C25];&quot;,&quot;;[.D25];&quot;,&quot;;[.E25];&quot;,&quot;;[.F25];&quot;);&quot;)" office:value-type="string" office:string-value="INSERT INTO LISTENNING VALUES(25,39,true,true,true,false);" calcext:value-type="string">
            <text:p>INSERT INTO LISTENNING VALUES(25,39,true,true,true,false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6];&quot;,&quot;;[.B26];&quot;,&quot;;[.C26];&quot;,&quot;;[.D26];&quot;,&quot;;[.E26];&quot;,&quot;;[.F26];&quot;);&quot;)" office:value-type="string" office:string-value="INSERT INTO LISTENNING VALUES(26,40,true,true,true,false);" calcext:value-type="string">
            <text:p>INSERT INTO LISTENNING VALUES(26,40,true,true,true,false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7];&quot;,&quot;;[.B27];&quot;,&quot;;[.C27];&quot;,&quot;;[.D27];&quot;,&quot;;[.E27];&quot;,&quot;;[.F27];&quot;);&quot;)" office:value-type="string" office:string-value="INSERT INTO LISTENNING VALUES(27,41,true,true,true,false);" calcext:value-type="string">
            <text:p>INSERT INTO LISTENNING VALUES(27,41,true,true,true,false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8];&quot;,&quot;;[.B28];&quot;,&quot;;[.C28];&quot;,&quot;;[.D28];&quot;,&quot;;[.E28];&quot;,&quot;;[.F28];&quot;);&quot;)" office:value-type="string" office:string-value="INSERT INTO LISTENNING VALUES(28,42,true,true,true,false);" calcext:value-type="string">
            <text:p>INSERT INTO LISTENNING VALUES(28,42,true,true,true,false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29];&quot;,&quot;;[.B29];&quot;,&quot;;[.C29];&quot;,&quot;;[.D29];&quot;,&quot;;[.E29];&quot;,&quot;;[.F29];&quot;);&quot;)" office:value-type="string" office:string-value="INSERT INTO LISTENNING VALUES(29,43,true,true,true,false);" calcext:value-type="string">
            <text:p>INSERT INTO LISTENNING VALUES(29,43,true,true,true,false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0];&quot;,&quot;;[.B30];&quot;,&quot;;[.C30];&quot;,&quot;;[.D30];&quot;,&quot;;[.E30];&quot;,&quot;;[.F30];&quot;);&quot;)" office:value-type="string" office:string-value="INSERT INTO LISTENNING VALUES(30,44,true,true,true,false);" calcext:value-type="string">
            <text:p>INSERT INTO LISTENNING VALUES(30,44,true,true,true,false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31];&quot;,&quot;;[.B31];&quot;,&quot;;[.C31];&quot;,&quot;;[.D31];&quot;,&quot;;[.E31];&quot;,&quot;;[.F31];&quot;);&quot;)" office:value-type="string" office:string-value="INSERT INTO LISTENNING VALUES(31,46,true,false,true,true);" calcext:value-type="string">
            <text:p>INSERT INTO LISTENNING VALUES(31,46,true,false,true,true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32];&quot;,&quot;;[.B32];&quot;,&quot;;[.C32];&quot;,&quot;;[.D32];&quot;,&quot;;[.E32];&quot;,&quot;;[.F32];&quot;);&quot;)" office:value-type="string" office:string-value="INSERT INTO LISTENNING VALUES(32,47,true,false,true,true);" calcext:value-type="string">
            <text:p>INSERT INTO LISTENNING VALUES(32,47,true,false,true,true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33];&quot;,&quot;;[.B33];&quot;,&quot;;[.C33];&quot;,&quot;;[.D33];&quot;,&quot;;[.E33];&quot;,&quot;;[.F33];&quot;);&quot;)" office:value-type="string" office:string-value="INSERT INTO LISTENNING VALUES(33,48,true,false,true,true);" calcext:value-type="string">
            <text:p>INSERT INTO LISTENNING VALUES(33,48,true,false,true,true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4];&quot;,&quot;;[.B34];&quot;,&quot;;[.C34];&quot;,&quot;;[.D34];&quot;,&quot;;[.E34];&quot;,&quot;;[.F34];&quot;);&quot;)" office:value-type="string" office:string-value="INSERT INTO LISTENNING VALUES(34,82,true,true,true,false);" calcext:value-type="string">
            <text:p>INSERT INTO LISTENNING VALUES(34,82,true,true,true,false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5];&quot;,&quot;;[.B35];&quot;,&quot;;[.C35];&quot;,&quot;;[.D35];&quot;,&quot;;[.E35];&quot;,&quot;;[.F35];&quot;);&quot;)" office:value-type="string" office:string-value="INSERT INTO LISTENNING VALUES(35,83,true,true,true,false);" calcext:value-type="string">
            <text:p>INSERT INTO LISTENNING VALUES(35,83,true,true,true,false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6];&quot;,&quot;;[.B36];&quot;,&quot;;[.C36];&quot;,&quot;;[.D36];&quot;,&quot;;[.E36];&quot;,&quot;;[.F36];&quot;);&quot;)" office:value-type="string" office:string-value="INSERT INTO LISTENNING VALUES(36,84,true,true,true,false);" calcext:value-type="string">
            <text:p>INSERT INTO LISTENNING VALUES(36,84,true,true,true,false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7];&quot;,&quot;;[.B37];&quot;,&quot;;[.C37];&quot;,&quot;;[.D37];&quot;,&quot;;[.E37];&quot;,&quot;;[.F37];&quot;);&quot;)" office:value-type="string" office:string-value="INSERT INTO LISTENNING VALUES(37,85,true,true,true,false);" calcext:value-type="string">
            <text:p>INSERT INTO LISTENNING VALUES(37,85,true,true,true,false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8];&quot;,&quot;;[.B38];&quot;,&quot;;[.C38];&quot;,&quot;;[.D38];&quot;,&quot;;[.E38];&quot;,&quot;;[.F38];&quot;);&quot;)" office:value-type="string" office:string-value="INSERT INTO LISTENNING VALUES(38,86,true,true,true,false);" calcext:value-type="string">
            <text:p>INSERT INTO LISTENNING VALUES(38,86,true,true,true,false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39];&quot;,&quot;;[.B39];&quot;,&quot;;[.C39];&quot;,&quot;;[.D39];&quot;,&quot;;[.E39];&quot;,&quot;;[.F39];&quot;);&quot;)" office:value-type="string" office:string-value="INSERT INTO LISTENNING VALUES(39,87,true,true,true,false);" calcext:value-type="string">
            <text:p>INSERT INTO LISTENNING VALUES(39,87,true,true,true,false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40];&quot;,&quot;;[.B40];&quot;,&quot;;[.C40];&quot;,&quot;;[.D40];&quot;,&quot;;[.E40];&quot;,&quot;;[.F40];&quot;);&quot;)" office:value-type="string" office:string-value="INSERT INTO LISTENNING VALUES(40,88,true,true,true,false);" calcext:value-type="string">
            <text:p>INSERT INTO LISTENNING VALUES(40,88,true,true,true,false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41];&quot;,&quot;;[.B41];&quot;,&quot;;[.C41];&quot;,&quot;;[.D41];&quot;,&quot;;[.E41];&quot;,&quot;;[.F41];&quot;);&quot;)" office:value-type="string" office:string-value="INSERT INTO LISTENNING VALUES(41,89,true,true,true,false);" calcext:value-type="string">
            <text:p>INSERT INTO LISTENNING VALUES(41,89,true,true,true,false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42];&quot;,&quot;;[.B42];&quot;,&quot;;[.C42];&quot;,&quot;;[.D42];&quot;,&quot;;[.E42];&quot;,&quot;;[.F42];&quot;);&quot;)" office:value-type="string" office:string-value="INSERT INTO LISTENNING VALUES(42,90,true,true,true,false);" calcext:value-type="string">
            <text:p>INSERT INTO LISTENNING VALUES(42,90,true,true,true,false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43];&quot;,&quot;;[.B43];&quot;,&quot;;[.C43];&quot;,&quot;;[.D43];&quot;,&quot;;[.E43];&quot;,&quot;;[.F43];&quot;);&quot;)" office:value-type="string" office:string-value="INSERT INTO LISTENNING VALUES(43,91,true,true,true,false);" calcext:value-type="string">
            <text:p>INSERT INTO LISTENNING VALUES(43,91,true,true,true,false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4];&quot;,&quot;;[.B44];&quot;,&quot;;[.C44];&quot;,&quot;;[.D44];&quot;,&quot;;[.E44];&quot;,&quot;;[.F44];&quot;);&quot;)" office:value-type="string" office:string-value="INSERT INTO LISTENNING VALUES(44,121,true,false,true,true);" calcext:value-type="string">
            <text:p>INSERT INTO LISTENNING VALUES(44,121,true,false,true,true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5];&quot;,&quot;;[.B45];&quot;,&quot;;[.C45];&quot;,&quot;;[.D45];&quot;,&quot;;[.E45];&quot;,&quot;;[.F45];&quot;);&quot;)" office:value-type="string" office:string-value="INSERT INTO LISTENNING VALUES(45,122,true,false,true,true);" calcext:value-type="string">
            <text:p>INSERT INTO LISTENNING VALUES(45,122,true,false,true,true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6];&quot;,&quot;;[.B46];&quot;,&quot;;[.C46];&quot;,&quot;;[.D46];&quot;,&quot;;[.E46];&quot;,&quot;;[.F46];&quot;);&quot;)" office:value-type="string" office:string-value="INSERT INTO LISTENNING VALUES(46,123,true,false,true,true);" calcext:value-type="string">
            <text:p>INSERT INTO LISTENNING VALUES(46,123,true,false,true,true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7];&quot;,&quot;;[.B47];&quot;,&quot;;[.C47];&quot;,&quot;;[.D47];&quot;,&quot;;[.E47];&quot;,&quot;;[.F47];&quot;);&quot;)" office:value-type="string" office:string-value="INSERT INTO LISTENNING VALUES(47,124,true,false,true,true);" calcext:value-type="string">
            <text:p>INSERT INTO LISTENNING VALUES(47,124,true,false,true,true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8];&quot;,&quot;;[.B48];&quot;,&quot;;[.C48];&quot;,&quot;;[.D48];&quot;,&quot;;[.E48];&quot;,&quot;;[.F48];&quot;);&quot;)" office:value-type="string" office:string-value="INSERT INTO LISTENNING VALUES(48,125,true,false,true,true);" calcext:value-type="string">
            <text:p>INSERT INTO LISTENNING VALUES(48,125,true,false,true,true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49];&quot;,&quot;;[.B49];&quot;,&quot;;[.C49];&quot;,&quot;;[.D49];&quot;,&quot;;[.E49];&quot;,&quot;;[.F49];&quot;);&quot;)" office:value-type="string" office:string-value="INSERT INTO LISTENNING VALUES(49,126,true,false,true,true);" calcext:value-type="string">
            <text:p>INSERT INTO LISTENNING VALUES(49,126,true,false,true,true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50];&quot;,&quot;;[.B50];&quot;,&quot;;[.C50];&quot;,&quot;;[.D50];&quot;,&quot;;[.E50];&quot;,&quot;;[.F50];&quot;);&quot;)" office:value-type="string" office:string-value="INSERT INTO LISTENNING VALUES(50,127,true,true,true,false);" calcext:value-type="string">
            <text:p>INSERT INTO LISTENNING VALUES(50,127,true,true,true,false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51];&quot;,&quot;;[.B51];&quot;,&quot;;[.C51];&quot;,&quot;;[.D51];&quot;,&quot;;[.E51];&quot;,&quot;;[.F51];&quot;);&quot;)" office:value-type="string" office:string-value="INSERT INTO LISTENNING VALUES(51,128,true,true,true,false);" calcext:value-type="string">
            <text:p>INSERT INTO LISTENNING VALUES(51,128,true,true,true,false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52];&quot;,&quot;;[.B52];&quot;,&quot;;[.C52];&quot;,&quot;;[.D52];&quot;,&quot;;[.E52];&quot;,&quot;;[.F52];&quot;);&quot;)" office:value-type="string" office:string-value="INSERT INTO LISTENNING VALUES(52,129,true,true,true,false);" calcext:value-type="string">
            <text:p>INSERT INTO LISTENNING VALUES(52,129,true,true,true,false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NCATENATE(&quot;INSERT INTO LISTENNING VALUES(&quot;;[.A53];&quot;,&quot;;[.B53];&quot;,&quot;;[.C53];&quot;,&quot;;[.D53];&quot;,&quot;;[.E53];&quot;,&quot;;[.F53];&quot;);&quot;)" office:value-type="string" office:string-value="INSERT INTO LISTENNING VALUES(53,130,true,true,true,false);" calcext:value-type="string">
            <text:p>INSERT INTO LISTENNING VALUES(53,130,true,true,true,false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4];&quot;,&quot;;[.B54];&quot;,&quot;;[.C54];&quot;,&quot;;[.D54];&quot;,&quot;;[.E54];&quot;,&quot;;[.F54];&quot;);&quot;)" office:value-type="string" office:string-value="INSERT INTO LISTENNING VALUES(54,171,true,false,true,true);" calcext:value-type="string">
            <text:p>INSERT INTO LISTENNING VALUES(54,171,true,false,true,true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5];&quot;,&quot;;[.B55];&quot;,&quot;;[.C55];&quot;,&quot;;[.D55];&quot;,&quot;;[.E55];&quot;,&quot;;[.F55];&quot;);&quot;)" office:value-type="string" office:string-value="INSERT INTO LISTENNING VALUES(55,172,true,false,true,true);" calcext:value-type="string">
            <text:p>INSERT INTO LISTENNING VALUES(55,172,true,false,true,true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6];&quot;,&quot;;[.B56];&quot;,&quot;;[.C56];&quot;,&quot;;[.D56];&quot;,&quot;;[.E56];&quot;,&quot;;[.F56];&quot;);&quot;)" office:value-type="string" office:string-value="INSERT INTO LISTENNING VALUES(56,173,true,false,true,true);" calcext:value-type="string">
            <text:p>INSERT INTO LISTENNING VALUES(56,173,true,false,true,true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7];&quot;,&quot;;[.B57];&quot;,&quot;;[.C57];&quot;,&quot;;[.D57];&quot;,&quot;;[.E57];&quot;,&quot;;[.F57];&quot;);&quot;)" office:value-type="string" office:string-value="INSERT INTO LISTENNING VALUES(57,174,true,false,true,true);" calcext:value-type="string">
            <text:p>INSERT INTO LISTENNING VALUES(57,174,true,false,true,true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8];&quot;,&quot;;[.B58];&quot;,&quot;;[.C58];&quot;,&quot;;[.D58];&quot;,&quot;;[.E58];&quot;,&quot;;[.F58];&quot;);&quot;)" office:value-type="string" office:string-value="INSERT INTO LISTENNING VALUES(58,175,true,false,true,true);" calcext:value-type="string">
            <text:p>INSERT INTO LISTENNING VALUES(58,175,true,false,true,true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59];&quot;,&quot;;[.B59];&quot;,&quot;;[.C59];&quot;,&quot;;[.D59];&quot;,&quot;;[.E59];&quot;,&quot;;[.F59];&quot;);&quot;)" office:value-type="string" office:string-value="INSERT INTO LISTENNING VALUES(59,176,true,false,true,true);" calcext:value-type="string">
            <text:p>INSERT INTO LISTENNING VALUES(59,176,true,false,true,true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0];&quot;,&quot;;[.B60];&quot;,&quot;;[.C60];&quot;,&quot;;[.D60];&quot;,&quot;;[.E60];&quot;,&quot;;[.F60];&quot;);&quot;)" office:value-type="string" office:string-value="INSERT INTO LISTENNING VALUES(60,177,true,false,true,true);" calcext:value-type="string">
            <text:p>INSERT INTO LISTENNING VALUES(60,177,true,false,true,true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1];&quot;,&quot;;[.B61];&quot;,&quot;;[.C61];&quot;,&quot;;[.D61];&quot;,&quot;;[.E61];&quot;,&quot;;[.F61];&quot;);&quot;)" office:value-type="string" office:string-value="INSERT INTO LISTENNING VALUES(61,178,true,false,true,true);" calcext:value-type="string">
            <text:p>INSERT INTO LISTENNING VALUES(61,178,true,false,true,true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2];&quot;,&quot;;[.B62];&quot;,&quot;;[.C62];&quot;,&quot;;[.D62];&quot;,&quot;;[.E62];&quot;,&quot;;[.F62];&quot;);&quot;)" office:value-type="string" office:string-value="INSERT INTO LISTENNING VALUES(62,179,true,false,true,true);" calcext:value-type="string">
            <text:p>INSERT INTO LISTENNING VALUES(62,179,true,false,true,true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3];&quot;,&quot;;[.B63];&quot;,&quot;;[.C63];&quot;,&quot;;[.D63];&quot;,&quot;;[.E63];&quot;,&quot;;[.F63];&quot;);&quot;)" office:value-type="string" office:string-value="INSERT INTO LISTENNING VALUES(63,180,true,false,true,true);" calcext:value-type="string">
            <text:p>INSERT INTO LISTENNING VALUES(63,180,true,false,true,true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4];&quot;,&quot;;[.B64];&quot;,&quot;;[.C64];&quot;,&quot;;[.D64];&quot;,&quot;;[.E64];&quot;,&quot;;[.F64];&quot;);&quot;)" office:value-type="string" office:string-value="INSERT INTO LISTENNING VALUES(64,212,true,false,true,true);" calcext:value-type="string">
            <text:p>INSERT INTO LISTENNING VALUES(64,212,true,false,true,true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5];&quot;,&quot;;[.B65];&quot;,&quot;;[.C65];&quot;,&quot;;[.D65];&quot;,&quot;;[.E65];&quot;,&quot;;[.F65];&quot;);&quot;)" office:value-type="string" office:string-value="INSERT INTO LISTENNING VALUES(65,213,true,false,true,true);" calcext:value-type="string">
            <text:p>INSERT INTO LISTENNING VALUES(65,213,true,false,true,true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6];&quot;,&quot;;[.B66];&quot;,&quot;;[.C66];&quot;,&quot;;[.D66];&quot;,&quot;;[.E66];&quot;,&quot;;[.F66];&quot;);&quot;)" office:value-type="string" office:string-value="INSERT INTO LISTENNING VALUES(66,214,true,false,true,true);" calcext:value-type="string">
            <text:p>INSERT INTO LISTENNING VALUES(66,214,true,false,true,true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7];&quot;,&quot;;[.B67];&quot;,&quot;;[.C67];&quot;,&quot;;[.D67];&quot;,&quot;;[.E67];&quot;,&quot;;[.F67];&quot;);&quot;)" office:value-type="string" office:string-value="INSERT INTO LISTENNING VALUES(67,215,true,false,true,true);" calcext:value-type="string">
            <text:p>INSERT INTO LISTENNING VALUES(67,215,true,false,true,true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8];&quot;,&quot;;[.B68];&quot;,&quot;;[.C68];&quot;,&quot;;[.D68];&quot;,&quot;;[.E68];&quot;,&quot;;[.F68];&quot;);&quot;)" office:value-type="string" office:string-value="INSERT INTO LISTENNING VALUES(68,216,true,false,true,true);" calcext:value-type="string">
            <text:p>INSERT INTO LISTENNING VALUES(68,216,true,false,true,true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69];&quot;,&quot;;[.B69];&quot;,&quot;;[.C69];&quot;,&quot;;[.D69];&quot;,&quot;;[.E69];&quot;,&quot;;[.F69];&quot;);&quot;)" office:value-type="string" office:string-value="INSERT INTO LISTENNING VALUES(69,217,true,false,true,true);" calcext:value-type="string">
            <text:p>INSERT INTO LISTENNING VALUES(69,217,true,false,true,true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0];&quot;,&quot;;[.B70];&quot;,&quot;;[.C70];&quot;,&quot;;[.D70];&quot;,&quot;;[.E70];&quot;,&quot;;[.F70];&quot;);&quot;)" office:value-type="string" office:string-value="INSERT INTO LISTENNING VALUES(70,218,true,false,true,true);" calcext:value-type="string">
            <text:p>INSERT INTO LISTENNING VALUES(70,218,true,false,true,true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1];&quot;,&quot;;[.B71];&quot;,&quot;;[.C71];&quot;,&quot;;[.D71];&quot;,&quot;;[.E71];&quot;,&quot;;[.F71];&quot;);&quot;)" office:value-type="string" office:string-value="INSERT INTO LISTENNING VALUES(71,219,true,false,true,true);" calcext:value-type="string">
            <text:p>INSERT INTO LISTENNING VALUES(71,219,true,false,true,true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2];&quot;,&quot;;[.B72];&quot;,&quot;;[.C72];&quot;,&quot;;[.D72];&quot;,&quot;;[.E72];&quot;,&quot;;[.F72];&quot;);&quot;)" office:value-type="string" office:string-value="INSERT INTO LISTENNING VALUES(72,220,true,false,true,true);" calcext:value-type="string">
            <text:p>INSERT INTO LISTENNING VALUES(72,220,true,false,true,true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3];&quot;,&quot;;[.B73];&quot;,&quot;;[.C73];&quot;,&quot;;[.D73];&quot;,&quot;;[.E73];&quot;,&quot;;[.F73];&quot;);&quot;)" office:value-type="string" office:string-value="INSERT INTO LISTENNING VALUES(73,221,true,false,true,true);" calcext:value-type="string">
            <text:p>INSERT INTO LISTENNING VALUES(73,221,true,false,true,true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4];&quot;,&quot;;[.B74];&quot;,&quot;;[.C74];&quot;,&quot;;[.D74];&quot;,&quot;;[.E74];&quot;,&quot;;[.F74];&quot;);&quot;)" office:value-type="string" office:string-value="INSERT INTO LISTENNING VALUES(74,222,true,false,true,true);" calcext:value-type="string">
            <text:p>INSERT INTO LISTENNING VALUES(74,222,true,false,true,true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5];&quot;,&quot;;[.B75];&quot;,&quot;;[.C75];&quot;,&quot;;[.D75];&quot;,&quot;;[.E75];&quot;,&quot;;[.F75];&quot;);&quot;)" office:value-type="string" office:string-value="INSERT INTO LISTENNING VALUES(75,251,true,false,true,true);" calcext:value-type="string">
            <text:p>INSERT INTO LISTENNING VALUES(75,251,true,false,true,true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6];&quot;,&quot;;[.B76];&quot;,&quot;;[.C76];&quot;,&quot;;[.D76];&quot;,&quot;;[.E76];&quot;,&quot;;[.F76];&quot;);&quot;)" office:value-type="string" office:string-value="INSERT INTO LISTENNING VALUES(76,252,true,false,true,true);" calcext:value-type="string">
            <text:p>INSERT INTO LISTENNING VALUES(76,252,true,false,true,true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7];&quot;,&quot;;[.B77];&quot;,&quot;;[.C77];&quot;,&quot;;[.D77];&quot;,&quot;;[.E77];&quot;,&quot;;[.F77];&quot;);&quot;)" office:value-type="string" office:string-value="INSERT INTO LISTENNING VALUES(77,253,true,false,true,true);" calcext:value-type="string">
            <text:p>INSERT INTO LISTENNING VALUES(77,253,true,false,true,true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8];&quot;,&quot;;[.B78];&quot;,&quot;;[.C78];&quot;,&quot;;[.D78];&quot;,&quot;;[.E78];&quot;,&quot;;[.F78];&quot;);&quot;)" office:value-type="string" office:string-value="INSERT INTO LISTENNING VALUES(78,254,true,false,true,true);" calcext:value-type="string">
            <text:p>INSERT INTO LISTENNING VALUES(78,254,true,false,true,true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79];&quot;,&quot;;[.B79];&quot;,&quot;;[.C79];&quot;,&quot;;[.D79];&quot;,&quot;;[.E79];&quot;,&quot;;[.F79];&quot;);&quot;)" office:value-type="string" office:string-value="INSERT INTO LISTENNING VALUES(79,255,true,false,true,true);" calcext:value-type="string">
            <text:p>INSERT INTO LISTENNING VALUES(79,255,true,false,true,true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80];&quot;,&quot;;[.B80];&quot;,&quot;;[.C80];&quot;,&quot;;[.D80];&quot;,&quot;;[.E80];&quot;,&quot;;[.F80];&quot;);&quot;)" office:value-type="string" office:string-value="INSERT INTO LISTENNING VALUES(80,256,true,false,true,true);" calcext:value-type="string">
            <text:p>INSERT INTO LISTENNING VALUES(80,256,true,false,true,true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81];&quot;,&quot;;[.B81];&quot;,&quot;;[.C81];&quot;,&quot;;[.D81];&quot;,&quot;;[.E81];&quot;,&quot;;[.F81];&quot;);&quot;)" office:value-type="string" office:string-value="INSERT INTO LISTENNING VALUES(81,257,true,false,true,true);" calcext:value-type="string">
            <text:p>INSERT INTO LISTENNING VALUES(81,257,true,false,true,true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82];&quot;,&quot;;[.B82];&quot;,&quot;;[.C82];&quot;,&quot;;[.D82];&quot;,&quot;;[.E82];&quot;,&quot;;[.F82];&quot;);&quot;)" office:value-type="string" office:string-value="INSERT INTO LISTENNING VALUES(82,258,true,false,true,true);" calcext:value-type="string">
            <text:p>INSERT INTO LISTENNING VALUES(82,258,true,false,true,true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83];&quot;,&quot;;[.B83];&quot;,&quot;;[.C83];&quot;,&quot;;[.D83];&quot;,&quot;;[.E83];&quot;,&quot;;[.F83];&quot;);&quot;)" office:value-type="string" office:string-value="INSERT INTO LISTENNING VALUES(83,259,true,false,true,true);" calcext:value-type="string">
            <text:p>INSERT INTO LISTENNING VALUES(83,259,true,false,true,true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CONCATENATE(&quot;INSERT INTO LISTENNING VALUES(&quot;;[.A84];&quot;,&quot;;[.B84];&quot;,&quot;;[.C84];&quot;,&quot;;[.D84];&quot;,&quot;;[.E84];&quot;,&quot;;[.F84];&quot;);&quot;)" office:value-type="string" office:string-value="INSERT INTO LISTENNING VALUES(84,260,true,false,true,true);" calcext:value-type="string">
            <text:p>INSERT INTO LISTENNING VALUES(84,260,true,false,true,true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0:55:19.95160105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07:11.619109938</meta:creation-date>
    <meta:generator>LibreOffice/6.4.7.2$Linux_X86_64 LibreOffice_project/40$Build-2</meta:generator>
    <dc:date>2021-08-28T21:03:39.469851265</dc:date>
    <meta:editing-duration>PT8H49M25S</meta:editing-duration>
    <meta:editing-cycles>19</meta:editing-cycles>
    <meta:document-statistic meta:table-count="3" meta:cell-count="3989" meta:object-count="0"/>
  </office:meta>
</office:document-meta>
</file>